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09in"/>
    </style:style>
    <style:style style:name="co2" style:family="table-column">
      <style:table-column-properties fo:break-before="auto" style:column-width="1.2201in"/>
    </style:style>
    <style:style style:name="co3" style:family="table-column">
      <style:table-column-properties fo:break-before="auto" style:column-width="1.7752in"/>
    </style:style>
    <style:style style:name="co4" style:family="table-column">
      <style:table-column-properties fo:break-before="auto" style:column-width="2.0319in"/>
    </style:style>
    <style:style style:name="co5" style:family="table-column">
      <style:table-column-properties fo:break-before="auto" style:column-width="1.1925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7173in"/>
    </style:style>
    <style:style style:name="co8" style:family="table-column">
      <style:table-column-properties fo:break-before="auto" style:column-width="0.71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1" number:language="en">
      <number:number number:decimal-places="0" number:min-integer-digits="1"/>
    </number:number-style>
    <style:style style:name="ce1" style:family="table-cell" style:parent-style-name="Default">
      <style:table-cell-properties fo:background-color="transparent"/>
    </style:style>
    <style:style style:name="ce2" style:family="table-cell" style:parent-style-name="Excel_20_Built-in_20_Normal">
      <style:table-cell-properties fo:background-color="transparent"/>
      <style:text-properties fo:font-size="10pt" style:font-size-asian="10pt" style:font-size-complex="10pt"/>
    </style:style>
    <style:style style:name="ce3" style:family="table-cell" style:parent-style-name="Excel_20_Built-in_20_Normal">
      <style:table-cell-properties fo:background-color="#ff0000"/>
      <style:text-properties fo:font-size="10pt" style:font-size-asian="10pt" style:font-size-complex="10pt"/>
    </style:style>
    <style:style style:name="ce4" style:family="table-cell" style:parent-style-name="Excel_20_Built-in_20_Normal">
      <style:table-cell-properties fo:background-color="#ff9900"/>
      <style:text-properties fo:font-size="10pt" style:font-size-asian="10pt" style:font-size-complex="10pt"/>
    </style:style>
    <style:style style:name="ce5" style:family="table-cell" style:parent-style-name="Excel_20_Built-in_20_Normal">
      <style:table-cell-properties fo:background-color="#ff3333"/>
      <style:text-properties fo:font-size="10pt" style:font-size-asian="10pt" style:font-size-complex="10pt"/>
    </style:style>
    <style:style style:name="ce6" style:family="table-cell" style:parent-style-name="Excel_20_Built-in_20_Normal" style:data-style-name="N10001">
      <style:table-cell-properties fo:background-color="transparent"/>
      <style:text-properties fo:font-size="10pt" style:font-size-asian="10pt" style:font-size-complex="10pt"/>
    </style:style>
    <style:style style:name="ce7" style:family="table-cell" style:parent-style-name="Excel_20_Built-in_20_Normal" style:data-style-name="N123">
      <style:table-cell-properties fo:background-color="transparent"/>
      <style:text-properties fo:font-size="10pt" style:font-size-asian="10pt" style:font-size-complex="10pt"/>
    </style:style>
    <style:style style:name="ce8" style:family="table-cell" style:parent-style-name="Excel_20_Built-in_20_Normal" style:data-style-name="N123">
      <style:table-cell-properties fo:background-color="#ff0000"/>
      <style:text-properties fo:font-size="10pt" style:font-size-asian="10pt" style:font-size-complex="10pt"/>
    </style:style>
    <style:style style:name="ce9" style:family="table-cell" style:parent-style-name="Excel_20_Built-in_20_Normal" style:data-style-name="N123">
      <style:table-cell-properties fo:background-color="#ff9900"/>
      <style:text-properties fo:font-size="10pt" style:font-size-asian="10pt" style:font-size-complex="10pt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ff9900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Planteninformatie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2" table:default-cell-style-name="ce1"/>
        <table:table-column table:style-name="co4" table:default-cell-style-name="ce1"/>
        <table:table-column table:style-name="co6" table:number-columns-repeated="23" table:default-cell-style-name="ce1"/>
        <table:table-column table:style-name="co8" table:default-cell-style-name="ce1"/>
        <table:table-column table:style-name="co6" table:number-columns-repeated="987" table:default-cell-style-name="ce1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Rac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AreaPerCrop</text:p>
          </table:table-cell>
          <table:table-cell office:value-type="string" calcext:value-type="string">
            <text:p>AreaPerBag</text:p>
          </table:table-cell>
          <table:table-cell office:value-type="string" calcext:value-type="string">
            <text:p>PricePerBag</text:p>
          </table:table-cell>
          <table:table-cell office:value-type="string" calcext:value-type="string">
            <text:p>SowingMonths</text:p>
          </table:table-cell>
          <table:table-cell office:value-type="string" calcext:value-type="string">
            <text:p>HarvestingMonths</text:p>
          </table:table-cell>
          <table:table-cell/>
          <table:table-cell office:value-type="string" calcext:value-type="string">
            <text:p>Zaaien</text:p>
          </table:table-cell>
          <table:table-cell table:number-columns-repeated="11"/>
          <table:table-cell office:value-type="string" calcext:value-type="string">
            <text:p>Oogsten</text:p>
          </table:table-cell>
          <table:table-cell table:number-columns-repeated="1001"/>
        </table:table-row>
        <table:table-row table:style-name="ro1">
          <table:table-cell table:style-name="ce2" office:value-type="float" office:value="1010" calcext:value-type="float">
            <text:p>1010</text:p>
          </table:table-cell>
          <table:table-cell table:style-name="ce2" office:value-type="string" calcext:value-type="string">
            <text:p>Andijvie </text:p>
          </table:table-cell>
          <table:table-cell table:style-name="ce2" office:value-type="string" calcext:value-type="string">
            <text:p>Nummer vijf2 </text:p>
          </table:table-cell>
          <table:table-cell table:style-name="ce2" office:value-type="string" calcext:value-type="string">
            <text:p>Blad- en stengel gewassen</text:p>
          </table:table-cell>
          <table:table-cell table:style-name="ce2" table:formula="of:=0.3*0.35" office:value-type="float" office:value="0.105" calcext:value-type="float">
            <text:p>0.105</text:p>
          </table:table-cell>
          <table:table-cell table:style-name="Default" office:value-type="float" office:value="40" calcext:value-type="float">
            <text:p>40</text:p>
          </table:table-cell>
          <table:table-cell table:style-name="ce7" office:value-type="float" office:value="2.12" calcext:value-type="float">
            <text:p>€ 2.12 </text:p>
          </table:table-cell>
          <table:table-cell table:style-name="ce2" table:formula="of:=(1*(IF (NOT((ISBLANK([.K2]))))))+(2*(IF (NOT((ISBLANK([.L2]))))))+(4*(IF (NOT((ISBLANK([.M2]))))))+(8*(IF (NOT((ISBLANK([.N2]))))))+(16*(IF (NOT((ISBLANK([.O2])))))+(32*(IF (NOT((ISBLANK([.P2]))))))+(64*(IF (NOT((ISBLANK([.Q2]))))))+(128*(IF (NOT((ISBLANK([.R2]))))))+(256*(IF (NOT((ISBLANK([.S2]))))))+(512*(IF (NOT((ISBLANK([.T2]))))))+(1024*(IF (NOT((ISBLANK([.U2]))))))+(2048*(IF (NOT((ISBLANK([.V2])))))))" office:value-type="float" office:value="96" calcext:value-type="float">
            <text:p>96</text:p>
          </table:table-cell>
          <table:table-cell table:style-name="ce2" table:formula="of:=(1*(IF (NOT((ISBLANK([.W2]))))))+(2*(IF (NOT((ISBLANK([.X2]))))))+(4*(IF (NOT((ISBLANK([.Y2]))))))+(8*(IF (NOT((ISBLANK([.Z2]))))))+(16*(IF (NOT((ISBLANK([.AA2])))))+(32*(IF (NOT((ISBLANK([.AB2]))))))+(64*(IF (NOT((ISBLANK([.AC2]))))))+(128*(IF (NOT((ISBLANK([.AD2]))))))+(256*(IF (NOT((ISBLANK([.AE2]))))))+(512*(IF (NOT((ISBLANK([.AF2]))))))+(1024*(IF (NOT((ISBLANK([.AG2]))))))+(2048*(IF (NOT((ISBLANK([.AH2])))))))" office:value-type="float" office:value="896" calcext:value-type="float">
            <text:p>896</text:p>
          </table:table-cell>
          <table:table-cell table:style-name="ce2"/>
          <table:table-cell table:number-columns-repeated="5"/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table:number-columns-repeated="12"/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table:number-columns-repeated="992"/>
        </table:table-row>
        <table:table-row table:style-name="ro1">
          <table:table-cell table:style-name="ce2" office:value-type="float" office:value="1020" calcext:value-type="float">
            <text:p>1020</text:p>
          </table:table-cell>
          <table:table-cell table:style-name="ce2" office:value-type="string" calcext:value-type="string">
            <text:p>Andijvie (Krul) </text:p>
          </table:table-cell>
          <table:table-cell table:style-name="ce2" office:value-type="string" calcext:value-type="string">
            <text:p>Wallone </text:p>
          </table:table-cell>
          <table:table-cell table:style-name="ce2" office:value-type="string" calcext:value-type="string">
            <text:p>Blad- en stengel gewassen</text:p>
          </table:table-cell>
          <table:table-cell table:style-name="ce2" table:formula="of:=0.3*0.35" office:value-type="float" office:value="0.105" calcext:value-type="float">
            <text:p>0.105</text:p>
          </table:table-cell>
          <table:table-cell table:style-name="ce2" office:value-type="float" office:value="40" calcext:value-type="float">
            <text:p>40</text:p>
          </table:table-cell>
          <table:table-cell table:style-name="ce7" office:value-type="float" office:value="2.12" calcext:value-type="float">
            <text:p>€ 2.12 </text:p>
          </table:table-cell>
          <table:table-cell table:style-name="ce2" table:formula="of:=(1*(IF (NOT((ISBLANK([.K3]))))))+(2*(IF (NOT((ISBLANK([.L3]))))))+(4*(IF (NOT((ISBLANK([.M3]))))))+(8*(IF (NOT((ISBLANK([.N3]))))))+(16*(IF (NOT((ISBLANK([.O3])))))+(32*(IF (NOT((ISBLANK([.P3]))))))+(64*(IF (NOT((ISBLANK([.Q3]))))))+(128*(IF (NOT((ISBLANK([.R3]))))))+(256*(IF (NOT((ISBLANK([.S3]))))))+(512*(IF (NOT((ISBLANK([.T3]))))))+(1024*(IF (NOT((ISBLANK([.U3]))))))+(2048*(IF (NOT((ISBLANK([.V3])))))))" office:value-type="float" office:value="96" calcext:value-type="float">
            <text:p>96</text:p>
          </table:table-cell>
          <table:table-cell table:style-name="ce2" table:formula="of:=(1*(IF (NOT((ISBLANK([.W3]))))))+(2*(IF (NOT((ISBLANK([.X3]))))))+(4*(IF (NOT((ISBLANK([.Y3]))))))+(8*(IF (NOT((ISBLANK([.Z3]))))))+(16*(IF (NOT((ISBLANK([.AA3])))))+(32*(IF (NOT((ISBLANK([.AB3]))))))+(64*(IF (NOT((ISBLANK([.AC3]))))))+(128*(IF (NOT((ISBLANK([.AD3]))))))+(256*(IF (NOT((ISBLANK([.AE3]))))))+(512*(IF (NOT((ISBLANK([.AF3]))))))+(1024*(IF (NOT((ISBLANK([.AG3]))))))+(2048*(IF (NOT((ISBLANK([.AH3])))))))" office:value-type="float" office:value="896" calcext:value-type="float">
            <text:p>896</text:p>
          </table:table-cell>
          <table:table-cell table:style-name="ce2"/>
          <table:table-cell table:number-columns-repeated="5"/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table:number-columns-repeated="12"/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table:number-columns-repeated="992"/>
        </table:table-row>
        <table:table-row table:style-name="ro1">
          <table:table-cell table:style-name="ce2" office:value-type="float" office:value="1572" calcext:value-type="float">
            <text:p>1572</text:p>
          </table:table-cell>
          <table:table-cell table:style-name="ce2" office:value-type="string" calcext:value-type="string">
            <text:p>Asia salat</text:p>
          </table:table-cell>
          <table:table-cell table:style-name="ce2" office:value-type="string" calcext:value-type="string">
            <text:p>Tatsoi</text:p>
          </table:table-cell>
          <table:table-cell table:style-name="ce2" office:value-type="string" calcext:value-type="string">
            <text:p>Blad- en stengel gewassen</text:p>
          </table:table-cell>
          <table:table-cell table:style-name="ce2" table:formula="of:=0.3*0.3" office:value-type="float" office:value="0.09" calcext:value-type="float">
            <text:p>0.09</text:p>
          </table:table-cell>
          <table:table-cell table:style-name="ce2" office:value-type="float" office:value="10" calcext:value-type="float">
            <text:p>10</text:p>
          </table:table-cell>
          <table:table-cell table:style-name="ce7" office:value-type="float" office:value="2.12" calcext:value-type="float">
            <text:p>€ 2.12 </text:p>
          </table:table-cell>
          <table:table-cell table:style-name="ce2" table:formula="of:=(1*(IF (NOT((ISBLANK([.K4]))))))+(2*(IF (NOT((ISBLANK([.L4]))))))+(4*(IF (NOT((ISBLANK([.M4]))))))+(8*(IF (NOT((ISBLANK([.N4]))))))+(16*(IF (NOT((ISBLANK([.O4])))))+(32*(IF (NOT((ISBLANK([.P4]))))))+(64*(IF (NOT((ISBLANK([.Q4]))))))+(128*(IF (NOT((ISBLANK([.R4]))))))+(256*(IF (NOT((ISBLANK([.S4]))))))+(512*(IF (NOT((ISBLANK([.T4]))))))+(1024*(IF (NOT((ISBLANK([.U4]))))))+(2048*(IF (NOT((ISBLANK([.V4])))))))" office:value-type="float" office:value="508" calcext:value-type="float">
            <text:p>508</text:p>
          </table:table-cell>
          <table:table-cell table:style-name="ce2" table:formula="of:=(1*(IF (NOT((ISBLANK([.W4]))))))+(2*(IF (NOT((ISBLANK([.X4]))))))+(4*(IF (NOT((ISBLANK([.Y4]))))))+(8*(IF (NOT((ISBLANK([.Z4]))))))+(16*(IF (NOT((ISBLANK([.AA4])))))+(32*(IF (NOT((ISBLANK([.AB4]))))))+(64*(IF (NOT((ISBLANK([.AC4]))))))+(128*(IF (NOT((ISBLANK([.AD4]))))))+(256*(IF (NOT((ISBLANK([.AE4]))))))+(512*(IF (NOT((ISBLANK([.AF4]))))))+(1024*(IF (NOT((ISBLANK([.AG4]))))))+(2048*(IF (NOT((ISBLANK([.AH4])))))))" office:value-type="float" office:value="2032" calcext:value-type="float">
            <text:p>2032</text:p>
          </table:table-cell>
          <table:table-cell table:style-name="ce2"/>
          <table:table-cell table:number-columns-repeated="2"/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table:number-columns-repeated="7"/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office:value-type="string" calcext:value-type="string">
            <text:p>Nov</text:p>
          </table:table-cell>
          <table:table-cell table:number-columns-repeated="991"/>
        </table:table-row>
        <table:table-row table:style-name="ro1">
          <table:table-cell table:style-name="ce2" office:value-type="float" office:value="1575" calcext:value-type="float">
            <text:p>1575</text:p>
          </table:table-cell>
          <table:table-cell table:style-name="ce2" office:value-type="string" calcext:value-type="string">
            <text:p>Asia salat</text:p>
          </table:table-cell>
          <table:table-cell table:style-name="ce2" office:value-type="string" calcext:value-type="string">
            <text:p>Red giant</text:p>
          </table:table-cell>
          <table:table-cell table:style-name="ce2" office:value-type="string" calcext:value-type="string">
            <text:p>Blad- en stengel gewassen</text:p>
          </table:table-cell>
          <table:table-cell table:style-name="ce2" table:formula="of:=0.25*0.25" office:value-type="float" office:value="0.0625" calcext:value-type="float">
            <text:p>0.0625</text:p>
          </table:table-cell>
          <table:table-cell table:style-name="ce2" office:value-type="float" office:value="10" calcext:value-type="float">
            <text:p>10</text:p>
          </table:table-cell>
          <table:table-cell table:style-name="ce7" office:value-type="float" office:value="2.12" calcext:value-type="float">
            <text:p>€ 2.12 </text:p>
          </table:table-cell>
          <table:table-cell table:style-name="ce2" table:formula="of:=(1*(IF (NOT((ISBLANK([.K5]))))))+(2*(IF (NOT((ISBLANK([.L5]))))))+(4*(IF (NOT((ISBLANK([.M5]))))))+(8*(IF (NOT((ISBLANK([.N5]))))))+(16*(IF (NOT((ISBLANK([.O5])))))+(32*(IF (NOT((ISBLANK([.P5]))))))+(64*(IF (NOT((ISBLANK([.Q5]))))))+(128*(IF (NOT((ISBLANK([.R5]))))))+(256*(IF (NOT((ISBLANK([.S5]))))))+(512*(IF (NOT((ISBLANK([.T5]))))))+(1024*(IF (NOT((ISBLANK([.U5]))))))+(2048*(IF (NOT((ISBLANK([.V5])))))))" office:value-type="float" office:value="416" calcext:value-type="float">
            <text:p>416</text:p>
          </table:table-cell>
          <table:table-cell table:style-name="ce2" table:formula="of:=(1*(IF (NOT((ISBLANK([.W5]))))))+(2*(IF (NOT((ISBLANK([.X5]))))))+(4*(IF (NOT((ISBLANK([.Y5]))))))+(8*(IF (NOT((ISBLANK([.Z5]))))))+(16*(IF (NOT((ISBLANK([.AA5])))))+(32*(IF (NOT((ISBLANK([.AB5]))))))+(64*(IF (NOT((ISBLANK([.AC5]))))))+(128*(IF (NOT((ISBLANK([.AD5]))))))+(256*(IF (NOT((ISBLANK([.AE5]))))))+(512*(IF (NOT((ISBLANK([.AF5]))))))+(1024*(IF (NOT((ISBLANK([.AG5]))))))+(2048*(IF (NOT((ISBLANK([.AH5])))))))" office:value-type="float" office:value="1984" calcext:value-type="float">
            <text:p>1984</text:p>
          </table:table-cell>
          <table:table-cell table:style-name="ce2"/>
          <table:table-cell table:number-columns-repeated="5"/>
          <table:table-cell office:value-type="string" calcext:value-type="string">
            <text:p>Jun</text:p>
          </table:table-cell>
          <table:table-cell/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table:number-columns-repeated="9"/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office:value-type="string" calcext:value-type="string">
            <text:p>Nov</text:p>
          </table:table-cell>
          <table:table-cell table:number-columns-repeated="991"/>
        </table:table-row>
        <table:table-row table:style-name="ro1">
          <table:table-cell table:style-name="ce2" office:value-type="float" office:value="1840" calcext:value-type="float">
            <text:p>1840</text:p>
          </table:table-cell>
          <table:table-cell table:style-name="ce2" office:value-type="string" calcext:value-type="string">
            <text:p>Bataviasla </text:p>
          </table:table-cell>
          <table:table-cell table:style-name="ce2" office:value-type="string" calcext:value-type="string">
            <text:p>Batavia Blonde de Paris </text:p>
          </table:table-cell>
          <table:table-cell table:style-name="ce2" office:value-type="string" calcext:value-type="string">
            <text:p>Blad- en stengel gewassen</text:p>
          </table:table-cell>
          <table:table-cell table:style-name="ce2" table:formula="of:=0.3*0.3" office:value-type="float" office:value="0.09" calcext:value-type="float">
            <text:p>0.09</text:p>
          </table:table-cell>
          <table:table-cell table:style-name="ce2" office:value-type="float" office:value="20" calcext:value-type="float">
            <text:p>20</text:p>
          </table:table-cell>
          <table:table-cell table:style-name="ce7" office:value-type="float" office:value="2.12" calcext:value-type="float">
            <text:p>€ 2.12 </text:p>
          </table:table-cell>
          <table:table-cell table:style-name="ce2" table:formula="of:=(1*(IF (NOT((ISBLANK([.K6]))))))+(2*(IF (NOT((ISBLANK([.L6]))))))+(4*(IF (NOT((ISBLANK([.M6]))))))+(8*(IF (NOT((ISBLANK([.N6]))))))+(16*(IF (NOT((ISBLANK([.O6])))))+(32*(IF (NOT((ISBLANK([.P6]))))))+(64*(IF (NOT((ISBLANK([.Q6]))))))+(128*(IF (NOT((ISBLANK([.R6]))))))+(256*(IF (NOT((ISBLANK([.S6]))))))+(512*(IF (NOT((ISBLANK([.T6]))))))+(1024*(IF (NOT((ISBLANK([.U6]))))))+(2048*(IF (NOT((ISBLANK([.V6])))))))" office:value-type="float" office:value="252" calcext:value-type="float">
            <text:p>252</text:p>
          </table:table-cell>
          <table:table-cell table:style-name="ce2" table:formula="of:=(1*(IF (NOT((ISBLANK([.W6]))))))+(2*(IF (NOT((ISBLANK([.X6]))))))+(4*(IF (NOT((ISBLANK([.Y6]))))))+(8*(IF (NOT((ISBLANK([.Z6]))))))+(16*(IF (NOT((ISBLANK([.AA6])))))+(32*(IF (NOT((ISBLANK([.AB6]))))))+(64*(IF (NOT((ISBLANK([.AC6]))))))+(128*(IF (NOT((ISBLANK([.AD6]))))))+(256*(IF (NOT((ISBLANK([.AE6]))))))+(512*(IF (NOT((ISBLANK([.AF6]))))))+(1024*(IF (NOT((ISBLANK([.AG6]))))))+(2048*(IF (NOT((ISBLANK([.AH6])))))))" office:value-type="float" office:value="1016" calcext:value-type="float">
            <text:p>1016</text:p>
          </table:table-cell>
          <table:table-cell table:style-name="ce2"/>
          <table:table-cell table:number-columns-repeated="2"/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table:number-columns-repeated="7"/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table:number-columns-repeated="992"/>
        </table:table-row>
        <table:table-row table:style-name="ro1">
          <table:table-cell table:style-name="ce2" office:value-type="float" office:value="1780" calcext:value-type="float">
            <text:p>1780</text:p>
          </table:table-cell>
          <table:table-cell table:style-name="ce2" office:value-type="string" calcext:value-type="string">
            <text:p>Bindsla </text:p>
          </table:table-cell>
          <table:table-cell table:style-name="ce2" office:value-type="string" calcext:value-type="string">
            <text:p>Little Leprechaun </text:p>
          </table:table-cell>
          <table:table-cell table:style-name="ce2" office:value-type="string" calcext:value-type="string">
            <text:p>Blad- en stengel gewassen</text:p>
          </table:table-cell>
          <table:table-cell table:style-name="ce2" table:formula="of:=0.3*0.3" office:value-type="float" office:value="0.09" calcext:value-type="float">
            <text:p>0.09</text:p>
          </table:table-cell>
          <table:table-cell table:style-name="ce2" office:value-type="float" office:value="20" calcext:value-type="float">
            <text:p>20</text:p>
          </table:table-cell>
          <table:table-cell table:style-name="ce7" office:value-type="float" office:value="2.12" calcext:value-type="float">
            <text:p>€ 2.12 </text:p>
          </table:table-cell>
          <table:table-cell table:style-name="ce2" table:formula="of:=(1*(IF (NOT((ISBLANK([.K7]))))))+(2*(IF (NOT((ISBLANK([.L7]))))))+(4*(IF (NOT((ISBLANK([.M7]))))))+(8*(IF (NOT((ISBLANK([.N7]))))))+(16*(IF (NOT((ISBLANK([.O7])))))+(32*(IF (NOT((ISBLANK([.P7]))))))+(64*(IF (NOT((ISBLANK([.Q7]))))))+(128*(IF (NOT((ISBLANK([.R7]))))))+(256*(IF (NOT((ISBLANK([.S7]))))))+(512*(IF (NOT((ISBLANK([.T7]))))))+(1024*(IF (NOT((ISBLANK([.U7]))))))+(2048*(IF (NOT((ISBLANK([.V7])))))))" office:value-type="float" office:value="252" calcext:value-type="float">
            <text:p>252</text:p>
          </table:table-cell>
          <table:table-cell table:style-name="ce2" table:formula="of:=(1*(IF (NOT((ISBLANK([.W7]))))))+(2*(IF (NOT((ISBLANK([.X7]))))))+(4*(IF (NOT((ISBLANK([.Y7]))))))+(8*(IF (NOT((ISBLANK([.Z7]))))))+(16*(IF (NOT((ISBLANK([.AA7])))))+(32*(IF (NOT((ISBLANK([.AB7]))))))+(64*(IF (NOT((ISBLANK([.AC7]))))))+(128*(IF (NOT((ISBLANK([.AD7]))))))+(256*(IF (NOT((ISBLANK([.AE7]))))))+(512*(IF (NOT((ISBLANK([.AF7]))))))+(1024*(IF (NOT((ISBLANK([.AG7]))))))+(2048*(IF (NOT((ISBLANK([.AH7])))))))" office:value-type="float" office:value="1016" calcext:value-type="float">
            <text:p>1016</text:p>
          </table:table-cell>
          <table:table-cell table:style-name="ce2"/>
          <table:table-cell table:number-columns-repeated="2"/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table:number-columns-repeated="7"/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table:number-columns-repeated="992"/>
        </table:table-row>
        <table:table-row table:style-name="ro1">
          <table:table-cell table:style-name="ce2" office:value-type="float" office:value="1032" calcext:value-type="float">
            <text:p>1032</text:p>
          </table:table-cell>
          <table:table-cell table:style-name="ce2" office:value-type="string" calcext:value-type="string">
            <text:p>Bladmosterd</text:p>
          </table:table-cell>
          <table:table-cell table:style-name="ce2" office:value-type="string" calcext:value-type="string">
            <text:p>Golden Frills</text:p>
          </table:table-cell>
          <table:table-cell table:style-name="ce2" office:value-type="string" calcext:value-type="string">
            <text:p>Blad- en stengel gewassen</text:p>
          </table:table-cell>
          <table:table-cell table:style-name="ce2"/>
          <table:table-cell table:style-name="ce2" office:value-type="float" office:value="7" calcext:value-type="float">
            <text:p>7</text:p>
          </table:table-cell>
          <table:table-cell table:style-name="ce7" office:value-type="float" office:value="2.12" calcext:value-type="float">
            <text:p>€ 2.12 </text:p>
          </table:table-cell>
          <table:table-cell table:style-name="ce2" table:formula="of:=(1*(IF (NOT((ISBLANK([.K8]))))))+(2*(IF (NOT((ISBLANK([.L8]))))))+(4*(IF (NOT((ISBLANK([.M8]))))))+(8*(IF (NOT((ISBLANK([.N8]))))))+(16*(IF (NOT((ISBLANK([.O8])))))+(32*(IF (NOT((ISBLANK([.P8]))))))+(64*(IF (NOT((ISBLANK([.Q8]))))))+(128*(IF (NOT((ISBLANK([.R8]))))))+(256*(IF (NOT((ISBLANK([.S8]))))))+(512*(IF (NOT((ISBLANK([.T8]))))))+(1024*(IF (NOT((ISBLANK([.U8]))))))+(2048*(IF (NOT((ISBLANK([.V8])))))))" office:value-type="float" office:value="508" calcext:value-type="float">
            <text:p>508</text:p>
          </table:table-cell>
          <table:table-cell table:style-name="ce2" table:formula="of:=(1*(IF (NOT((ISBLANK([.W8]))))))+(2*(IF (NOT((ISBLANK([.X8]))))))+(4*(IF (NOT((ISBLANK([.Y8]))))))+(8*(IF (NOT((ISBLANK([.Z8]))))))+(16*(IF (NOT((ISBLANK([.AA8])))))+(32*(IF (NOT((ISBLANK([.AB8]))))))+(64*(IF (NOT((ISBLANK([.AC8]))))))+(128*(IF (NOT((ISBLANK([.AD8]))))))+(256*(IF (NOT((ISBLANK([.AE8]))))))+(512*(IF (NOT((ISBLANK([.AF8]))))))+(1024*(IF (NOT((ISBLANK([.AG8]))))))+(2048*(IF (NOT((ISBLANK([.AH8])))))))" office:value-type="float" office:value="1016" calcext:value-type="float">
            <text:p>1016</text:p>
          </table:table-cell>
          <table:table-cell table:style-name="ce2"/>
          <table:table-cell table:number-columns-repeated="2"/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table:number-columns-repeated="6"/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table:number-columns-repeated="992"/>
        </table:table-row>
        <table:table-row table:style-name="ro1">
          <table:table-cell table:style-name="ce2" office:value-type="float" office:value="1035" calcext:value-type="float">
            <text:p>1035</text:p>
          </table:table-cell>
          <table:table-cell table:style-name="ce2" office:value-type="string" calcext:value-type="string">
            <text:p>Bladmosterd</text:p>
          </table:table-cell>
          <table:table-cell table:style-name="ce2" office:value-type="string" calcext:value-type="string">
            <text:p>Purple Frills</text:p>
          </table:table-cell>
          <table:table-cell table:style-name="ce2" office:value-type="string" calcext:value-type="string">
            <text:p>Blad- en stengel gewassen</text:p>
          </table:table-cell>
          <table:table-cell table:style-name="ce2"/>
          <table:table-cell table:style-name="ce2" office:value-type="float" office:value="7" calcext:value-type="float">
            <text:p>7</text:p>
          </table:table-cell>
          <table:table-cell table:style-name="ce7" office:value-type="float" office:value="2.12" calcext:value-type="float">
            <text:p>€ 2.12 </text:p>
          </table:table-cell>
          <table:table-cell table:style-name="ce2" table:formula="of:=(1*(IF (NOT((ISBLANK([.K9]))))))+(2*(IF (NOT((ISBLANK([.L9]))))))+(4*(IF (NOT((ISBLANK([.M9]))))))+(8*(IF (NOT((ISBLANK([.N9]))))))+(16*(IF (NOT((ISBLANK([.O9])))))+(32*(IF (NOT((ISBLANK([.P9]))))))+(64*(IF (NOT((ISBLANK([.Q9]))))))+(128*(IF (NOT((ISBLANK([.R9]))))))+(256*(IF (NOT((ISBLANK([.S9]))))))+(512*(IF (NOT((ISBLANK([.T9]))))))+(1024*(IF (NOT((ISBLANK([.U9]))))))+(2048*(IF (NOT((ISBLANK([.V9])))))))" office:value-type="float" office:value="508" calcext:value-type="float">
            <text:p>508</text:p>
          </table:table-cell>
          <table:table-cell table:style-name="ce2" table:formula="of:=(1*(IF (NOT((ISBLANK([.W9]))))))+(2*(IF (NOT((ISBLANK([.X9]))))))+(4*(IF (NOT((ISBLANK([.Y9]))))))+(8*(IF (NOT((ISBLANK([.Z9]))))))+(16*(IF (NOT((ISBLANK([.AA9])))))+(32*(IF (NOT((ISBLANK([.AB9]))))))+(64*(IF (NOT((ISBLANK([.AC9]))))))+(128*(IF (NOT((ISBLANK([.AD9]))))))+(256*(IF (NOT((ISBLANK([.AE9]))))))+(512*(IF (NOT((ISBLANK([.AF9]))))))+(1024*(IF (NOT((ISBLANK([.AG9]))))))+(2048*(IF (NOT((ISBLANK([.AH9])))))))" office:value-type="float" office:value="1016" calcext:value-type="float">
            <text:p>1016</text:p>
          </table:table-cell>
          <table:table-cell table:style-name="ce2"/>
          <table:table-cell table:number-columns-repeated="2"/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table:number-columns-repeated="6"/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table:number-columns-repeated="992"/>
        </table:table-row>
        <table:table-row table:style-name="ro1">
          <table:table-cell table:style-name="ce2" office:value-type="float" office:value="1360" calcext:value-type="float">
            <text:p>1360</text:p>
          </table:table-cell>
          <table:table-cell table:style-name="ce2" office:value-type="string" calcext:value-type="string">
            <text:p>Groenlof </text:p>
          </table:table-cell>
          <table:table-cell table:style-name="ce2" office:value-type="string" calcext:value-type="string">
            <text:p>Zuckerhut </text:p>
          </table:table-cell>
          <table:table-cell table:style-name="ce2" office:value-type="string" calcext:value-type="string">
            <text:p>Blad- en stengel gewassen</text:p>
          </table:table-cell>
          <table:table-cell table:style-name="ce2" table:formula="of:=0.3*0.15" office:value-type="float" office:value="0.045" calcext:value-type="float">
            <text:p>0.045</text:p>
          </table:table-cell>
          <table:table-cell table:style-name="ce2" office:value-type="float" office:value="5" calcext:value-type="float">
            <text:p>5</text:p>
          </table:table-cell>
          <table:table-cell table:style-name="ce7" office:value-type="float" office:value="2.12" calcext:value-type="float">
            <text:p>€ 2.12 </text:p>
          </table:table-cell>
          <table:table-cell table:style-name="ce2" table:formula="of:=(1*(IF (NOT((ISBLANK([.K10]))))))+(2*(IF (NOT((ISBLANK([.L10]))))))+(4*(IF (NOT((ISBLANK([.M10]))))))+(8*(IF (NOT((ISBLANK([.N10]))))))+(16*(IF (NOT((ISBLANK([.O10])))))+(32*(IF (NOT((ISBLANK([.P10]))))))+(64*(IF (NOT((ISBLANK([.Q10]))))))+(128*(IF (NOT((ISBLANK([.R10]))))))+(256*(IF (NOT((ISBLANK([.S10]))))))+(512*(IF (NOT((ISBLANK([.T10]))))))+(1024*(IF (NOT((ISBLANK([.U10]))))))+(2048*(IF (NOT((ISBLANK([.V10])))))))" office:value-type="float" office:value="96" calcext:value-type="float">
            <text:p>96</text:p>
          </table:table-cell>
          <table:table-cell table:style-name="ce2" table:formula="of:=(1*(IF (NOT((ISBLANK([.W10]))))))+(2*(IF (NOT((ISBLANK([.X10]))))))+(4*(IF (NOT((ISBLANK([.Y10]))))))+(8*(IF (NOT((ISBLANK([.Z10]))))))+(16*(IF (NOT((ISBLANK([.AA10])))))+(32*(IF (NOT((ISBLANK([.AB10]))))))+(64*(IF (NOT((ISBLANK([.AC10]))))))+(128*(IF (NOT((ISBLANK([.AD10]))))))+(256*(IF (NOT((ISBLANK([.AE10]))))))+(512*(IF (NOT((ISBLANK([.AF10]))))))+(1024*(IF (NOT((ISBLANK([.AG10]))))))+(2048*(IF (NOT((ISBLANK([.AH10])))))))" office:value-type="float" office:value="1920" calcext:value-type="float">
            <text:p>1920</text:p>
          </table:table-cell>
          <table:table-cell table:style-name="ce2"/>
          <table:table-cell table:number-columns-repeated="5"/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table:number-columns-repeated="12"/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office:value-type="string" calcext:value-type="string">
            <text:p>Nov</text:p>
          </table:table-cell>
          <table:table-cell table:number-columns-repeated="991"/>
        </table:table-row>
        <table:table-row table:style-name="ro1">
          <table:table-cell table:style-name="ce2" office:value-type="float" office:value="1370" calcext:value-type="float">
            <text:p>1370</text:p>
          </table:table-cell>
          <table:table-cell table:style-name="ce2" office:value-type="string" calcext:value-type="string">
            <text:p>Groenselderij </text:p>
          </table:table-cell>
          <table:table-cell table:style-name="ce2" office:value-type="string" calcext:value-type="string">
            <text:p>Tall Utah </text:p>
          </table:table-cell>
          <table:table-cell table:style-name="ce2" office:value-type="string" calcext:value-type="string">
            <text:p>Blad- en stengel gewassen</text:p>
          </table:table-cell>
          <table:table-cell table:style-name="ce2" table:formula="of:=0.35*0.35" office:value-type="float" office:value="0.1225" calcext:value-type="float">
            <text:p>0.1225</text:p>
          </table:table-cell>
          <table:table-cell table:style-name="ce6" table:formula="of:=[.E11]*350" office:value-type="float" office:value="42.875" calcext:value-type="float">
            <text:p>43</text:p>
          </table:table-cell>
          <table:table-cell table:style-name="ce7" office:value-type="float" office:value="2.12" calcext:value-type="float">
            <text:p>€ 2.12 </text:p>
          </table:table-cell>
          <table:table-cell table:style-name="ce2" table:formula="of:=(1*(IF (NOT((ISBLANK([.K11]))))))+(2*(IF (NOT((ISBLANK([.L11]))))))+(4*(IF (NOT((ISBLANK([.M11]))))))+(8*(IF (NOT((ISBLANK([.N11]))))))+(16*(IF (NOT((ISBLANK([.O11])))))+(32*(IF (NOT((ISBLANK([.P11]))))))+(64*(IF (NOT((ISBLANK([.Q11]))))))+(128*(IF (NOT((ISBLANK([.R11]))))))+(256*(IF (NOT((ISBLANK([.S11]))))))+(512*(IF (NOT((ISBLANK([.T11]))))))+(1024*(IF (NOT((ISBLANK([.U11]))))))+(2048*(IF (NOT((ISBLANK([.V11])))))))" office:value-type="float" office:value="48" calcext:value-type="float">
            <text:p>48</text:p>
          </table:table-cell>
          <table:table-cell table:style-name="ce2" table:formula="of:=(1*(IF (NOT((ISBLANK([.W11]))))))+(2*(IF (NOT((ISBLANK([.X11]))))))+(4*(IF (NOT((ISBLANK([.Y11]))))))+(8*(IF (NOT((ISBLANK([.Z11]))))))+(16*(IF (NOT((ISBLANK([.AA11])))))+(32*(IF (NOT((ISBLANK([.AB11]))))))+(64*(IF (NOT((ISBLANK([.AC11]))))))+(128*(IF (NOT((ISBLANK([.AD11]))))))+(256*(IF (NOT((ISBLANK([.AE11]))))))+(512*(IF (NOT((ISBLANK([.AF11]))))))+(1024*(IF (NOT((ISBLANK([.AG11]))))))+(2048*(IF (NOT((ISBLANK([.AH11])))))))" office:value-type="float" office:value="896" calcext:value-type="float">
            <text:p>896</text:p>
          </table:table-cell>
          <table:table-cell table:style-name="ce2"/>
          <table:table-cell table:number-columns-repeated="4"/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table:number-columns-repeated="13"/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table:number-columns-repeated="992"/>
        </table:table-row>
        <table:table-row table:style-name="ro1">
          <table:table-cell table:style-name="ce2" office:value-type="float" office:value="1380" calcext:value-type="float">
            <text:p>1380</text:p>
          </table:table-cell>
          <table:table-cell table:style-name="ce2" office:value-type="string" calcext:value-type="string">
            <text:p>Kardoen </text:p>
          </table:table-cell>
          <table:table-cell table:style-name="ce2"/>
          <table:table-cell table:style-name="ce2" office:value-type="string" calcext:value-type="string">
            <text:p>Blad- en stengel gewassen</text:p>
          </table:table-cell>
          <table:table-cell table:style-name="ce2" table:formula="of:=0.8*0.6" office:value-type="float" office:value="0.48" calcext:value-type="float">
            <text:p>0.48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2.12" calcext:value-type="float">
            <text:p>€ 2.12 </text:p>
          </table:table-cell>
          <table:table-cell table:style-name="ce2" table:formula="of:=(1*(IF (NOT((ISBLANK([.K12]))))))+(2*(IF (NOT((ISBLANK([.L12]))))))+(4*(IF (NOT((ISBLANK([.M12]))))))+(8*(IF (NOT((ISBLANK([.N12]))))))+(16*(IF (NOT((ISBLANK([.O12])))))+(32*(IF (NOT((ISBLANK([.P12]))))))+(64*(IF (NOT((ISBLANK([.Q12]))))))+(128*(IF (NOT((ISBLANK([.R12]))))))+(256*(IF (NOT((ISBLANK([.S12]))))))+(512*(IF (NOT((ISBLANK([.T12]))))))+(1024*(IF (NOT((ISBLANK([.U12]))))))+(2048*(IF (NOT((ISBLANK([.V12])))))))" office:value-type="float" office:value="16" calcext:value-type="float">
            <text:p>16</text:p>
          </table:table-cell>
          <table:table-cell table:style-name="ce2" table:formula="of:=(1*(IF (NOT((ISBLANK([.W12]))))))+(2*(IF (NOT((ISBLANK([.X12]))))))+(4*(IF (NOT((ISBLANK([.Y12]))))))+(8*(IF (NOT((ISBLANK([.Z12]))))))+(16*(IF (NOT((ISBLANK([.AA12])))))+(32*(IF (NOT((ISBLANK([.AB12]))))))+(64*(IF (NOT((ISBLANK([.AC12]))))))+(128*(IF (NOT((ISBLANK([.AD12]))))))+(256*(IF (NOT((ISBLANK([.AE12]))))))+(512*(IF (NOT((ISBLANK([.AF12]))))))+(1024*(IF (NOT((ISBLANK([.AG12]))))))+(2048*(IF (NOT((ISBLANK([.AH12])))))))" office:value-type="float" office:value="768" calcext:value-type="float">
            <text:p>768</text:p>
          </table:table-cell>
          <table:table-cell table:style-name="ce2"/>
          <table:table-cell table:number-columns-repeated="4"/>
          <table:table-cell office:value-type="string" calcext:value-type="string">
            <text:p>Mei</text:p>
          </table:table-cell>
          <table:table-cell table:number-columns-repeated="15"/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table:number-columns-repeated="992"/>
        </table:table-row>
        <table:table-row table:style-name="ro1">
          <table:table-cell table:style-name="ce2" office:value-type="float" office:value="1800" calcext:value-type="float">
            <text:p>1800</text:p>
          </table:table-cell>
          <table:table-cell table:style-name="ce2" office:value-type="string" calcext:value-type="string">
            <text:p>Kropsla </text:p>
          </table:table-cell>
          <table:table-cell table:style-name="ce2" office:value-type="string" calcext:value-type="string">
            <text:p>Suzan </text:p>
          </table:table-cell>
          <table:table-cell table:style-name="ce2" office:value-type="string" calcext:value-type="string">
            <text:p>Blad- en stengel gewassen</text:p>
          </table:table-cell>
          <table:table-cell table:style-name="ce2" table:formula="of:=0.3*0.3" office:value-type="float" office:value="0.09" calcext:value-type="float">
            <text:p>0.09</text:p>
          </table:table-cell>
          <table:table-cell table:style-name="ce2" office:value-type="float" office:value="20" calcext:value-type="float">
            <text:p>20</text:p>
          </table:table-cell>
          <table:table-cell table:style-name="ce7" office:value-type="float" office:value="2.12" calcext:value-type="float">
            <text:p>€ 2.12 </text:p>
          </table:table-cell>
          <table:table-cell table:style-name="ce2" table:formula="of:=(1*(IF (NOT((ISBLANK([.K13]))))))+(2*(IF (NOT((ISBLANK([.L13]))))))+(4*(IF (NOT((ISBLANK([.M13]))))))+(8*(IF (NOT((ISBLANK([.N13]))))))+(16*(IF (NOT((ISBLANK([.O13])))))+(32*(IF (NOT((ISBLANK([.P13]))))))+(64*(IF (NOT((ISBLANK([.Q13]))))))+(128*(IF (NOT((ISBLANK([.R13]))))))+(256*(IF (NOT((ISBLANK([.S13]))))))+(512*(IF (NOT((ISBLANK([.T13]))))))+(1024*(IF (NOT((ISBLANK([.U13]))))))+(2048*(IF (NOT((ISBLANK([.V13])))))))" office:value-type="float" office:value="254" calcext:value-type="float">
            <text:p>254</text:p>
          </table:table-cell>
          <table:table-cell table:style-name="ce2" table:formula="of:=(1*(IF (NOT((ISBLANK([.W13]))))))+(2*(IF (NOT((ISBLANK([.X13]))))))+(4*(IF (NOT((ISBLANK([.Y13]))))))+(8*(IF (NOT((ISBLANK([.Z13]))))))+(16*(IF (NOT((ISBLANK([.AA13])))))+(32*(IF (NOT((ISBLANK([.AB13]))))))+(64*(IF (NOT((ISBLANK([.AC13]))))))+(128*(IF (NOT((ISBLANK([.AD13]))))))+(256*(IF (NOT((ISBLANK([.AE13]))))))+(512*(IF (NOT((ISBLANK([.AF13]))))))+(1024*(IF (NOT((ISBLANK([.AG13]))))))+(2048*(IF (NOT((ISBLANK([.AH13])))))))" office:value-type="float" office:value="1016" calcext:value-type="float">
            <text:p>1016</text:p>
          </table:table-cell>
          <table:table-cell table:style-name="ce2"/>
          <table:table-cell/>
          <table:table-cell office:value-type="string" calcext:value-type="string">
            <text:p>Feb 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table:number-columns-repeated="7"/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table:number-columns-repeated="992"/>
        </table:table-row>
        <table:table-row table:style-name="ro1">
          <table:table-cell table:style-name="ce2" office:value-type="float" office:value="1790" calcext:value-type="float">
            <text:p>1790</text:p>
          </table:table-cell>
          <table:table-cell table:style-name="ce2" office:value-type="string" calcext:value-type="string">
            <text:p>Kropsla </text:p>
          </table:table-cell>
          <table:table-cell table:style-name="ce2" office:value-type="string" calcext:value-type="string">
            <text:p>Twellose Gele </text:p>
          </table:table-cell>
          <table:table-cell table:style-name="ce2" office:value-type="string" calcext:value-type="string">
            <text:p>Blad- en stengel gewassen</text:p>
          </table:table-cell>
          <table:table-cell table:style-name="ce2" table:formula="of:=0.3*0.3" office:value-type="float" office:value="0.09" calcext:value-type="float">
            <text:p>0.09</text:p>
          </table:table-cell>
          <table:table-cell table:style-name="ce2" office:value-type="float" office:value="20" calcext:value-type="float">
            <text:p>20</text:p>
          </table:table-cell>
          <table:table-cell table:style-name="ce7" office:value-type="float" office:value="2.12" calcext:value-type="float">
            <text:p>€ 2.12 </text:p>
          </table:table-cell>
          <table:table-cell table:style-name="ce2" table:formula="of:=(1*(IF (NOT((ISBLANK([.K14]))))))+(2*(IF (NOT((ISBLANK([.L14]))))))+(4*(IF (NOT((ISBLANK([.M14]))))))+(8*(IF (NOT((ISBLANK([.N14]))))))+(16*(IF (NOT((ISBLANK([.O14])))))+(32*(IF (NOT((ISBLANK([.P14]))))))+(64*(IF (NOT((ISBLANK([.Q14]))))))+(128*(IF (NOT((ISBLANK([.R14]))))))+(256*(IF (NOT((ISBLANK([.S14]))))))+(512*(IF (NOT((ISBLANK([.T14]))))))+(1024*(IF (NOT((ISBLANK([.U14]))))))+(2048*(IF (NOT((ISBLANK([.V14])))))))" office:value-type="float" office:value="254" calcext:value-type="float">
            <text:p>254</text:p>
          </table:table-cell>
          <table:table-cell table:style-name="ce2" table:formula="of:=(1*(IF (NOT((ISBLANK([.W14]))))))+(2*(IF (NOT((ISBLANK([.X14]))))))+(4*(IF (NOT((ISBLANK([.Y14]))))))+(8*(IF (NOT((ISBLANK([.Z14]))))))+(16*(IF (NOT((ISBLANK([.AA14])))))+(32*(IF (NOT((ISBLANK([.AB14]))))))+(64*(IF (NOT((ISBLANK([.AC14]))))))+(128*(IF (NOT((ISBLANK([.AD14]))))))+(256*(IF (NOT((ISBLANK([.AE14]))))))+(512*(IF (NOT((ISBLANK([.AF14]))))))+(1024*(IF (NOT((ISBLANK([.AG14]))))))+(2048*(IF (NOT((ISBLANK([.AH14])))))))" office:value-type="float" office:value="1016" calcext:value-type="float">
            <text:p>1016</text:p>
          </table:table-cell>
          <table:table-cell table:style-name="ce2"/>
          <table:table-cell/>
          <table:table-cell office:value-type="string" calcext:value-type="string">
            <text:p>Feb 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table:number-columns-repeated="7"/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table:number-columns-repeated="992"/>
        </table:table-row>
        <table:table-row table:style-name="ro1">
          <table:table-cell table:style-name="ce2" office:value-type="float" office:value="1820" calcext:value-type="float">
            <text:p>1820</text:p>
          </table:table-cell>
          <table:table-cell table:style-name="ce2" office:value-type="string" calcext:value-type="string">
            <text:p>Kropsla </text:p>
          </table:table-cell>
          <table:table-cell table:style-name="ce2" office:value-type="string" calcext:value-type="string">
            <text:p>Wonder der Vier Jaargetijden </text:p>
          </table:table-cell>
          <table:table-cell table:style-name="ce2" office:value-type="string" calcext:value-type="string">
            <text:p>Blad- en stengel gewassen</text:p>
          </table:table-cell>
          <table:table-cell table:style-name="ce2" table:formula="of:=0.3*0.3" office:value-type="float" office:value="0.09" calcext:value-type="float">
            <text:p>0.09</text:p>
          </table:table-cell>
          <table:table-cell table:style-name="ce2" office:value-type="float" office:value="20" calcext:value-type="float">
            <text:p>20</text:p>
          </table:table-cell>
          <table:table-cell table:style-name="ce7" office:value-type="float" office:value="2.12" calcext:value-type="float">
            <text:p>€ 2.12 </text:p>
          </table:table-cell>
          <table:table-cell table:style-name="ce2" table:formula="of:=(1*(IF (NOT((ISBLANK([.K15]))))))+(2*(IF (NOT((ISBLANK([.L15]))))))+(4*(IF (NOT((ISBLANK([.M15]))))))+(8*(IF (NOT((ISBLANK([.N15]))))))+(16*(IF (NOT((ISBLANK([.O15])))))+(32*(IF (NOT((ISBLANK([.P15]))))))+(64*(IF (NOT((ISBLANK([.Q15]))))))+(128*(IF (NOT((ISBLANK([.R15]))))))+(256*(IF (NOT((ISBLANK([.S15]))))))+(512*(IF (NOT((ISBLANK([.T15]))))))+(1024*(IF (NOT((ISBLANK([.U15]))))))+(2048*(IF (NOT((ISBLANK([.V15])))))))" office:value-type="float" office:value="254" calcext:value-type="float">
            <text:p>254</text:p>
          </table:table-cell>
          <table:table-cell table:style-name="ce2" table:formula="of:=(1*(IF (NOT((ISBLANK([.W15]))))))+(2*(IF (NOT((ISBLANK([.X15]))))))+(4*(IF (NOT((ISBLANK([.Y15]))))))+(8*(IF (NOT((ISBLANK([.Z15]))))))+(16*(IF (NOT((ISBLANK([.AA15])))))+(32*(IF (NOT((ISBLANK([.AB15]))))))+(64*(IF (NOT((ISBLANK([.AC15]))))))+(128*(IF (NOT((ISBLANK([.AD15]))))))+(256*(IF (NOT((ISBLANK([.AE15]))))))+(512*(IF (NOT((ISBLANK([.AF15]))))))+(1024*(IF (NOT((ISBLANK([.AG15]))))))+(2048*(IF (NOT((ISBLANK([.AH15])))))))" office:value-type="float" office:value="1016" calcext:value-type="float">
            <text:p>1016</text:p>
          </table:table-cell>
          <table:table-cell table:style-name="ce2"/>
          <table:table-cell/>
          <table:table-cell office:value-type="string" calcext:value-type="string">
            <text:p>Feb 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table:number-columns-repeated="7"/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table:number-columns-repeated="992"/>
        </table:table-row>
        <table:table-row table:style-name="ro1">
          <table:table-cell table:style-name="ce2" office:value-type="float" office:value="1810" calcext:value-type="float">
            <text:p>1810</text:p>
          </table:table-cell>
          <table:table-cell table:style-name="ce2" office:value-type="string" calcext:value-type="string">
            <text:p>Kropsla </text:p>
          </table:table-cell>
          <table:table-cell table:style-name="ce2" office:value-type="string" calcext:value-type="string">
            <text:p>Zwart Duits </text:p>
          </table:table-cell>
          <table:table-cell table:style-name="ce2" office:value-type="string" calcext:value-type="string">
            <text:p>Blad- en stengel gewassen</text:p>
          </table:table-cell>
          <table:table-cell table:style-name="ce2" table:formula="of:=0.25*0.3" office:value-type="float" office:value="0.075" calcext:value-type="float">
            <text:p>0.075</text:p>
          </table:table-cell>
          <table:table-cell table:style-name="ce2" office:value-type="float" office:value="20" calcext:value-type="float">
            <text:p>20</text:p>
          </table:table-cell>
          <table:table-cell table:style-name="ce7" office:value-type="float" office:value="2.12" calcext:value-type="float">
            <text:p>€ 2.12 </text:p>
          </table:table-cell>
          <table:table-cell table:style-name="ce2" table:formula="of:=(1*(IF (NOT((ISBLANK([.K16]))))))+(2*(IF (NOT((ISBLANK([.L16]))))))+(4*(IF (NOT((ISBLANK([.M16]))))))+(8*(IF (NOT((ISBLANK([.N16]))))))+(16*(IF (NOT((ISBLANK([.O16])))))+(32*(IF (NOT((ISBLANK([.P16]))))))+(64*(IF (NOT((ISBLANK([.Q16]))))))+(128*(IF (NOT((ISBLANK([.R16]))))))+(256*(IF (NOT((ISBLANK([.S16]))))))+(512*(IF (NOT((ISBLANK([.T16]))))))+(1024*(IF (NOT((ISBLANK([.U16]))))))+(2048*(IF (NOT((ISBLANK([.V16])))))))" office:value-type="float" office:value="254" calcext:value-type="float">
            <text:p>254</text:p>
          </table:table-cell>
          <table:table-cell table:style-name="ce2" table:formula="of:=(1*(IF (NOT((ISBLANK([.W16]))))))+(2*(IF (NOT((ISBLANK([.X16]))))))+(4*(IF (NOT((ISBLANK([.Y16]))))))+(8*(IF (NOT((ISBLANK([.Z16]))))))+(16*(IF (NOT((ISBLANK([.AA16])))))+(32*(IF (NOT((ISBLANK([.AB16]))))))+(64*(IF (NOT((ISBLANK([.AC16]))))))+(128*(IF (NOT((ISBLANK([.AD16]))))))+(256*(IF (NOT((ISBLANK([.AE16]))))))+(512*(IF (NOT((ISBLANK([.AF16]))))))+(1024*(IF (NOT((ISBLANK([.AG16]))))))+(2048*(IF (NOT((ISBLANK([.AH16])))))))" office:value-type="float" office:value="1016" calcext:value-type="float">
            <text:p>1016</text:p>
          </table:table-cell>
          <table:table-cell table:style-name="ce2"/>
          <table:table-cell/>
          <table:table-cell office:value-type="string" calcext:value-type="string">
            <text:p>Feb 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table:number-columns-repeated="7"/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table:number-columns-repeated="992"/>
        </table:table-row>
        <table:table-row table:style-name="ro1">
          <table:table-cell table:style-name="ce2" office:value-type="float" office:value="1836" calcext:value-type="float">
            <text:p>1836</text:p>
          </table:table-cell>
          <table:table-cell table:style-name="ce2" office:value-type="string" calcext:value-type="string">
            <text:p>Krulsla</text:p>
          </table:table-cell>
          <table:table-cell table:style-name="ce2" office:value-type="string" calcext:value-type="string">
            <text:p>Lollo Bionda</text:p>
          </table:table-cell>
          <table:table-cell table:style-name="ce2" office:value-type="string" calcext:value-type="string">
            <text:p>Blad- en stengel gewassen</text:p>
          </table:table-cell>
          <table:table-cell table:style-name="ce2" table:formula="of:=0.3*0.3" office:value-type="float" office:value="0.09" calcext:value-type="float">
            <text:p>0.09</text:p>
          </table:table-cell>
          <table:table-cell table:style-name="ce2" office:value-type="float" office:value="20" calcext:value-type="float">
            <text:p>20</text:p>
          </table:table-cell>
          <table:table-cell table:style-name="ce7" office:value-type="float" office:value="2.12" calcext:value-type="float">
            <text:p>€ 2.12 </text:p>
          </table:table-cell>
          <table:table-cell table:style-name="ce2" table:formula="of:=(1*(IF (NOT((ISBLANK([.K17]))))))+(2*(IF (NOT((ISBLANK([.L17]))))))+(4*(IF (NOT((ISBLANK([.M17]))))))+(8*(IF (NOT((ISBLANK([.N17]))))))+(16*(IF (NOT((ISBLANK([.O17])))))+(32*(IF (NOT((ISBLANK([.P17]))))))+(64*(IF (NOT((ISBLANK([.Q17]))))))+(128*(IF (NOT((ISBLANK([.R17]))))))+(256*(IF (NOT((ISBLANK([.S17]))))))+(512*(IF (NOT((ISBLANK([.T17]))))))+(1024*(IF (NOT((ISBLANK([.U17]))))))+(2048*(IF (NOT((ISBLANK([.V17])))))))" office:value-type="float" office:value="254" calcext:value-type="float">
            <text:p>254</text:p>
          </table:table-cell>
          <table:table-cell table:style-name="ce2" table:formula="of:=(1*(IF (NOT((ISBLANK([.W17]))))))+(2*(IF (NOT((ISBLANK([.X17]))))))+(4*(IF (NOT((ISBLANK([.Y17]))))))+(8*(IF (NOT((ISBLANK([.Z17]))))))+(16*(IF (NOT((ISBLANK([.AA17])))))+(32*(IF (NOT((ISBLANK([.AB17]))))))+(64*(IF (NOT((ISBLANK([.AC17]))))))+(128*(IF (NOT((ISBLANK([.AD17]))))))+(256*(IF (NOT((ISBLANK([.AE17]))))))+(512*(IF (NOT((ISBLANK([.AF17]))))))+(1024*(IF (NOT((ISBLANK([.AG17]))))))+(2048*(IF (NOT((ISBLANK([.AH17])))))))" office:value-type="float" office:value="1016" calcext:value-type="float">
            <text:p>1016</text:p>
          </table:table-cell>
          <table:table-cell table:style-name="ce2"/>
          <table:table-cell/>
          <table:table-cell office:value-type="string" calcext:value-type="string">
            <text:p>Feb 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table:number-columns-repeated="7"/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table:number-columns-repeated="992"/>
        </table:table-row>
        <table:table-row table:style-name="ro1">
          <table:table-cell table:style-name="ce2" office:value-type="float" office:value="1837" calcext:value-type="float">
            <text:p>1837</text:p>
          </table:table-cell>
          <table:table-cell table:style-name="ce2" office:value-type="string" calcext:value-type="string">
            <text:p>Krulsla</text:p>
          </table:table-cell>
          <table:table-cell table:style-name="ce2" office:value-type="string" calcext:value-type="string">
            <text:p>Lollo Rossa</text:p>
          </table:table-cell>
          <table:table-cell table:style-name="ce2" office:value-type="string" calcext:value-type="string">
            <text:p>Blad- en stengel gewassen</text:p>
          </table:table-cell>
          <table:table-cell table:style-name="ce2" table:formula="of:=0.3*0.3" office:value-type="float" office:value="0.09" calcext:value-type="float">
            <text:p>0.09</text:p>
          </table:table-cell>
          <table:table-cell table:style-name="ce2" office:value-type="float" office:value="20" calcext:value-type="float">
            <text:p>20</text:p>
          </table:table-cell>
          <table:table-cell table:style-name="ce7" office:value-type="float" office:value="2.12" calcext:value-type="float">
            <text:p>€ 2.12 </text:p>
          </table:table-cell>
          <table:table-cell table:style-name="ce2" table:formula="of:=(1*(IF (NOT((ISBLANK([.K18]))))))+(2*(IF (NOT((ISBLANK([.L18]))))))+(4*(IF (NOT((ISBLANK([.M18]))))))+(8*(IF (NOT((ISBLANK([.N18]))))))+(16*(IF (NOT((ISBLANK([.O18])))))+(32*(IF (NOT((ISBLANK([.P18]))))))+(64*(IF (NOT((ISBLANK([.Q18]))))))+(128*(IF (NOT((ISBLANK([.R18]))))))+(256*(IF (NOT((ISBLANK([.S18]))))))+(512*(IF (NOT((ISBLANK([.T18]))))))+(1024*(IF (NOT((ISBLANK([.U18]))))))+(2048*(IF (NOT((ISBLANK([.V18])))))))" office:value-type="float" office:value="254" calcext:value-type="float">
            <text:p>254</text:p>
          </table:table-cell>
          <table:table-cell table:style-name="ce2" table:formula="of:=(1*(IF (NOT((ISBLANK([.W18]))))))+(2*(IF (NOT((ISBLANK([.X18]))))))+(4*(IF (NOT((ISBLANK([.Y18]))))))+(8*(IF (NOT((ISBLANK([.Z18]))))))+(16*(IF (NOT((ISBLANK([.AA18])))))+(32*(IF (NOT((ISBLANK([.AB18]))))))+(64*(IF (NOT((ISBLANK([.AC18]))))))+(128*(IF (NOT((ISBLANK([.AD18]))))))+(256*(IF (NOT((ISBLANK([.AE18]))))))+(512*(IF (NOT((ISBLANK([.AF18]))))))+(1024*(IF (NOT((ISBLANK([.AG18]))))))+(2048*(IF (NOT((ISBLANK([.AH18])))))))" office:value-type="float" office:value="1016" calcext:value-type="float">
            <text:p>1016</text:p>
          </table:table-cell>
          <table:table-cell table:style-name="ce2"/>
          <table:table-cell/>
          <table:table-cell office:value-type="string" calcext:value-type="string">
            <text:p>Feb 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table:number-columns-repeated="7"/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table:number-columns-repeated="992"/>
        </table:table-row>
        <table:table-row table:style-name="ro1">
          <table:table-cell table:style-name="ce2" office:value-type="float" office:value="1825" calcext:value-type="float">
            <text:p>1825</text:p>
          </table:table-cell>
          <table:table-cell table:style-name="ce2" office:value-type="string" calcext:value-type="string">
            <text:p>Mesclun</text:p>
          </table:table-cell>
          <table:table-cell table:style-name="ce2" office:value-type="string" calcext:value-type="string">
            <text:p>Aziatisch</text:p>
          </table:table-cell>
          <table:table-cell table:style-name="ce2" office:value-type="string" calcext:value-type="string">
            <text:p>Blad- en stengel gewassen</text:p>
          </table:table-cell>
          <table:table-cell table:style-name="ce2" table:formula="of:=0.01*0.15" office:value-type="float" office:value="0.0015" calcext:value-type="float">
            <text:p>0.0015</text:p>
          </table:table-cell>
          <table:table-cell table:style-name="ce2" office:value-type="float" office:value="5" calcext:value-type="float">
            <text:p>5</text:p>
          </table:table-cell>
          <table:table-cell table:style-name="ce7" office:value-type="float" office:value="3.45" calcext:value-type="float">
            <text:p>€ 3.45 </text:p>
          </table:table-cell>
          <table:table-cell table:style-name="ce2" table:formula="of:=(1*(IF (NOT((ISBLANK([.K19]))))))+(2*(IF (NOT((ISBLANK([.L19]))))))+(4*(IF (NOT((ISBLANK([.M19]))))))+(8*(IF (NOT((ISBLANK([.N19]))))))+(16*(IF (NOT((ISBLANK([.O19])))))+(32*(IF (NOT((ISBLANK([.P19]))))))+(64*(IF (NOT((ISBLANK([.Q19]))))))+(128*(IF (NOT((ISBLANK([.R19]))))))+(256*(IF (NOT((ISBLANK([.S19]))))))+(512*(IF (NOT((ISBLANK([.T19]))))))+(1024*(IF (NOT((ISBLANK([.U19]))))))+(2048*(IF (NOT((ISBLANK([.V19])))))))" office:value-type="float" office:value="248" calcext:value-type="float">
            <text:p>248</text:p>
          </table:table-cell>
          <table:table-cell table:style-name="ce2" table:formula="of:=(1*(IF (NOT((ISBLANK([.W19]))))))+(2*(IF (NOT((ISBLANK([.X19]))))))+(4*(IF (NOT((ISBLANK([.Y19]))))))+(8*(IF (NOT((ISBLANK([.Z19]))))))+(16*(IF (NOT((ISBLANK([.AA19])))))+(32*(IF (NOT((ISBLANK([.AB19]))))))+(64*(IF (NOT((ISBLANK([.AC19]))))))+(128*(IF (NOT((ISBLANK([.AD19]))))))+(256*(IF (NOT((ISBLANK([.AE19]))))))+(512*(IF (NOT((ISBLANK([.AF19]))))))+(1024*(IF (NOT((ISBLANK([.AG19]))))))+(2048*(IF (NOT((ISBLANK([.AH19])))))))" office:value-type="float" office:value="112" calcext:value-type="float">
            <text:p>112</text:p>
          </table:table-cell>
          <table:table-cell table:style-name="ce2"/>
          <table:table-cell table:number-columns-repeated="3"/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table:number-columns-repeated="8"/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table:number-columns-repeated="995"/>
        </table:table-row>
        <table:table-row table:style-name="ro1">
          <table:table-cell table:style-name="ce2" office:value-type="float" office:value="1827" calcext:value-type="float">
            <text:p>1827</text:p>
          </table:table-cell>
          <table:table-cell table:style-name="ce2" office:value-type="string" calcext:value-type="string">
            <text:p>Mesclun</text:p>
          </table:table-cell>
          <table:table-cell table:style-name="ce2" office:value-type="string" calcext:value-type="string">
            <text:p>Puur sla</text:p>
          </table:table-cell>
          <table:table-cell table:style-name="ce2" office:value-type="string" calcext:value-type="string">
            <text:p>Blad- en stengel gewassen</text:p>
          </table:table-cell>
          <table:table-cell table:style-name="ce2" table:formula="of:=0.01*0.15" office:value-type="float" office:value="0.0015" calcext:value-type="float">
            <text:p>0.0015</text:p>
          </table:table-cell>
          <table:table-cell table:style-name="ce2" office:value-type="float" office:value="5" calcext:value-type="float">
            <text:p>5</text:p>
          </table:table-cell>
          <table:table-cell table:style-name="ce7" office:value-type="float" office:value="3.45" calcext:value-type="float">
            <text:p>€ 3.45 </text:p>
          </table:table-cell>
          <table:table-cell table:style-name="ce2" table:formula="of:=(1*(IF (NOT((ISBLANK([.K20]))))))+(2*(IF (NOT((ISBLANK([.L20]))))))+(4*(IF (NOT((ISBLANK([.M20]))))))+(8*(IF (NOT((ISBLANK([.N20]))))))+(16*(IF (NOT((ISBLANK([.O20])))))+(32*(IF (NOT((ISBLANK([.P20]))))))+(64*(IF (NOT((ISBLANK([.Q20]))))))+(128*(IF (NOT((ISBLANK([.R20]))))))+(256*(IF (NOT((ISBLANK([.S20]))))))+(512*(IF (NOT((ISBLANK([.T20]))))))+(1024*(IF (NOT((ISBLANK([.U20]))))))+(2048*(IF (NOT((ISBLANK([.V20])))))))" office:value-type="float" office:value="248" calcext:value-type="float">
            <text:p>248</text:p>
          </table:table-cell>
          <table:table-cell table:style-name="ce2" table:formula="of:=(1*(IF (NOT((ISBLANK([.W20]))))))+(2*(IF (NOT((ISBLANK([.X20]))))))+(4*(IF (NOT((ISBLANK([.Y20]))))))+(8*(IF (NOT((ISBLANK([.Z20]))))))+(16*(IF (NOT((ISBLANK([.AA20])))))+(32*(IF (NOT((ISBLANK([.AB20]))))))+(64*(IF (NOT((ISBLANK([.AC20]))))))+(128*(IF (NOT((ISBLANK([.AD20]))))))+(256*(IF (NOT((ISBLANK([.AE20]))))))+(512*(IF (NOT((ISBLANK([.AF20]))))))+(1024*(IF (NOT((ISBLANK([.AG20]))))))+(2048*(IF (NOT((ISBLANK([.AH20])))))))" office:value-type="float" office:value="496" calcext:value-type="float">
            <text:p>496</text:p>
          </table:table-cell>
          <table:table-cell table:style-name="ce2"/>
          <table:table-cell table:number-columns-repeated="3"/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table:number-columns-repeated="8"/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table:number-columns-repeated="993"/>
        </table:table-row>
        <table:table-row table:style-name="ro1">
          <table:table-cell table:style-name="ce2" office:value-type="float" office:value="1570" calcext:value-type="float">
            <text:p>1570</text:p>
          </table:table-cell>
          <table:table-cell table:style-name="ce2" office:value-type="string" calcext:value-type="string">
            <text:p>Paksoi </text:p>
          </table:table-cell>
          <table:table-cell table:style-name="ce2" office:value-type="string" calcext:value-type="string">
            <text:p>Taisai</text:p>
          </table:table-cell>
          <table:table-cell table:style-name="ce2" office:value-type="string" calcext:value-type="string">
            <text:p>Blad- en stengel gewassen</text:p>
          </table:table-cell>
          <table:table-cell table:style-name="ce5" table:formula="of:=0.3*0.01" office:value-type="float" office:value="0.003" calcext:value-type="float">
            <text:p>0.003</text:p>
          </table:table-cell>
          <table:table-cell table:style-name="ce2" office:value-type="float" office:value="10" calcext:value-type="float">
            <text:p>10</text:p>
          </table:table-cell>
          <table:table-cell table:style-name="ce7" office:value-type="float" office:value="2.12" calcext:value-type="float">
            <text:p>€ 2.12 </text:p>
          </table:table-cell>
          <table:table-cell table:style-name="ce2" table:formula="of:=(1*(IF (NOT((ISBLANK([.K21]))))))+(2*(IF (NOT((ISBLANK([.L21]))))))+(4*(IF (NOT((ISBLANK([.M21]))))))+(8*(IF (NOT((ISBLANK([.N21]))))))+(16*(IF (NOT((ISBLANK([.O21])))))+(32*(IF (NOT((ISBLANK([.P21]))))))+(64*(IF (NOT((ISBLANK([.Q21]))))))+(128*(IF (NOT((ISBLANK([.R21]))))))+(256*(IF (NOT((ISBLANK([.S21]))))))+(512*(IF (NOT((ISBLANK([.T21]))))))+(1024*(IF (NOT((ISBLANK([.U21]))))))+(2048*(IF (NOT((ISBLANK([.V21])))))))" office:value-type="float" office:value="224" calcext:value-type="float">
            <text:p>224</text:p>
          </table:table-cell>
          <table:table-cell table:style-name="ce2" table:formula="of:=(1*(IF (NOT((ISBLANK([.W21]))))))+(2*(IF (NOT((ISBLANK([.X21]))))))+(4*(IF (NOT((ISBLANK([.Y21]))))))+(8*(IF (NOT((ISBLANK([.Z21]))))))+(16*(IF (NOT((ISBLANK([.AA21])))))+(32*(IF (NOT((ISBLANK([.AB21]))))))+(64*(IF (NOT((ISBLANK([.AC21]))))))+(128*(IF (NOT((ISBLANK([.AD21]))))))+(256*(IF (NOT((ISBLANK([.AE21]))))))+(512*(IF (NOT((ISBLANK([.AF21]))))))+(1024*(IF (NOT((ISBLANK([.AG21]))))))+(2048*(IF (NOT((ISBLANK([.AH21])))))))" office:value-type="float" office:value="1920" calcext:value-type="float">
            <text:p>1920</text:p>
          </table:table-cell>
          <table:table-cell table:style-name="ce2"/>
          <table:table-cell table:number-columns-repeated="5"/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table:number-columns-repeated="11"/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office:value-type="string" calcext:value-type="string">
            <text:p>Nov</text:p>
          </table:table-cell>
          <table:table-cell table:number-columns-repeated="991"/>
        </table:table-row>
        <table:table-row table:style-name="ro1">
          <table:table-cell table:style-name="ce2" office:value-type="float" office:value="1830" calcext:value-type="float">
            <text:p>1830</text:p>
          </table:table-cell>
          <table:table-cell table:style-name="ce2" office:value-type="string" calcext:value-type="string">
            <text:p>Pluksla </text:p>
          </table:table-cell>
          <table:table-cell table:style-name="ce2" office:value-type="string" calcext:value-type="string">
            <text:p>Black Seeded Simpson </text:p>
          </table:table-cell>
          <table:table-cell table:style-name="ce2" office:value-type="string" calcext:value-type="string">
            <text:p>Blad- en stengel gewassen</text:p>
          </table:table-cell>
          <table:table-cell table:style-name="ce2" table:formula="of:=0.3*0.3" office:value-type="float" office:value="0.09" calcext:value-type="float">
            <text:p>0.09</text:p>
          </table:table-cell>
          <table:table-cell table:style-name="ce2" office:value-type="float" office:value="20" calcext:value-type="float">
            <text:p>20</text:p>
          </table:table-cell>
          <table:table-cell table:style-name="ce7" office:value-type="float" office:value="2.12" calcext:value-type="float">
            <text:p>€ 2.12 </text:p>
          </table:table-cell>
          <table:table-cell table:style-name="ce2" table:formula="of:=(1*(IF (NOT((ISBLANK([.K22]))))))+(2*(IF (NOT((ISBLANK([.L22]))))))+(4*(IF (NOT((ISBLANK([.M22]))))))+(8*(IF (NOT((ISBLANK([.N22]))))))+(16*(IF (NOT((ISBLANK([.O22])))))+(32*(IF (NOT((ISBLANK([.P22]))))))+(64*(IF (NOT((ISBLANK([.Q22]))))))+(128*(IF (NOT((ISBLANK([.R22]))))))+(256*(IF (NOT((ISBLANK([.S22]))))))+(512*(IF (NOT((ISBLANK([.T22]))))))+(1024*(IF (NOT((ISBLANK([.U22]))))))+(2048*(IF (NOT((ISBLANK([.V22])))))))" office:value-type="float" office:value="60" calcext:value-type="float">
            <text:p>60</text:p>
          </table:table-cell>
          <table:table-cell table:style-name="ce2" table:formula="of:=(1*(IF (NOT((ISBLANK([.W22]))))))+(2*(IF (NOT((ISBLANK([.X22]))))))+(4*(IF (NOT((ISBLANK([.Y22]))))))+(8*(IF (NOT((ISBLANK([.Z22]))))))+(16*(IF (NOT((ISBLANK([.AA22])))))+(32*(IF (NOT((ISBLANK([.AB22]))))))+(64*(IF (NOT((ISBLANK([.AC22]))))))+(128*(IF (NOT((ISBLANK([.AD22]))))))+(256*(IF (NOT((ISBLANK([.AE22]))))))+(512*(IF (NOT((ISBLANK([.AF22]))))))+(1024*(IF (NOT((ISBLANK([.AG22]))))))+(2048*(IF (NOT((ISBLANK([.AH22])))))))" office:value-type="float" office:value="248" calcext:value-type="float">
            <text:p>248</text:p>
          </table:table-cell>
          <table:table-cell table:style-name="ce2"/>
          <table:table-cell table:number-columns-repeated="2"/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table:number-columns-repeated="9"/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table:number-columns-repeated="994"/>
        </table:table-row>
        <table:table-row table:style-name="ro1">
          <table:table-cell table:style-name="ce2" office:value-type="float" office:value="1832" calcext:value-type="float">
            <text:p>1832</text:p>
          </table:table-cell>
          <table:table-cell table:style-name="ce2" office:value-type="string" calcext:value-type="string">
            <text:p>Pluksla </text:p>
          </table:table-cell>
          <table:table-cell table:style-name="ce2" office:value-type="string" calcext:value-type="string">
            <text:p>Catalogna</text:p>
          </table:table-cell>
          <table:table-cell table:style-name="ce2" office:value-type="string" calcext:value-type="string">
            <text:p>Blad- en stengel gewassen</text:p>
          </table:table-cell>
          <table:table-cell table:style-name="ce2" table:formula="of:=0.3*0.3" office:value-type="float" office:value="0.09" calcext:value-type="float">
            <text:p>0.09</text:p>
          </table:table-cell>
          <table:table-cell table:style-name="ce2" office:value-type="float" office:value="20" calcext:value-type="float">
            <text:p>20</text:p>
          </table:table-cell>
          <table:table-cell table:style-name="ce7" office:value-type="float" office:value="2.12" calcext:value-type="float">
            <text:p>€ 2.12 </text:p>
          </table:table-cell>
          <table:table-cell table:style-name="ce2" table:formula="of:=(1*(IF (NOT((ISBLANK([.K23]))))))+(2*(IF (NOT((ISBLANK([.L23]))))))+(4*(IF (NOT((ISBLANK([.M23]))))))+(8*(IF (NOT((ISBLANK([.N23]))))))+(16*(IF (NOT((ISBLANK([.O23])))))+(32*(IF (NOT((ISBLANK([.P23]))))))+(64*(IF (NOT((ISBLANK([.Q23]))))))+(128*(IF (NOT((ISBLANK([.R23]))))))+(256*(IF (NOT((ISBLANK([.S23]))))))+(512*(IF (NOT((ISBLANK([.T23]))))))+(1024*(IF (NOT((ISBLANK([.U23]))))))+(2048*(IF (NOT((ISBLANK([.V23])))))))" office:value-type="float" office:value="60" calcext:value-type="float">
            <text:p>60</text:p>
          </table:table-cell>
          <table:table-cell table:style-name="ce2" table:formula="of:=(1*(IF (NOT((ISBLANK([.W23]))))))+(2*(IF (NOT((ISBLANK([.X23]))))))+(4*(IF (NOT((ISBLANK([.Y23]))))))+(8*(IF (NOT((ISBLANK([.Z23]))))))+(16*(IF (NOT((ISBLANK([.AA23])))))+(32*(IF (NOT((ISBLANK([.AB23]))))))+(64*(IF (NOT((ISBLANK([.AC23]))))))+(128*(IF (NOT((ISBLANK([.AD23]))))))+(256*(IF (NOT((ISBLANK([.AE23]))))))+(512*(IF (NOT((ISBLANK([.AF23]))))))+(1024*(IF (NOT((ISBLANK([.AG23]))))))+(2048*(IF (NOT((ISBLANK([.AH23])))))))" office:value-type="float" office:value="248" calcext:value-type="float">
            <text:p>248</text:p>
          </table:table-cell>
          <table:table-cell table:style-name="ce2"/>
          <table:table-cell table:number-columns-repeated="2"/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table:number-columns-repeated="9"/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table:number-columns-repeated="994"/>
        </table:table-row>
        <table:table-row table:style-name="ro1">
          <table:table-cell table:style-name="ce2" office:value-type="float" office:value="1690" calcext:value-type="float">
            <text:p>1690</text:p>
          </table:table-cell>
          <table:table-cell table:style-name="ce2" office:value-type="string" calcext:value-type="string">
            <text:p>Prei</text:p>
          </table:table-cell>
          <table:table-cell table:style-name="ce2" office:value-type="string" calcext:value-type="string">
            <text:p>Blauwgroene herfst</text:p>
          </table:table-cell>
          <table:table-cell table:style-name="ce2" office:value-type="string" calcext:value-type="string">
            <text:p>Blad- en stengel gewassen</text:p>
          </table:table-cell>
          <table:table-cell table:style-name="ce2" table:formula="of:=0.4*0.15" office:value-type="float" office:value="0.06" calcext:value-type="float">
            <text:p>0.06</text:p>
          </table:table-cell>
          <table:table-cell table:style-name="ce2" office:value-type="float" office:value="15" calcext:value-type="float">
            <text:p>15</text:p>
          </table:table-cell>
          <table:table-cell table:style-name="ce7" office:value-type="float" office:value="2.39" calcext:value-type="float">
            <text:p>€ 2.39 </text:p>
          </table:table-cell>
          <table:table-cell table:style-name="ce2" table:formula="of:=(1*(IF (NOT((ISBLANK([.K24]))))))+(2*(IF (NOT((ISBLANK([.L24]))))))+(4*(IF (NOT((ISBLANK([.M24]))))))+(8*(IF (NOT((ISBLANK([.N24]))))))+(16*(IF (NOT((ISBLANK([.O24])))))+(32*(IF (NOT((ISBLANK([.P24]))))))+(64*(IF (NOT((ISBLANK([.Q24]))))))+(128*(IF (NOT((ISBLANK([.R24]))))))+(256*(IF (NOT((ISBLANK([.S24]))))))+(512*(IF (NOT((ISBLANK([.T24]))))))+(1024*(IF (NOT((ISBLANK([.U24]))))))+(2048*(IF (NOT((ISBLANK([.V24])))))))" office:value-type="float" office:value="28" calcext:value-type="float">
            <text:p>28</text:p>
          </table:table-cell>
          <table:table-cell table:style-name="ce2" table:formula="of:=(1*(IF (NOT((ISBLANK([.W24]))))))+(2*(IF (NOT((ISBLANK([.X24]))))))+(4*(IF (NOT((ISBLANK([.Y24]))))))+(8*(IF (NOT((ISBLANK([.Z24]))))))+(16*(IF (NOT((ISBLANK([.AA24])))))+(32*(IF (NOT((ISBLANK([.AB24]))))))+(64*(IF (NOT((ISBLANK([.AC24]))))))+(128*(IF (NOT((ISBLANK([.AD24]))))))+(256*(IF (NOT((ISBLANK([.AE24]))))))+(512*(IF (NOT((ISBLANK([.AF24]))))))+(1024*(IF (NOT((ISBLANK([.AG24]))))))+(2048*(IF (NOT((ISBLANK([.AH24])))))))" office:value-type="float" office:value="1792" calcext:value-type="float">
            <text:p>1792</text:p>
          </table:table-cell>
          <table:table-cell table:style-name="ce2"/>
          <table:table-cell table:number-columns-repeated="2"/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table:number-columns-repeated="15"/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office:value-type="string" calcext:value-type="string">
            <text:p>Nov</text:p>
          </table:table-cell>
          <table:table-cell table:number-columns-repeated="991"/>
        </table:table-row>
        <table:table-row table:style-name="ro1">
          <table:table-cell table:style-name="ce2" office:value-type="float" office:value="1695" calcext:value-type="float">
            <text:p>1695</text:p>
          </table:table-cell>
          <table:table-cell table:style-name="ce2" office:value-type="string" calcext:value-type="string">
            <text:p>Prei</text:p>
          </table:table-cell>
          <table:table-cell table:style-name="ce2" office:value-type="string" calcext:value-type="string">
            <text:p>Herfstreuzen 2</text:p>
          </table:table-cell>
          <table:table-cell table:style-name="ce2" office:value-type="string" calcext:value-type="string">
            <text:p>Blad- en stengel gewassen</text:p>
          </table:table-cell>
          <table:table-cell table:style-name="ce2" table:formula="of:=0.4*0.15" office:value-type="float" office:value="0.06" calcext:value-type="float">
            <text:p>0.06</text:p>
          </table:table-cell>
          <table:table-cell table:style-name="ce2" office:value-type="float" office:value="15" calcext:value-type="float">
            <text:p>15</text:p>
          </table:table-cell>
          <table:table-cell table:style-name="ce7" office:value-type="float" office:value="3.18" calcext:value-type="float">
            <text:p>€ 3.18 </text:p>
          </table:table-cell>
          <table:table-cell table:style-name="ce2" table:formula="of:=(1*(IF (NOT((ISBLANK([.K25]))))))+(2*(IF (NOT((ISBLANK([.L25]))))))+(4*(IF (NOT((ISBLANK([.M25]))))))+(8*(IF (NOT((ISBLANK([.N25]))))))+(16*(IF (NOT((ISBLANK([.O25])))))+(32*(IF (NOT((ISBLANK([.P25]))))))+(64*(IF (NOT((ISBLANK([.Q25]))))))+(128*(IF (NOT((ISBLANK([.R25]))))))+(256*(IF (NOT((ISBLANK([.S25]))))))+(512*(IF (NOT((ISBLANK([.T25]))))))+(1024*(IF (NOT((ISBLANK([.U25]))))))+(2048*(IF (NOT((ISBLANK([.V25])))))))" office:value-type="float" office:value="28" calcext:value-type="float">
            <text:p>28</text:p>
          </table:table-cell>
          <table:table-cell table:style-name="ce2" table:formula="of:=(1*(IF (NOT((ISBLANK([.W25]))))))+(2*(IF (NOT((ISBLANK([.X25]))))))+(4*(IF (NOT((ISBLANK([.Y25]))))))+(8*(IF (NOT((ISBLANK([.Z25]))))))+(16*(IF (NOT((ISBLANK([.AA25])))))+(32*(IF (NOT((ISBLANK([.AB25]))))))+(64*(IF (NOT((ISBLANK([.AC25]))))))+(128*(IF (NOT((ISBLANK([.AD25]))))))+(256*(IF (NOT((ISBLANK([.AE25]))))))+(512*(IF (NOT((ISBLANK([.AF25]))))))+(1024*(IF (NOT((ISBLANK([.AG25]))))))+(2048*(IF (NOT((ISBLANK([.AH25])))))))" office:value-type="float" office:value="768" calcext:value-type="float">
            <text:p>768</text:p>
          </table:table-cell>
          <table:table-cell table:style-name="ce2"/>
          <table:table-cell table:number-columns-repeated="2"/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table:number-columns-repeated="15"/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table:number-columns-repeated="992"/>
        </table:table-row>
        <table:table-row table:style-name="ro1">
          <table:table-cell table:style-name="ce2" office:value-type="float" office:value="1720" calcext:value-type="float">
            <text:p>1720</text:p>
          </table:table-cell>
          <table:table-cell table:style-name="ce2" office:value-type="string" calcext:value-type="string">
            <text:p>Raapsteel </text:p>
          </table:table-cell>
          <table:table-cell table:style-name="ce2" office:value-type="string" calcext:value-type="string">
            <text:p>Namenia </text:p>
          </table:table-cell>
          <table:table-cell table:style-name="ce2" office:value-type="string" calcext:value-type="string">
            <text:p>Blad- en stengel gewassen</text:p>
          </table:table-cell>
          <table:table-cell table:style-name="ce2" table:formula="of:=0.25*0.1" office:value-type="float" office:value="0.025" calcext:value-type="float">
            <text:p>0.025</text:p>
          </table:table-cell>
          <table:table-cell table:style-name="ce2" office:value-type="float" office:value="5" calcext:value-type="float">
            <text:p>5</text:p>
          </table:table-cell>
          <table:table-cell table:style-name="ce7" office:value-type="float" office:value="2.39" calcext:value-type="float">
            <text:p>€ 2.39 </text:p>
          </table:table-cell>
          <table:table-cell table:style-name="ce2" table:formula="of:=(1*(IF (NOT((ISBLANK([.K26]))))))+(2*(IF (NOT((ISBLANK([.L26]))))))+(4*(IF (NOT((ISBLANK([.M26]))))))+(8*(IF (NOT((ISBLANK([.N26]))))))+(16*(IF (NOT((ISBLANK([.O26])))))+(32*(IF (NOT((ISBLANK([.P26]))))))+(64*(IF (NOT((ISBLANK([.Q26]))))))+(128*(IF (NOT((ISBLANK([.R26]))))))+(256*(IF (NOT((ISBLANK([.S26]))))))+(512*(IF (NOT((ISBLANK([.T26]))))))+(1024*(IF (NOT((ISBLANK([.U26]))))))+(2048*(IF (NOT((ISBLANK([.V26])))))))" office:value-type="float" office:value="399" calcext:value-type="float">
            <text:p>399</text:p>
          </table:table-cell>
          <table:table-cell table:style-name="ce2" table:formula="of:=(1*(IF (NOT((ISBLANK([.W26]))))))+(2*(IF (NOT((ISBLANK([.X26]))))))+(4*(IF (NOT((ISBLANK([.Y26]))))))+(8*(IF (NOT((ISBLANK([.Z26]))))))+(16*(IF (NOT((ISBLANK([.AA26])))))+(32*(IF (NOT((ISBLANK([.AB26]))))))+(64*(IF (NOT((ISBLANK([.AC26]))))))+(128*(IF (NOT((ISBLANK([.AD26]))))))+(256*(IF (NOT((ISBLANK([.AE26]))))))+(512*(IF (NOT((ISBLANK([.AF26]))))))+(1024*(IF (NOT((ISBLANK([.AG26]))))))+(2048*(IF (NOT((ISBLANK([.AH26])))))))" office:value-type="float" office:value="796" calcext:value-type="float">
            <text:p>796</text:p>
          </table:table-cell>
          <table:table-cell table:style-name="ce2"/>
          <table:table-cell office:value-type="string" calcext:value-type="string">
            <text:p>Jan</text:p>
          </table:table-cell>
          <table:table-cell office:value-type="string" calcext:value-type="string">
            <text:p>Feb 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table:number-columns-repeated="3"/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table:number-columns-repeated="5"/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table:number-columns-repeated="3"/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table:number-columns-repeated="992"/>
        </table:table-row>
        <table:table-row table:style-name="ro1">
          <table:table-cell table:style-name="ce2" office:value-type="float" office:value="1725" calcext:value-type="float">
            <text:p>1725</text:p>
          </table:table-cell>
          <table:table-cell table:style-name="ce2" office:value-type="string" calcext:value-type="string">
            <text:p>Raapsteel </text:p>
          </table:table-cell>
          <table:table-cell table:style-name="ce2" office:value-type="string" calcext:value-type="string">
            <text:p>Mizuna</text:p>
          </table:table-cell>
          <table:table-cell table:style-name="ce2" office:value-type="string" calcext:value-type="string">
            <text:p>Blad- en stengel gewassen</text:p>
          </table:table-cell>
          <table:table-cell table:style-name="ce2" table:formula="of:=0.25*0.1" office:value-type="float" office:value="0.025" calcext:value-type="float">
            <text:p>0.025</text:p>
          </table:table-cell>
          <table:table-cell table:style-name="ce2" office:value-type="float" office:value="5" calcext:value-type="float">
            <text:p>5</text:p>
          </table:table-cell>
          <table:table-cell table:style-name="ce7" office:value-type="float" office:value="2.39" calcext:value-type="float">
            <text:p>€ 2.39 </text:p>
          </table:table-cell>
          <table:table-cell table:style-name="ce2" table:formula="of:=(1*(IF (NOT((ISBLANK([.K27]))))))+(2*(IF (NOT((ISBLANK([.L27]))))))+(4*(IF (NOT((ISBLANK([.M27]))))))+(8*(IF (NOT((ISBLANK([.N27]))))))+(16*(IF (NOT((ISBLANK([.O27])))))+(32*(IF (NOT((ISBLANK([.P27]))))))+(64*(IF (NOT((ISBLANK([.Q27]))))))+(128*(IF (NOT((ISBLANK([.R27]))))))+(256*(IF (NOT((ISBLANK([.S27]))))))+(512*(IF (NOT((ISBLANK([.T27]))))))+(1024*(IF (NOT((ISBLANK([.U27]))))))+(2048*(IF (NOT((ISBLANK([.V27])))))))" office:value-type="float" office:value="399" calcext:value-type="float">
            <text:p>399</text:p>
          </table:table-cell>
          <table:table-cell table:style-name="ce2" table:formula="of:=(1*(IF (NOT((ISBLANK([.W27]))))))+(2*(IF (NOT((ISBLANK([.X27]))))))+(4*(IF (NOT((ISBLANK([.Y27]))))))+(8*(IF (NOT((ISBLANK([.Z27]))))))+(16*(IF (NOT((ISBLANK([.AA27])))))+(32*(IF (NOT((ISBLANK([.AB27]))))))+(64*(IF (NOT((ISBLANK([.AC27]))))))+(128*(IF (NOT((ISBLANK([.AD27]))))))+(256*(IF (NOT((ISBLANK([.AE27]))))))+(512*(IF (NOT((ISBLANK([.AF27]))))))+(1024*(IF (NOT((ISBLANK([.AG27]))))))+(2048*(IF (NOT((ISBLANK([.AH27])))))))" office:value-type="float" office:value="796" calcext:value-type="float">
            <text:p>796</text:p>
          </table:table-cell>
          <table:table-cell table:style-name="ce2"/>
          <table:table-cell office:value-type="string" calcext:value-type="string">
            <text:p>Jan</text:p>
          </table:table-cell>
          <table:table-cell office:value-type="string" calcext:value-type="string">
            <text:p>Feb 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table:number-columns-repeated="3"/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table:number-columns-repeated="5"/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table:number-columns-repeated="3"/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table:number-columns-repeated="992"/>
        </table:table-row>
        <table:table-row table:style-name="ro1">
          <table:table-cell table:style-name="ce2" office:value-type="float" office:value="1760" calcext:value-type="float">
            <text:p>1760</text:p>
          </table:table-cell>
          <table:table-cell table:style-name="ce2" office:value-type="string" calcext:value-type="string">
            <text:p>Rucola </text:p>
          </table:table-cell>
          <table:table-cell table:style-name="ce2" office:value-type="string" calcext:value-type="string">
            <text:p>Coltivata (Esmee) </text:p>
          </table:table-cell>
          <table:table-cell table:style-name="ce2" office:value-type="string" calcext:value-type="string">
            <text:p>Blad- en stengel gewassen</text:p>
          </table:table-cell>
          <table:table-cell table:style-name="ce2" table:formula="of:=0.1*0.1" office:value-type="float" office:value="0.01" calcext:value-type="float">
            <text:p>0.01</text:p>
          </table:table-cell>
          <table:table-cell table:style-name="ce2" office:value-type="float" office:value="5" calcext:value-type="float">
            <text:p>5</text:p>
          </table:table-cell>
          <table:table-cell table:style-name="ce7" office:value-type="float" office:value="2.39" calcext:value-type="float">
            <text:p>€ 2.39 </text:p>
          </table:table-cell>
          <table:table-cell table:style-name="ce2" table:formula="of:=(1*(IF (NOT((ISBLANK([.K28]))))))+(2*(IF (NOT((ISBLANK([.L28]))))))+(4*(IF (NOT((ISBLANK([.M28]))))))+(8*(IF (NOT((ISBLANK([.N28]))))))+(16*(IF (NOT((ISBLANK([.O28])))))+(32*(IF (NOT((ISBLANK([.P28]))))))+(64*(IF (NOT((ISBLANK([.Q28]))))))+(128*(IF (NOT((ISBLANK([.R28]))))))+(256*(IF (NOT((ISBLANK([.S28]))))))+(512*(IF (NOT((ISBLANK([.T28]))))))+(1024*(IF (NOT((ISBLANK([.U28]))))))+(2048*(IF (NOT((ISBLANK([.V28])))))))" office:value-type="float" office:value="1008" calcext:value-type="float">
            <text:p>1008</text:p>
          </table:table-cell>
          <table:table-cell table:style-name="ce2" table:formula="of:=(1*(IF (NOT((ISBLANK([.W28]))))))+(2*(IF (NOT((ISBLANK([.X28]))))))+(4*(IF (NOT((ISBLANK([.Y28]))))))+(8*(IF (NOT((ISBLANK([.Z28]))))))+(16*(IF (NOT((ISBLANK([.AA28])))))+(32*(IF (NOT((ISBLANK([.AB28]))))))+(64*(IF (NOT((ISBLANK([.AC28]))))))+(128*(IF (NOT((ISBLANK([.AD28]))))))+(256*(IF (NOT((ISBLANK([.AE28]))))))+(512*(IF (NOT((ISBLANK([.AF28]))))))+(1024*(IF (NOT((ISBLANK([.AG28]))))))+(2048*(IF (NOT((ISBLANK([.AH28])))))))" office:value-type="float" office:value="992" calcext:value-type="float">
            <text:p>992</text:p>
          </table:table-cell>
          <table:table-cell table:style-name="ce2"/>
          <table:table-cell table:number-columns-repeated="4"/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table:number-columns-repeated="7"/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table:number-columns-repeated="992"/>
        </table:table-row>
        <table:table-row table:style-name="ro1">
          <table:table-cell table:style-name="ce2" office:value-type="float" office:value="1765" calcext:value-type="float">
            <text:p>1765</text:p>
          </table:table-cell>
          <table:table-cell table:style-name="ce2" office:value-type="string" calcext:value-type="string">
            <text:p>Rucola </text:p>
          </table:table-cell>
          <table:table-cell table:style-name="ce2" office:value-type="string" calcext:value-type="string">
            <text:p>Selvatica (wilde rucola) </text:p>
          </table:table-cell>
          <table:table-cell table:style-name="ce2" office:value-type="string" calcext:value-type="string">
            <text:p>Blad- en stengel gewassen</text:p>
          </table:table-cell>
          <table:table-cell table:style-name="ce2" table:formula="of:=0.1*0.1" office:value-type="float" office:value="0.01" calcext:value-type="float">
            <text:p>0.01</text:p>
          </table:table-cell>
          <table:table-cell table:style-name="ce2" office:value-type="float" office:value="10" calcext:value-type="float">
            <text:p>10</text:p>
          </table:table-cell>
          <table:table-cell table:style-name="ce7" office:value-type="float" office:value="2.39" calcext:value-type="float">
            <text:p>€ 2.39 </text:p>
          </table:table-cell>
          <table:table-cell table:style-name="ce2" table:formula="of:=(1*(IF (NOT((ISBLANK([.K29]))))))+(2*(IF (NOT((ISBLANK([.L29]))))))+(4*(IF (NOT((ISBLANK([.M29]))))))+(8*(IF (NOT((ISBLANK([.N29]))))))+(16*(IF (NOT((ISBLANK([.O29])))))+(32*(IF (NOT((ISBLANK([.P29]))))))+(64*(IF (NOT((ISBLANK([.Q29]))))))+(128*(IF (NOT((ISBLANK([.R29]))))))+(256*(IF (NOT((ISBLANK([.S29]))))))+(512*(IF (NOT((ISBLANK([.T29]))))))+(1024*(IF (NOT((ISBLANK([.U29]))))))+(2048*(IF (NOT((ISBLANK([.V29])))))))" office:value-type="float" office:value="1008" calcext:value-type="float">
            <text:p>1008</text:p>
          </table:table-cell>
          <table:table-cell table:style-name="ce2" table:formula="of:=(1*(IF (NOT((ISBLANK([.W29]))))))+(2*(IF (NOT((ISBLANK([.X29]))))))+(4*(IF (NOT((ISBLANK([.Y29]))))))+(8*(IF (NOT((ISBLANK([.Z29]))))))+(16*(IF (NOT((ISBLANK([.AA29])))))+(32*(IF (NOT((ISBLANK([.AB29]))))))+(64*(IF (NOT((ISBLANK([.AC29]))))))+(128*(IF (NOT((ISBLANK([.AD29]))))))+(256*(IF (NOT((ISBLANK([.AE29]))))))+(512*(IF (NOT((ISBLANK([.AF29]))))))+(1024*(IF (NOT((ISBLANK([.AG29]))))))+(2048*(IF (NOT((ISBLANK([.AH29])))))))" office:value-type="float" office:value="992" calcext:value-type="float">
            <text:p>992</text:p>
          </table:table-cell>
          <table:table-cell table:style-name="ce2"/>
          <table:table-cell table:number-columns-repeated="4"/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table:number-columns-repeated="7"/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table:number-columns-repeated="992"/>
        </table:table-row>
        <table:table-row table:style-name="ro1">
          <table:table-cell table:style-name="ce2" office:value-type="float" office:value="1833" calcext:value-type="float">
            <text:p>1833</text:p>
          </table:table-cell>
          <table:table-cell table:style-name="ce2" office:value-type="string" calcext:value-type="string">
            <text:p>Sla</text:p>
          </table:table-cell>
          <table:table-cell table:style-name="ce2" office:value-type="string" calcext:value-type="string">
            <text:p>Salad bowl</text:p>
          </table:table-cell>
          <table:table-cell table:style-name="ce2" office:value-type="string" calcext:value-type="string">
            <text:p>Blad- en stengel gewassen</text:p>
          </table:table-cell>
          <table:table-cell table:style-name="ce5"/>
          <table:table-cell table:style-name="ce2" office:value-type="float" office:value="20" calcext:value-type="float">
            <text:p>20</text:p>
          </table:table-cell>
          <table:table-cell table:style-name="ce7" office:value-type="float" office:value="2.12" calcext:value-type="float">
            <text:p>€ 2.12 </text:p>
          </table:table-cell>
          <table:table-cell table:style-name="ce2" table:formula="of:=(1*(IF (NOT((ISBLANK([.K30]))))))+(2*(IF (NOT((ISBLANK([.L30]))))))+(4*(IF (NOT((ISBLANK([.M30]))))))+(8*(IF (NOT((ISBLANK([.N30]))))))+(16*(IF (NOT((ISBLANK([.O30])))))+(32*(IF (NOT((ISBLANK([.P30]))))))+(64*(IF (NOT((ISBLANK([.Q30]))))))+(128*(IF (NOT((ISBLANK([.R30]))))))+(256*(IF (NOT((ISBLANK([.S30]))))))+(512*(IF (NOT((ISBLANK([.T30]))))))+(1024*(IF (NOT((ISBLANK([.U30]))))))+(2048*(IF (NOT((ISBLANK([.V30])))))))" office:value-type="float" office:value="252" calcext:value-type="float">
            <text:p>252</text:p>
          </table:table-cell>
          <table:table-cell table:style-name="ce2" table:formula="of:=(1*(IF (NOT((ISBLANK([.W30]))))))+(2*(IF (NOT((ISBLANK([.X30]))))))+(4*(IF (NOT((ISBLANK([.Y30]))))))+(8*(IF (NOT((ISBLANK([.Z30]))))))+(16*(IF (NOT((ISBLANK([.AA30])))))+(32*(IF (NOT((ISBLANK([.AB30]))))))+(64*(IF (NOT((ISBLANK([.AC30]))))))+(128*(IF (NOT((ISBLANK([.AD30]))))))+(256*(IF (NOT((ISBLANK([.AE30]))))))+(512*(IF (NOT((ISBLANK([.AF30]))))))+(1024*(IF (NOT((ISBLANK([.AG30]))))))+(2048*(IF (NOT((ISBLANK([.AH30])))))))" office:value-type="float" office:value="1016" calcext:value-type="float">
            <text:p>1016</text:p>
          </table:table-cell>
          <table:table-cell table:style-name="ce2"/>
          <table:table-cell table:number-columns-repeated="2"/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table:number-columns-repeated="7"/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table:number-columns-repeated="992"/>
        </table:table-row>
        <table:table-row table:style-name="ro1">
          <table:table-cell table:style-name="ce2" office:value-type="float" office:value="1835" calcext:value-type="float">
            <text:p>1835</text:p>
          </table:table-cell>
          <table:table-cell table:style-name="ce2" office:value-type="string" calcext:value-type="string">
            <text:p>Sla</text:p>
          </table:table-cell>
          <table:table-cell table:style-name="ce2" office:value-type="string" calcext:value-type="string">
            <text:p>Red salad bowl</text:p>
          </table:table-cell>
          <table:table-cell table:style-name="ce2" office:value-type="string" calcext:value-type="string">
            <text:p>Blad- en stengel gewassen</text:p>
          </table:table-cell>
          <table:table-cell table:style-name="ce5"/>
          <table:table-cell table:style-name="ce2" office:value-type="float" office:value="20" calcext:value-type="float">
            <text:p>20</text:p>
          </table:table-cell>
          <table:table-cell table:style-name="ce7" office:value-type="float" office:value="2.12" calcext:value-type="float">
            <text:p>€ 2.12 </text:p>
          </table:table-cell>
          <table:table-cell table:style-name="ce2" table:formula="of:=(1*(IF (NOT((ISBLANK([.K31]))))))+(2*(IF (NOT((ISBLANK([.L31]))))))+(4*(IF (NOT((ISBLANK([.M31]))))))+(8*(IF (NOT((ISBLANK([.N31]))))))+(16*(IF (NOT((ISBLANK([.O31])))))+(32*(IF (NOT((ISBLANK([.P31]))))))+(64*(IF (NOT((ISBLANK([.Q31]))))))+(128*(IF (NOT((ISBLANK([.R31]))))))+(256*(IF (NOT((ISBLANK([.S31]))))))+(512*(IF (NOT((ISBLANK([.T31]))))))+(1024*(IF (NOT((ISBLANK([.U31]))))))+(2048*(IF (NOT((ISBLANK([.V31])))))))" office:value-type="float" office:value="252" calcext:value-type="float">
            <text:p>252</text:p>
          </table:table-cell>
          <table:table-cell table:style-name="ce2" table:formula="of:=(1*(IF (NOT((ISBLANK([.W31]))))))+(2*(IF (NOT((ISBLANK([.X31]))))))+(4*(IF (NOT((ISBLANK([.Y31]))))))+(8*(IF (NOT((ISBLANK([.Z31]))))))+(16*(IF (NOT((ISBLANK([.AA31])))))+(32*(IF (NOT((ISBLANK([.AB31]))))))+(64*(IF (NOT((ISBLANK([.AC31]))))))+(128*(IF (NOT((ISBLANK([.AD31]))))))+(256*(IF (NOT((ISBLANK([.AE31]))))))+(512*(IF (NOT((ISBLANK([.AF31]))))))+(1024*(IF (NOT((ISBLANK([.AG31]))))))+(2048*(IF (NOT((ISBLANK([.AH31])))))))" office:value-type="float" office:value="1016" calcext:value-type="float">
            <text:p>1016</text:p>
          </table:table-cell>
          <table:table-cell table:style-name="ce2"/>
          <table:table-cell table:number-columns-repeated="2"/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table:number-columns-repeated="7"/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table:number-columns-repeated="992"/>
        </table:table-row>
        <table:table-row table:style-name="ro1">
          <table:table-cell table:style-name="ce2" office:value-type="float" office:value="1885" calcext:value-type="float">
            <text:p>1885</text:p>
          </table:table-cell>
          <table:table-cell table:style-name="ce2" office:value-type="string" calcext:value-type="string">
            <text:p>Snijbiet </text:p>
          </table:table-cell>
          <table:table-cell table:style-name="ce2" office:value-type="string" calcext:value-type="string">
            <text:p>Five Colours </text:p>
          </table:table-cell>
          <table:table-cell table:style-name="ce2" office:value-type="string" calcext:value-type="string">
            <text:p>Blad- en stengel gewassen</text:p>
          </table:table-cell>
          <table:table-cell table:style-name="ce2" table:formula="of:=0.4*0.3" office:value-type="float" office:value="0.12" calcext:value-type="float">
            <text:p>0.12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2.39" calcext:value-type="float">
            <text:p>€ 2.39 </text:p>
          </table:table-cell>
          <table:table-cell table:style-name="ce2" table:formula="of:=(1*(IF (NOT((ISBLANK([.K32]))))))+(2*(IF (NOT((ISBLANK([.L32]))))))+(4*(IF (NOT((ISBLANK([.M32]))))))+(8*(IF (NOT((ISBLANK([.N32]))))))+(16*(IF (NOT((ISBLANK([.O32])))))+(32*(IF (NOT((ISBLANK([.P32]))))))+(64*(IF (NOT((ISBLANK([.Q32]))))))+(128*(IF (NOT((ISBLANK([.R32]))))))+(256*(IF (NOT((ISBLANK([.S32]))))))+(512*(IF (NOT((ISBLANK([.T32]))))))+(1024*(IF (NOT((ISBLANK([.U32]))))))+(2048*(IF (NOT((ISBLANK([.V32])))))))" office:value-type="float" office:value="120" calcext:value-type="float">
            <text:p>120</text:p>
          </table:table-cell>
          <table:table-cell table:style-name="ce2" table:formula="of:=(1*(IF (NOT((ISBLANK([.W32]))))))+(2*(IF (NOT((ISBLANK([.X32]))))))+(4*(IF (NOT((ISBLANK([.Y32]))))))+(8*(IF (NOT((ISBLANK([.Z32]))))))+(16*(IF (NOT((ISBLANK([.AA32])))))+(32*(IF (NOT((ISBLANK([.AB32]))))))+(64*(IF (NOT((ISBLANK([.AC32]))))))+(128*(IF (NOT((ISBLANK([.AD32]))))))+(256*(IF (NOT((ISBLANK([.AE32]))))))+(512*(IF (NOT((ISBLANK([.AF32]))))))+(1024*(IF (NOT((ISBLANK([.AG32]))))))+(2048*(IF (NOT((ISBLANK([.AH32])))))))" office:value-type="float" office:value="992" calcext:value-type="float">
            <text:p>992</text:p>
          </table:table-cell>
          <table:table-cell table:style-name="ce2"/>
          <table:table-cell table:number-columns-repeated="3"/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table:number-columns-repeated="10"/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table:number-columns-repeated="992"/>
        </table:table-row>
        <table:table-row table:style-name="ro1">
          <table:table-cell table:style-name="ce2" office:value-type="float" office:value="1900" calcext:value-type="float">
            <text:p>1900</text:p>
          </table:table-cell>
          <table:table-cell table:style-name="ce2" office:value-type="string" calcext:value-type="string">
            <text:p>Snijbiet </text:p>
          </table:table-cell>
          <table:table-cell table:style-name="ce2" office:value-type="string" calcext:value-type="string">
            <text:p>Donkergroene Gladde Witribbige 3</text:p>
          </table:table-cell>
          <table:table-cell table:style-name="ce2" office:value-type="string" calcext:value-type="string">
            <text:p>Blad- en stengel gewassen</text:p>
          </table:table-cell>
          <table:table-cell table:style-name="ce2" table:formula="of:=0.4*0.3" office:value-type="float" office:value="0.12" calcext:value-type="float">
            <text:p>0.12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2.12" calcext:value-type="float">
            <text:p>€ 2.12 </text:p>
          </table:table-cell>
          <table:table-cell table:style-name="ce2" table:formula="of:=(1*(IF (NOT((ISBLANK([.K33]))))))+(2*(IF (NOT((ISBLANK([.L33]))))))+(4*(IF (NOT((ISBLANK([.M33]))))))+(8*(IF (NOT((ISBLANK([.N33]))))))+(16*(IF (NOT((ISBLANK([.O33])))))+(32*(IF (NOT((ISBLANK([.P33]))))))+(64*(IF (NOT((ISBLANK([.Q33]))))))+(128*(IF (NOT((ISBLANK([.R33]))))))+(256*(IF (NOT((ISBLANK([.S33]))))))+(512*(IF (NOT((ISBLANK([.T33]))))))+(1024*(IF (NOT((ISBLANK([.U33]))))))+(2048*(IF (NOT((ISBLANK([.V33])))))))" office:value-type="float" office:value="252" calcext:value-type="float">
            <text:p>252</text:p>
          </table:table-cell>
          <table:table-cell table:style-name="ce2" table:formula="of:=(1*(IF (NOT((ISBLANK([.W33]))))))+(2*(IF (NOT((ISBLANK([.X33]))))))+(4*(IF (NOT((ISBLANK([.Y33]))))))+(8*(IF (NOT((ISBLANK([.Z33]))))))+(16*(IF (NOT((ISBLANK([.AA33])))))+(32*(IF (NOT((ISBLANK([.AB33]))))))+(64*(IF (NOT((ISBLANK([.AC33]))))))+(128*(IF (NOT((ISBLANK([.AD33]))))))+(256*(IF (NOT((ISBLANK([.AE33]))))))+(512*(IF (NOT((ISBLANK([.AF33]))))))+(1024*(IF (NOT((ISBLANK([.AG33]))))))+(2048*(IF (NOT((ISBLANK([.AH33])))))))" office:value-type="float" office:value="1008" calcext:value-type="float">
            <text:p>1008</text:p>
          </table:table-cell>
          <table:table-cell table:style-name="ce2"/>
          <table:table-cell table:number-columns-repeated="2"/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table:number-columns-repeated="8"/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table:number-columns-repeated="992"/>
        </table:table-row>
        <table:table-row table:style-name="ro1">
          <table:table-cell table:style-name="ce2" office:value-type="float" office:value="1890" calcext:value-type="float">
            <text:p>1890</text:p>
          </table:table-cell>
          <table:table-cell table:style-name="ce2" office:value-type="string" calcext:value-type="string">
            <text:p>Snijbiet </text:p>
          </table:table-cell>
          <table:table-cell table:style-name="ce2" office:value-type="string" calcext:value-type="string">
            <text:p>Groene Gewone </text:p>
          </table:table-cell>
          <table:table-cell table:style-name="ce2" office:value-type="string" calcext:value-type="string">
            <text:p>Blad- en stengel gewassen</text:p>
          </table:table-cell>
          <table:table-cell table:style-name="ce2" table:formula="of:=0.4*0.3" office:value-type="float" office:value="0.12" calcext:value-type="float">
            <text:p>0.12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2.12" calcext:value-type="float">
            <text:p>€ 2.12 </text:p>
          </table:table-cell>
          <table:table-cell table:style-name="ce2" table:formula="of:=(1*(IF (NOT((ISBLANK([.K34]))))))+(2*(IF (NOT((ISBLANK([.L34]))))))+(4*(IF (NOT((ISBLANK([.M34]))))))+(8*(IF (NOT((ISBLANK([.N34]))))))+(16*(IF (NOT((ISBLANK([.O34])))))+(32*(IF (NOT((ISBLANK([.P34]))))))+(64*(IF (NOT((ISBLANK([.Q34]))))))+(128*(IF (NOT((ISBLANK([.R34]))))))+(256*(IF (NOT((ISBLANK([.S34]))))))+(512*(IF (NOT((ISBLANK([.T34]))))))+(1024*(IF (NOT((ISBLANK([.U34]))))))+(2048*(IF (NOT((ISBLANK([.V34])))))))" office:value-type="float" office:value="252" calcext:value-type="float">
            <text:p>252</text:p>
          </table:table-cell>
          <table:table-cell table:style-name="ce2" table:formula="of:=(1*(IF (NOT((ISBLANK([.W34]))))))+(2*(IF (NOT((ISBLANK([.X34]))))))+(4*(IF (NOT((ISBLANK([.Y34]))))))+(8*(IF (NOT((ISBLANK([.Z34]))))))+(16*(IF (NOT((ISBLANK([.AA34])))))+(32*(IF (NOT((ISBLANK([.AB34]))))))+(64*(IF (NOT((ISBLANK([.AC34]))))))+(128*(IF (NOT((ISBLANK([.AD34]))))))+(256*(IF (NOT((ISBLANK([.AE34]))))))+(512*(IF (NOT((ISBLANK([.AF34]))))))+(1024*(IF (NOT((ISBLANK([.AG34]))))))+(2048*(IF (NOT((ISBLANK([.AH34])))))))" office:value-type="float" office:value="1008" calcext:value-type="float">
            <text:p>1008</text:p>
          </table:table-cell>
          <table:table-cell table:style-name="ce2"/>
          <table:table-cell table:number-columns-repeated="2"/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table:number-columns-repeated="8"/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table:number-columns-repeated="992"/>
        </table:table-row>
        <table:table-row table:style-name="ro1">
          <table:table-cell table:style-name="ce2" office:value-type="float" office:value="1910" calcext:value-type="float">
            <text:p>1910</text:p>
          </table:table-cell>
          <table:table-cell table:style-name="ce2" office:value-type="string" calcext:value-type="string">
            <text:p>Snijbiet </text:p>
          </table:table-cell>
          <table:table-cell table:style-name="ce2" office:value-type="string" calcext:value-type="string">
            <text:p>Rhubarb Chard </text:p>
          </table:table-cell>
          <table:table-cell table:style-name="ce2" office:value-type="string" calcext:value-type="string">
            <text:p>Blad- en stengel gewassen</text:p>
          </table:table-cell>
          <table:table-cell table:style-name="ce2" table:formula="of:=0.4*0.3" office:value-type="float" office:value="0.12" calcext:value-type="float">
            <text:p>0.12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2.12" calcext:value-type="float">
            <text:p>€ 2.12 </text:p>
          </table:table-cell>
          <table:table-cell table:style-name="ce2" table:formula="of:=(1*(IF (NOT((ISBLANK([.K35]))))))+(2*(IF (NOT((ISBLANK([.L35]))))))+(4*(IF (NOT((ISBLANK([.M35]))))))+(8*(IF (NOT((ISBLANK([.N35]))))))+(16*(IF (NOT((ISBLANK([.O35])))))+(32*(IF (NOT((ISBLANK([.P35]))))))+(64*(IF (NOT((ISBLANK([.Q35]))))))+(128*(IF (NOT((ISBLANK([.R35]))))))+(256*(IF (NOT((ISBLANK([.S35]))))))+(512*(IF (NOT((ISBLANK([.T35]))))))+(1024*(IF (NOT((ISBLANK([.U35]))))))+(2048*(IF (NOT((ISBLANK([.V35])))))))" office:value-type="float" office:value="240" calcext:value-type="float">
            <text:p>240</text:p>
          </table:table-cell>
          <table:table-cell table:style-name="ce2" table:formula="of:=(1*(IF (NOT((ISBLANK([.W35]))))))+(2*(IF (NOT((ISBLANK([.X35]))))))+(4*(IF (NOT((ISBLANK([.Y35]))))))+(8*(IF (NOT((ISBLANK([.Z35]))))))+(16*(IF (NOT((ISBLANK([.AA35])))))+(32*(IF (NOT((ISBLANK([.AB35]))))))+(64*(IF (NOT((ISBLANK([.AC35]))))))+(128*(IF (NOT((ISBLANK([.AD35]))))))+(256*(IF (NOT((ISBLANK([.AE35]))))))+(512*(IF (NOT((ISBLANK([.AF35]))))))+(1024*(IF (NOT((ISBLANK([.AG35]))))))+(2048*(IF (NOT((ISBLANK([.AH35])))))))" office:value-type="float" office:value="960" calcext:value-type="float">
            <text:p>960</text:p>
          </table:table-cell>
          <table:table-cell table:style-name="ce2"/>
          <table:table-cell table:number-columns-repeated="4"/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table:number-columns-repeated="10"/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table:number-columns-repeated="992"/>
        </table:table-row>
        <table:table-row table:style-name="ro1">
          <table:table-cell table:style-name="ce2" office:value-type="float" office:value="1930" calcext:value-type="float">
            <text:p>1930</text:p>
          </table:table-cell>
          <table:table-cell table:style-name="ce2" office:value-type="string" calcext:value-type="string">
            <text:p>Spinazie </text:p>
          </table:table-cell>
          <table:table-cell table:style-name="ce2" office:value-type="string" calcext:value-type="string">
            <text:p>Nores, type Noorman </text:p>
          </table:table-cell>
          <table:table-cell table:style-name="ce2" office:value-type="string" calcext:value-type="string">
            <text:p>Blad- en stengel gewassen</text:p>
          </table:table-cell>
          <table:table-cell table:style-name="ce5" table:formula="of:=0.6*0.6" office:value-type="float" office:value="0.36" calcext:value-type="float">
            <text:p>0.36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2.39" calcext:value-type="float">
            <text:p>€ 2.39 </text:p>
          </table:table-cell>
          <table:table-cell table:style-name="ce2" table:formula="of:=(1*(IF (NOT((ISBLANK([.K36]))))))+(2*(IF (NOT((ISBLANK([.L36]))))))+(4*(IF (NOT((ISBLANK([.M36]))))))+(8*(IF (NOT((ISBLANK([.N36]))))))+(16*(IF (NOT((ISBLANK([.O36])))))+(32*(IF (NOT((ISBLANK([.P36]))))))+(64*(IF (NOT((ISBLANK([.Q36]))))))+(128*(IF (NOT((ISBLANK([.R36]))))))+(256*(IF (NOT((ISBLANK([.S36]))))))+(512*(IF (NOT((ISBLANK([.T36]))))))+(1024*(IF (NOT((ISBLANK([.U36]))))))+(2048*(IF (NOT((ISBLANK([.V36])))))))" office:value-type="float" office:value="254" calcext:value-type="float">
            <text:p>254</text:p>
          </table:table-cell>
          <table:table-cell table:style-name="ce2" table:formula="of:=(1*(IF (NOT((ISBLANK([.W36]))))))+(2*(IF (NOT((ISBLANK([.X36]))))))+(4*(IF (NOT((ISBLANK([.Y36]))))))+(8*(IF (NOT((ISBLANK([.Z36]))))))+(16*(IF (NOT((ISBLANK([.AA36])))))+(32*(IF (NOT((ISBLANK([.AB36]))))))+(64*(IF (NOT((ISBLANK([.AC36]))))))+(128*(IF (NOT((ISBLANK([.AD36]))))))+(256*(IF (NOT((ISBLANK([.AE36]))))))+(512*(IF (NOT((ISBLANK([.AF36]))))))+(1024*(IF (NOT((ISBLANK([.AG36]))))))+(2048*(IF (NOT((ISBLANK([.AH36])))))))" office:value-type="float" office:value="1020" calcext:value-type="float">
            <text:p>1020</text:p>
          </table:table-cell>
          <table:table-cell table:style-name="ce2"/>
          <table:table-cell/>
          <table:table-cell office:value-type="string" calcext:value-type="string">
            <text:p>Feb 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table:number-columns-repeated="6"/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table:number-columns-repeated="992"/>
        </table:table-row>
        <table:table-row table:style-name="ro1">
          <table:table-cell table:style-name="ce2" office:value-type="float" office:value="1610" calcext:value-type="float">
            <text:p>1610</text:p>
          </table:table-cell>
          <table:table-cell table:style-name="ce2" office:value-type="string" calcext:value-type="string">
            <text:p>Spinazie </text:p>
          </table:table-cell>
          <table:table-cell table:style-name="ce2" office:value-type="string" calcext:value-type="string">
            <text:p>Nieuw-Zeelandse</text:p>
          </table:table-cell>
          <table:table-cell table:style-name="ce2" office:value-type="string" calcext:value-type="string">
            <text:p>Blad- en stengel gewassen</text:p>
          </table:table-cell>
          <table:table-cell table:style-name="ce5" table:formula="of:=0.6*0.6" office:value-type="float" office:value="0.36" calcext:value-type="float">
            <text:p>0.36</text:p>
          </table:table-cell>
          <table:table-cell table:style-name="ce2" office:value-type="float" office:value="10" calcext:value-type="float">
            <text:p>10</text:p>
          </table:table-cell>
          <table:table-cell table:style-name="ce7" office:value-type="float" office:value="2.39" calcext:value-type="float">
            <text:p>€ 2.39 </text:p>
          </table:table-cell>
          <table:table-cell table:style-name="ce2" table:formula="of:=(1*(IF (NOT((ISBLANK([.K37]))))))+(2*(IF (NOT((ISBLANK([.L37]))))))+(4*(IF (NOT((ISBLANK([.M37]))))))+(8*(IF (NOT((ISBLANK([.N37]))))))+(16*(IF (NOT((ISBLANK([.O37])))))+(32*(IF (NOT((ISBLANK([.P37]))))))+(64*(IF (NOT((ISBLANK([.Q37]))))))+(128*(IF (NOT((ISBLANK([.R37]))))))+(256*(IF (NOT((ISBLANK([.S37]))))))+(512*(IF (NOT((ISBLANK([.T37]))))))+(1024*(IF (NOT((ISBLANK([.U37]))))))+(2048*(IF (NOT((ISBLANK([.V37])))))))" office:value-type="float" office:value="24" calcext:value-type="float">
            <text:p>24</text:p>
          </table:table-cell>
          <table:table-cell table:style-name="ce2" table:formula="of:=(1*(IF (NOT((ISBLANK([.W37]))))))+(2*(IF (NOT((ISBLANK([.X37]))))))+(4*(IF (NOT((ISBLANK([.Y37]))))))+(8*(IF (NOT((ISBLANK([.Z37]))))))+(16*(IF (NOT((ISBLANK([.AA37])))))+(32*(IF (NOT((ISBLANK([.AB37]))))))+(64*(IF (NOT((ISBLANK([.AC37]))))))+(128*(IF (NOT((ISBLANK([.AD37]))))))+(256*(IF (NOT((ISBLANK([.AE37]))))))+(512*(IF (NOT((ISBLANK([.AF37]))))))+(1024*(IF (NOT((ISBLANK([.AG37]))))))+(2048*(IF (NOT((ISBLANK([.AH37])))))))" office:value-type="float" office:value="1008" calcext:value-type="float">
            <text:p>1008</text:p>
          </table:table-cell>
          <table:table-cell table:style-name="ce2"/>
          <table:table-cell table:number-columns-repeated="3"/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table:number-columns-repeated="11"/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table:number-columns-repeated="992"/>
        </table:table-row>
        <table:table-row table:style-name="ro1">
          <table:table-cell table:style-name="ce2" office:value-type="float" office:value="1920" calcext:value-type="float">
            <text:p>1920</text:p>
          </table:table-cell>
          <table:table-cell table:style-name="ce2" office:value-type="string" calcext:value-type="string">
            <text:p>Spinazie </text:p>
          </table:table-cell>
          <table:table-cell table:style-name="ce2" office:value-type="string" calcext:value-type="string">
            <text:p>Vroeg Reuzenblad</text:p>
          </table:table-cell>
          <table:table-cell table:style-name="ce2" office:value-type="string" calcext:value-type="string">
            <text:p>Blad- en stengel gewassen</text:p>
          </table:table-cell>
          <table:table-cell table:style-name="ce5" table:formula="of:=0.6*0.6" office:value-type="float" office:value="0.36" calcext:value-type="float">
            <text:p>0.36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2.39" calcext:value-type="float">
            <text:p>€ 2.39 </text:p>
          </table:table-cell>
          <table:table-cell table:style-name="ce2" table:formula="of:=(1*(IF (NOT((ISBLANK([.K38]))))))+(2*(IF (NOT((ISBLANK([.L38]))))))+(4*(IF (NOT((ISBLANK([.M38]))))))+(8*(IF (NOT((ISBLANK([.N38]))))))+(16*(IF (NOT((ISBLANK([.O38])))))+(32*(IF (NOT((ISBLANK([.P38]))))))+(64*(IF (NOT((ISBLANK([.Q38]))))))+(128*(IF (NOT((ISBLANK([.R38]))))))+(256*(IF (NOT((ISBLANK([.S38]))))))+(512*(IF (NOT((ISBLANK([.T38]))))))+(1024*(IF (NOT((ISBLANK([.U38]))))))+(2048*(IF (NOT((ISBLANK([.V38])))))))" office:value-type="float" office:value="399" calcext:value-type="float">
            <text:p>399</text:p>
          </table:table-cell>
          <table:table-cell table:style-name="ce2" table:formula="of:=(1*(IF (NOT((ISBLANK([.W38]))))))+(2*(IF (NOT((ISBLANK([.X38]))))))+(4*(IF (NOT((ISBLANK([.Y38]))))))+(8*(IF (NOT((ISBLANK([.Z38]))))))+(16*(IF (NOT((ISBLANK([.AA38])))))+(32*(IF (NOT((ISBLANK([.AB38]))))))+(64*(IF (NOT((ISBLANK([.AC38]))))))+(128*(IF (NOT((ISBLANK([.AD38]))))))+(256*(IF (NOT((ISBLANK([.AE38]))))))+(512*(IF (NOT((ISBLANK([.AF38]))))))+(1024*(IF (NOT((ISBLANK([.AG38]))))))+(2048*(IF (NOT((ISBLANK([.AH38])))))))" office:value-type="float" office:value="1854" calcext:value-type="float">
            <text:p>1854</text:p>
          </table:table-cell>
          <table:table-cell table:style-name="ce2"/>
          <table:table-cell office:value-type="string" calcext:value-type="string">
            <text:p>Jan</text:p>
          </table:table-cell>
          <table:table-cell office:value-type="string" calcext:value-type="string">
            <text:p>Feb 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table:number-columns-repeated="3"/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table:number-columns-repeated="4"/>
          <table:table-cell office:value-type="string" calcext:value-type="string">
            <text:p>Feb 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table:number-columns-repeated="2"/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office:value-type="string" calcext:value-type="string">
            <text:p>Nov</text:p>
          </table:table-cell>
          <table:table-cell table:number-columns-repeated="991"/>
        </table:table-row>
        <table:table-row table:style-name="ro1">
          <table:table-cell table:style-name="ce2" office:value-type="float" office:value="1935" calcext:value-type="float">
            <text:p>1935</text:p>
          </table:table-cell>
          <table:table-cell table:style-name="ce2" office:value-type="string" calcext:value-type="string">
            <text:p>Spinazie </text:p>
          </table:table-cell>
          <table:table-cell table:style-name="ce2" office:value-type="string" calcext:value-type="string">
            <text:p>Winterreuzen</text:p>
          </table:table-cell>
          <table:table-cell table:style-name="ce2" office:value-type="string" calcext:value-type="string">
            <text:p>Blad- en stengel gewassen</text:p>
          </table:table-cell>
          <table:table-cell table:style-name="ce5" table:formula="of:=0.6*0.6" office:value-type="float" office:value="0.36" calcext:value-type="float">
            <text:p>0.36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2.39" calcext:value-type="float">
            <text:p>€ 2.39 </text:p>
          </table:table-cell>
          <table:table-cell table:style-name="ce2" table:formula="of:=(1*(IF (NOT((ISBLANK([.K39]))))))+(2*(IF (NOT((ISBLANK([.L39]))))))+(4*(IF (NOT((ISBLANK([.M39]))))))+(8*(IF (NOT((ISBLANK([.N39]))))))+(16*(IF (NOT((ISBLANK([.O39])))))+(32*(IF (NOT((ISBLANK([.P39]))))))+(64*(IF (NOT((ISBLANK([.Q39]))))))+(128*(IF (NOT((ISBLANK([.R39]))))))+(256*(IF (NOT((ISBLANK([.S39]))))))+(512*(IF (NOT((ISBLANK([.T39]))))))+(1024*(IF (NOT((ISBLANK([.U39]))))))+(2048*(IF (NOT((ISBLANK([.V39])))))))" office:value-type="float" office:value="899" calcext:value-type="float">
            <text:p>899</text:p>
          </table:table-cell>
          <table:table-cell table:style-name="ce2" table:formula="of:=(1*(IF (NOT((ISBLANK([.W39]))))))+(2*(IF (NOT((ISBLANK([.X39]))))))+(4*(IF (NOT((ISBLANK([.Y39]))))))+(8*(IF (NOT((ISBLANK([.Z39]))))))+(16*(IF (NOT((ISBLANK([.AA39])))))+(32*(IF (NOT((ISBLANK([.AB39]))))))+(64*(IF (NOT((ISBLANK([.AC39]))))))+(128*(IF (NOT((ISBLANK([.AD39]))))))+(256*(IF (NOT((ISBLANK([.AE39]))))))+(512*(IF (NOT((ISBLANK([.AF39]))))))+(1024*(IF (NOT((ISBLANK([.AG39]))))))+(2048*(IF (NOT((ISBLANK([.AH39])))))))" office:value-type="float" office:value="3599" calcext:value-type="float">
            <text:p>3599</text:p>
          </table:table-cell>
          <table:table-cell table:style-name="ce2"/>
          <table:table-cell office:value-type="string" calcext:value-type="string">
            <text:p>Jan</text:p>
          </table:table-cell>
          <table:table-cell office:value-type="string" calcext:value-type="string">
            <text:p>Feb </text:p>
          </table:table-cell>
          <table:table-cell table:number-columns-repeated="5"/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table:number-columns-repeated="2"/>
          <table:table-cell office:value-type="string" calcext:value-type="string">
            <text:p>Jan</text:p>
          </table:table-cell>
          <table:table-cell office:value-type="string" calcext:value-type="string">
            <text:p>Feb 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table:number-columns-repeated="5"/>
          <table:table-cell office:value-type="string" calcext:value-type="string">
            <text:p>Ok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table:number-columns-repeated="990"/>
        </table:table-row>
        <table:table-row table:style-name="ro1">
          <table:table-cell table:style-name="ce2" office:value-type="float" office:value="1980" calcext:value-type="float">
            <text:p>1980</text:p>
          </table:table-cell>
          <table:table-cell table:style-name="ce2" office:value-type="string" calcext:value-type="string">
            <text:p>Tuinkers </text:p>
          </table:table-cell>
          <table:table-cell table:style-name="ce2" office:value-type="string" calcext:value-type="string">
            <text:p>Cressida </text:p>
          </table:table-cell>
          <table:table-cell table:style-name="ce2" office:value-type="string" calcext:value-type="string">
            <text:p>Blad- en stengel gewassen</text:p>
          </table:table-cell>
          <table:table-cell table:style-name="ce5" table:number-columns-repeated="2"/>
          <table:table-cell table:style-name="ce7" office:value-type="float" office:value="2.12" calcext:value-type="float">
            <text:p>€ 2.12 </text:p>
          </table:table-cell>
          <table:table-cell table:style-name="ce2" table:formula="of:=(1*(IF (NOT((ISBLANK([.K40]))))))+(2*(IF (NOT((ISBLANK([.L40]))))))+(4*(IF (NOT((ISBLANK([.M40]))))))+(8*(IF (NOT((ISBLANK([.N40]))))))+(16*(IF (NOT((ISBLANK([.O40])))))+(32*(IF (NOT((ISBLANK([.P40]))))))+(64*(IF (NOT((ISBLANK([.Q40]))))))+(128*(IF (NOT((ISBLANK([.R40]))))))+(256*(IF (NOT((ISBLANK([.S40]))))))+(512*(IF (NOT((ISBLANK([.T40]))))))+(1024*(IF (NOT((ISBLANK([.U40]))))))+(2048*(IF (NOT((ISBLANK([.V40])))))))" office:value-type="float" office:value="252" calcext:value-type="float">
            <text:p>252</text:p>
          </table:table-cell>
          <table:table-cell table:style-name="ce2" table:formula="of:=(1*(IF (NOT((ISBLANK([.W40]))))))+(2*(IF (NOT((ISBLANK([.X40]))))))+(4*(IF (NOT((ISBLANK([.Y40]))))))+(8*(IF (NOT((ISBLANK([.Z40]))))))+(16*(IF (NOT((ISBLANK([.AA40])))))+(32*(IF (NOT((ISBLANK([.AB40]))))))+(64*(IF (NOT((ISBLANK([.AC40]))))))+(128*(IF (NOT((ISBLANK([.AD40]))))))+(256*(IF (NOT((ISBLANK([.AE40]))))))+(512*(IF (NOT((ISBLANK([.AF40]))))))+(1024*(IF (NOT((ISBLANK([.AG40]))))))+(2048*(IF (NOT((ISBLANK([.AH40])))))))" office:value-type="float" office:value="504" calcext:value-type="float">
            <text:p>504</text:p>
          </table:table-cell>
          <table:table-cell table:style-name="ce2"/>
          <table:table-cell table:number-columns-repeated="2"/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table:number-columns-repeated="7"/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table:number-columns-repeated="993"/>
        </table:table-row>
        <table:table-row table:style-name="ro1">
          <table:table-cell table:style-name="ce2" office:value-type="float" office:value="1990" calcext:value-type="float">
            <text:p>1990</text:p>
          </table:table-cell>
          <table:table-cell table:style-name="ce2" office:value-type="string" calcext:value-type="string">
            <text:p>Tuinmelde </text:p>
          </table:table-cell>
          <table:table-cell table:style-name="ce2" office:value-type="string" calcext:value-type="string">
            <text:p>Lichtgroene</text:p>
          </table:table-cell>
          <table:table-cell table:style-name="ce2" office:value-type="string" calcext:value-type="string">
            <text:p>Blad- en stengel gewassen</text:p>
          </table:table-cell>
          <table:table-cell table:style-name="ce2" table:formula="of:=0.3*0.3" office:value-type="float" office:value="0.09" calcext:value-type="float">
            <text:p>0.09</text:p>
          </table:table-cell>
          <table:table-cell table:style-name="ce2" office:value-type="float" office:value="5" calcext:value-type="float">
            <text:p>5</text:p>
          </table:table-cell>
          <table:table-cell table:style-name="ce7" office:value-type="float" office:value="2.12" calcext:value-type="float">
            <text:p>€ 2.12 </text:p>
          </table:table-cell>
          <table:table-cell table:style-name="ce2" table:formula="of:=(1*(IF (NOT((ISBLANK([.K41]))))))+(2*(IF (NOT((ISBLANK([.L41]))))))+(4*(IF (NOT((ISBLANK([.M41]))))))+(8*(IF (NOT((ISBLANK([.N41]))))))+(16*(IF (NOT((ISBLANK([.O41])))))+(32*(IF (NOT((ISBLANK([.P41]))))))+(64*(IF (NOT((ISBLANK([.Q41]))))))+(128*(IF (NOT((ISBLANK([.R41]))))))+(256*(IF (NOT((ISBLANK([.S41]))))))+(512*(IF (NOT((ISBLANK([.T41]))))))+(1024*(IF (NOT((ISBLANK([.U41]))))))+(2048*(IF (NOT((ISBLANK([.V41])))))))" office:value-type="float" office:value="124" calcext:value-type="float">
            <text:p>124</text:p>
          </table:table-cell>
          <table:table-cell table:style-name="ce2" table:formula="of:=(1*(IF (NOT((ISBLANK([.W41]))))))+(2*(IF (NOT((ISBLANK([.X41]))))))+(4*(IF (NOT((ISBLANK([.Y41]))))))+(8*(IF (NOT((ISBLANK([.Z41]))))))+(16*(IF (NOT((ISBLANK([.AA41])))))+(32*(IF (NOT((ISBLANK([.AB41]))))))+(64*(IF (NOT((ISBLANK([.AC41]))))))+(128*(IF (NOT((ISBLANK([.AD41]))))))+(256*(IF (NOT((ISBLANK([.AE41]))))))+(512*(IF (NOT((ISBLANK([.AF41]))))))+(1024*(IF (NOT((ISBLANK([.AG41]))))))+(2048*(IF (NOT((ISBLANK([.AH41])))))))" office:value-type="float" office:value="248" calcext:value-type="float">
            <text:p>248</text:p>
          </table:table-cell>
          <table:table-cell table:style-name="ce2"/>
          <table:table-cell table:number-columns-repeated="2"/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table:number-columns-repeated="8"/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table:number-columns-repeated="994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table:style-name="ce2" office:value-type="string" calcext:value-type="string">
            <text:p>Tuinmelde </text:p>
          </table:table-cell>
          <table:table-cell table:style-name="ce2" office:value-type="string" calcext:value-type="string">
            <text:p>Rode </text:p>
          </table:table-cell>
          <table:table-cell table:style-name="ce2" office:value-type="string" calcext:value-type="string">
            <text:p>Blad- en stengel gewassen</text:p>
          </table:table-cell>
          <table:table-cell table:style-name="ce2" table:formula="of:=0.3*0.3" office:value-type="float" office:value="0.09" calcext:value-type="float">
            <text:p>0.09</text:p>
          </table:table-cell>
          <table:table-cell table:style-name="ce2" office:value-type="float" office:value="5" calcext:value-type="float">
            <text:p>5</text:p>
          </table:table-cell>
          <table:table-cell table:style-name="ce7" office:value-type="float" office:value="2.12" calcext:value-type="float">
            <text:p>€ 2.12 </text:p>
          </table:table-cell>
          <table:table-cell table:style-name="ce2" table:formula="of:=(1*(IF (NOT((ISBLANK([.K42]))))))+(2*(IF (NOT((ISBLANK([.L42]))))))+(4*(IF (NOT((ISBLANK([.M42]))))))+(8*(IF (NOT((ISBLANK([.N42]))))))+(16*(IF (NOT((ISBLANK([.O42])))))+(32*(IF (NOT((ISBLANK([.P42]))))))+(64*(IF (NOT((ISBLANK([.Q42]))))))+(128*(IF (NOT((ISBLANK([.R42]))))))+(256*(IF (NOT((ISBLANK([.S42]))))))+(512*(IF (NOT((ISBLANK([.T42]))))))+(1024*(IF (NOT((ISBLANK([.U42]))))))+(2048*(IF (NOT((ISBLANK([.V42])))))))" office:value-type="float" office:value="124" calcext:value-type="float">
            <text:p>124</text:p>
          </table:table-cell>
          <table:table-cell table:style-name="ce2" table:formula="of:=(1*(IF (NOT((ISBLANK([.W42]))))))+(2*(IF (NOT((ISBLANK([.X42]))))))+(4*(IF (NOT((ISBLANK([.Y42]))))))+(8*(IF (NOT((ISBLANK([.Z42]))))))+(16*(IF (NOT((ISBLANK([.AA42])))))+(32*(IF (NOT((ISBLANK([.AB42]))))))+(64*(IF (NOT((ISBLANK([.AC42]))))))+(128*(IF (NOT((ISBLANK([.AD42]))))))+(256*(IF (NOT((ISBLANK([.AE42]))))))+(512*(IF (NOT((ISBLANK([.AF42]))))))+(1024*(IF (NOT((ISBLANK([.AG42]))))))+(2048*(IF (NOT((ISBLANK([.AH42])))))))" office:value-type="float" office:value="248" calcext:value-type="float">
            <text:p>248</text:p>
          </table:table-cell>
          <table:table-cell table:style-name="ce2"/>
          <table:table-cell table:number-columns-repeated="2"/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table:number-columns-repeated="8"/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table:number-columns-repeated="994"/>
        </table:table-row>
        <table:table-row table:style-name="ro1">
          <table:table-cell table:style-name="ce2" office:value-type="float" office:value="1870" calcext:value-type="float">
            <text:p>1870</text:p>
          </table:table-cell>
          <table:table-cell table:style-name="ce2" office:value-type="string" calcext:value-type="string">
            <text:p>Veldsla </text:p>
          </table:table-cell>
          <table:table-cell table:style-name="ce2" office:value-type="string" calcext:value-type="string">
            <text:p>Grote Noordhollandse </text:p>
          </table:table-cell>
          <table:table-cell table:style-name="ce2" office:value-type="string" calcext:value-type="string">
            <text:p>Blad- en stengel gewassen</text:p>
          </table:table-cell>
          <table:table-cell table:style-name="ce2" table:formula="of:=0.1*0.05" office:value-type="float" office:value="0.005" calcext:value-type="float">
            <text:p>0.005</text:p>
          </table:table-cell>
          <table:table-cell table:style-name="ce2" office:value-type="float" office:value="7" calcext:value-type="float">
            <text:p>7</text:p>
          </table:table-cell>
          <table:table-cell table:style-name="ce7" office:value-type="float" office:value="2.39" calcext:value-type="float">
            <text:p>€ 2.39 </text:p>
          </table:table-cell>
          <table:table-cell table:style-name="ce2" table:formula="of:=(1*(IF (NOT((ISBLANK([.K43]))))))+(2*(IF (NOT((ISBLANK([.L43]))))))+(4*(IF (NOT((ISBLANK([.M43]))))))+(8*(IF (NOT((ISBLANK([.N43]))))))+(16*(IF (NOT((ISBLANK([.O43])))))+(32*(IF (NOT((ISBLANK([.P43]))))))+(64*(IF (NOT((ISBLANK([.Q43]))))))+(128*(IF (NOT((ISBLANK([.R43]))))))+(256*(IF (NOT((ISBLANK([.S43]))))))+(512*(IF (NOT((ISBLANK([.T43]))))))+(1024*(IF (NOT((ISBLANK([.U43]))))))+(2048*(IF (NOT((ISBLANK([.V43])))))))" office:value-type="float" office:value="384" calcext:value-type="float">
            <text:p>384</text:p>
          </table:table-cell>
          <table:table-cell table:style-name="ce2" table:formula="of:=(1*(IF (NOT((ISBLANK([.W43]))))))+(2*(IF (NOT((ISBLANK([.X43]))))))+(4*(IF (NOT((ISBLANK([.Y43]))))))+(8*(IF (NOT((ISBLANK([.Z43]))))))+(16*(IF (NOT((ISBLANK([.AA43])))))+(32*(IF (NOT((ISBLANK([.AB43]))))))+(64*(IF (NOT((ISBLANK([.AC43]))))))+(128*(IF (NOT((ISBLANK([.AD43]))))))+(256*(IF (NOT((ISBLANK([.AE43]))))))+(512*(IF (NOT((ISBLANK([.AF43]))))))+(1024*(IF (NOT((ISBLANK([.AG43]))))))+(2048*(IF (NOT((ISBLANK([.AH43])))))))" office:value-type="float" office:value="3584" calcext:value-type="float">
            <text:p>3584</text:p>
          </table:table-cell>
          <table:table-cell table:style-name="ce2"/>
          <table:table-cell table:number-columns-repeated="7"/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table:number-columns-repeated="12"/>
          <table:table-cell office:value-type="string" calcext:value-type="string">
            <text:p>Ok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table:number-columns-repeated="990"/>
        </table:table-row>
        <table:table-row table:style-name="ro1">
          <table:table-cell table:style-name="ce2" office:value-type="float" office:value="1880" calcext:value-type="float">
            <text:p>1880</text:p>
          </table:table-cell>
          <table:table-cell table:style-name="ce2" office:value-type="string" calcext:value-type="string">
            <text:p>Veldsla </text:p>
          </table:table-cell>
          <table:table-cell table:style-name="ce2" office:value-type="string" calcext:value-type="string">
            <text:p>Vit</text:p>
          </table:table-cell>
          <table:table-cell table:style-name="ce2" office:value-type="string" calcext:value-type="string">
            <text:p>Blad- en stengel gewassen</text:p>
          </table:table-cell>
          <table:table-cell table:style-name="ce2" table:formula="of:=0.1*0.05" office:value-type="float" office:value="0.005" calcext:value-type="float">
            <text:p>0.005</text:p>
          </table:table-cell>
          <table:table-cell table:style-name="ce2" office:value-type="float" office:value="7" calcext:value-type="float">
            <text:p>7</text:p>
          </table:table-cell>
          <table:table-cell table:style-name="ce7" office:value-type="float" office:value="2.39" calcext:value-type="float">
            <text:p>€ 2.39 </text:p>
          </table:table-cell>
          <table:table-cell table:style-name="ce2" table:formula="of:=(1*(IF (NOT((ISBLANK([.K44]))))))+(2*(IF (NOT((ISBLANK([.L44]))))))+(4*(IF (NOT((ISBLANK([.M44]))))))+(8*(IF (NOT((ISBLANK([.N44]))))))+(16*(IF (NOT((ISBLANK([.O44])))))+(32*(IF (NOT((ISBLANK([.P44]))))))+(64*(IF (NOT((ISBLANK([.Q44]))))))+(128*(IF (NOT((ISBLANK([.R44]))))))+(256*(IF (NOT((ISBLANK([.S44]))))))+(512*(IF (NOT((ISBLANK([.T44]))))))+(1024*(IF (NOT((ISBLANK([.U44]))))))+(2048*(IF (NOT((ISBLANK([.V44])))))))" office:value-type="float" office:value="384" calcext:value-type="float">
            <text:p>384</text:p>
          </table:table-cell>
          <table:table-cell table:style-name="ce2" table:formula="of:=(1*(IF (NOT((ISBLANK([.W44]))))))+(2*(IF (NOT((ISBLANK([.X44]))))))+(4*(IF (NOT((ISBLANK([.Y44]))))))+(8*(IF (NOT((ISBLANK([.Z44]))))))+(16*(IF (NOT((ISBLANK([.AA44])))))+(32*(IF (NOT((ISBLANK([.AB44]))))))+(64*(IF (NOT((ISBLANK([.AC44]))))))+(128*(IF (NOT((ISBLANK([.AD44]))))))+(256*(IF (NOT((ISBLANK([.AE44]))))))+(512*(IF (NOT((ISBLANK([.AF44]))))))+(1024*(IF (NOT((ISBLANK([.AG44]))))))+(2048*(IF (NOT((ISBLANK([.AH44])))))))" office:value-type="float" office:value="3584" calcext:value-type="float">
            <text:p>3584</text:p>
          </table:table-cell>
          <table:table-cell table:style-name="ce2"/>
          <table:table-cell table:number-columns-repeated="7"/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table:number-columns-repeated="12"/>
          <table:table-cell office:value-type="string" calcext:value-type="string">
            <text:p>Ok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table:number-columns-repeated="990"/>
        </table:table-row>
        <table:table-row table:style-name="ro1">
          <table:table-cell table:style-name="ce2" office:value-type="float" office:value="2030" calcext:value-type="float">
            <text:p>2030</text:p>
          </table:table-cell>
          <table:table-cell table:style-name="ce2" office:value-type="string" calcext:value-type="string">
            <text:p>Winterpostelein </text:p>
          </table:table-cell>
          <table:table-cell table:style-name="ce2"/>
          <table:table-cell table:style-name="ce2" office:value-type="string" calcext:value-type="string">
            <text:p>Blad- en stengel gewassen</text:p>
          </table:table-cell>
          <table:table-cell table:style-name="ce2" table:formula="of:=0.25*0.1" office:value-type="float" office:value="0.025" calcext:value-type="float">
            <text:p>0.025</text:p>
          </table:table-cell>
          <table:table-cell table:style-name="ce2" office:value-type="float" office:value="6" calcext:value-type="float">
            <text:p>6</text:p>
          </table:table-cell>
          <table:table-cell table:style-name="ce7" office:value-type="float" office:value="2.39" calcext:value-type="float">
            <text:p>€ 2.39 </text:p>
          </table:table-cell>
          <table:table-cell table:style-name="ce2" table:formula="of:=(1*(IF (NOT((ISBLANK([.K45]))))))+(2*(IF (NOT((ISBLANK([.L45]))))))+(4*(IF (NOT((ISBLANK([.M45]))))))+(8*(IF (NOT((ISBLANK([.N45]))))))+(16*(IF (NOT((ISBLANK([.O45])))))+(32*(IF (NOT((ISBLANK([.P45]))))))+(64*(IF (NOT((ISBLANK([.Q45]))))))+(128*(IF (NOT((ISBLANK([.R45]))))))+(256*(IF (NOT((ISBLANK([.S45]))))))+(512*(IF (NOT((ISBLANK([.T45]))))))+(1024*(IF (NOT((ISBLANK([.U45]))))))+(2048*(IF (NOT((ISBLANK([.V45])))))))" office:value-type="float" office:value="192" calcext:value-type="float">
            <text:p>192</text:p>
          </table:table-cell>
          <table:table-cell table:style-name="ce2" table:formula="of:=(1*(IF (NOT((ISBLANK([.W45]))))))+(2*(IF (NOT((ISBLANK([.X45]))))))+(4*(IF (NOT((ISBLANK([.Y45]))))))+(8*(IF (NOT((ISBLANK([.Z45]))))))+(16*(IF (NOT((ISBLANK([.AA45])))))+(32*(IF (NOT((ISBLANK([.AB45]))))))+(64*(IF (NOT((ISBLANK([.AC45]))))))+(128*(IF (NOT((ISBLANK([.AD45]))))))+(256*(IF (NOT((ISBLANK([.AE45]))))))+(512*(IF (NOT((ISBLANK([.AF45]))))))+(1024*(IF (NOT((ISBLANK([.AG45]))))))+(2048*(IF (NOT((ISBLANK([.AH45])))))))" office:value-type="float" office:value="896" calcext:value-type="float">
            <text:p>896</text:p>
          </table:table-cell>
          <table:table-cell table:style-name="ce2"/>
          <table:table-cell table:number-columns-repeated="6"/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table:number-columns-repeated="11"/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table:number-columns-repeated="992"/>
        </table:table-row>
        <table:table-row table:style-name="ro1">
          <table:table-cell table:style-name="ce2" office:value-type="float" office:value="1850" calcext:value-type="float">
            <text:p>1850</text:p>
          </table:table-cell>
          <table:table-cell table:style-name="ce2" office:value-type="string" calcext:value-type="string">
            <text:p>IJsbergsla </text:p>
          </table:table-cell>
          <table:table-cell table:style-name="ce2" office:value-type="string" calcext:value-type="string">
            <text:p>Saladin </text:p>
          </table:table-cell>
          <table:table-cell table:style-name="ce2" office:value-type="string" calcext:value-type="string">
            <text:p>Blad- en stengel gewassen</text:p>
          </table:table-cell>
          <table:table-cell table:style-name="ce2" table:formula="of:=0.25*0.1" office:value-type="float" office:value="0.025" calcext:value-type="float">
            <text:p>0.025</text:p>
          </table:table-cell>
          <table:table-cell table:style-name="ce2" office:value-type="float" office:value="20" calcext:value-type="float">
            <text:p>20</text:p>
          </table:table-cell>
          <table:table-cell table:style-name="ce7" office:value-type="float" office:value="2.12" calcext:value-type="float">
            <text:p>€ 2.12 </text:p>
          </table:table-cell>
          <table:table-cell table:style-name="ce2" table:formula="of:=(1*(IF (NOT((ISBLANK([.K46]))))))+(2*(IF (NOT((ISBLANK([.L46]))))))+(4*(IF (NOT((ISBLANK([.M46]))))))+(8*(IF (NOT((ISBLANK([.N46]))))))+(16*(IF (NOT((ISBLANK([.O46])))))+(32*(IF (NOT((ISBLANK([.P46]))))))+(64*(IF (NOT((ISBLANK([.Q46]))))))+(128*(IF (NOT((ISBLANK([.R46]))))))+(256*(IF (NOT((ISBLANK([.S46]))))))+(512*(IF (NOT((ISBLANK([.T46]))))))+(1024*(IF (NOT((ISBLANK([.U46]))))))+(2048*(IF (NOT((ISBLANK([.V46])))))))" office:value-type="float" office:value="124" calcext:value-type="float">
            <text:p>124</text:p>
          </table:table-cell>
          <table:table-cell table:style-name="ce2" table:formula="of:=(1*(IF (NOT((ISBLANK([.W46]))))))+(2*(IF (NOT((ISBLANK([.X46]))))))+(4*(IF (NOT((ISBLANK([.Y46]))))))+(8*(IF (NOT((ISBLANK([.Z46]))))))+(16*(IF (NOT((ISBLANK([.AA46])))))+(32*(IF (NOT((ISBLANK([.AB46]))))))+(64*(IF (NOT((ISBLANK([.AC46]))))))+(128*(IF (NOT((ISBLANK([.AD46]))))))+(256*(IF (NOT((ISBLANK([.AE46]))))))+(512*(IF (NOT((ISBLANK([.AF46]))))))+(1024*(IF (NOT((ISBLANK([.AG46]))))))+(2048*(IF (NOT((ISBLANK([.AH46])))))))" office:value-type="float" office:value="992" calcext:value-type="float">
            <text:p>992</text:p>
          </table:table-cell>
          <table:table-cell table:style-name="ce2"/>
          <table:table-cell table:number-columns-repeated="2"/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table:number-columns-repeated="10"/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table:number-columns-repeated="992"/>
        </table:table-row>
        <table:table-row table:style-name="ro1">
          <table:table-cell table:style-name="ce2" office:value-type="float" office:value="1845" calcext:value-type="float">
            <text:p>1845</text:p>
          </table:table-cell>
          <table:table-cell table:style-name="ce2" office:value-type="string" calcext:value-type="string">
            <text:p>IJsbergsla </text:p>
          </table:table-cell>
          <table:table-cell table:style-name="ce2" office:value-type="string" calcext:value-type="string">
            <text:p>Grazer Krauthauptel</text:p>
          </table:table-cell>
          <table:table-cell table:style-name="ce2" office:value-type="string" calcext:value-type="string">
            <text:p>Blad- en stengel gewassen</text:p>
          </table:table-cell>
          <table:table-cell table:style-name="ce2" table:formula="of:=0.25*0.1" office:value-type="float" office:value="0.025" calcext:value-type="float">
            <text:p>0.025</text:p>
          </table:table-cell>
          <table:table-cell table:style-name="ce2" office:value-type="float" office:value="10" calcext:value-type="float">
            <text:p>10</text:p>
          </table:table-cell>
          <table:table-cell table:style-name="ce7" office:value-type="float" office:value="2.12" calcext:value-type="float">
            <text:p>€ 2.12 </text:p>
          </table:table-cell>
          <table:table-cell table:style-name="ce2" table:formula="of:=(1*(IF (NOT((ISBLANK([.K47]))))))+(2*(IF (NOT((ISBLANK([.L47]))))))+(4*(IF (NOT((ISBLANK([.M47]))))))+(8*(IF (NOT((ISBLANK([.N47]))))))+(16*(IF (NOT((ISBLANK([.O47])))))+(32*(IF (NOT((ISBLANK([.P47]))))))+(64*(IF (NOT((ISBLANK([.Q47]))))))+(128*(IF (NOT((ISBLANK([.R47]))))))+(256*(IF (NOT((ISBLANK([.S47]))))))+(512*(IF (NOT((ISBLANK([.T47]))))))+(1024*(IF (NOT((ISBLANK([.U47]))))))+(2048*(IF (NOT((ISBLANK([.V47])))))))" office:value-type="float" office:value="124" calcext:value-type="float">
            <text:p>124</text:p>
          </table:table-cell>
          <table:table-cell table:style-name="ce2" table:formula="of:=(1*(IF (NOT((ISBLANK([.W47]))))))+(2*(IF (NOT((ISBLANK([.X47]))))))+(4*(IF (NOT((ISBLANK([.Y47]))))))+(8*(IF (NOT((ISBLANK([.Z47]))))))+(16*(IF (NOT((ISBLANK([.AA47])))))+(32*(IF (NOT((ISBLANK([.AB47]))))))+(64*(IF (NOT((ISBLANK([.AC47]))))))+(128*(IF (NOT((ISBLANK([.AD47]))))))+(256*(IF (NOT((ISBLANK([.AE47]))))))+(512*(IF (NOT((ISBLANK([.AF47]))))))+(1024*(IF (NOT((ISBLANK([.AG47]))))))+(2048*(IF (NOT((ISBLANK([.AH47])))))))" office:value-type="float" office:value="992" calcext:value-type="float">
            <text:p>992</text:p>
          </table:table-cell>
          <table:table-cell table:style-name="ce2"/>
          <table:table-cell table:number-columns-repeated="2"/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table:number-columns-repeated="10"/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table:number-columns-repeated="992"/>
        </table:table-row>
        <table:table-row table:style-name="ro1">
          <table:table-cell table:style-name="ce2" office:value-type="float" office:value="2040" calcext:value-type="float">
            <text:p>2040</text:p>
          </table:table-cell>
          <table:table-cell table:style-name="ce2" office:value-type="string" calcext:value-type="string">
            <text:p>Zomerpostelein </text:p>
          </table:table-cell>
          <table:table-cell table:style-name="ce2"/>
          <table:table-cell table:style-name="ce2" office:value-type="string" calcext:value-type="string">
            <text:p>Blad- en stengel gewassen</text:p>
          </table:table-cell>
          <table:table-cell table:style-name="ce2" table:formula="of:=0.1*0.05" office:value-type="float" office:value="0.005" calcext:value-type="float">
            <text:p>0.00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.39" calcext:value-type="float">
            <text:p>€ 2.39 </text:p>
          </table:table-cell>
          <table:table-cell table:style-name="ce2" table:formula="of:=(1*(IF (NOT((ISBLANK([.K48]))))))+(2*(IF (NOT((ISBLANK([.L48]))))))+(4*(IF (NOT((ISBLANK([.M48]))))))+(8*(IF (NOT((ISBLANK([.N48]))))))+(16*(IF (NOT((ISBLANK([.O48])))))+(32*(IF (NOT((ISBLANK([.P48]))))))+(64*(IF (NOT((ISBLANK([.Q48]))))))+(128*(IF (NOT((ISBLANK([.R48]))))))+(256*(IF (NOT((ISBLANK([.S48]))))))+(512*(IF (NOT((ISBLANK([.T48]))))))+(1024*(IF (NOT((ISBLANK([.U48]))))))+(2048*(IF (NOT((ISBLANK([.V48])))))))" office:value-type="float" office:value="48" calcext:value-type="float">
            <text:p>48</text:p>
          </table:table-cell>
          <table:table-cell table:style-name="ce2" table:formula="of:=(1*(IF (NOT((ISBLANK([.W48]))))))+(2*(IF (NOT((ISBLANK([.X48]))))))+(4*(IF (NOT((ISBLANK([.Y48]))))))+(8*(IF (NOT((ISBLANK([.Z48]))))))+(16*(IF (NOT((ISBLANK([.AA48])))))+(32*(IF (NOT((ISBLANK([.AB48]))))))+(64*(IF (NOT((ISBLANK([.AC48]))))))+(128*(IF (NOT((ISBLANK([.AD48]))))))+(256*(IF (NOT((ISBLANK([.AE48]))))))+(512*(IF (NOT((ISBLANK([.AF48]))))))+(1024*(IF (NOT((ISBLANK([.AG48]))))))+(2048*(IF (NOT((ISBLANK([.AH48])))))))" office:value-type="float" office:value="224" calcext:value-type="float">
            <text:p>224</text:p>
          </table:table-cell>
          <table:table-cell table:style-name="ce2"/>
          <table:table-cell table:number-columns-repeated="4"/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table:number-columns-repeated="11"/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table:number-columns-repeated="994"/>
        </table:table-row>
        <table:table-row table:style-name="ro1">
          <table:table-cell table:style-name="ce2" office:value-type="float" office:value="1440" calcext:value-type="float">
            <text:p>1440</text:p>
          </table:table-cell>
          <table:table-cell table:style-name="ce2" office:value-type="string" calcext:value-type="string">
            <text:p>Bloemkool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string" calcext:value-type="string">
            <text:p>Koolgewassen</text:p>
          </table:table-cell>
          <table:table-cell table:style-name="ce2" table:formula="of:=0.6*0.5" office:value-type="float" office:value="0.3" calcext:value-type="float">
            <text:p>0.3</text:p>
          </table:table-cell>
          <table:table-cell table:style-name="ce2" office:value-type="float" office:value="30" calcext:value-type="float">
            <text:p>30</text:p>
          </table:table-cell>
          <table:table-cell table:style-name="ce7" office:value-type="float" office:value="2.12" calcext:value-type="float">
            <text:p>€ 2.12 </text:p>
          </table:table-cell>
          <table:table-cell table:style-name="ce2" table:formula="of:=(1*(IF (NOT((ISBLANK([.K49]))))))+(2*(IF (NOT((ISBLANK([.L49]))))))+(4*(IF (NOT((ISBLANK([.M49]))))))+(8*(IF (NOT((ISBLANK([.N49]))))))+(16*(IF (NOT((ISBLANK([.O49])))))+(32*(IF (NOT((ISBLANK([.P49]))))))+(64*(IF (NOT((ISBLANK([.Q49]))))))+(128*(IF (NOT((ISBLANK([.R49]))))))+(256*(IF (NOT((ISBLANK([.S49]))))))+(512*(IF (NOT((ISBLANK([.T49]))))))+(1024*(IF (NOT((ISBLANK([.U49]))))))+(2048*(IF (NOT((ISBLANK([.V49])))))))" office:value-type="float" office:value="771" calcext:value-type="float">
            <text:p>771</text:p>
          </table:table-cell>
          <table:table-cell table:style-name="ce2" table:formula="of:=(1*(IF (NOT((ISBLANK([.W49]))))))+(2*(IF (NOT((ISBLANK([.X49]))))))+(4*(IF (NOT((ISBLANK([.Y49]))))))+(8*(IF (NOT((ISBLANK([.Z49]))))))+(16*(IF (NOT((ISBLANK([.AA49])))))+(32*(IF (NOT((ISBLANK([.AB49]))))))+(64*(IF (NOT((ISBLANK([.AC49]))))))+(128*(IF (NOT((ISBLANK([.AD49]))))))+(256*(IF (NOT((ISBLANK([.AE49]))))))+(512*(IF (NOT((ISBLANK([.AF49]))))))+(1024*(IF (NOT((ISBLANK([.AG49]))))))+(2048*(IF (NOT((ISBLANK([.AH49])))))))" office:value-type="float" office:value="96" calcext:value-type="float">
            <text:p>96</text:p>
          </table:table-cell>
          <table:table-cell table:style-name="ce2"/>
          <table:table-cell office:value-type="string" calcext:value-type="string">
            <text:p>Jan</text:p>
          </table:table-cell>
          <table:table-cell office:value-type="string" calcext:value-type="string">
            <text:p>Feb </text:p>
          </table:table-cell>
          <table:table-cell table:number-columns-repeated="6"/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table:number-columns-repeated="7"/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table:number-columns-repeated="995"/>
        </table:table-row>
        <table:table-row table:style-name="ro1">
          <table:table-cell table:style-name="ce2" office:value-type="float" office:value="1445" calcext:value-type="float">
            <text:p>1445</text:p>
          </table:table-cell>
          <table:table-cell table:style-name="ce2" office:value-type="string" calcext:value-type="string">
            <text:p>Bloemkool</text:p>
          </table:table-cell>
          <table:table-cell table:style-name="ce2" office:value-type="string" calcext:value-type="string">
            <text:p>Flora Blanca</text:p>
          </table:table-cell>
          <table:table-cell table:style-name="ce2" office:value-type="string" calcext:value-type="string">
            <text:p>Koolgewassen</text:p>
          </table:table-cell>
          <table:table-cell table:style-name="ce2" table:formula="of:=0.6*0.5" office:value-type="float" office:value="0.3" calcext:value-type="float">
            <text:p>0.3</text:p>
          </table:table-cell>
          <table:table-cell table:style-name="ce2" office:value-type="float" office:value="30" calcext:value-type="float">
            <text:p>30</text:p>
          </table:table-cell>
          <table:table-cell table:style-name="ce7" office:value-type="float" office:value="2.12" calcext:value-type="float">
            <text:p>€ 2.12 </text:p>
          </table:table-cell>
          <table:table-cell table:style-name="ce2" table:formula="of:=(1*(IF (NOT((ISBLANK([.K50]))))))+(2*(IF (NOT((ISBLANK([.L50]))))))+(4*(IF (NOT((ISBLANK([.M50]))))))+(8*(IF (NOT((ISBLANK([.N50]))))))+(16*(IF (NOT((ISBLANK([.O50])))))+(32*(IF (NOT((ISBLANK([.P50]))))))+(64*(IF (NOT((ISBLANK([.Q50]))))))+(128*(IF (NOT((ISBLANK([.R50]))))))+(256*(IF (NOT((ISBLANK([.S50]))))))+(512*(IF (NOT((ISBLANK([.T50]))))))+(1024*(IF (NOT((ISBLANK([.U50]))))))+(2048*(IF (NOT((ISBLANK([.V50])))))))" office:value-type="float" office:value="112" calcext:value-type="float">
            <text:p>112</text:p>
          </table:table-cell>
          <table:table-cell table:style-name="ce2" table:formula="of:=(1*(IF (NOT((ISBLANK([.W50]))))))+(2*(IF (NOT((ISBLANK([.X50]))))))+(4*(IF (NOT((ISBLANK([.Y50]))))))+(8*(IF (NOT((ISBLANK([.Z50]))))))+(16*(IF (NOT((ISBLANK([.AA50])))))+(32*(IF (NOT((ISBLANK([.AB50]))))))+(64*(IF (NOT((ISBLANK([.AC50]))))))+(128*(IF (NOT((ISBLANK([.AD50]))))))+(256*(IF (NOT((ISBLANK([.AE50]))))))+(512*(IF (NOT((ISBLANK([.AF50]))))))+(1024*(IF (NOT((ISBLANK([.AG50]))))))+(2048*(IF (NOT((ISBLANK([.AH50])))))))" office:value-type="float" office:value="3840" calcext:value-type="float">
            <text:p>3840</text:p>
          </table:table-cell>
          <table:table-cell table:style-name="ce2"/>
          <table:table-cell table:number-columns-repeated="4"/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table:number-columns-repeated="13"/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table:number-columns-repeated="990"/>
        </table:table-row>
        <table:table-row table:style-name="ro1">
          <table:table-cell table:style-name="ce2" office:value-type="float" office:value="1450" calcext:value-type="float">
            <text:p>1450</text:p>
          </table:table-cell>
          <table:table-cell table:style-name="ce2" office:value-type="string" calcext:value-type="string">
            <text:p>Boerenkool</text:p>
          </table:table-cell>
          <table:table-cell table:style-name="ce2" office:value-type="string" calcext:value-type="string">
            <text:p>Westlandse Winter</text:p>
          </table:table-cell>
          <table:table-cell table:style-name="ce2" office:value-type="string" calcext:value-type="string">
            <text:p>Koolgewassen</text:p>
          </table:table-cell>
          <table:table-cell table:style-name="ce2" table:formula="of:=0.65*0.5" office:value-type="float" office:value="0.325" calcext:value-type="float">
            <text:p>0.325</text:p>
          </table:table-cell>
          <table:table-cell table:style-name="ce2" office:value-type="float" office:value="30" calcext:value-type="float">
            <text:p>30</text:p>
          </table:table-cell>
          <table:table-cell table:style-name="ce7" office:value-type="float" office:value="2.12" calcext:value-type="float">
            <text:p>€ 2.12 </text:p>
          </table:table-cell>
          <table:table-cell table:style-name="ce2" table:formula="of:=(1*(IF (NOT((ISBLANK([.K51]))))))+(2*(IF (NOT((ISBLANK([.L51]))))))+(4*(IF (NOT((ISBLANK([.M51]))))))+(8*(IF (NOT((ISBLANK([.N51]))))))+(16*(IF (NOT((ISBLANK([.O51])))))+(32*(IF (NOT((ISBLANK([.P51]))))))+(64*(IF (NOT((ISBLANK([.Q51]))))))+(128*(IF (NOT((ISBLANK([.R51]))))))+(256*(IF (NOT((ISBLANK([.S51]))))))+(512*(IF (NOT((ISBLANK([.T51]))))))+(1024*(IF (NOT((ISBLANK([.U51]))))))+(2048*(IF (NOT((ISBLANK([.V51])))))))" office:value-type="float" office:value="48" calcext:value-type="float">
            <text:p>48</text:p>
          </table:table-cell>
          <table:table-cell table:style-name="ce2" table:formula="of:=(1*(IF (NOT((ISBLANK([.W51]))))))+(2*(IF (NOT((ISBLANK([.X51]))))))+(4*(IF (NOT((ISBLANK([.Y51]))))))+(8*(IF (NOT((ISBLANK([.Z51]))))))+(16*(IF (NOT((ISBLANK([.AA51])))))+(32*(IF (NOT((ISBLANK([.AB51]))))))+(64*(IF (NOT((ISBLANK([.AC51]))))))+(128*(IF (NOT((ISBLANK([.AD51]))))))+(256*(IF (NOT((ISBLANK([.AE51]))))))+(512*(IF (NOT((ISBLANK([.AF51]))))))+(1024*(IF (NOT((ISBLANK([.AG51]))))))+(2048*(IF (NOT((ISBLANK([.AH51])))))))" office:value-type="float" office:value="3840" calcext:value-type="float">
            <text:p>3840</text:p>
          </table:table-cell>
          <table:table-cell table:style-name="ce2"/>
          <table:table-cell table:number-columns-repeated="4"/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table:number-columns-repeated="14"/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table:number-columns-repeated="990"/>
        </table:table-row>
        <table:table-row table:style-name="ro1">
          <table:table-cell table:style-name="ce2" office:value-type="float" office:value="1460" calcext:value-type="float">
            <text:p>1460</text:p>
          </table:table-cell>
          <table:table-cell table:style-name="ce2" office:value-type="string" calcext:value-type="string">
            <text:p>Broccoli </text:p>
          </table:table-cell>
          <table:table-cell table:style-name="ce2" office:value-type="string" calcext:value-type="string">
            <text:p>Groene Calabrese </text:p>
          </table:table-cell>
          <table:table-cell table:style-name="ce2" office:value-type="string" calcext:value-type="string">
            <text:p>Koolgewassen</text:p>
          </table:table-cell>
          <table:table-cell table:style-name="ce2" table:formula="of:=0.45*0.45" office:value-type="float" office:value="0.2025" calcext:value-type="float">
            <text:p>0.2025</text:p>
          </table:table-cell>
          <table:table-cell table:style-name="ce2" office:value-type="float" office:value="20" calcext:value-type="float">
            <text:p>20</text:p>
          </table:table-cell>
          <table:table-cell table:style-name="ce7" office:value-type="float" office:value="2.12" calcext:value-type="float">
            <text:p>€ 2.12 </text:p>
          </table:table-cell>
          <table:table-cell table:style-name="ce2" table:formula="of:=(1*(IF (NOT((ISBLANK([.K52]))))))+(2*(IF (NOT((ISBLANK([.L52]))))))+(4*(IF (NOT((ISBLANK([.M52]))))))+(8*(IF (NOT((ISBLANK([.N52]))))))+(16*(IF (NOT((ISBLANK([.O52])))))+(32*(IF (NOT((ISBLANK([.P52]))))))+(64*(IF (NOT((ISBLANK([.Q52]))))))+(128*(IF (NOT((ISBLANK([.R52]))))))+(256*(IF (NOT((ISBLANK([.S52]))))))+(512*(IF (NOT((ISBLANK([.T52]))))))+(1024*(IF (NOT((ISBLANK([.U52]))))))+(2048*(IF (NOT((ISBLANK([.V52])))))))" office:value-type="float" office:value="12" calcext:value-type="float">
            <text:p>12</text:p>
          </table:table-cell>
          <table:table-cell table:style-name="ce2" table:formula="of:=(1*(IF (NOT((ISBLANK([.W52]))))))+(2*(IF (NOT((ISBLANK([.X52]))))))+(4*(IF (NOT((ISBLANK([.Y52]))))))+(8*(IF (NOT((ISBLANK([.Z52]))))))+(16*(IF (NOT((ISBLANK([.AA52])))))+(32*(IF (NOT((ISBLANK([.AB52]))))))+(64*(IF (NOT((ISBLANK([.AC52]))))))+(128*(IF (NOT((ISBLANK([.AD52]))))))+(256*(IF (NOT((ISBLANK([.AE52]))))))+(512*(IF (NOT((ISBLANK([.AF52]))))))+(1024*(IF (NOT((ISBLANK([.AG52]))))))+(2048*(IF (NOT((ISBLANK([.AH52])))))))" office:value-type="float" office:value="896" calcext:value-type="float">
            <text:p>896</text:p>
          </table:table-cell>
          <table:table-cell table:style-name="ce2"/>
          <table:table-cell table:number-columns-repeated="2"/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table:number-columns-repeated="15"/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table:number-columns-repeated="992"/>
        </table:table-row>
        <table:table-row table:style-name="ro1">
          <table:table-cell table:style-name="ce2" office:value-type="float" office:value="1470" calcext:value-type="float">
            <text:p>1470</text:p>
          </table:table-cell>
          <table:table-cell table:style-name="ce2" office:value-type="string" calcext:value-type="string">
            <text:p>Chinese kool </text:p>
          </table:table-cell>
          <table:table-cell table:style-name="ce2" office:value-type="string" calcext:value-type="string">
            <text:p>Granaat </text:p>
          </table:table-cell>
          <table:table-cell table:style-name="ce2" office:value-type="string" calcext:value-type="string">
            <text:p>Koolgewassen</text:p>
          </table:table-cell>
          <table:table-cell table:style-name="ce2" table:formula="of:=0.4*0.3" office:value-type="float" office:value="0.12" calcext:value-type="float">
            <text:p>0.12</text:p>
          </table:table-cell>
          <table:table-cell table:style-name="ce2" office:value-type="float" office:value="8" calcext:value-type="float">
            <text:p>8</text:p>
          </table:table-cell>
          <table:table-cell table:style-name="ce7" office:value-type="float" office:value="2.12" calcext:value-type="float">
            <text:p>€ 2.12 </text:p>
          </table:table-cell>
          <table:table-cell table:style-name="ce2" table:formula="of:=(1*(IF (NOT((ISBLANK([.K53]))))))+(2*(IF (NOT((ISBLANK([.L53]))))))+(4*(IF (NOT((ISBLANK([.M53]))))))+(8*(IF (NOT((ISBLANK([.N53]))))))+(16*(IF (NOT((ISBLANK([.O53])))))+(32*(IF (NOT((ISBLANK([.P53]))))))+(64*(IF (NOT((ISBLANK([.Q53]))))))+(128*(IF (NOT((ISBLANK([.R53]))))))+(256*(IF (NOT((ISBLANK([.S53]))))))+(512*(IF (NOT((ISBLANK([.T53]))))))+(1024*(IF (NOT((ISBLANK([.U53]))))))+(2048*(IF (NOT((ISBLANK([.V53])))))))" office:value-type="float" office:value="192" calcext:value-type="float">
            <text:p>192</text:p>
          </table:table-cell>
          <table:table-cell table:style-name="ce2" table:formula="of:=(1*(IF (NOT((ISBLANK([.W53]))))))+(2*(IF (NOT((ISBLANK([.X53]))))))+(4*(IF (NOT((ISBLANK([.Y53]))))))+(8*(IF (NOT((ISBLANK([.Z53]))))))+(16*(IF (NOT((ISBLANK([.AA53])))))+(32*(IF (NOT((ISBLANK([.AB53]))))))+(64*(IF (NOT((ISBLANK([.AC53]))))))+(128*(IF (NOT((ISBLANK([.AD53]))))))+(256*(IF (NOT((ISBLANK([.AE53]))))))+(512*(IF (NOT((ISBLANK([.AF53]))))))+(1024*(IF (NOT((ISBLANK([.AG53]))))))+(2048*(IF (NOT((ISBLANK([.AH53])))))))" office:value-type="float" office:value="4095" calcext:value-type="float">
            <text:p>4095</text:p>
          </table:table-cell>
          <table:table-cell table:style-name="ce2"/>
          <table:table-cell table:number-columns-repeated="6"/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table:number-columns-repeated="4"/>
          <table:table-cell office:value-type="string" calcext:value-type="string">
            <text:p>Jan</text:p>
          </table:table-cell>
          <table:table-cell office:value-type="string" calcext:value-type="string">
            <text:p>Feb 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table:number-columns-repeated="990"/>
        </table:table-row>
        <table:table-row table:style-name="ro1">
          <table:table-cell table:style-name="ce2" office:value-type="float" office:value="1480" calcext:value-type="float">
            <text:p>1480</text:p>
          </table:table-cell>
          <table:table-cell table:style-name="ce2" office:value-type="string" calcext:value-type="string">
            <text:p>Koolrabi </text:p>
          </table:table-cell>
          <table:table-cell table:style-name="ce2" office:value-type="string" calcext:value-type="string">
            <text:p>Delikatess blauwe </text:p>
          </table:table-cell>
          <table:table-cell table:style-name="ce2" office:value-type="string" calcext:value-type="string">
            <text:p>Koolgewassen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10" calcext:value-type="float">
            <text:p>10</text:p>
          </table:table-cell>
          <table:table-cell table:style-name="ce7" office:value-type="float" office:value="2.12" calcext:value-type="float">
            <text:p>€ 2.12 </text:p>
          </table:table-cell>
          <table:table-cell table:style-name="ce2" table:formula="of:=(1*(IF (NOT((ISBLANK([.K54]))))))+(2*(IF (NOT((ISBLANK([.L54]))))))+(4*(IF (NOT((ISBLANK([.M54]))))))+(8*(IF (NOT((ISBLANK([.N54]))))))+(16*(IF (NOT((ISBLANK([.O54])))))+(32*(IF (NOT((ISBLANK([.P54]))))))+(64*(IF (NOT((ISBLANK([.Q54]))))))+(128*(IF (NOT((ISBLANK([.R54]))))))+(256*(IF (NOT((ISBLANK([.S54]))))))+(512*(IF (NOT((ISBLANK([.T54]))))))+(1024*(IF (NOT((ISBLANK([.U54]))))))+(2048*(IF (NOT((ISBLANK([.V54])))))))" office:value-type="float" office:value="126" calcext:value-type="float">
            <text:p>126</text:p>
          </table:table-cell>
          <table:table-cell table:style-name="ce2" table:formula="of:=(1*(IF (NOT((ISBLANK([.W54]))))))+(2*(IF (NOT((ISBLANK([.X54]))))))+(4*(IF (NOT((ISBLANK([.Y54]))))))+(8*(IF (NOT((ISBLANK([.Z54]))))))+(16*(IF (NOT((ISBLANK([.AA54])))))+(32*(IF (NOT((ISBLANK([.AB54]))))))+(64*(IF (NOT((ISBLANK([.AC54]))))))+(128*(IF (NOT((ISBLANK([.AD54]))))))+(256*(IF (NOT((ISBLANK([.AE54]))))))+(512*(IF (NOT((ISBLANK([.AF54]))))))+(1024*(IF (NOT((ISBLANK([.AG54]))))))+(2048*(IF (NOT((ISBLANK([.AH54])))))))" office:value-type="float" office:value="224" calcext:value-type="float">
            <text:p>224</text:p>
          </table:table-cell>
          <table:table-cell table:style-name="ce2"/>
          <table:table-cell/>
          <table:table-cell office:value-type="string" calcext:value-type="string">
            <text:p>Feb 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table:number-columns-repeated="10"/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table:number-columns-repeated="994"/>
        </table:table-row>
        <table:table-row table:style-name="ro1">
          <table:table-cell table:style-name="ce2" office:value-type="float" office:value="1490" calcext:value-type="float">
            <text:p>1490</text:p>
          </table:table-cell>
          <table:table-cell table:style-name="ce2" office:value-type="string" calcext:value-type="string">
            <text:p>Koolrabi </text:p>
          </table:table-cell>
          <table:table-cell table:style-name="ce2" office:value-type="string" calcext:value-type="string">
            <text:p>Delikatess witte </text:p>
          </table:table-cell>
          <table:table-cell table:style-name="ce2" office:value-type="string" calcext:value-type="string">
            <text:p>Koolgewassen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10" calcext:value-type="float">
            <text:p>10</text:p>
          </table:table-cell>
          <table:table-cell table:style-name="ce7" office:value-type="float" office:value="2.12" calcext:value-type="float">
            <text:p>€ 2.12 </text:p>
          </table:table-cell>
          <table:table-cell table:style-name="ce2" table:formula="of:=(1*(IF (NOT((ISBLANK([.K55]))))))+(2*(IF (NOT((ISBLANK([.L55]))))))+(4*(IF (NOT((ISBLANK([.M55]))))))+(8*(IF (NOT((ISBLANK([.N55]))))))+(16*(IF (NOT((ISBLANK([.O55])))))+(32*(IF (NOT((ISBLANK([.P55]))))))+(64*(IF (NOT((ISBLANK([.Q55]))))))+(128*(IF (NOT((ISBLANK([.R55]))))))+(256*(IF (NOT((ISBLANK([.S55]))))))+(512*(IF (NOT((ISBLANK([.T55]))))))+(1024*(IF (NOT((ISBLANK([.U55]))))))+(2048*(IF (NOT((ISBLANK([.V55])))))))" office:value-type="float" office:value="126" calcext:value-type="float">
            <text:p>126</text:p>
          </table:table-cell>
          <table:table-cell table:style-name="ce2" table:formula="of:=(1*(IF (NOT((ISBLANK([.W55]))))))+(2*(IF (NOT((ISBLANK([.X55]))))))+(4*(IF (NOT((ISBLANK([.Y55]))))))+(8*(IF (NOT((ISBLANK([.Z55]))))))+(16*(IF (NOT((ISBLANK([.AA55])))))+(32*(IF (NOT((ISBLANK([.AB55]))))))+(64*(IF (NOT((ISBLANK([.AC55]))))))+(128*(IF (NOT((ISBLANK([.AD55]))))))+(256*(IF (NOT((ISBLANK([.AE55]))))))+(512*(IF (NOT((ISBLANK([.AF55]))))))+(1024*(IF (NOT((ISBLANK([.AG55]))))))+(2048*(IF (NOT((ISBLANK([.AH55])))))))" office:value-type="float" office:value="224" calcext:value-type="float">
            <text:p>224</text:p>
          </table:table-cell>
          <table:table-cell table:style-name="ce2"/>
          <table:table-cell/>
          <table:table-cell office:value-type="string" calcext:value-type="string">
            <text:p>Feb 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table:number-columns-repeated="10"/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table:number-columns-repeated="994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office:value-type="string" calcext:value-type="string">
            <text:p>Koolrabi </text:p>
          </table:table-cell>
          <table:table-cell table:style-name="ce2" office:value-type="string" calcext:value-type="string">
            <text:p>Superschmelz </text:p>
          </table:table-cell>
          <table:table-cell table:style-name="ce2" office:value-type="string" calcext:value-type="string">
            <text:p>Koolgewassen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10" calcext:value-type="float">
            <text:p>10</text:p>
          </table:table-cell>
          <table:table-cell table:style-name="ce7" office:value-type="float" office:value="2.12" calcext:value-type="float">
            <text:p>€ 2.12 </text:p>
          </table:table-cell>
          <table:table-cell table:style-name="ce2" table:formula="of:=(1*(IF (NOT((ISBLANK([.K56]))))))+(2*(IF (NOT((ISBLANK([.L56]))))))+(4*(IF (NOT((ISBLANK([.M56]))))))+(8*(IF (NOT((ISBLANK([.N56]))))))+(16*(IF (NOT((ISBLANK([.O56])))))+(32*(IF (NOT((ISBLANK([.P56]))))))+(64*(IF (NOT((ISBLANK([.Q56]))))))+(128*(IF (NOT((ISBLANK([.R56]))))))+(256*(IF (NOT((ISBLANK([.S56]))))))+(512*(IF (NOT((ISBLANK([.T56]))))))+(1024*(IF (NOT((ISBLANK([.U56]))))))+(2048*(IF (NOT((ISBLANK([.V56])))))))" office:value-type="float" office:value="126" calcext:value-type="float">
            <text:p>126</text:p>
          </table:table-cell>
          <table:table-cell table:style-name="ce2" table:formula="of:=(1*(IF (NOT((ISBLANK([.W56]))))))+(2*(IF (NOT((ISBLANK([.X56]))))))+(4*(IF (NOT((ISBLANK([.Y56]))))))+(8*(IF (NOT((ISBLANK([.Z56]))))))+(16*(IF (NOT((ISBLANK([.AA56])))))+(32*(IF (NOT((ISBLANK([.AB56]))))))+(64*(IF (NOT((ISBLANK([.AC56]))))))+(128*(IF (NOT((ISBLANK([.AD56]))))))+(256*(IF (NOT((ISBLANK([.AE56]))))))+(512*(IF (NOT((ISBLANK([.AF56]))))))+(1024*(IF (NOT((ISBLANK([.AG56]))))))+(2048*(IF (NOT((ISBLANK([.AH56])))))))" office:value-type="float" office:value="992" calcext:value-type="float">
            <text:p>992</text:p>
          </table:table-cell>
          <table:table-cell table:style-name="ce2"/>
          <table:table-cell/>
          <table:table-cell office:value-type="string" calcext:value-type="string">
            <text:p>Feb 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table:number-columns-repeated="10"/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table:number-columns-repeated="992"/>
        </table:table-row>
        <table:table-row table:style-name="ro1">
          <table:table-cell table:style-name="ce2" office:value-type="float" office:value="1505" calcext:value-type="float">
            <text:p>1505</text:p>
          </table:table-cell>
          <table:table-cell table:style-name="ce2" office:value-type="string" calcext:value-type="string">
            <text:p>Palmkool</text:p>
          </table:table-cell>
          <table:table-cell table:style-name="ce2" office:value-type="string" calcext:value-type="string">
            <text:p>Nero di Toscana</text:p>
          </table:table-cell>
          <table:table-cell table:style-name="ce2" office:value-type="string" calcext:value-type="string">
            <text:p>Koolgewassen</text:p>
          </table:table-cell>
          <table:table-cell table:style-name="ce2" table:formula="of:=0.65*0.5" office:value-type="float" office:value="0.325" calcext:value-type="float">
            <text:p>0.325</text:p>
          </table:table-cell>
          <table:table-cell table:style-name="ce2" office:value-type="float" office:value="30" calcext:value-type="float">
            <text:p>30</text:p>
          </table:table-cell>
          <table:table-cell table:style-name="ce7" office:value-type="float" office:value="2.12" calcext:value-type="float">
            <text:p>€ 2.12 </text:p>
          </table:table-cell>
          <table:table-cell table:style-name="ce2" table:formula="of:=(1*(IF (NOT((ISBLANK([.K57]))))))+(2*(IF (NOT((ISBLANK([.L57]))))))+(4*(IF (NOT((ISBLANK([.M57]))))))+(8*(IF (NOT((ISBLANK([.N57]))))))+(16*(IF (NOT((ISBLANK([.O57])))))+(32*(IF (NOT((ISBLANK([.P57]))))))+(64*(IF (NOT((ISBLANK([.Q57]))))))+(128*(IF (NOT((ISBLANK([.R57]))))))+(256*(IF (NOT((ISBLANK([.S57]))))))+(512*(IF (NOT((ISBLANK([.T57]))))))+(1024*(IF (NOT((ISBLANK([.U57]))))))+(2048*(IF (NOT((ISBLANK([.V57])))))))" office:value-type="float" office:value="48" calcext:value-type="float">
            <text:p>48</text:p>
          </table:table-cell>
          <table:table-cell table:style-name="ce2" table:formula="of:=(1*(IF (NOT((ISBLANK([.W57]))))))+(2*(IF (NOT((ISBLANK([.X57]))))))+(4*(IF (NOT((ISBLANK([.Y57]))))))+(8*(IF (NOT((ISBLANK([.Z57]))))))+(16*(IF (NOT((ISBLANK([.AA57])))))+(32*(IF (NOT((ISBLANK([.AB57]))))))+(64*(IF (NOT((ISBLANK([.AC57]))))))+(128*(IF (NOT((ISBLANK([.AD57]))))))+(256*(IF (NOT((ISBLANK([.AE57]))))))+(512*(IF (NOT((ISBLANK([.AF57]))))))+(1024*(IF (NOT((ISBLANK([.AG57]))))))+(2048*(IF (NOT((ISBLANK([.AH57])))))))" office:value-type="float" office:value="896" calcext:value-type="float">
            <text:p>896</text:p>
          </table:table-cell>
          <table:table-cell table:style-name="ce2"/>
          <table:table-cell table:number-columns-repeated="4"/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table:number-columns-repeated="13"/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table:number-columns-repeated="992"/>
        </table:table-row>
        <table:table-row table:style-name="ro1">
          <table:table-cell table:style-name="ce2" office:value-type="float" office:value="1510" calcext:value-type="float">
            <text:p>1510</text:p>
          </table:table-cell>
          <table:table-cell table:style-name="ce2" office:value-type="string" calcext:value-type="string">
            <text:p>Rode Kool </text:p>
          </table:table-cell>
          <table:table-cell table:style-name="ce2" office:value-type="string" calcext:value-type="string">
            <text:p>Langedijker Bewaar 2 </text:p>
          </table:table-cell>
          <table:table-cell table:style-name="ce2" office:value-type="string" calcext:value-type="string">
            <text:p>Koolgewassen</text:p>
          </table:table-cell>
          <table:table-cell table:style-name="ce2" table:formula="of:=0.7*0.6" office:value-type="float" office:value="0.42" calcext:value-type="float">
            <text:p>0.42</text:p>
          </table:table-cell>
          <table:table-cell table:style-name="ce2" office:value-type="float" office:value="30" calcext:value-type="float">
            <text:p>30</text:p>
          </table:table-cell>
          <table:table-cell table:style-name="ce7" office:value-type="float" office:value="2.12" calcext:value-type="float">
            <text:p>€ 2.12 </text:p>
          </table:table-cell>
          <table:table-cell table:style-name="ce2" table:formula="of:=(1*(IF (NOT((ISBLANK([.K58]))))))+(2*(IF (NOT((ISBLANK([.L58]))))))+(4*(IF (NOT((ISBLANK([.M58]))))))+(8*(IF (NOT((ISBLANK([.N58]))))))+(16*(IF (NOT((ISBLANK([.O58])))))+(32*(IF (NOT((ISBLANK([.P58]))))))+(64*(IF (NOT((ISBLANK([.Q58]))))))+(128*(IF (NOT((ISBLANK([.R58]))))))+(256*(IF (NOT((ISBLANK([.S58]))))))+(512*(IF (NOT((ISBLANK([.T58]))))))+(1024*(IF (NOT((ISBLANK([.U58]))))))+(2048*(IF (NOT((ISBLANK([.V58])))))))" office:value-type="float" office:value="12" calcext:value-type="float">
            <text:p>12</text:p>
          </table:table-cell>
          <table:table-cell table:style-name="ce2" table:formula="of:=(1*(IF (NOT((ISBLANK([.W58]))))))+(2*(IF (NOT((ISBLANK([.X58]))))))+(4*(IF (NOT((ISBLANK([.Y58]))))))+(8*(IF (NOT((ISBLANK([.Z58]))))))+(16*(IF (NOT((ISBLANK([.AA58])))))+(32*(IF (NOT((ISBLANK([.AB58]))))))+(64*(IF (NOT((ISBLANK([.AC58]))))))+(128*(IF (NOT((ISBLANK([.AD58]))))))+(256*(IF (NOT((ISBLANK([.AE58]))))))+(512*(IF (NOT((ISBLANK([.AF58]))))))+(1024*(IF (NOT((ISBLANK([.AG58]))))))+(2048*(IF (NOT((ISBLANK([.AH58])))))))" office:value-type="float" office:value="768" calcext:value-type="float">
            <text:p>768</text:p>
          </table:table-cell>
          <table:table-cell table:style-name="ce2"/>
          <table:table-cell table:number-columns-repeated="2"/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table:number-columns-repeated="16"/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table:number-columns-repeated="992"/>
        </table:table-row>
        <table:table-row table:style-name="ro1">
          <table:table-cell table:style-name="ce2" office:value-type="float" office:value="1530" calcext:value-type="float">
            <text:p>1530</text:p>
          </table:table-cell>
          <table:table-cell table:style-name="ce2" office:value-type="string" calcext:value-type="string">
            <text:p>Savooie kool </text:p>
          </table:table-cell>
          <table:table-cell table:style-name="ce2" office:value-type="string" calcext:value-type="string">
            <text:p>Bloemendaalse Gele </text:p>
          </table:table-cell>
          <table:table-cell table:style-name="ce2" office:value-type="string" calcext:value-type="string">
            <text:p>Koolgewassen</text:p>
          </table:table-cell>
          <table:table-cell table:style-name="ce2" table:formula="of:=0.6*0.5" office:value-type="float" office:value="0.3" calcext:value-type="float">
            <text:p>0.3</text:p>
          </table:table-cell>
          <table:table-cell table:style-name="ce2" office:value-type="float" office:value="30" calcext:value-type="float">
            <text:p>30</text:p>
          </table:table-cell>
          <table:table-cell table:style-name="ce7" office:value-type="float" office:value="2.12" calcext:value-type="float">
            <text:p>€ 2.12 </text:p>
          </table:table-cell>
          <table:table-cell table:style-name="ce2" table:formula="of:=(1*(IF (NOT((ISBLANK([.K59]))))))+(2*(IF (NOT((ISBLANK([.L59]))))))+(4*(IF (NOT((ISBLANK([.M59]))))))+(8*(IF (NOT((ISBLANK([.N59]))))))+(16*(IF (NOT((ISBLANK([.O59])))))+(32*(IF (NOT((ISBLANK([.P59]))))))+(64*(IF (NOT((ISBLANK([.Q59]))))))+(128*(IF (NOT((ISBLANK([.R59]))))))+(256*(IF (NOT((ISBLANK([.S59]))))))+(512*(IF (NOT((ISBLANK([.T59]))))))+(1024*(IF (NOT((ISBLANK([.U59]))))))+(2048*(IF (NOT((ISBLANK([.V59])))))))" office:value-type="float" office:value="24" calcext:value-type="float">
            <text:p>24</text:p>
          </table:table-cell>
          <table:table-cell table:style-name="ce2" table:formula="of:=(1*(IF (NOT((ISBLANK([.W59]))))))+(2*(IF (NOT((ISBLANK([.X59]))))))+(4*(IF (NOT((ISBLANK([.Y59]))))))+(8*(IF (NOT((ISBLANK([.Z59]))))))+(16*(IF (NOT((ISBLANK([.AA59])))))+(32*(IF (NOT((ISBLANK([.AB59]))))))+(64*(IF (NOT((ISBLANK([.AC59]))))))+(128*(IF (NOT((ISBLANK([.AD59]))))))+(256*(IF (NOT((ISBLANK([.AE59]))))))+(512*(IF (NOT((ISBLANK([.AF59]))))))+(1024*(IF (NOT((ISBLANK([.AG59]))))))+(2048*(IF (NOT((ISBLANK([.AH59])))))))" office:value-type="float" office:value="3840" calcext:value-type="float">
            <text:p>3840</text:p>
          </table:table-cell>
          <table:table-cell table:style-name="ce2"/>
          <table:table-cell table:number-columns-repeated="3"/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table:number-columns-repeated="15"/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table:number-columns-repeated="990"/>
        </table:table-row>
        <table:table-row table:style-name="ro1">
          <table:table-cell table:style-name="ce2" office:value-type="float" office:value="1520" calcext:value-type="float">
            <text:p>1520</text:p>
          </table:table-cell>
          <table:table-cell table:style-name="ce2" office:value-type="string" calcext:value-type="string">
            <text:p>Savooie kool </text:p>
          </table:table-cell>
          <table:table-cell table:style-name="ce2" office:value-type="string" calcext:value-type="string">
            <text:p>Westlandse Putjes </text:p>
          </table:table-cell>
          <table:table-cell table:style-name="ce2" office:value-type="string" calcext:value-type="string">
            <text:p>Koolgewassen</text:p>
          </table:table-cell>
          <table:table-cell table:style-name="ce2" table:formula="of:=0.6*0.5" office:value-type="float" office:value="0.3" calcext:value-type="float">
            <text:p>0.3</text:p>
          </table:table-cell>
          <table:table-cell table:style-name="ce2" office:value-type="float" office:value="30" calcext:value-type="float">
            <text:p>30</text:p>
          </table:table-cell>
          <table:table-cell table:style-name="ce7" office:value-type="float" office:value="2.12" calcext:value-type="float">
            <text:p>€ 2.12 </text:p>
          </table:table-cell>
          <table:table-cell table:style-name="ce2" table:formula="of:=(1*(IF (NOT((ISBLANK([.K60]))))))+(2*(IF (NOT((ISBLANK([.L60]))))))+(4*(IF (NOT((ISBLANK([.M60]))))))+(8*(IF (NOT((ISBLANK([.N60]))))))+(16*(IF (NOT((ISBLANK([.O60])))))+(32*(IF (NOT((ISBLANK([.P60]))))))+(64*(IF (NOT((ISBLANK([.Q60]))))))+(128*(IF (NOT((ISBLANK([.R60]))))))+(256*(IF (NOT((ISBLANK([.S60]))))))+(512*(IF (NOT((ISBLANK([.T60]))))))+(1024*(IF (NOT((ISBLANK([.U60]))))))+(2048*(IF (NOT((ISBLANK([.V60])))))))" office:value-type="float" office:value="24" calcext:value-type="float">
            <text:p>24</text:p>
          </table:table-cell>
          <table:table-cell table:style-name="ce2" table:formula="of:=(1*(IF (NOT((ISBLANK([.W60]))))))+(2*(IF (NOT((ISBLANK([.X60]))))))+(4*(IF (NOT((ISBLANK([.Y60]))))))+(8*(IF (NOT((ISBLANK([.Z60]))))))+(16*(IF (NOT((ISBLANK([.AA60])))))+(32*(IF (NOT((ISBLANK([.AB60]))))))+(64*(IF (NOT((ISBLANK([.AC60]))))))+(128*(IF (NOT((ISBLANK([.AD60]))))))+(256*(IF (NOT((ISBLANK([.AE60]))))))+(512*(IF (NOT((ISBLANK([.AF60]))))))+(1024*(IF (NOT((ISBLANK([.AG60]))))))+(2048*(IF (NOT((ISBLANK([.AH60])))))))" office:value-type="float" office:value="1792" calcext:value-type="float">
            <text:p>1792</text:p>
          </table:table-cell>
          <table:table-cell table:style-name="ce2"/>
          <table:table-cell table:number-columns-repeated="3"/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table:number-columns-repeated="15"/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office:value-type="string" calcext:value-type="string">
            <text:p>Nov</text:p>
          </table:table-cell>
          <table:table-cell table:number-columns-repeated="991"/>
        </table:table-row>
        <table:table-row table:style-name="ro1">
          <table:table-cell table:style-name="ce2" office:value-type="float" office:value="1580" calcext:value-type="float">
            <text:p>1580</text:p>
          </table:table-cell>
          <table:table-cell table:style-name="ce2" office:value-type="string" calcext:value-type="string">
            <text:p>Spruitkool </text:p>
          </table:table-cell>
          <table:table-cell table:style-name="ce2" office:value-type="string" calcext:value-type="string">
            <text:p>Groninger </text:p>
          </table:table-cell>
          <table:table-cell table:style-name="ce2" office:value-type="string" calcext:value-type="string">
            <text:p>Koolgewassen</text:p>
          </table:table-cell>
          <table:table-cell table:style-name="ce2" table:formula="of:=0.6*0.5" office:value-type="float" office:value="0.3" calcext:value-type="float">
            <text:p>0.3</text:p>
          </table:table-cell>
          <table:table-cell table:style-name="ce2" office:value-type="float" office:value="30" calcext:value-type="float">
            <text:p>30</text:p>
          </table:table-cell>
          <table:table-cell table:style-name="ce7" office:value-type="float" office:value="2.12" calcext:value-type="float">
            <text:p>€ 2.12 </text:p>
          </table:table-cell>
          <table:table-cell table:style-name="ce2" table:formula="of:=(1*(IF (NOT((ISBLANK([.K61]))))))+(2*(IF (NOT((ISBLANK([.L61]))))))+(4*(IF (NOT((ISBLANK([.M61]))))))+(8*(IF (NOT((ISBLANK([.N61]))))))+(16*(IF (NOT((ISBLANK([.O61])))))+(32*(IF (NOT((ISBLANK([.P61]))))))+(64*(IF (NOT((ISBLANK([.Q61]))))))+(128*(IF (NOT((ISBLANK([.R61]))))))+(256*(IF (NOT((ISBLANK([.S61]))))))+(512*(IF (NOT((ISBLANK([.T61]))))))+(1024*(IF (NOT((ISBLANK([.U61]))))))+(2048*(IF (NOT((ISBLANK([.V61])))))))" office:value-type="float" office:value="24" calcext:value-type="float">
            <text:p>24</text:p>
          </table:table-cell>
          <table:table-cell table:style-name="ce2" table:formula="of:=(1*(IF (NOT((ISBLANK([.W61]))))))+(2*(IF (NOT((ISBLANK([.X61]))))))+(4*(IF (NOT((ISBLANK([.Y61]))))))+(8*(IF (NOT((ISBLANK([.Z61]))))))+(16*(IF (NOT((ISBLANK([.AA61])))))+(32*(IF (NOT((ISBLANK([.AB61]))))))+(64*(IF (NOT((ISBLANK([.AC61]))))))+(128*(IF (NOT((ISBLANK([.AD61]))))))+(256*(IF (NOT((ISBLANK([.AE61]))))))+(512*(IF (NOT((ISBLANK([.AF61]))))))+(1024*(IF (NOT((ISBLANK([.AG61]))))))+(2048*(IF (NOT((ISBLANK([.AH61])))))))" office:value-type="float" office:value="3073" calcext:value-type="float">
            <text:p>3073</text:p>
          </table:table-cell>
          <table:table-cell table:style-name="ce2"/>
          <table:table-cell table:number-columns-repeated="3"/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table:number-columns-repeated="7"/>
          <table:table-cell office:value-type="string" calcext:value-type="string">
            <text:p>Jan</text:p>
          </table:table-cell>
          <table:table-cell table:number-columns-repeated="9"/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table:number-columns-repeated="990"/>
        </table:table-row>
        <table:table-row table:style-name="ro1">
          <table:table-cell table:style-name="ce2" office:value-type="float" office:value="1550" calcext:value-type="float">
            <text:p>1550</text:p>
          </table:table-cell>
          <table:table-cell table:style-name="ce2" office:value-type="string" calcext:value-type="string">
            <text:p>Witte kool </text:p>
          </table:table-cell>
          <table:table-cell table:style-name="ce2" office:value-type="string" calcext:value-type="string">
            <text:p>Filderkraut </text:p>
          </table:table-cell>
          <table:table-cell table:style-name="ce2" office:value-type="string" calcext:value-type="string">
            <text:p>Koolgewassen</text:p>
          </table:table-cell>
          <table:table-cell table:style-name="ce2" table:formula="of:=0.7*0.6" office:value-type="float" office:value="0.42" calcext:value-type="float">
            <text:p>0.42</text:p>
          </table:table-cell>
          <table:table-cell table:style-name="ce2" office:value-type="float" office:value="30" calcext:value-type="float">
            <text:p>30</text:p>
          </table:table-cell>
          <table:table-cell table:style-name="ce7" office:value-type="float" office:value="2.12" calcext:value-type="float">
            <text:p>€ 2.12 </text:p>
          </table:table-cell>
          <table:table-cell table:style-name="ce2" table:formula="of:=(1*(IF (NOT((ISBLANK([.K62]))))))+(2*(IF (NOT((ISBLANK([.L62]))))))+(4*(IF (NOT((ISBLANK([.M62]))))))+(8*(IF (NOT((ISBLANK([.N62]))))))+(16*(IF (NOT((ISBLANK([.O62])))))+(32*(IF (NOT((ISBLANK([.P62]))))))+(64*(IF (NOT((ISBLANK([.Q62]))))))+(128*(IF (NOT((ISBLANK([.R62]))))))+(256*(IF (NOT((ISBLANK([.S62]))))))+(512*(IF (NOT((ISBLANK([.T62]))))))+(1024*(IF (NOT((ISBLANK([.U62]))))))+(2048*(IF (NOT((ISBLANK([.V62])))))))" office:value-type="float" office:value="12" calcext:value-type="float">
            <text:p>12</text:p>
          </table:table-cell>
          <table:table-cell table:style-name="ce2" table:formula="of:=(1*(IF (NOT((ISBLANK([.W62]))))))+(2*(IF (NOT((ISBLANK([.X62]))))))+(4*(IF (NOT((ISBLANK([.Y62]))))))+(8*(IF (NOT((ISBLANK([.Z62]))))))+(16*(IF (NOT((ISBLANK([.AA62])))))+(32*(IF (NOT((ISBLANK([.AB62]))))))+(64*(IF (NOT((ISBLANK([.AC62]))))))+(128*(IF (NOT((ISBLANK([.AD62]))))))+(256*(IF (NOT((ISBLANK([.AE62]))))))+(512*(IF (NOT((ISBLANK([.AF62]))))))+(1024*(IF (NOT((ISBLANK([.AG62]))))))+(2048*(IF (NOT((ISBLANK([.AH62])))))))" office:value-type="float" office:value="768" calcext:value-type="float">
            <text:p>768</text:p>
          </table:table-cell>
          <table:table-cell table:style-name="ce2"/>
          <table:table-cell table:number-columns-repeated="2"/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table:number-columns-repeated="16"/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table:number-columns-repeated="992"/>
        </table:table-row>
        <table:table-row table:style-name="ro1">
          <table:table-cell table:style-name="ce2" office:value-type="float" office:value="1560" calcext:value-type="float">
            <text:p>1560</text:p>
          </table:table-cell>
          <table:table-cell table:style-name="ce2" office:value-type="string" calcext:value-type="string">
            <text:p>Witte kool </text:p>
          </table:table-cell>
          <table:table-cell table:style-name="ce2" office:value-type="string" calcext:value-type="string">
            <text:p>Langedijker Bewaar</text:p>
          </table:table-cell>
          <table:table-cell table:style-name="ce2" office:value-type="string" calcext:value-type="string">
            <text:p>Koolgewassen</text:p>
          </table:table-cell>
          <table:table-cell table:style-name="ce2" table:formula="of:=0.7*0.6" office:value-type="float" office:value="0.42" calcext:value-type="float">
            <text:p>0.42</text:p>
          </table:table-cell>
          <table:table-cell table:style-name="ce2" office:value-type="float" office:value="30" calcext:value-type="float">
            <text:p>30</text:p>
          </table:table-cell>
          <table:table-cell table:style-name="ce7" office:value-type="float" office:value="2.12" calcext:value-type="float">
            <text:p>€ 2.12 </text:p>
          </table:table-cell>
          <table:table-cell table:style-name="ce2" table:formula="of:=(1*(IF (NOT((ISBLANK([.K63]))))))+(2*(IF (NOT((ISBLANK([.L63]))))))+(4*(IF (NOT((ISBLANK([.M63]))))))+(8*(IF (NOT((ISBLANK([.N63]))))))+(16*(IF (NOT((ISBLANK([.O63])))))+(32*(IF (NOT((ISBLANK([.P63]))))))+(64*(IF (NOT((ISBLANK([.Q63]))))))+(128*(IF (NOT((ISBLANK([.R63]))))))+(256*(IF (NOT((ISBLANK([.S63]))))))+(512*(IF (NOT((ISBLANK([.T63]))))))+(1024*(IF (NOT((ISBLANK([.U63]))))))+(2048*(IF (NOT((ISBLANK([.V63])))))))" office:value-type="float" office:value="12" calcext:value-type="float">
            <text:p>12</text:p>
          </table:table-cell>
          <table:table-cell table:style-name="ce2" table:formula="of:=(1*(IF (NOT((ISBLANK([.W63]))))))+(2*(IF (NOT((ISBLANK([.X63]))))))+(4*(IF (NOT((ISBLANK([.Y63]))))))+(8*(IF (NOT((ISBLANK([.Z63]))))))+(16*(IF (NOT((ISBLANK([.AA63])))))+(32*(IF (NOT((ISBLANK([.AB63]))))))+(64*(IF (NOT((ISBLANK([.AC63]))))))+(128*(IF (NOT((ISBLANK([.AD63]))))))+(256*(IF (NOT((ISBLANK([.AE63]))))))+(512*(IF (NOT((ISBLANK([.AF63]))))))+(1024*(IF (NOT((ISBLANK([.AG63]))))))+(2048*(IF (NOT((ISBLANK([.AH63])))))))" office:value-type="float" office:value="768" calcext:value-type="float">
            <text:p>768</text:p>
          </table:table-cell>
          <table:table-cell table:style-name="ce2"/>
          <table:table-cell table:number-columns-repeated="2"/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table:number-columns-repeated="16"/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table:number-columns-repeated="992"/>
        </table:table-row>
        <table:table-row table:style-name="ro1">
          <table:table-cell table:style-name="ce2" office:value-type="float" office:value="1540" calcext:value-type="float">
            <text:p>1540</text:p>
          </table:table-cell>
          <table:table-cell table:style-name="ce2" office:value-type="string" calcext:value-type="string">
            <text:p>Witte kool </text:p>
          </table:table-cell>
          <table:table-cell table:style-name="ce2" office:value-type="string" calcext:value-type="string">
            <text:p>Roem van Enkhuizen 2 </text:p>
          </table:table-cell>
          <table:table-cell table:style-name="ce2" office:value-type="string" calcext:value-type="string">
            <text:p>Koolgewassen</text:p>
          </table:table-cell>
          <table:table-cell table:style-name="ce2" table:formula="of:=0.7*0.6" office:value-type="float" office:value="0.42" calcext:value-type="float">
            <text:p>0.42</text:p>
          </table:table-cell>
          <table:table-cell table:style-name="ce2" office:value-type="float" office:value="30" calcext:value-type="float">
            <text:p>30</text:p>
          </table:table-cell>
          <table:table-cell table:style-name="ce7" office:value-type="float" office:value="2.12" calcext:value-type="float">
            <text:p>€ 2.12 </text:p>
          </table:table-cell>
          <table:table-cell table:style-name="ce2" table:formula="of:=(1*(IF (NOT((ISBLANK([.K64]))))))+(2*(IF (NOT((ISBLANK([.L64]))))))+(4*(IF (NOT((ISBLANK([.M64]))))))+(8*(IF (NOT((ISBLANK([.N64]))))))+(16*(IF (NOT((ISBLANK([.O64])))))+(32*(IF (NOT((ISBLANK([.P64]))))))+(64*(IF (NOT((ISBLANK([.Q64]))))))+(128*(IF (NOT((ISBLANK([.R64]))))))+(256*(IF (NOT((ISBLANK([.S64]))))))+(512*(IF (NOT((ISBLANK([.T64]))))))+(1024*(IF (NOT((ISBLANK([.U64]))))))+(2048*(IF (NOT((ISBLANK([.V64])))))))" office:value-type="float" office:value="12" calcext:value-type="float">
            <text:p>12</text:p>
          </table:table-cell>
          <table:table-cell table:style-name="ce2" table:formula="of:=(1*(IF (NOT((ISBLANK([.W64]))))))+(2*(IF (NOT((ISBLANK([.X64]))))))+(4*(IF (NOT((ISBLANK([.Y64]))))))+(8*(IF (NOT((ISBLANK([.Z64]))))))+(16*(IF (NOT((ISBLANK([.AA64])))))+(32*(IF (NOT((ISBLANK([.AB64]))))))+(64*(IF (NOT((ISBLANK([.AC64]))))))+(128*(IF (NOT((ISBLANK([.AD64]))))))+(256*(IF (NOT((ISBLANK([.AE64]))))))+(512*(IF (NOT((ISBLANK([.AF64]))))))+(1024*(IF (NOT((ISBLANK([.AG64]))))))+(2048*(IF (NOT((ISBLANK([.AH64])))))))" office:value-type="float" office:value="768" calcext:value-type="float">
            <text:p>768</text:p>
          </table:table-cell>
          <table:table-cell table:style-name="ce2"/>
          <table:table-cell table:number-columns-repeated="2"/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table:number-columns-repeated="16"/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table:number-columns-repeated="992"/>
        </table:table-row>
        <table:table-row table:style-name="ro1">
          <table:table-cell table:style-name="ce2" office:value-type="float" office:value="1220" calcext:value-type="float">
            <text:p>1220</text:p>
          </table:table-cell>
          <table:table-cell table:style-name="ce2" office:value-type="string" calcext:value-type="string">
            <text:p>Capucijner </text:p>
          </table:table-cell>
          <table:table-cell table:style-name="ce2" office:value-type="string" calcext:value-type="string">
            <text:p>Blauwschokkers</text:p>
          </table:table-cell>
          <table:table-cell table:style-name="ce2" office:value-type="string" calcext:value-type="string">
            <text:p>Peulvruchten</text:p>
          </table:table-cell>
          <table:table-cell table:style-name="ce2" table:formula="of:=0.5*0.04" office:value-type="float" office:value="0.02" calcext:value-type="float">
            <text:p>0.02</text:p>
          </table:table-cell>
          <table:table-cell table:style-name="ce2" table:formula="of:=75*[.E65]" office:value-type="float" office:value="1.5" calcext:value-type="float">
            <text:p>1.5</text:p>
          </table:table-cell>
          <table:table-cell table:style-name="ce7" office:value-type="float" office:value="3.18" calcext:value-type="float">
            <text:p>€ 3.18 </text:p>
          </table:table-cell>
          <table:table-cell table:style-name="ce2" table:formula="of:=(1*(IF (NOT((ISBLANK([.K65]))))))+(2*(IF (NOT((ISBLANK([.L65]))))))+(4*(IF (NOT((ISBLANK([.M65]))))))+(8*(IF (NOT((ISBLANK([.N65]))))))+(16*(IF (NOT((ISBLANK([.O65])))))+(32*(IF (NOT((ISBLANK([.P65]))))))+(64*(IF (NOT((ISBLANK([.Q65]))))))+(128*(IF (NOT((ISBLANK([.R65]))))))+(256*(IF (NOT((ISBLANK([.S65]))))))+(512*(IF (NOT((ISBLANK([.T65]))))))+(1024*(IF (NOT((ISBLANK([.U65]))))))+(2048*(IF (NOT((ISBLANK([.V65])))))))" office:value-type="float" office:value="12" calcext:value-type="float">
            <text:p>12</text:p>
          </table:table-cell>
          <table:table-cell table:style-name="ce2" table:formula="of:=(1*(IF (NOT((ISBLANK([.W65]))))))+(2*(IF (NOT((ISBLANK([.X65]))))))+(4*(IF (NOT((ISBLANK([.Y65]))))))+(8*(IF (NOT((ISBLANK([.Z65]))))))+(16*(IF (NOT((ISBLANK([.AA65])))))+(32*(IF (NOT((ISBLANK([.AB65]))))))+(64*(IF (NOT((ISBLANK([.AC65]))))))+(128*(IF (NOT((ISBLANK([.AD65]))))))+(256*(IF (NOT((ISBLANK([.AE65]))))))+(512*(IF (NOT((ISBLANK([.AF65]))))))+(1024*(IF (NOT((ISBLANK([.AG65]))))))+(2048*(IF (NOT((ISBLANK([.AH65])))))))" office:value-type="float" office:value="192" calcext:value-type="float">
            <text:p>192</text:p>
          </table:table-cell>
          <table:table-cell table:style-name="ce2"/>
          <table:table-cell table:number-columns-repeated="2"/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table:number-columns-repeated="14"/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table:number-columns-repeated="994"/>
        </table:table-row>
        <table:table-row table:style-name="ro1">
          <table:table-cell table:style-name="ce2" office:value-type="float" office:value="1230" calcext:value-type="float">
            <text:p>1230</text:p>
          </table:table-cell>
          <table:table-cell table:style-name="ce2" office:value-type="string" calcext:value-type="string">
            <text:p>Capucijner </text:p>
          </table:table-cell>
          <table:table-cell table:style-name="ce2" office:value-type="string" calcext:value-type="string">
            <text:p>Rozijnerwt </text:p>
          </table:table-cell>
          <table:table-cell table:style-name="ce2" office:value-type="string" calcext:value-type="string">
            <text:p>Peulvruchten</text:p>
          </table:table-cell>
          <table:table-cell table:style-name="ce2" table:formula="of:=0.5*0.04" office:value-type="float" office:value="0.02" calcext:value-type="float">
            <text:p>0.02</text:p>
          </table:table-cell>
          <table:table-cell table:style-name="ce2" table:formula="of:=75*[.E66]" office:value-type="float" office:value="1.5" calcext:value-type="float">
            <text:p>1.5</text:p>
          </table:table-cell>
          <table:table-cell table:style-name="ce7" office:value-type="float" office:value="3.18" calcext:value-type="float">
            <text:p>€ 3.18 </text:p>
          </table:table-cell>
          <table:table-cell table:style-name="ce2" table:formula="of:=(1*(IF (NOT((ISBLANK([.K66]))))))+(2*(IF (NOT((ISBLANK([.L66]))))))+(4*(IF (NOT((ISBLANK([.M66]))))))+(8*(IF (NOT((ISBLANK([.N66]))))))+(16*(IF (NOT((ISBLANK([.O66])))))+(32*(IF (NOT((ISBLANK([.P66]))))))+(64*(IF (NOT((ISBLANK([.Q66]))))))+(128*(IF (NOT((ISBLANK([.R66]))))))+(256*(IF (NOT((ISBLANK([.S66]))))))+(512*(IF (NOT((ISBLANK([.T66]))))))+(1024*(IF (NOT((ISBLANK([.U66]))))))+(2048*(IF (NOT((ISBLANK([.V66])))))))" office:value-type="float" office:value="12" calcext:value-type="float">
            <text:p>12</text:p>
          </table:table-cell>
          <table:table-cell table:style-name="ce2" table:formula="of:=(1*(IF (NOT((ISBLANK([.W66]))))))+(2*(IF (NOT((ISBLANK([.X66]))))))+(4*(IF (NOT((ISBLANK([.Y66]))))))+(8*(IF (NOT((ISBLANK([.Z66]))))))+(16*(IF (NOT((ISBLANK([.AA66])))))+(32*(IF (NOT((ISBLANK([.AB66]))))))+(64*(IF (NOT((ISBLANK([.AC66]))))))+(128*(IF (NOT((ISBLANK([.AD66]))))))+(256*(IF (NOT((ISBLANK([.AE66]))))))+(512*(IF (NOT((ISBLANK([.AF66]))))))+(1024*(IF (NOT((ISBLANK([.AG66]))))))+(2048*(IF (NOT((ISBLANK([.AH66])))))))" office:value-type="float" office:value="192" calcext:value-type="float">
            <text:p>192</text:p>
          </table:table-cell>
          <table:table-cell table:style-name="ce2"/>
          <table:table-cell table:number-columns-repeated="2"/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table:number-columns-repeated="14"/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table:number-columns-repeated="994"/>
        </table:table-row>
        <table:table-row table:style-name="ro1">
          <table:table-cell table:style-name="ce2" office:value-type="float" office:value="1240" calcext:value-type="float">
            <text:p>1240</text:p>
          </table:table-cell>
          <table:table-cell table:style-name="ce2" office:value-type="string" calcext:value-type="string">
            <text:p>Stamdoperwt</text:p>
          </table:table-cell>
          <table:table-cell table:style-name="ce2" office:value-type="string" calcext:value-type="string">
            <text:p>Kelvedon wonder</text:p>
          </table:table-cell>
          <table:table-cell table:style-name="ce2" office:value-type="string" calcext:value-type="string">
            <text:p>Peulvruchten</text:p>
          </table:table-cell>
          <table:table-cell table:style-name="ce2" table:formula="of:=0.5*0.04" office:value-type="float" office:value="0.02" calcext:value-type="float">
            <text:p>0.02</text:p>
          </table:table-cell>
          <table:table-cell table:style-name="ce2" table:formula="of:=75*[.E67]" office:value-type="float" office:value="1.5" calcext:value-type="float">
            <text:p>1.5</text:p>
          </table:table-cell>
          <table:table-cell table:style-name="ce7" office:value-type="float" office:value="3.18" calcext:value-type="float">
            <text:p>€ 3.18 </text:p>
          </table:table-cell>
          <table:table-cell table:style-name="ce2" table:formula="of:=(1*(IF (NOT((ISBLANK([.K67]))))))+(2*(IF (NOT((ISBLANK([.L67]))))))+(4*(IF (NOT((ISBLANK([.M67]))))))+(8*(IF (NOT((ISBLANK([.N67]))))))+(16*(IF (NOT((ISBLANK([.O67])))))+(32*(IF (NOT((ISBLANK([.P67]))))))+(64*(IF (NOT((ISBLANK([.Q67]))))))+(128*(IF (NOT((ISBLANK([.R67]))))))+(256*(IF (NOT((ISBLANK([.S67]))))))+(512*(IF (NOT((ISBLANK([.T67]))))))+(1024*(IF (NOT((ISBLANK([.U67]))))))+(2048*(IF (NOT((ISBLANK([.V67])))))))" office:value-type="float" office:value="12" calcext:value-type="float">
            <text:p>12</text:p>
          </table:table-cell>
          <table:table-cell table:style-name="ce2" table:formula="of:=(1*(IF (NOT((ISBLANK([.W67]))))))+(2*(IF (NOT((ISBLANK([.X67]))))))+(4*(IF (NOT((ISBLANK([.Y67]))))))+(8*(IF (NOT((ISBLANK([.Z67]))))))+(16*(IF (NOT((ISBLANK([.AA67])))))+(32*(IF (NOT((ISBLANK([.AB67]))))))+(64*(IF (NOT((ISBLANK([.AC67]))))))+(128*(IF (NOT((ISBLANK([.AD67]))))))+(256*(IF (NOT((ISBLANK([.AE67]))))))+(512*(IF (NOT((ISBLANK([.AF67]))))))+(1024*(IF (NOT((ISBLANK([.AG67]))))))+(2048*(IF (NOT((ISBLANK([.AH67])))))))" office:value-type="float" office:value="96" calcext:value-type="float">
            <text:p>96</text:p>
          </table:table-cell>
          <table:table-cell table:style-name="ce2"/>
          <table:table-cell table:number-columns-repeated="2"/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table:number-columns-repeated="13"/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table:number-columns-repeated="995"/>
        </table:table-row>
        <table:table-row table:style-name="ro1">
          <table:table-cell table:style-name="ce2" office:value-type="float" office:value="1205" calcext:value-type="float">
            <text:p>1205</text:p>
          </table:table-cell>
          <table:table-cell table:style-name="ce2" office:value-type="string" calcext:value-type="string">
            <text:p>Pronkboon</text:p>
          </table:table-cell>
          <table:table-cell table:style-name="ce2" office:value-type="string" calcext:value-type="string">
            <text:p>Lady Di</text:p>
          </table:table-cell>
          <table:table-cell table:style-name="ce2" office:value-type="string" calcext:value-type="string">
            <text:p>Peulvruchten</text:p>
          </table:table-cell>
          <table:table-cell table:style-name="ce2" table:formula="of:=0.8*0.8/2" office:value-type="float" office:value="0.32" calcext:value-type="float">
            <text:p>0.32</text:p>
          </table:table-cell>
          <table:table-cell table:style-name="ce2" office:value-type="float" office:value="14" calcext:value-type="float">
            <text:p>14</text:p>
          </table:table-cell>
          <table:table-cell table:style-name="ce7" office:value-type="float" office:value="3.45" calcext:value-type="float">
            <text:p>€ 3.45 </text:p>
          </table:table-cell>
          <table:table-cell table:style-name="ce2" table:formula="of:=(1*(IF (NOT((ISBLANK([.K68]))))))+(2*(IF (NOT((ISBLANK([.L68]))))))+(4*(IF (NOT((ISBLANK([.M68]))))))+(8*(IF (NOT((ISBLANK([.N68]))))))+(16*(IF (NOT((ISBLANK([.O68])))))+(32*(IF (NOT((ISBLANK([.P68]))))))+(64*(IF (NOT((ISBLANK([.Q68]))))))+(128*(IF (NOT((ISBLANK([.R68]))))))+(256*(IF (NOT((ISBLANK([.S68]))))))+(512*(IF (NOT((ISBLANK([.T68]))))))+(1024*(IF (NOT((ISBLANK([.U68]))))))+(2048*(IF (NOT((ISBLANK([.V68])))))))" office:value-type="float" office:value="48" calcext:value-type="float">
            <text:p>48</text:p>
          </table:table-cell>
          <table:table-cell table:style-name="ce2" table:formula="of:=(1*(IF (NOT((ISBLANK([.W68]))))))+(2*(IF (NOT((ISBLANK([.X68]))))))+(4*(IF (NOT((ISBLANK([.Y68]))))))+(8*(IF (NOT((ISBLANK([.Z68]))))))+(16*(IF (NOT((ISBLANK([.AA68])))))+(32*(IF (NOT((ISBLANK([.AB68]))))))+(64*(IF (NOT((ISBLANK([.AC68]))))))+(128*(IF (NOT((ISBLANK([.AD68]))))))+(256*(IF (NOT((ISBLANK([.AE68]))))))+(512*(IF (NOT((ISBLANK([.AF68]))))))+(1024*(IF (NOT((ISBLANK([.AG68]))))))+(2048*(IF (NOT((ISBLANK([.AH68])))))))" office:value-type="float" office:value="384" calcext:value-type="float">
            <text:p>384</text:p>
          </table:table-cell>
          <table:table-cell table:style-name="ce2"/>
          <table:table-cell table:number-columns-repeated="4"/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table:number-columns-repeated="13"/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table:number-columns-repeated="993"/>
        </table:table-row>
        <table:table-row table:style-name="ro1">
          <table:table-cell table:style-name="ce2" office:value-type="float" office:value="1200" calcext:value-type="float">
            <text:p>1200</text:p>
          </table:table-cell>
          <table:table-cell table:style-name="ce2" office:value-type="string" calcext:value-type="string">
            <text:p>Pronkboon</text:p>
          </table:table-cell>
          <table:table-cell table:style-name="ce2" office:value-type="string" calcext:value-type="string">
            <text:p>Emergo</text:p>
          </table:table-cell>
          <table:table-cell table:style-name="ce2" office:value-type="string" calcext:value-type="string">
            <text:p>Peulvruchten</text:p>
          </table:table-cell>
          <table:table-cell table:style-name="ce2" table:formula="of:=0.8*0.8/2" office:value-type="float" office:value="0.32" calcext:value-type="float">
            <text:p>0.32</text:p>
          </table:table-cell>
          <table:table-cell table:style-name="ce2" office:value-type="float" office:value="14" calcext:value-type="float">
            <text:p>14</text:p>
          </table:table-cell>
          <table:table-cell table:style-name="ce7" office:value-type="float" office:value="3.45" calcext:value-type="float">
            <text:p>€ 3.45 </text:p>
          </table:table-cell>
          <table:table-cell table:style-name="ce2" table:formula="of:=(1*(IF (NOT((ISBLANK([.K69]))))))+(2*(IF (NOT((ISBLANK([.L69]))))))+(4*(IF (NOT((ISBLANK([.M69]))))))+(8*(IF (NOT((ISBLANK([.N69]))))))+(16*(IF (NOT((ISBLANK([.O69])))))+(32*(IF (NOT((ISBLANK([.P69]))))))+(64*(IF (NOT((ISBLANK([.Q69]))))))+(128*(IF (NOT((ISBLANK([.R69]))))))+(256*(IF (NOT((ISBLANK([.S69]))))))+(512*(IF (NOT((ISBLANK([.T69]))))))+(1024*(IF (NOT((ISBLANK([.U69]))))))+(2048*(IF (NOT((ISBLANK([.V69])))))))" office:value-type="float" office:value="48" calcext:value-type="float">
            <text:p>48</text:p>
          </table:table-cell>
          <table:table-cell table:style-name="ce2" table:formula="of:=(1*(IF (NOT((ISBLANK([.W69]))))))+(2*(IF (NOT((ISBLANK([.X69]))))))+(4*(IF (NOT((ISBLANK([.Y69]))))))+(8*(IF (NOT((ISBLANK([.Z69]))))))+(16*(IF (NOT((ISBLANK([.AA69])))))+(32*(IF (NOT((ISBLANK([.AB69]))))))+(64*(IF (NOT((ISBLANK([.AC69]))))))+(128*(IF (NOT((ISBLANK([.AD69]))))))+(256*(IF (NOT((ISBLANK([.AE69]))))))+(512*(IF (NOT((ISBLANK([.AF69]))))))+(1024*(IF (NOT((ISBLANK([.AG69]))))))+(2048*(IF (NOT((ISBLANK([.AH69])))))))" office:value-type="float" office:value="384" calcext:value-type="float">
            <text:p>384</text:p>
          </table:table-cell>
          <table:table-cell table:style-name="ce2"/>
          <table:table-cell table:number-columns-repeated="4"/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table:number-columns-repeated="13"/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table:number-columns-repeated="993"/>
        </table:table-row>
        <table:table-row table:style-name="ro1">
          <table:table-cell table:style-name="ce2" office:value-type="float" office:value="1270" calcext:value-type="float">
            <text:p>1270</text:p>
          </table:table-cell>
          <table:table-cell table:style-name="ce2" office:value-type="string" calcext:value-type="string">
            <text:p>Rijsdoperwt </text:p>
          </table:table-cell>
          <table:table-cell table:style-name="ce2" office:value-type="string" calcext:value-type="string">
            <text:p>Eerste Vroege Mei </text:p>
          </table:table-cell>
          <table:table-cell table:style-name="ce2" office:value-type="string" calcext:value-type="string">
            <text:p>Peulvruchten</text:p>
          </table:table-cell>
          <table:table-cell table:style-name="ce2" table:formula="of:=0.5*0.04" office:value-type="float" office:value="0.02" calcext:value-type="float">
            <text:p>0.02</text:p>
          </table:table-cell>
          <table:table-cell table:style-name="ce2" table:formula="of:=75*[.E70]" office:value-type="float" office:value="1.5" calcext:value-type="float">
            <text:p>1.5</text:p>
          </table:table-cell>
          <table:table-cell table:style-name="ce7" office:value-type="float" office:value="3.18" calcext:value-type="float">
            <text:p>€ 3.18 </text:p>
          </table:table-cell>
          <table:table-cell table:style-name="ce2" table:formula="of:=(1*(IF (NOT((ISBLANK([.K70]))))))+(2*(IF (NOT((ISBLANK([.L70]))))))+(4*(IF (NOT((ISBLANK([.M70]))))))+(8*(IF (NOT((ISBLANK([.N70]))))))+(16*(IF (NOT((ISBLANK([.O70])))))+(32*(IF (NOT((ISBLANK([.P70]))))))+(64*(IF (NOT((ISBLANK([.Q70]))))))+(128*(IF (NOT((ISBLANK([.R70]))))))+(256*(IF (NOT((ISBLANK([.S70]))))))+(512*(IF (NOT((ISBLANK([.T70]))))))+(1024*(IF (NOT((ISBLANK([.U70]))))))+(2048*(IF (NOT((ISBLANK([.V70])))))))" office:value-type="float" office:value="12" calcext:value-type="float">
            <text:p>12</text:p>
          </table:table-cell>
          <table:table-cell table:style-name="ce2" table:formula="of:=(1*(IF (NOT((ISBLANK([.W70]))))))+(2*(IF (NOT((ISBLANK([.X70]))))))+(4*(IF (NOT((ISBLANK([.Y70]))))))+(8*(IF (NOT((ISBLANK([.Z70]))))))+(16*(IF (NOT((ISBLANK([.AA70])))))+(32*(IF (NOT((ISBLANK([.AB70]))))))+(64*(IF (NOT((ISBLANK([.AC70]))))))+(128*(IF (NOT((ISBLANK([.AD70]))))))+(256*(IF (NOT((ISBLANK([.AE70]))))))+(512*(IF (NOT((ISBLANK([.AF70]))))))+(1024*(IF (NOT((ISBLANK([.AG70]))))))+(2048*(IF (NOT((ISBLANK([.AH70])))))))" office:value-type="float" office:value="96" calcext:value-type="float">
            <text:p>96</text:p>
          </table:table-cell>
          <table:table-cell table:style-name="ce2"/>
          <table:table-cell table:number-columns-repeated="2"/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table:number-columns-repeated="13"/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table:number-columns-repeated="995"/>
        </table:table-row>
        <table:table-row table:style-name="ro1">
          <table:table-cell table:style-name="ce2" office:value-type="float" office:value="1290" calcext:value-type="float">
            <text:p>1290</text:p>
          </table:table-cell>
          <table:table-cell table:style-name="ce2" office:value-type="string" calcext:value-type="string">
            <text:p>Rijsdoperwt </text:p>
          </table:table-cell>
          <table:table-cell table:style-name="ce2" office:value-type="string" calcext:value-type="string">
            <text:p>Senator </text:p>
          </table:table-cell>
          <table:table-cell table:style-name="ce2" office:value-type="string" calcext:value-type="string">
            <text:p>Peulvruchten</text:p>
          </table:table-cell>
          <table:table-cell table:style-name="ce2" table:formula="of:=0.5*0.04" office:value-type="float" office:value="0.02" calcext:value-type="float">
            <text:p>0.02</text:p>
          </table:table-cell>
          <table:table-cell table:style-name="ce2" table:formula="of:=75*[.E71]" office:value-type="float" office:value="1.5" calcext:value-type="float">
            <text:p>1.5</text:p>
          </table:table-cell>
          <table:table-cell table:style-name="ce7" office:value-type="float" office:value="3.18" calcext:value-type="float">
            <text:p>€ 3.18 </text:p>
          </table:table-cell>
          <table:table-cell table:style-name="ce2" table:formula="of:=(1*(IF (NOT((ISBLANK([.K71]))))))+(2*(IF (NOT((ISBLANK([.L71]))))))+(4*(IF (NOT((ISBLANK([.M71]))))))+(8*(IF (NOT((ISBLANK([.N71]))))))+(16*(IF (NOT((ISBLANK([.O71])))))+(32*(IF (NOT((ISBLANK([.P71]))))))+(64*(IF (NOT((ISBLANK([.Q71]))))))+(128*(IF (NOT((ISBLANK([.R71]))))))+(256*(IF (NOT((ISBLANK([.S71]))))))+(512*(IF (NOT((ISBLANK([.T71]))))))+(1024*(IF (NOT((ISBLANK([.U71]))))))+(2048*(IF (NOT((ISBLANK([.V71])))))))" office:value-type="float" office:value="12" calcext:value-type="float">
            <text:p>12</text:p>
          </table:table-cell>
          <table:table-cell table:style-name="ce2" table:formula="of:=(1*(IF (NOT((ISBLANK([.W71]))))))+(2*(IF (NOT((ISBLANK([.X71]))))))+(4*(IF (NOT((ISBLANK([.Y71]))))))+(8*(IF (NOT((ISBLANK([.Z71]))))))+(16*(IF (NOT((ISBLANK([.AA71])))))+(32*(IF (NOT((ISBLANK([.AB71]))))))+(64*(IF (NOT((ISBLANK([.AC71]))))))+(128*(IF (NOT((ISBLANK([.AD71]))))))+(256*(IF (NOT((ISBLANK([.AE71]))))))+(512*(IF (NOT((ISBLANK([.AF71]))))))+(1024*(IF (NOT((ISBLANK([.AG71]))))))+(2048*(IF (NOT((ISBLANK([.AH71])))))))" office:value-type="float" office:value="192" calcext:value-type="float">
            <text:p>192</text:p>
          </table:table-cell>
          <table:table-cell table:style-name="ce2"/>
          <table:table-cell table:number-columns-repeated="2"/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table:number-columns-repeated="14"/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table:number-columns-repeated="994"/>
        </table:table-row>
        <table:table-row table:style-name="ro1">
          <table:table-cell table:style-name="ce2" office:value-type="float" office:value="1300" calcext:value-type="float">
            <text:p>1300</text:p>
          </table:table-cell>
          <table:table-cell table:style-name="ce2" office:value-type="string" calcext:value-type="string">
            <text:p>Sugar Snap</text:p>
          </table:table-cell>
          <table:table-cell table:style-name="ce2" office:value-type="string" calcext:value-type="string">
            <text:p>Norli </text:p>
          </table:table-cell>
          <table:table-cell table:style-name="ce2" office:value-type="string" calcext:value-type="string">
            <text:p>Peulvruchten</text:p>
          </table:table-cell>
          <table:table-cell table:style-name="ce2" table:formula="of:=0.5*0.04" office:value-type="float" office:value="0.02" calcext:value-type="float">
            <text:p>0.02</text:p>
          </table:table-cell>
          <table:table-cell table:style-name="ce2" table:formula="of:=75*[.E72]" office:value-type="float" office:value="1.5" calcext:value-type="float">
            <text:p>1.5</text:p>
          </table:table-cell>
          <table:table-cell table:style-name="ce7" office:value-type="float" office:value="3.18" calcext:value-type="float">
            <text:p>€ 3.18 </text:p>
          </table:table-cell>
          <table:table-cell table:style-name="ce2" table:formula="of:=(1*(IF (NOT((ISBLANK([.K72]))))))+(2*(IF (NOT((ISBLANK([.L72]))))))+(4*(IF (NOT((ISBLANK([.M72]))))))+(8*(IF (NOT((ISBLANK([.N72]))))))+(16*(IF (NOT((ISBLANK([.O72])))))+(32*(IF (NOT((ISBLANK([.P72]))))))+(64*(IF (NOT((ISBLANK([.Q72]))))))+(128*(IF (NOT((ISBLANK([.R72]))))))+(256*(IF (NOT((ISBLANK([.S72]))))))+(512*(IF (NOT((ISBLANK([.T72]))))))+(1024*(IF (NOT((ISBLANK([.U72]))))))+(2048*(IF (NOT((ISBLANK([.V72])))))))" office:value-type="float" office:value="12" calcext:value-type="float">
            <text:p>12</text:p>
          </table:table-cell>
          <table:table-cell table:style-name="ce2" table:formula="of:=(1*(IF (NOT((ISBLANK([.W72]))))))+(2*(IF (NOT((ISBLANK([.X72]))))))+(4*(IF (NOT((ISBLANK([.Y72]))))))+(8*(IF (NOT((ISBLANK([.Z72]))))))+(16*(IF (NOT((ISBLANK([.AA72])))))+(32*(IF (NOT((ISBLANK([.AB72]))))))+(64*(IF (NOT((ISBLANK([.AC72]))))))+(128*(IF (NOT((ISBLANK([.AD72]))))))+(256*(IF (NOT((ISBLANK([.AE72]))))))+(512*(IF (NOT((ISBLANK([.AF72]))))))+(1024*(IF (NOT((ISBLANK([.AG72]))))))+(2048*(IF (NOT((ISBLANK([.AH72])))))))" office:value-type="float" office:value="96" calcext:value-type="float">
            <text:p>96</text:p>
          </table:table-cell>
          <table:table-cell table:style-name="ce2"/>
          <table:table-cell table:number-columns-repeated="2"/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table:number-columns-repeated="13"/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table:number-columns-repeated="995"/>
        </table:table-row>
        <table:table-row table:style-name="ro1">
          <table:table-cell table:style-name="ce3" office:value-type="float" office:value="1305" calcext:value-type="float">
            <text:p>1305</text:p>
          </table:table-cell>
          <table:table-cell table:style-name="ce3" office:value-type="string" calcext:value-type="string">
            <text:p>Rijspeul </text:p>
          </table:table-cell>
          <table:table-cell table:style-name="ce3" office:value-type="string" calcext:value-type="string">
            <office:annotation office:display="true" draw:style-name="gr1" draw:text-style-name="P1" svg:width="1.1413in" svg:height="0.2346in" svg:x="4.1512in" svg:y="12.5618in" draw:caption-point-x="-0.2193in" draw:caption-point-y="0.2417in">
              <dc:creator>EA</dc:creator>
              <dc:date>2014-06-21T00:00:00</dc:date>
              <text:p text:style-name="P1"><text:span text:style-name="T1">F1 ZAAD</text:span></text:p>
            </office:annotation>
            <text:p>Sweet Horizon</text:p>
          </table:table-cell>
          <table:table-cell table:style-name="ce2" office:value-type="string" calcext:value-type="string">
            <text:p>Peulvruchten</text:p>
          </table:table-cell>
          <table:table-cell table:style-name="ce3" table:number-columns-repeated="2"/>
          <table:table-cell table:style-name="ce8" office:value-type="float" office:value="3.18" calcext:value-type="float">
            <text:p>€ 3.18 </text:p>
          </table:table-cell>
          <table:table-cell table:style-name="ce2" table:formula="of:=(1*(IF (NOT((ISBLANK([.K73]))))))+(2*(IF (NOT((ISBLANK([.L73]))))))+(4*(IF (NOT((ISBLANK([.M73]))))))+(8*(IF (NOT((ISBLANK([.N73]))))))+(16*(IF (NOT((ISBLANK([.O73])))))+(32*(IF (NOT((ISBLANK([.P73]))))))+(64*(IF (NOT((ISBLANK([.Q73]))))))+(128*(IF (NOT((ISBLANK([.R73]))))))+(256*(IF (NOT((ISBLANK([.S73]))))))+(512*(IF (NOT((ISBLANK([.T73]))))))+(1024*(IF (NOT((ISBLANK([.U73]))))))+(2048*(IF (NOT((ISBLANK([.V73])))))))" office:value-type="float" office:value="0" calcext:value-type="float">
            <text:p>0</text:p>
          </table:table-cell>
          <table:table-cell table:style-name="ce2" table:formula="of:=(1*(IF (NOT((ISBLANK([.W73]))))))+(2*(IF (NOT((ISBLANK([.X73]))))))+(4*(IF (NOT((ISBLANK([.Y73]))))))+(8*(IF (NOT((ISBLANK([.Z73]))))))+(16*(IF (NOT((ISBLANK([.AA73])))))+(32*(IF (NOT((ISBLANK([.AB73]))))))+(64*(IF (NOT((ISBLANK([.AC73]))))))+(128*(IF (NOT((ISBLANK([.AD73]))))))+(256*(IF (NOT((ISBLANK([.AE73]))))))+(512*(IF (NOT((ISBLANK([.AF73]))))))+(1024*(IF (NOT((ISBLANK([.AG73]))))))+(2048*(IF (NOT((ISBLANK([.AH73])))))))" office:value-type="float" office:value="0" calcext:value-type="float">
            <text:p>0</text:p>
          </table:table-cell>
          <table:table-cell table:style-name="ce2"/>
          <table:table-cell table:style-name="ce10" table:number-columns-repeated="1011"/>
          <table:table-cell table:number-columns-repeated="3"/>
        </table:table-row>
        <table:table-row table:style-name="ro1">
          <table:table-cell table:style-name="ce2" office:value-type="float" office:value="1330" calcext:value-type="float">
            <text:p>1330</text:p>
          </table:table-cell>
          <table:table-cell table:style-name="ce3" office:value-type="string" calcext:value-type="string">
            <text:p>Rijspeul </text:p>
          </table:table-cell>
          <table:table-cell table:style-name="ce2" office:value-type="string" calcext:value-type="string">
            <text:p>Grijze Roodbloeiende</text:p>
          </table:table-cell>
          <table:table-cell table:style-name="ce2" office:value-type="string" calcext:value-type="string">
            <text:p>Peulvruchten</text:p>
          </table:table-cell>
          <table:table-cell table:style-name="ce2" table:formula="of:=0.5*0.04" office:value-type="float" office:value="0.02" calcext:value-type="float">
            <text:p>0.02</text:p>
          </table:table-cell>
          <table:table-cell table:style-name="ce2" table:formula="of:=75*[.E74]" office:value-type="float" office:value="1.5" calcext:value-type="float">
            <text:p>1.5</text:p>
          </table:table-cell>
          <table:table-cell table:style-name="ce7" office:value-type="float" office:value="3.18" calcext:value-type="float">
            <text:p>€ 3.18 </text:p>
          </table:table-cell>
          <table:table-cell table:style-name="ce2" table:formula="of:=(1*(IF (NOT((ISBLANK([.K74]))))))+(2*(IF (NOT((ISBLANK([.L74]))))))+(4*(IF (NOT((ISBLANK([.M74]))))))+(8*(IF (NOT((ISBLANK([.N74]))))))+(16*(IF (NOT((ISBLANK([.O74])))))+(32*(IF (NOT((ISBLANK([.P74]))))))+(64*(IF (NOT((ISBLANK([.Q74]))))))+(128*(IF (NOT((ISBLANK([.R74]))))))+(256*(IF (NOT((ISBLANK([.S74]))))))+(512*(IF (NOT((ISBLANK([.T74]))))))+(1024*(IF (NOT((ISBLANK([.U74]))))))+(2048*(IF (NOT((ISBLANK([.V74])))))))" office:value-type="float" office:value="12" calcext:value-type="float">
            <text:p>12</text:p>
          </table:table-cell>
          <table:table-cell table:style-name="ce2" table:formula="of:=(1*(IF (NOT((ISBLANK([.W74]))))))+(2*(IF (NOT((ISBLANK([.X74]))))))+(4*(IF (NOT((ISBLANK([.Y74]))))))+(8*(IF (NOT((ISBLANK([.Z74]))))))+(16*(IF (NOT((ISBLANK([.AA74])))))+(32*(IF (NOT((ISBLANK([.AB74]))))))+(64*(IF (NOT((ISBLANK([.AC74]))))))+(128*(IF (NOT((ISBLANK([.AD74]))))))+(256*(IF (NOT((ISBLANK([.AE74]))))))+(512*(IF (NOT((ISBLANK([.AF74]))))))+(1024*(IF (NOT((ISBLANK([.AG74]))))))+(2048*(IF (NOT((ISBLANK([.AH74])))))))" office:value-type="float" office:value="192" calcext:value-type="float">
            <text:p>192</text:p>
          </table:table-cell>
          <table:table-cell table:style-name="ce2"/>
          <table:table-cell table:number-columns-repeated="2"/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table:number-columns-repeated="14"/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table:number-columns-repeated="994"/>
        </table:table-row>
        <table:table-row table:style-name="ro1">
          <table:table-cell table:style-name="ce2" office:value-type="float" office:value="1320" calcext:value-type="float">
            <text:p>1320</text:p>
          </table:table-cell>
          <table:table-cell table:style-name="ce3" office:value-type="string" calcext:value-type="string">
            <text:p>Rijspeul </text:p>
          </table:table-cell>
          <table:table-cell table:style-name="ce2" office:value-type="string" calcext:value-type="string">
            <text:p>Hendriks </text:p>
          </table:table-cell>
          <table:table-cell table:style-name="ce2" office:value-type="string" calcext:value-type="string">
            <text:p>Peulvruchten</text:p>
          </table:table-cell>
          <table:table-cell table:style-name="ce2" table:formula="of:=0.5*0.04" office:value-type="float" office:value="0.02" calcext:value-type="float">
            <text:p>0.02</text:p>
          </table:table-cell>
          <table:table-cell table:style-name="ce2" table:formula="of:=75*[.E75]" office:value-type="float" office:value="1.5" calcext:value-type="float">
            <text:p>1.5</text:p>
          </table:table-cell>
          <table:table-cell table:style-name="ce7" office:value-type="float" office:value="3.18" calcext:value-type="float">
            <text:p>€ 3.18 </text:p>
          </table:table-cell>
          <table:table-cell table:style-name="ce2" table:formula="of:=(1*(IF (NOT((ISBLANK([.K75]))))))+(2*(IF (NOT((ISBLANK([.L75]))))))+(4*(IF (NOT((ISBLANK([.M75]))))))+(8*(IF (NOT((ISBLANK([.N75]))))))+(16*(IF (NOT((ISBLANK([.O75])))))+(32*(IF (NOT((ISBLANK([.P75]))))))+(64*(IF (NOT((ISBLANK([.Q75]))))))+(128*(IF (NOT((ISBLANK([.R75]))))))+(256*(IF (NOT((ISBLANK([.S75]))))))+(512*(IF (NOT((ISBLANK([.T75]))))))+(1024*(IF (NOT((ISBLANK([.U75]))))))+(2048*(IF (NOT((ISBLANK([.V75])))))))" office:value-type="float" office:value="12" calcext:value-type="float">
            <text:p>12</text:p>
          </table:table-cell>
          <table:table-cell table:style-name="ce2" table:formula="of:=(1*(IF (NOT((ISBLANK([.W75]))))))+(2*(IF (NOT((ISBLANK([.X75]))))))+(4*(IF (NOT((ISBLANK([.Y75]))))))+(8*(IF (NOT((ISBLANK([.Z75]))))))+(16*(IF (NOT((ISBLANK([.AA75])))))+(32*(IF (NOT((ISBLANK([.AB75]))))))+(64*(IF (NOT((ISBLANK([.AC75]))))))+(128*(IF (NOT((ISBLANK([.AD75]))))))+(256*(IF (NOT((ISBLANK([.AE75]))))))+(512*(IF (NOT((ISBLANK([.AF75]))))))+(1024*(IF (NOT((ISBLANK([.AG75]))))))+(2048*(IF (NOT((ISBLANK([.AH75])))))))" office:value-type="float" office:value="192" calcext:value-type="float">
            <text:p>192</text:p>
          </table:table-cell>
          <table:table-cell table:style-name="ce2"/>
          <table:table-cell table:number-columns-repeated="2"/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table:number-columns-repeated="14"/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table:number-columns-repeated="994"/>
        </table:table-row>
        <table:table-row table:style-name="ro1">
          <table:table-cell table:style-name="ce2" office:value-type="float" office:value="1310" calcext:value-type="float">
            <text:p>1310</text:p>
          </table:table-cell>
          <table:table-cell table:style-name="ce3" office:value-type="string" calcext:value-type="string">
            <text:p>Rijspeul </text:p>
          </table:table-cell>
          <table:table-cell table:style-name="ce2" office:value-type="string" calcext:value-type="string">
            <text:p>Heraut </text:p>
          </table:table-cell>
          <table:table-cell table:style-name="ce2" office:value-type="string" calcext:value-type="string">
            <text:p>Peulvruchten</text:p>
          </table:table-cell>
          <table:table-cell table:style-name="ce2" table:formula="of:=0.5*0.04" office:value-type="float" office:value="0.02" calcext:value-type="float">
            <text:p>0.02</text:p>
          </table:table-cell>
          <table:table-cell table:style-name="ce2" table:formula="of:=75*[.E76]" office:value-type="float" office:value="1.5" calcext:value-type="float">
            <text:p>1.5</text:p>
          </table:table-cell>
          <table:table-cell table:style-name="ce7" office:value-type="float" office:value="3.18" calcext:value-type="float">
            <text:p>€ 3.18 </text:p>
          </table:table-cell>
          <table:table-cell table:style-name="ce2" table:formula="of:=(1*(IF (NOT((ISBLANK([.K76]))))))+(2*(IF (NOT((ISBLANK([.L76]))))))+(4*(IF (NOT((ISBLANK([.M76]))))))+(8*(IF (NOT((ISBLANK([.N76]))))))+(16*(IF (NOT((ISBLANK([.O76])))))+(32*(IF (NOT((ISBLANK([.P76]))))))+(64*(IF (NOT((ISBLANK([.Q76]))))))+(128*(IF (NOT((ISBLANK([.R76]))))))+(256*(IF (NOT((ISBLANK([.S76]))))))+(512*(IF (NOT((ISBLANK([.T76]))))))+(1024*(IF (NOT((ISBLANK([.U76]))))))+(2048*(IF (NOT((ISBLANK([.V76])))))))" office:value-type="float" office:value="28" calcext:value-type="float">
            <text:p>28</text:p>
          </table:table-cell>
          <table:table-cell table:style-name="ce2" table:formula="of:=(1*(IF (NOT((ISBLANK([.W76]))))))+(2*(IF (NOT((ISBLANK([.X76]))))))+(4*(IF (NOT((ISBLANK([.Y76]))))))+(8*(IF (NOT((ISBLANK([.Z76]))))))+(16*(IF (NOT((ISBLANK([.AA76])))))+(32*(IF (NOT((ISBLANK([.AB76]))))))+(64*(IF (NOT((ISBLANK([.AC76]))))))+(128*(IF (NOT((ISBLANK([.AD76]))))))+(256*(IF (NOT((ISBLANK([.AE76]))))))+(512*(IF (NOT((ISBLANK([.AF76]))))))+(1024*(IF (NOT((ISBLANK([.AG76]))))))+(2048*(IF (NOT((ISBLANK([.AH76])))))))" office:value-type="float" office:value="96" calcext:value-type="float">
            <text:p>96</text:p>
          </table:table-cell>
          <table:table-cell table:style-name="ce2"/>
          <table:table-cell table:number-columns-repeated="2"/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table:number-columns-repeated="12"/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table:number-columns-repeated="995"/>
        </table:table-row>
        <table:table-row table:style-name="ro1">
          <table:table-cell table:style-name="ce2" office:value-type="float" office:value="1140" calcext:value-type="float">
            <text:p>1140</text:p>
          </table:table-cell>
          <table:table-cell table:style-name="ce2" office:value-type="string" calcext:value-type="string">
            <text:p>Stamdroogboon </text:p>
          </table:table-cell>
          <table:table-cell table:style-name="ce2" office:value-type="string" calcext:value-type="string">
            <text:p>Bruine kogelboon </text:p>
          </table:table-cell>
          <table:table-cell table:style-name="ce2" office:value-type="string" calcext:value-type="string">
            <text:p>Peulvruchten</text:p>
          </table:table-cell>
          <table:table-cell table:style-name="ce2" table:formula="of:=0.1*0.5" office:value-type="float" office:value="0.05" calcext:value-type="float">
            <text:p>0.05</text:p>
          </table:table-cell>
          <table:table-cell table:style-name="ce2" office:value-type="float" office:value="8" calcext:value-type="float">
            <text:p>8</text:p>
          </table:table-cell>
          <table:table-cell table:style-name="ce7" office:value-type="float" office:value="3.18" calcext:value-type="float">
            <text:p>€ 3.18 </text:p>
          </table:table-cell>
          <table:table-cell table:style-name="ce2" table:formula="of:=(1*(IF (NOT((ISBLANK([.K77]))))))+(2*(IF (NOT((ISBLANK([.L77]))))))+(4*(IF (NOT((ISBLANK([.M77]))))))+(8*(IF (NOT((ISBLANK([.N77]))))))+(16*(IF (NOT((ISBLANK([.O77])))))+(32*(IF (NOT((ISBLANK([.P77]))))))+(64*(IF (NOT((ISBLANK([.Q77]))))))+(128*(IF (NOT((ISBLANK([.R77]))))))+(256*(IF (NOT((ISBLANK([.S77]))))))+(512*(IF (NOT((ISBLANK([.T77]))))))+(1024*(IF (NOT((ISBLANK([.U77]))))))+(2048*(IF (NOT((ISBLANK([.V77])))))))" office:value-type="float" office:value="48" calcext:value-type="float">
            <text:p>48</text:p>
          </table:table-cell>
          <table:table-cell table:style-name="ce2" table:formula="of:=(1*(IF (NOT((ISBLANK([.W77]))))))+(2*(IF (NOT((ISBLANK([.X77]))))))+(4*(IF (NOT((ISBLANK([.Y77]))))))+(8*(IF (NOT((ISBLANK([.Z77]))))))+(16*(IF (NOT((ISBLANK([.AA77])))))+(32*(IF (NOT((ISBLANK([.AB77]))))))+(64*(IF (NOT((ISBLANK([.AC77]))))))+(128*(IF (NOT((ISBLANK([.AD77]))))))+(256*(IF (NOT((ISBLANK([.AE77]))))))+(512*(IF (NOT((ISBLANK([.AF77]))))))+(1024*(IF (NOT((ISBLANK([.AG77]))))))+(2048*(IF (NOT((ISBLANK([.AH77])))))))" office:value-type="float" office:value="896" calcext:value-type="float">
            <text:p>896</text:p>
          </table:table-cell>
          <table:table-cell table:style-name="ce2"/>
          <table:table-cell table:number-columns-repeated="4"/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table:number-columns-repeated="13"/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table:number-columns-repeated="992"/>
        </table:table-row>
        <table:table-row table:style-name="ro1">
          <table:table-cell table:style-name="ce2" office:value-type="float" office:value="1081" calcext:value-type="float">
            <text:p>1081</text:p>
          </table:table-cell>
          <table:table-cell table:style-name="ce2" office:value-type="string" calcext:value-type="string">
            <text:p>Stamslaboon</text:p>
          </table:table-cell>
          <table:table-cell table:style-name="ce2" office:value-type="string" calcext:value-type="string">
            <text:p>Compass</text:p>
          </table:table-cell>
          <table:table-cell table:style-name="ce2" office:value-type="string" calcext:value-type="string">
            <text:p>Peulvruchten</text:p>
          </table:table-cell>
          <table:table-cell table:style-name="ce2" table:formula="of:=0.45*0.45/4" office:value-type="float" office:value="0.050625" calcext:value-type="float">
            <text:p>0.050625</text:p>
          </table:table-cell>
          <table:table-cell table:style-name="ce2" office:value-type="float" office:value="9" calcext:value-type="float">
            <text:p>9</text:p>
          </table:table-cell>
          <table:table-cell table:style-name="ce7" office:value-type="float" office:value="3.45" calcext:value-type="float">
            <text:p>€ 3.45 </text:p>
          </table:table-cell>
          <table:table-cell table:style-name="ce2" table:formula="of:=(1*(IF (NOT((ISBLANK([.K78]))))))+(2*(IF (NOT((ISBLANK([.L78]))))))+(4*(IF (NOT((ISBLANK([.M78]))))))+(8*(IF (NOT((ISBLANK([.N78]))))))+(16*(IF (NOT((ISBLANK([.O78])))))+(32*(IF (NOT((ISBLANK([.P78]))))))+(64*(IF (NOT((ISBLANK([.Q78]))))))+(128*(IF (NOT((ISBLANK([.R78]))))))+(256*(IF (NOT((ISBLANK([.S78]))))))+(512*(IF (NOT((ISBLANK([.T78]))))))+(1024*(IF (NOT((ISBLANK([.U78]))))))+(2048*(IF (NOT((ISBLANK([.V78])))))))" office:value-type="float" office:value="48" calcext:value-type="float">
            <text:p>48</text:p>
          </table:table-cell>
          <table:table-cell table:style-name="ce2" table:formula="of:=(1*(IF (NOT((ISBLANK([.W78]))))))+(2*(IF (NOT((ISBLANK([.X78]))))))+(4*(IF (NOT((ISBLANK([.Y78]))))))+(8*(IF (NOT((ISBLANK([.Z78]))))))+(16*(IF (NOT((ISBLANK([.AA78])))))+(32*(IF (NOT((ISBLANK([.AB78]))))))+(64*(IF (NOT((ISBLANK([.AC78]))))))+(128*(IF (NOT((ISBLANK([.AD78]))))))+(256*(IF (NOT((ISBLANK([.AE78]))))))+(512*(IF (NOT((ISBLANK([.AF78]))))))+(1024*(IF (NOT((ISBLANK([.AG78]))))))+(2048*(IF (NOT((ISBLANK([.AH78])))))))" office:value-type="float" office:value="448" calcext:value-type="float">
            <text:p>448</text:p>
          </table:table-cell>
          <table:table-cell table:style-name="ce2"/>
          <table:table-cell table:number-columns-repeated="4"/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table:number-columns-repeated="12"/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table:number-columns-repeated="993"/>
        </table:table-row>
        <table:table-row table:style-name="ro1">
          <table:table-cell table:style-name="ce2" office:value-type="float" office:value="1082" calcext:value-type="float">
            <text:p>1082</text:p>
          </table:table-cell>
          <table:table-cell table:style-name="ce2" office:value-type="string" calcext:value-type="string">
            <text:p>Stamslaboon</text:p>
          </table:table-cell>
          <table:table-cell table:style-name="ce2" office:value-type="string" calcext:value-type="string">
            <text:p>Domino</text:p>
          </table:table-cell>
          <table:table-cell table:style-name="ce2" office:value-type="string" calcext:value-type="string">
            <text:p>Peulvruchten</text:p>
          </table:table-cell>
          <table:table-cell table:style-name="ce2" table:formula="of:=0.45*0.45/4" office:value-type="float" office:value="0.050625" calcext:value-type="float">
            <text:p>0.050625</text:p>
          </table:table-cell>
          <table:table-cell table:style-name="ce2" office:value-type="float" office:value="9" calcext:value-type="float">
            <text:p>9</text:p>
          </table:table-cell>
          <table:table-cell table:style-name="ce7" office:value-type="float" office:value="3.45" calcext:value-type="float">
            <text:p>€ 3.45 </text:p>
          </table:table-cell>
          <table:table-cell table:style-name="ce2" table:formula="of:=(1*(IF (NOT((ISBLANK([.K79]))))))+(2*(IF (NOT((ISBLANK([.L79]))))))+(4*(IF (NOT((ISBLANK([.M79]))))))+(8*(IF (NOT((ISBLANK([.N79]))))))+(16*(IF (NOT((ISBLANK([.O79])))))+(32*(IF (NOT((ISBLANK([.P79]))))))+(64*(IF (NOT((ISBLANK([.Q79]))))))+(128*(IF (NOT((ISBLANK([.R79]))))))+(256*(IF (NOT((ISBLANK([.S79]))))))+(512*(IF (NOT((ISBLANK([.T79]))))))+(1024*(IF (NOT((ISBLANK([.U79]))))))+(2048*(IF (NOT((ISBLANK([.V79])))))))" office:value-type="float" office:value="48" calcext:value-type="float">
            <text:p>48</text:p>
          </table:table-cell>
          <table:table-cell table:style-name="ce2" table:formula="of:=(1*(IF (NOT((ISBLANK([.W79]))))))+(2*(IF (NOT((ISBLANK([.X79]))))))+(4*(IF (NOT((ISBLANK([.Y79]))))))+(8*(IF (NOT((ISBLANK([.Z79]))))))+(16*(IF (NOT((ISBLANK([.AA79])))))+(32*(IF (NOT((ISBLANK([.AB79]))))))+(64*(IF (NOT((ISBLANK([.AC79]))))))+(128*(IF (NOT((ISBLANK([.AD79]))))))+(256*(IF (NOT((ISBLANK([.AE79]))))))+(512*(IF (NOT((ISBLANK([.AF79]))))))+(1024*(IF (NOT((ISBLANK([.AG79]))))))+(2048*(IF (NOT((ISBLANK([.AH79])))))))" office:value-type="float" office:value="448" calcext:value-type="float">
            <text:p>448</text:p>
          </table:table-cell>
          <table:table-cell table:style-name="ce2"/>
          <table:table-cell table:number-columns-repeated="4"/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table:number-columns-repeated="12"/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table:number-columns-repeated="993"/>
        </table:table-row>
        <table:table-row table:style-name="ro1">
          <table:table-cell table:style-name="ce2" office:value-type="float" office:value="1083" calcext:value-type="float">
            <text:p>1083</text:p>
          </table:table-cell>
          <table:table-cell table:style-name="ce2" office:value-type="string" calcext:value-type="string">
            <text:p>Stamslaboon</text:p>
          </table:table-cell>
          <table:table-cell table:style-name="ce2" office:value-type="string" calcext:value-type="string">
            <text:p>Faraday</text:p>
          </table:table-cell>
          <table:table-cell table:style-name="ce2" office:value-type="string" calcext:value-type="string">
            <text:p>Peulvruchten</text:p>
          </table:table-cell>
          <table:table-cell table:style-name="ce2" table:formula="of:=0.45*0.45/4" office:value-type="float" office:value="0.050625" calcext:value-type="float">
            <text:p>0.050625</text:p>
          </table:table-cell>
          <table:table-cell table:style-name="ce2" office:value-type="float" office:value="9" calcext:value-type="float">
            <text:p>9</text:p>
          </table:table-cell>
          <table:table-cell table:style-name="ce7" office:value-type="float" office:value="3.45" calcext:value-type="float">
            <text:p>€ 3.45 </text:p>
          </table:table-cell>
          <table:table-cell table:style-name="ce2" table:formula="of:=(1*(IF (NOT((ISBLANK([.K80]))))))+(2*(IF (NOT((ISBLANK([.L80]))))))+(4*(IF (NOT((ISBLANK([.M80]))))))+(8*(IF (NOT((ISBLANK([.N80]))))))+(16*(IF (NOT((ISBLANK([.O80])))))+(32*(IF (NOT((ISBLANK([.P80]))))))+(64*(IF (NOT((ISBLANK([.Q80]))))))+(128*(IF (NOT((ISBLANK([.R80]))))))+(256*(IF (NOT((ISBLANK([.S80]))))))+(512*(IF (NOT((ISBLANK([.T80]))))))+(1024*(IF (NOT((ISBLANK([.U80]))))))+(2048*(IF (NOT((ISBLANK([.V80])))))))" office:value-type="float" office:value="48" calcext:value-type="float">
            <text:p>48</text:p>
          </table:table-cell>
          <table:table-cell table:style-name="ce2" table:formula="of:=(1*(IF (NOT((ISBLANK([.W80]))))))+(2*(IF (NOT((ISBLANK([.X80]))))))+(4*(IF (NOT((ISBLANK([.Y80]))))))+(8*(IF (NOT((ISBLANK([.Z80]))))))+(16*(IF (NOT((ISBLANK([.AA80])))))+(32*(IF (NOT((ISBLANK([.AB80]))))))+(64*(IF (NOT((ISBLANK([.AC80]))))))+(128*(IF (NOT((ISBLANK([.AD80]))))))+(256*(IF (NOT((ISBLANK([.AE80]))))))+(512*(IF (NOT((ISBLANK([.AF80]))))))+(1024*(IF (NOT((ISBLANK([.AG80]))))))+(2048*(IF (NOT((ISBLANK([.AH80])))))))" office:value-type="float" office:value="448" calcext:value-type="float">
            <text:p>448</text:p>
          </table:table-cell>
          <table:table-cell table:style-name="ce2"/>
          <table:table-cell table:number-columns-repeated="4"/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table:number-columns-repeated="12"/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table:number-columns-repeated="993"/>
        </table:table-row>
        <table:table-row table:style-name="ro1">
          <table:table-cell table:style-name="ce2" office:value-type="float" office:value="1217" calcext:value-type="float">
            <text:p>1217</text:p>
          </table:table-cell>
          <table:table-cell table:style-name="ce2" office:value-type="string" calcext:value-type="string">
            <text:p>Stamslaboon</text:p>
          </table:table-cell>
          <table:table-cell table:style-name="ce2" office:value-type="string" calcext:value-type="string">
            <text:p>Valdor (gele stamslaboon / wasboon)</text:p>
          </table:table-cell>
          <table:table-cell table:style-name="ce2" office:value-type="string" calcext:value-type="string">
            <text:p>Peulvruchten</text:p>
          </table:table-cell>
          <table:table-cell table:style-name="ce2" table:formula="of:=0.45*0.45/4" office:value-type="float" office:value="0.050625" calcext:value-type="float">
            <text:p>0.050625</text:p>
          </table:table-cell>
          <table:table-cell table:style-name="ce2" office:value-type="float" office:value="9" calcext:value-type="float">
            <text:p>9</text:p>
          </table:table-cell>
          <table:table-cell table:style-name="ce7" office:value-type="float" office:value="3.45" calcext:value-type="float">
            <text:p>€ 3.45 </text:p>
          </table:table-cell>
          <table:table-cell table:style-name="ce2" table:formula="of:=(1*(IF (NOT((ISBLANK([.K81]))))))+(2*(IF (NOT((ISBLANK([.L81]))))))+(4*(IF (NOT((ISBLANK([.M81]))))))+(8*(IF (NOT((ISBLANK([.N81]))))))+(16*(IF (NOT((ISBLANK([.O81])))))+(32*(IF (NOT((ISBLANK([.P81]))))))+(64*(IF (NOT((ISBLANK([.Q81]))))))+(128*(IF (NOT((ISBLANK([.R81]))))))+(256*(IF (NOT((ISBLANK([.S81]))))))+(512*(IF (NOT((ISBLANK([.T81]))))))+(1024*(IF (NOT((ISBLANK([.U81]))))))+(2048*(IF (NOT((ISBLANK([.V81])))))))" office:value-type="float" office:value="48" calcext:value-type="float">
            <text:p>48</text:p>
          </table:table-cell>
          <table:table-cell table:style-name="ce2" table:formula="of:=(1*(IF (NOT((ISBLANK([.W81]))))))+(2*(IF (NOT((ISBLANK([.X81]))))))+(4*(IF (NOT((ISBLANK([.Y81]))))))+(8*(IF (NOT((ISBLANK([.Z81]))))))+(16*(IF (NOT((ISBLANK([.AA81])))))+(32*(IF (NOT((ISBLANK([.AB81]))))))+(64*(IF (NOT((ISBLANK([.AC81]))))))+(128*(IF (NOT((ISBLANK([.AD81]))))))+(256*(IF (NOT((ISBLANK([.AE81]))))))+(512*(IF (NOT((ISBLANK([.AF81]))))))+(1024*(IF (NOT((ISBLANK([.AG81]))))))+(2048*(IF (NOT((ISBLANK([.AH81])))))))" office:value-type="float" office:value="448" calcext:value-type="float">
            <text:p>448</text:p>
          </table:table-cell>
          <table:table-cell table:style-name="ce2"/>
          <table:table-cell table:number-columns-repeated="4"/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table:number-columns-repeated="12"/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table:number-columns-repeated="993"/>
        </table:table-row>
        <table:table-row table:style-name="ro1">
          <table:table-cell table:style-name="ce2" office:value-type="float" office:value="1075" calcext:value-type="float">
            <text:p>1075</text:p>
          </table:table-cell>
          <table:table-cell table:style-name="ce2" office:value-type="string" calcext:value-type="string">
            <text:p>Stamslaboon</text:p>
          </table:table-cell>
          <table:table-cell table:style-name="ce2" office:value-type="string" calcext:value-type="string">
            <text:p>Cantare </text:p>
          </table:table-cell>
          <table:table-cell table:style-name="ce2" office:value-type="string" calcext:value-type="string">
            <text:p>Peulvruchten</text:p>
          </table:table-cell>
          <table:table-cell table:style-name="ce2" table:formula="of:=0.45*0.45/4" office:value-type="float" office:value="0.050625" calcext:value-type="float">
            <text:p>0.050625</text:p>
          </table:table-cell>
          <table:table-cell table:style-name="ce2" office:value-type="float" office:value="9" calcext:value-type="float">
            <text:p>9</text:p>
          </table:table-cell>
          <table:table-cell table:style-name="ce7" office:value-type="float" office:value="3.18" calcext:value-type="float">
            <text:p>€ 3.18 </text:p>
          </table:table-cell>
          <table:table-cell table:style-name="ce2" table:formula="of:=(1*(IF (NOT((ISBLANK([.K82]))))))+(2*(IF (NOT((ISBLANK([.L82]))))))+(4*(IF (NOT((ISBLANK([.M82]))))))+(8*(IF (NOT((ISBLANK([.N82]))))))+(16*(IF (NOT((ISBLANK([.O82])))))+(32*(IF (NOT((ISBLANK([.P82]))))))+(64*(IF (NOT((ISBLANK([.Q82]))))))+(128*(IF (NOT((ISBLANK([.R82]))))))+(256*(IF (NOT((ISBLANK([.S82]))))))+(512*(IF (NOT((ISBLANK([.T82]))))))+(1024*(IF (NOT((ISBLANK([.U82]))))))+(2048*(IF (NOT((ISBLANK([.V82])))))))" office:value-type="float" office:value="48" calcext:value-type="float">
            <text:p>48</text:p>
          </table:table-cell>
          <table:table-cell table:style-name="ce2" table:formula="of:=(1*(IF (NOT((ISBLANK([.W82]))))))+(2*(IF (NOT((ISBLANK([.X82]))))))+(4*(IF (NOT((ISBLANK([.Y82]))))))+(8*(IF (NOT((ISBLANK([.Z82]))))))+(16*(IF (NOT((ISBLANK([.AA82])))))+(32*(IF (NOT((ISBLANK([.AB82]))))))+(64*(IF (NOT((ISBLANK([.AC82]))))))+(128*(IF (NOT((ISBLANK([.AD82]))))))+(256*(IF (NOT((ISBLANK([.AE82]))))))+(512*(IF (NOT((ISBLANK([.AF82]))))))+(1024*(IF (NOT((ISBLANK([.AG82]))))))+(2048*(IF (NOT((ISBLANK([.AH82])))))))" office:value-type="float" office:value="448" calcext:value-type="float">
            <text:p>448</text:p>
          </table:table-cell>
          <table:table-cell table:style-name="ce2"/>
          <table:table-cell table:number-columns-repeated="4"/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table:number-columns-repeated="12"/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table:number-columns-repeated="993"/>
        </table:table-row>
        <table:table-row table:style-name="ro1">
          <table:table-cell table:style-name="ce2" office:value-type="float" office:value="1080" calcext:value-type="float">
            <text:p>1080</text:p>
          </table:table-cell>
          <table:table-cell table:style-name="ce2" office:value-type="string" calcext:value-type="string">
            <text:p>Stamslaboon</text:p>
          </table:table-cell>
          <table:table-cell table:style-name="ce2" office:value-type="string" calcext:value-type="string">
            <text:p>Dubbele witte zonder draad</text:p>
          </table:table-cell>
          <table:table-cell table:style-name="ce2" office:value-type="string" calcext:value-type="string">
            <text:p>Peulvruchten</text:p>
          </table:table-cell>
          <table:table-cell table:style-name="ce2" table:formula="of:=0.45*0.45/4" office:value-type="float" office:value="0.050625" calcext:value-type="float">
            <text:p>0.050625</text:p>
          </table:table-cell>
          <table:table-cell table:style-name="ce2" office:value-type="float" office:value="9" calcext:value-type="float">
            <text:p>9</text:p>
          </table:table-cell>
          <table:table-cell table:style-name="ce7" office:value-type="float" office:value="3.18" calcext:value-type="float">
            <text:p>€ 3.18 </text:p>
          </table:table-cell>
          <table:table-cell table:style-name="ce2" table:formula="of:=(1*(IF (NOT((ISBLANK([.K83]))))))+(2*(IF (NOT((ISBLANK([.L83]))))))+(4*(IF (NOT((ISBLANK([.M83]))))))+(8*(IF (NOT((ISBLANK([.N83]))))))+(16*(IF (NOT((ISBLANK([.O83])))))+(32*(IF (NOT((ISBLANK([.P83]))))))+(64*(IF (NOT((ISBLANK([.Q83]))))))+(128*(IF (NOT((ISBLANK([.R83]))))))+(256*(IF (NOT((ISBLANK([.S83]))))))+(512*(IF (NOT((ISBLANK([.T83]))))))+(1024*(IF (NOT((ISBLANK([.U83]))))))+(2048*(IF (NOT((ISBLANK([.V83])))))))" office:value-type="float" office:value="48" calcext:value-type="float">
            <text:p>48</text:p>
          </table:table-cell>
          <table:table-cell table:style-name="ce2" table:formula="of:=(1*(IF (NOT((ISBLANK([.W83]))))))+(2*(IF (NOT((ISBLANK([.X83]))))))+(4*(IF (NOT((ISBLANK([.Y83]))))))+(8*(IF (NOT((ISBLANK([.Z83]))))))+(16*(IF (NOT((ISBLANK([.AA83])))))+(32*(IF (NOT((ISBLANK([.AB83]))))))+(64*(IF (NOT((ISBLANK([.AC83]))))))+(128*(IF (NOT((ISBLANK([.AD83]))))))+(256*(IF (NOT((ISBLANK([.AE83]))))))+(512*(IF (NOT((ISBLANK([.AF83]))))))+(1024*(IF (NOT((ISBLANK([.AG83]))))))+(2048*(IF (NOT((ISBLANK([.AH83])))))))" office:value-type="float" office:value="448" calcext:value-type="float">
            <text:p>448</text:p>
          </table:table-cell>
          <table:table-cell table:style-name="ce2"/>
          <table:table-cell table:number-columns-repeated="4"/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table:number-columns-repeated="12"/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table:number-columns-repeated="993"/>
        </table:table-row>
        <table:table-row table:style-name="ro1">
          <table:table-cell table:style-name="ce2" office:value-type="float" office:value="1090" calcext:value-type="float">
            <text:p>1090</text:p>
          </table:table-cell>
          <table:table-cell table:style-name="ce2" office:value-type="string" calcext:value-type="string">
            <text:p>Stamslaboon</text:p>
          </table:table-cell>
          <table:table-cell table:style-name="ce2" office:value-type="string" calcext:value-type="string">
            <text:p>Saxa</text:p>
          </table:table-cell>
          <table:table-cell table:style-name="ce2" office:value-type="string" calcext:value-type="string">
            <text:p>Peulvruchten</text:p>
          </table:table-cell>
          <table:table-cell table:style-name="ce2" table:formula="of:=0.45*0.45/4" office:value-type="float" office:value="0.050625" calcext:value-type="float">
            <text:p>0.050625</text:p>
          </table:table-cell>
          <table:table-cell table:style-name="ce2" office:value-type="float" office:value="9" calcext:value-type="float">
            <text:p>9</text:p>
          </table:table-cell>
          <table:table-cell table:style-name="ce7" office:value-type="float" office:value="3.18" calcext:value-type="float">
            <text:p>€ 3.18 </text:p>
          </table:table-cell>
          <table:table-cell table:style-name="ce2" table:formula="of:=(1*(IF (NOT((ISBLANK([.K84]))))))+(2*(IF (NOT((ISBLANK([.L84]))))))+(4*(IF (NOT((ISBLANK([.M84]))))))+(8*(IF (NOT((ISBLANK([.N84]))))))+(16*(IF (NOT((ISBLANK([.O84])))))+(32*(IF (NOT((ISBLANK([.P84]))))))+(64*(IF (NOT((ISBLANK([.Q84]))))))+(128*(IF (NOT((ISBLANK([.R84]))))))+(256*(IF (NOT((ISBLANK([.S84]))))))+(512*(IF (NOT((ISBLANK([.T84]))))))+(1024*(IF (NOT((ISBLANK([.U84]))))))+(2048*(IF (NOT((ISBLANK([.V84])))))))" office:value-type="float" office:value="48" calcext:value-type="float">
            <text:p>48</text:p>
          </table:table-cell>
          <table:table-cell table:style-name="ce2" table:formula="of:=(1*(IF (NOT((ISBLANK([.W84]))))))+(2*(IF (NOT((ISBLANK([.X84]))))))+(4*(IF (NOT((ISBLANK([.Y84]))))))+(8*(IF (NOT((ISBLANK([.Z84]))))))+(16*(IF (NOT((ISBLANK([.AA84])))))+(32*(IF (NOT((ISBLANK([.AB84]))))))+(64*(IF (NOT((ISBLANK([.AC84]))))))+(128*(IF (NOT((ISBLANK([.AD84]))))))+(256*(IF (NOT((ISBLANK([.AE84]))))))+(512*(IF (NOT((ISBLANK([.AF84]))))))+(1024*(IF (NOT((ISBLANK([.AG84]))))))+(2048*(IF (NOT((ISBLANK([.AH84])))))))" office:value-type="float" office:value="448" calcext:value-type="float">
            <text:p>448</text:p>
          </table:table-cell>
          <table:table-cell table:style-name="ce2"/>
          <table:table-cell table:number-columns-repeated="4"/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table:number-columns-repeated="12"/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table:number-columns-repeated="993"/>
        </table:table-row>
        <table:table-row table:style-name="ro1">
          <table:table-cell table:style-name="ce2" office:value-type="float" office:value="1180" calcext:value-type="float">
            <text:p>1180</text:p>
          </table:table-cell>
          <table:table-cell table:style-name="ce2" office:value-type="string" calcext:value-type="string">
            <text:p>Stokdroogboon </text:p>
          </table:table-cell>
          <table:table-cell table:style-name="ce2" office:value-type="string" calcext:value-type="string">
            <text:p>Stokkievitsboon</text:p>
          </table:table-cell>
          <table:table-cell table:style-name="ce2" office:value-type="string" calcext:value-type="string">
            <text:p>Peulvruchten</text:p>
          </table:table-cell>
          <table:table-cell table:style-name="ce2" table:formula="of:=1/9" office:value-type="float" office:value="0.111111111111111" calcext:value-type="float">
            <text:p>0.1111111111</text:p>
          </table:table-cell>
          <table:table-cell table:style-name="ce2" office:value-type="float" office:value="14" calcext:value-type="float">
            <text:p>14</text:p>
          </table:table-cell>
          <table:table-cell table:style-name="ce7" office:value-type="float" office:value="3.45" calcext:value-type="float">
            <text:p>€ 3.45 </text:p>
          </table:table-cell>
          <table:table-cell table:style-name="ce2" table:formula="of:=(1*(IF (NOT((ISBLANK([.K85]))))))+(2*(IF (NOT((ISBLANK([.L85]))))))+(4*(IF (NOT((ISBLANK([.M85]))))))+(8*(IF (NOT((ISBLANK([.N85]))))))+(16*(IF (NOT((ISBLANK([.O85])))))+(32*(IF (NOT((ISBLANK([.P85]))))))+(64*(IF (NOT((ISBLANK([.Q85]))))))+(128*(IF (NOT((ISBLANK([.R85]))))))+(256*(IF (NOT((ISBLANK([.S85]))))))+(512*(IF (NOT((ISBLANK([.T85]))))))+(1024*(IF (NOT((ISBLANK([.U85]))))))+(2048*(IF (NOT((ISBLANK([.V85])))))))" office:value-type="float" office:value="48" calcext:value-type="float">
            <text:p>48</text:p>
          </table:table-cell>
          <table:table-cell table:style-name="ce2" table:formula="of:=(1*(IF (NOT((ISBLANK([.W85]))))))+(2*(IF (NOT((ISBLANK([.X85]))))))+(4*(IF (NOT((ISBLANK([.Y85]))))))+(8*(IF (NOT((ISBLANK([.Z85]))))))+(16*(IF (NOT((ISBLANK([.AA85])))))+(32*(IF (NOT((ISBLANK([.AB85]))))))+(64*(IF (NOT((ISBLANK([.AC85]))))))+(128*(IF (NOT((ISBLANK([.AD85]))))))+(256*(IF (NOT((ISBLANK([.AE85]))))))+(512*(IF (NOT((ISBLANK([.AF85]))))))+(1024*(IF (NOT((ISBLANK([.AG85]))))))+(2048*(IF (NOT((ISBLANK([.AH85])))))))" office:value-type="float" office:value="768" calcext:value-type="float">
            <text:p>768</text:p>
          </table:table-cell>
          <table:table-cell table:style-name="ce2"/>
          <table:table-cell table:number-columns-repeated="4"/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table:number-columns-repeated="14"/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table:number-columns-repeated="992"/>
        </table:table-row>
        <table:table-row table:style-name="ro1">
          <table:table-cell table:style-name="ce2" office:value-type="float" office:value="1172" calcext:value-type="float">
            <text:p>1172</text:p>
          </table:table-cell>
          <table:table-cell table:style-name="ce2" office:value-type="string" calcext:value-type="string">
            <text:p>Stokslaboon</text:p>
          </table:table-cell>
          <table:table-cell table:style-name="ce2" office:value-type="string" calcext:value-type="string">
            <text:p>Cobra</text:p>
          </table:table-cell>
          <table:table-cell table:style-name="ce2" office:value-type="string" calcext:value-type="string">
            <text:p>Peulvruchten</text:p>
          </table:table-cell>
          <table:table-cell table:style-name="ce2" table:formula="of:=1/9" office:value-type="float" office:value="0.111111111111111" calcext:value-type="float">
            <text:p>0.1111111111</text:p>
          </table:table-cell>
          <table:table-cell table:style-name="ce2" office:value-type="float" office:value="14" calcext:value-type="float">
            <text:p>14</text:p>
          </table:table-cell>
          <table:table-cell table:style-name="ce7" office:value-type="float" office:value="3.18" calcext:value-type="float">
            <text:p>€ 3.18 </text:p>
          </table:table-cell>
          <table:table-cell table:style-name="ce2" table:formula="of:=(1*(IF (NOT((ISBLANK([.K86]))))))+(2*(IF (NOT((ISBLANK([.L86]))))))+(4*(IF (NOT((ISBLANK([.M86]))))))+(8*(IF (NOT((ISBLANK([.N86]))))))+(16*(IF (NOT((ISBLANK([.O86])))))+(32*(IF (NOT((ISBLANK([.P86]))))))+(64*(IF (NOT((ISBLANK([.Q86]))))))+(128*(IF (NOT((ISBLANK([.R86]))))))+(256*(IF (NOT((ISBLANK([.S86]))))))+(512*(IF (NOT((ISBLANK([.T86]))))))+(1024*(IF (NOT((ISBLANK([.U86]))))))+(2048*(IF (NOT((ISBLANK([.V86])))))))" office:value-type="float" office:value="48" calcext:value-type="float">
            <text:p>48</text:p>
          </table:table-cell>
          <table:table-cell table:style-name="ce2" table:formula="of:=(1*(IF (NOT((ISBLANK([.W86]))))))+(2*(IF (NOT((ISBLANK([.X86]))))))+(4*(IF (NOT((ISBLANK([.Y86]))))))+(8*(IF (NOT((ISBLANK([.Z86]))))))+(16*(IF (NOT((ISBLANK([.AA86])))))+(32*(IF (NOT((ISBLANK([.AB86]))))))+(64*(IF (NOT((ISBLANK([.AC86]))))))+(128*(IF (NOT((ISBLANK([.AD86]))))))+(256*(IF (NOT((ISBLANK([.AE86]))))))+(512*(IF (NOT((ISBLANK([.AF86]))))))+(1024*(IF (NOT((ISBLANK([.AG86]))))))+(2048*(IF (NOT((ISBLANK([.AH86])))))))" office:value-type="float" office:value="960" calcext:value-type="float">
            <text:p>960</text:p>
          </table:table-cell>
          <table:table-cell table:style-name="ce2"/>
          <table:table-cell table:number-columns-repeated="4"/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table:number-columns-repeated="12"/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table:number-columns-repeated="992"/>
        </table:table-row>
        <table:table-row table:style-name="ro1">
          <table:table-cell table:style-name="ce2" office:value-type="float" office:value="1171" calcext:value-type="float">
            <text:p>1171</text:p>
          </table:table-cell>
          <table:table-cell table:style-name="ce2" office:value-type="string" calcext:value-type="string">
            <text:p>Stokslaboon</text:p>
          </table:table-cell>
          <table:table-cell table:style-name="ce2" office:value-type="string" calcext:value-type="string">
            <text:p>Neckargold</text:p>
          </table:table-cell>
          <table:table-cell table:style-name="ce2" office:value-type="string" calcext:value-type="string">
            <text:p>Peulvruchten</text:p>
          </table:table-cell>
          <table:table-cell table:style-name="ce2" table:formula="of:=1/9" office:value-type="float" office:value="0.111111111111111" calcext:value-type="float">
            <text:p>0.1111111111</text:p>
          </table:table-cell>
          <table:table-cell table:style-name="ce2" office:value-type="float" office:value="14" calcext:value-type="float">
            <text:p>14</text:p>
          </table:table-cell>
          <table:table-cell table:style-name="ce7" office:value-type="float" office:value="3.18" calcext:value-type="float">
            <text:p>€ 3.18 </text:p>
          </table:table-cell>
          <table:table-cell table:style-name="ce2" table:formula="of:=(1*(IF (NOT((ISBLANK([.K87]))))))+(2*(IF (NOT((ISBLANK([.L87]))))))+(4*(IF (NOT((ISBLANK([.M87]))))))+(8*(IF (NOT((ISBLANK([.N87]))))))+(16*(IF (NOT((ISBLANK([.O87])))))+(32*(IF (NOT((ISBLANK([.P87]))))))+(64*(IF (NOT((ISBLANK([.Q87]))))))+(128*(IF (NOT((ISBLANK([.R87]))))))+(256*(IF (NOT((ISBLANK([.S87]))))))+(512*(IF (NOT((ISBLANK([.T87]))))))+(1024*(IF (NOT((ISBLANK([.U87]))))))+(2048*(IF (NOT((ISBLANK([.V87])))))))" office:value-type="float" office:value="48" calcext:value-type="float">
            <text:p>48</text:p>
          </table:table-cell>
          <table:table-cell table:style-name="ce2" table:formula="of:=(1*(IF (NOT((ISBLANK([.W87]))))))+(2*(IF (NOT((ISBLANK([.X87]))))))+(4*(IF (NOT((ISBLANK([.Y87]))))))+(8*(IF (NOT((ISBLANK([.Z87]))))))+(16*(IF (NOT((ISBLANK([.AA87])))))+(32*(IF (NOT((ISBLANK([.AB87]))))))+(64*(IF (NOT((ISBLANK([.AC87]))))))+(128*(IF (NOT((ISBLANK([.AD87]))))))+(256*(IF (NOT((ISBLANK([.AE87]))))))+(512*(IF (NOT((ISBLANK([.AF87]))))))+(1024*(IF (NOT((ISBLANK([.AG87]))))))+(2048*(IF (NOT((ISBLANK([.AH87])))))))" office:value-type="float" office:value="960" calcext:value-type="float">
            <text:p>960</text:p>
          </table:table-cell>
          <table:table-cell table:style-name="ce2"/>
          <table:table-cell table:number-columns-repeated="4"/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table:number-columns-repeated="12"/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table:number-columns-repeated="992"/>
        </table:table-row>
        <table:table-row table:style-name="ro1">
          <table:table-cell table:style-name="ce2" office:value-type="float" office:value="1160" calcext:value-type="float">
            <text:p>1160</text:p>
          </table:table-cell>
          <table:table-cell table:style-name="ce2" office:value-type="string" calcext:value-type="string">
            <text:p>Stokslaboon</text:p>
          </table:table-cell>
          <table:table-cell table:style-name="ce2" office:value-type="string" calcext:value-type="string">
            <text:p>Mechelse Tros </text:p>
          </table:table-cell>
          <table:table-cell table:style-name="ce2" office:value-type="string" calcext:value-type="string">
            <text:p>Peulvruchten</text:p>
          </table:table-cell>
          <table:table-cell table:style-name="ce2" table:formula="of:=1/9" office:value-type="float" office:value="0.111111111111111" calcext:value-type="float">
            <text:p>0.1111111111</text:p>
          </table:table-cell>
          <table:table-cell table:style-name="ce2" office:value-type="float" office:value="14" calcext:value-type="float">
            <text:p>14</text:p>
          </table:table-cell>
          <table:table-cell table:style-name="ce7" office:value-type="float" office:value="3.45" calcext:value-type="float">
            <text:p>€ 3.45 </text:p>
          </table:table-cell>
          <table:table-cell table:style-name="ce2" table:formula="of:=(1*(IF (NOT((ISBLANK([.K88]))))))+(2*(IF (NOT((ISBLANK([.L88]))))))+(4*(IF (NOT((ISBLANK([.M88]))))))+(8*(IF (NOT((ISBLANK([.N88]))))))+(16*(IF (NOT((ISBLANK([.O88])))))+(32*(IF (NOT((ISBLANK([.P88]))))))+(64*(IF (NOT((ISBLANK([.Q88]))))))+(128*(IF (NOT((ISBLANK([.R88]))))))+(256*(IF (NOT((ISBLANK([.S88]))))))+(512*(IF (NOT((ISBLANK([.T88]))))))+(1024*(IF (NOT((ISBLANK([.U88]))))))+(2048*(IF (NOT((ISBLANK([.V88])))))))" office:value-type="float" office:value="48" calcext:value-type="float">
            <text:p>48</text:p>
          </table:table-cell>
          <table:table-cell table:style-name="ce2" table:formula="of:=(1*(IF (NOT((ISBLANK([.W88]))))))+(2*(IF (NOT((ISBLANK([.X88]))))))+(4*(IF (NOT((ISBLANK([.Y88]))))))+(8*(IF (NOT((ISBLANK([.Z88]))))))+(16*(IF (NOT((ISBLANK([.AA88])))))+(32*(IF (NOT((ISBLANK([.AB88]))))))+(64*(IF (NOT((ISBLANK([.AC88]))))))+(128*(IF (NOT((ISBLANK([.AD88]))))))+(256*(IF (NOT((ISBLANK([.AE88]))))))+(512*(IF (NOT((ISBLANK([.AF88]))))))+(1024*(IF (NOT((ISBLANK([.AG88]))))))+(2048*(IF (NOT((ISBLANK([.AH88])))))))" office:value-type="float" office:value="960" calcext:value-type="float">
            <text:p>960</text:p>
          </table:table-cell>
          <table:table-cell table:style-name="ce2"/>
          <table:table-cell table:number-columns-repeated="4"/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table:number-columns-repeated="12"/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table:number-columns-repeated="992"/>
        </table:table-row>
        <table:table-row table:style-name="ro1">
          <table:table-cell table:style-name="ce2" office:value-type="float" office:value="1170" calcext:value-type="float">
            <text:p>1170</text:p>
          </table:table-cell>
          <table:table-cell table:style-name="ce2" office:value-type="string" calcext:value-type="string">
            <text:p>Stokslaboon</text:p>
          </table:table-cell>
          <table:table-cell table:style-name="ce2" office:value-type="string" calcext:value-type="string">
            <text:p>Neckarköningin </text:p>
          </table:table-cell>
          <table:table-cell table:style-name="ce2" office:value-type="string" calcext:value-type="string">
            <text:p>Peulvruchten</text:p>
          </table:table-cell>
          <table:table-cell table:style-name="ce2" table:formula="of:=1/9" office:value-type="float" office:value="0.111111111111111" calcext:value-type="float">
            <text:p>0.1111111111</text:p>
          </table:table-cell>
          <table:table-cell table:style-name="ce2" office:value-type="float" office:value="14" calcext:value-type="float">
            <text:p>14</text:p>
          </table:table-cell>
          <table:table-cell table:style-name="ce7" office:value-type="float" office:value="3.45" calcext:value-type="float">
            <text:p>€ 3.45 </text:p>
          </table:table-cell>
          <table:table-cell table:style-name="ce2" table:formula="of:=(1*(IF (NOT((ISBLANK([.K89]))))))+(2*(IF (NOT((ISBLANK([.L89]))))))+(4*(IF (NOT((ISBLANK([.M89]))))))+(8*(IF (NOT((ISBLANK([.N89]))))))+(16*(IF (NOT((ISBLANK([.O89])))))+(32*(IF (NOT((ISBLANK([.P89]))))))+(64*(IF (NOT((ISBLANK([.Q89]))))))+(128*(IF (NOT((ISBLANK([.R89]))))))+(256*(IF (NOT((ISBLANK([.S89]))))))+(512*(IF (NOT((ISBLANK([.T89]))))))+(1024*(IF (NOT((ISBLANK([.U89]))))))+(2048*(IF (NOT((ISBLANK([.V89])))))))" office:value-type="float" office:value="48" calcext:value-type="float">
            <text:p>48</text:p>
          </table:table-cell>
          <table:table-cell table:style-name="ce2" table:formula="of:=(1*(IF (NOT((ISBLANK([.W89]))))))+(2*(IF (NOT((ISBLANK([.X89]))))))+(4*(IF (NOT((ISBLANK([.Y89]))))))+(8*(IF (NOT((ISBLANK([.Z89]))))))+(16*(IF (NOT((ISBLANK([.AA89])))))+(32*(IF (NOT((ISBLANK([.AB89]))))))+(64*(IF (NOT((ISBLANK([.AC89]))))))+(128*(IF (NOT((ISBLANK([.AD89]))))))+(256*(IF (NOT((ISBLANK([.AE89]))))))+(512*(IF (NOT((ISBLANK([.AF89]))))))+(1024*(IF (NOT((ISBLANK([.AG89]))))))+(2048*(IF (NOT((ISBLANK([.AH89])))))))" office:value-type="float" office:value="960" calcext:value-type="float">
            <text:p>960</text:p>
          </table:table-cell>
          <table:table-cell table:style-name="ce2"/>
          <table:table-cell table:number-columns-repeated="4"/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table:number-columns-repeated="12"/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table:number-columns-repeated="992"/>
        </table:table-row>
        <table:table-row table:style-name="ro1">
          <table:table-cell table:style-name="ce2" office:value-type="float" office:value="1174" calcext:value-type="float">
            <text:p>1174</text:p>
          </table:table-cell>
          <table:table-cell table:style-name="ce2" office:value-type="string" calcext:value-type="string">
            <text:p>Stoksnijboon</text:p>
          </table:table-cell>
          <table:table-cell table:style-name="ce2" office:value-type="string" calcext:value-type="string">
            <text:p>Golden Gate</text:p>
          </table:table-cell>
          <table:table-cell table:style-name="ce2" office:value-type="string" calcext:value-type="string">
            <text:p>Peulvruchten</text:p>
          </table:table-cell>
          <table:table-cell table:style-name="ce2" table:formula="of:=0.75*0.75/4" office:value-type="float" office:value="0.140625" calcext:value-type="float">
            <text:p>0.140625</text:p>
          </table:table-cell>
          <table:table-cell table:style-name="ce2" office:value-type="float" office:value="14" calcext:value-type="float">
            <text:p>14</text:p>
          </table:table-cell>
          <table:table-cell table:style-name="ce7" office:value-type="float" office:value="3.45" calcext:value-type="float">
            <text:p>€ 3.45 </text:p>
          </table:table-cell>
          <table:table-cell table:style-name="ce2" table:formula="of:=(1*(IF (NOT((ISBLANK([.K90]))))))+(2*(IF (NOT((ISBLANK([.L90]))))))+(4*(IF (NOT((ISBLANK([.M90]))))))+(8*(IF (NOT((ISBLANK([.N90]))))))+(16*(IF (NOT((ISBLANK([.O90])))))+(32*(IF (NOT((ISBLANK([.P90]))))))+(64*(IF (NOT((ISBLANK([.Q90]))))))+(128*(IF (NOT((ISBLANK([.R90]))))))+(256*(IF (NOT((ISBLANK([.S90]))))))+(512*(IF (NOT((ISBLANK([.T90]))))))+(1024*(IF (NOT((ISBLANK([.U90]))))))+(2048*(IF (NOT((ISBLANK([.V90])))))))" office:value-type="float" office:value="48" calcext:value-type="float">
            <text:p>48</text:p>
          </table:table-cell>
          <table:table-cell table:style-name="ce2" table:formula="of:=(1*(IF (NOT((ISBLANK([.W90]))))))+(2*(IF (NOT((ISBLANK([.X90]))))))+(4*(IF (NOT((ISBLANK([.Y90]))))))+(8*(IF (NOT((ISBLANK([.Z90]))))))+(16*(IF (NOT((ISBLANK([.AA90])))))+(32*(IF (NOT((ISBLANK([.AB90]))))))+(64*(IF (NOT((ISBLANK([.AC90]))))))+(128*(IF (NOT((ISBLANK([.AD90]))))))+(256*(IF (NOT((ISBLANK([.AE90]))))))+(512*(IF (NOT((ISBLANK([.AF90]))))))+(1024*(IF (NOT((ISBLANK([.AG90]))))))+(2048*(IF (NOT((ISBLANK([.AH90])))))))" office:value-type="float" office:value="960" calcext:value-type="float">
            <text:p>960</text:p>
          </table:table-cell>
          <table:table-cell table:style-name="ce2"/>
          <table:table-cell table:number-columns-repeated="4"/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table:number-columns-repeated="12"/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table:number-columns-repeated="992"/>
        </table:table-row>
        <table:table-row table:style-name="ro1">
          <table:table-cell table:style-name="ce2" office:value-type="float" office:value="1176" calcext:value-type="float">
            <text:p>1176</text:p>
          </table:table-cell>
          <table:table-cell table:style-name="ce2" office:value-type="string" calcext:value-type="string">
            <text:p>Stoksnijboon</text:p>
          </table:table-cell>
          <table:table-cell table:style-name="ce2" office:value-type="string" calcext:value-type="string">
            <text:p>Vitalis</text:p>
          </table:table-cell>
          <table:table-cell table:style-name="ce2" office:value-type="string" calcext:value-type="string">
            <text:p>Peulvruchten</text:p>
          </table:table-cell>
          <table:table-cell table:style-name="ce2" table:formula="of:=0.75*0.75/4" office:value-type="float" office:value="0.140625" calcext:value-type="float">
            <text:p>0.140625</text:p>
          </table:table-cell>
          <table:table-cell table:style-name="ce2" office:value-type="float" office:value="14" calcext:value-type="float">
            <text:p>14</text:p>
          </table:table-cell>
          <table:table-cell table:style-name="ce7" office:value-type="float" office:value="3.45" calcext:value-type="float">
            <text:p>€ 3.45 </text:p>
          </table:table-cell>
          <table:table-cell table:style-name="ce2" table:formula="of:=(1*(IF (NOT((ISBLANK([.K91]))))))+(2*(IF (NOT((ISBLANK([.L91]))))))+(4*(IF (NOT((ISBLANK([.M91]))))))+(8*(IF (NOT((ISBLANK([.N91]))))))+(16*(IF (NOT((ISBLANK([.O91])))))+(32*(IF (NOT((ISBLANK([.P91]))))))+(64*(IF (NOT((ISBLANK([.Q91]))))))+(128*(IF (NOT((ISBLANK([.R91]))))))+(256*(IF (NOT((ISBLANK([.S91]))))))+(512*(IF (NOT((ISBLANK([.T91]))))))+(1024*(IF (NOT((ISBLANK([.U91]))))))+(2048*(IF (NOT((ISBLANK([.V91])))))))" office:value-type="float" office:value="48" calcext:value-type="float">
            <text:p>48</text:p>
          </table:table-cell>
          <table:table-cell table:style-name="ce2" table:formula="of:=(1*(IF (NOT((ISBLANK([.W91]))))))+(2*(IF (NOT((ISBLANK([.X91]))))))+(4*(IF (NOT((ISBLANK([.Y91]))))))+(8*(IF (NOT((ISBLANK([.Z91]))))))+(16*(IF (NOT((ISBLANK([.AA91])))))+(32*(IF (NOT((ISBLANK([.AB91]))))))+(64*(IF (NOT((ISBLANK([.AC91]))))))+(128*(IF (NOT((ISBLANK([.AD91]))))))+(256*(IF (NOT((ISBLANK([.AE91]))))))+(512*(IF (NOT((ISBLANK([.AF91]))))))+(1024*(IF (NOT((ISBLANK([.AG91]))))))+(2048*(IF (NOT((ISBLANK([.AH91])))))))" office:value-type="float" office:value="960" calcext:value-type="float">
            <text:p>960</text:p>
          </table:table-cell>
          <table:table-cell table:style-name="ce2"/>
          <table:table-cell table:number-columns-repeated="4"/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table:number-columns-repeated="12"/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table:number-columns-repeated="992"/>
        </table:table-row>
        <table:table-row table:style-name="ro1">
          <table:table-cell table:style-name="ce2" office:value-type="float" office:value="1190" calcext:value-type="float">
            <text:p>1190</text:p>
          </table:table-cell>
          <table:table-cell table:style-name="ce2" office:value-type="string" calcext:value-type="string">
            <text:p>Stoksnijboon</text:p>
          </table:table-cell>
          <table:table-cell table:style-name="ce2" office:value-type="string" calcext:value-type="string">
            <text:p>Helda </text:p>
          </table:table-cell>
          <table:table-cell table:style-name="ce2" office:value-type="string" calcext:value-type="string">
            <text:p>Peulvruchten</text:p>
          </table:table-cell>
          <table:table-cell table:style-name="ce2" table:formula="of:=0.75*0.75/4" office:value-type="float" office:value="0.140625" calcext:value-type="float">
            <text:p>0.140625</text:p>
          </table:table-cell>
          <table:table-cell table:style-name="ce2" office:value-type="float" office:value="14" calcext:value-type="float">
            <text:p>14</text:p>
          </table:table-cell>
          <table:table-cell table:style-name="ce7" office:value-type="float" office:value="3.45" calcext:value-type="float">
            <text:p>€ 3.45 </text:p>
          </table:table-cell>
          <table:table-cell table:style-name="ce2" table:formula="of:=(1*(IF (NOT((ISBLANK([.K92]))))))+(2*(IF (NOT((ISBLANK([.L92]))))))+(4*(IF (NOT((ISBLANK([.M92]))))))+(8*(IF (NOT((ISBLANK([.N92]))))))+(16*(IF (NOT((ISBLANK([.O92])))))+(32*(IF (NOT((ISBLANK([.P92]))))))+(64*(IF (NOT((ISBLANK([.Q92]))))))+(128*(IF (NOT((ISBLANK([.R92]))))))+(256*(IF (NOT((ISBLANK([.S92]))))))+(512*(IF (NOT((ISBLANK([.T92]))))))+(1024*(IF (NOT((ISBLANK([.U92]))))))+(2048*(IF (NOT((ISBLANK([.V92])))))))" office:value-type="float" office:value="48" calcext:value-type="float">
            <text:p>48</text:p>
          </table:table-cell>
          <table:table-cell table:style-name="ce2" table:formula="of:=(1*(IF (NOT((ISBLANK([.W92]))))))+(2*(IF (NOT((ISBLANK([.X92]))))))+(4*(IF (NOT((ISBLANK([.Y92]))))))+(8*(IF (NOT((ISBLANK([.Z92]))))))+(16*(IF (NOT((ISBLANK([.AA92])))))+(32*(IF (NOT((ISBLANK([.AB92]))))))+(64*(IF (NOT((ISBLANK([.AC92]))))))+(128*(IF (NOT((ISBLANK([.AD92]))))))+(256*(IF (NOT((ISBLANK([.AE92]))))))+(512*(IF (NOT((ISBLANK([.AF92]))))))+(1024*(IF (NOT((ISBLANK([.AG92]))))))+(2048*(IF (NOT((ISBLANK([.AH92])))))))" office:value-type="float" office:value="960" calcext:value-type="float">
            <text:p>960</text:p>
          </table:table-cell>
          <table:table-cell table:style-name="ce2"/>
          <table:table-cell table:number-columns-repeated="4"/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table:number-columns-repeated="12"/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table:number-columns-repeated="992"/>
        </table:table-row>
        <table:table-row table:style-name="ro1">
          <table:table-cell table:style-name="ce2" office:value-type="float" office:value="1215" calcext:value-type="float">
            <text:p>1215</text:p>
          </table:table-cell>
          <table:table-cell table:style-name="ce2" office:value-type="string" calcext:value-type="string">
            <text:p>Stamsnijboon</text:p>
          </table:table-cell>
          <table:table-cell table:style-name="ce2" office:value-type="string" calcext:value-type="string">
            <text:p>Capitano</text:p>
          </table:table-cell>
          <table:table-cell table:style-name="ce2" office:value-type="string" calcext:value-type="string">
            <text:p>Peulvruchten</text:p>
          </table:table-cell>
          <table:table-cell table:style-name="ce2" table:formula="of:=0.75*0.75/4" office:value-type="float" office:value="0.140625" calcext:value-type="float">
            <text:p>0.140625</text:p>
          </table:table-cell>
          <table:table-cell table:style-name="ce2" office:value-type="float" office:value="14" calcext:value-type="float">
            <text:p>14</text:p>
          </table:table-cell>
          <table:table-cell table:style-name="ce7" office:value-type="float" office:value="3.18" calcext:value-type="float">
            <text:p>€ 3.18 </text:p>
          </table:table-cell>
          <table:table-cell table:style-name="ce2" table:formula="of:=(1*(IF (NOT((ISBLANK([.K93]))))))+(2*(IF (NOT((ISBLANK([.L93]))))))+(4*(IF (NOT((ISBLANK([.M93]))))))+(8*(IF (NOT((ISBLANK([.N93]))))))+(16*(IF (NOT((ISBLANK([.O93])))))+(32*(IF (NOT((ISBLANK([.P93]))))))+(64*(IF (NOT((ISBLANK([.Q93]))))))+(128*(IF (NOT((ISBLANK([.R93]))))))+(256*(IF (NOT((ISBLANK([.S93]))))))+(512*(IF (NOT((ISBLANK([.T93]))))))+(1024*(IF (NOT((ISBLANK([.U93]))))))+(2048*(IF (NOT((ISBLANK([.V93])))))))" office:value-type="float" office:value="48" calcext:value-type="float">
            <text:p>48</text:p>
          </table:table-cell>
          <table:table-cell table:style-name="ce2" table:formula="of:=(1*(IF (NOT((ISBLANK([.W93]))))))+(2*(IF (NOT((ISBLANK([.X93]))))))+(4*(IF (NOT((ISBLANK([.Y93]))))))+(8*(IF (NOT((ISBLANK([.Z93]))))))+(16*(IF (NOT((ISBLANK([.AA93])))))+(32*(IF (NOT((ISBLANK([.AB93]))))))+(64*(IF (NOT((ISBLANK([.AC93]))))))+(128*(IF (NOT((ISBLANK([.AD93]))))))+(256*(IF (NOT((ISBLANK([.AE93]))))))+(512*(IF (NOT((ISBLANK([.AF93]))))))+(1024*(IF (NOT((ISBLANK([.AG93]))))))+(2048*(IF (NOT((ISBLANK([.AH93])))))))" office:value-type="float" office:value="960" calcext:value-type="float">
            <text:p>960</text:p>
          </table:table-cell>
          <table:table-cell table:style-name="ce2"/>
          <table:table-cell table:number-columns-repeated="4"/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table:number-columns-repeated="12"/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table:number-columns-repeated="992"/>
        </table:table-row>
        <table:table-row table:style-name="ro1">
          <table:table-cell table:style-name="ce2" office:value-type="float" office:value="1195" calcext:value-type="float">
            <text:p>1195</text:p>
          </table:table-cell>
          <table:table-cell table:style-name="ce2" office:value-type="string" calcext:value-type="string">
            <text:p>Stamsnijboon</text:p>
          </table:table-cell>
          <table:table-cell table:style-name="ce2" office:value-type="string" calcext:value-type="string">
            <text:p>Nassau</text:p>
          </table:table-cell>
          <table:table-cell table:style-name="ce2" office:value-type="string" calcext:value-type="string">
            <text:p>Peulvruchten</text:p>
          </table:table-cell>
          <table:table-cell table:style-name="ce2" table:formula="of:=0.75*0.75/4" office:value-type="float" office:value="0.140625" calcext:value-type="float">
            <text:p>0.140625</text:p>
          </table:table-cell>
          <table:table-cell table:style-name="ce2" office:value-type="float" office:value="14" calcext:value-type="float">
            <text:p>14</text:p>
          </table:table-cell>
          <table:table-cell table:style-name="ce7" office:value-type="float" office:value="3.18" calcext:value-type="float">
            <text:p>€ 3.18 </text:p>
          </table:table-cell>
          <table:table-cell table:style-name="ce2" table:formula="of:=(1*(IF (NOT((ISBLANK([.K94]))))))+(2*(IF (NOT((ISBLANK([.L94]))))))+(4*(IF (NOT((ISBLANK([.M94]))))))+(8*(IF (NOT((ISBLANK([.N94]))))))+(16*(IF (NOT((ISBLANK([.O94])))))+(32*(IF (NOT((ISBLANK([.P94]))))))+(64*(IF (NOT((ISBLANK([.Q94]))))))+(128*(IF (NOT((ISBLANK([.R94]))))))+(256*(IF (NOT((ISBLANK([.S94]))))))+(512*(IF (NOT((ISBLANK([.T94]))))))+(1024*(IF (NOT((ISBLANK([.U94]))))))+(2048*(IF (NOT((ISBLANK([.V94])))))))" office:value-type="float" office:value="48" calcext:value-type="float">
            <text:p>48</text:p>
          </table:table-cell>
          <table:table-cell table:style-name="ce2" table:formula="of:=(1*(IF (NOT((ISBLANK([.W94]))))))+(2*(IF (NOT((ISBLANK([.X94]))))))+(4*(IF (NOT((ISBLANK([.Y94]))))))+(8*(IF (NOT((ISBLANK([.Z94]))))))+(16*(IF (NOT((ISBLANK([.AA94])))))+(32*(IF (NOT((ISBLANK([.AB94]))))))+(64*(IF (NOT((ISBLANK([.AC94]))))))+(128*(IF (NOT((ISBLANK([.AD94]))))))+(256*(IF (NOT((ISBLANK([.AE94]))))))+(512*(IF (NOT((ISBLANK([.AF94]))))))+(1024*(IF (NOT((ISBLANK([.AG94]))))))+(2048*(IF (NOT((ISBLANK([.AH94])))))))" office:value-type="float" office:value="960" calcext:value-type="float">
            <text:p>960</text:p>
          </table:table-cell>
          <table:table-cell table:style-name="ce2"/>
          <table:table-cell table:number-columns-repeated="4"/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table:number-columns-repeated="12"/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table:number-columns-repeated="992"/>
        </table:table-row>
        <table:table-row table:style-name="ro1">
          <table:table-cell table:style-name="ce2" office:value-type="float" office:value="1210" calcext:value-type="float">
            <text:p>1210</text:p>
          </table:table-cell>
          <table:table-cell table:style-name="ce2" office:value-type="string" calcext:value-type="string">
            <text:p>Tuinboon </text:p>
          </table:table-cell>
          <table:table-cell table:style-name="ce2" office:value-type="string" calcext:value-type="string">
            <text:p>Express type (Eleonora) </text:p>
          </table:table-cell>
          <table:table-cell table:style-name="ce2" office:value-type="string" calcext:value-type="string">
            <text:p>Peulvruchten</text:p>
          </table:table-cell>
          <table:table-cell table:style-name="ce2" table:formula="of:=0.6*0.2" office:value-type="float" office:value="0.12" calcext:value-type="float">
            <text:p>0.12</text:p>
          </table:table-cell>
          <table:table-cell table:style-name="ce2" table:formula="of:=75*[.E95]" office:value-type="float" office:value="9" calcext:value-type="float">
            <text:p>9</text:p>
          </table:table-cell>
          <table:table-cell table:style-name="ce7" office:value-type="float" office:value="2.39" calcext:value-type="float">
            <text:p>€ 2.39 </text:p>
          </table:table-cell>
          <table:table-cell table:style-name="ce2" table:formula="of:=(1*(IF (NOT((ISBLANK([.K95]))))))+(2*(IF (NOT((ISBLANK([.L95]))))))+(4*(IF (NOT((ISBLANK([.M95]))))))+(8*(IF (NOT((ISBLANK([.N95]))))))+(16*(IF (NOT((ISBLANK([.O95])))))+(32*(IF (NOT((ISBLANK([.P95]))))))+(64*(IF (NOT((ISBLANK([.Q95]))))))+(128*(IF (NOT((ISBLANK([.R95]))))))+(256*(IF (NOT((ISBLANK([.S95]))))))+(512*(IF (NOT((ISBLANK([.T95]))))))+(1024*(IF (NOT((ISBLANK([.U95]))))))+(2048*(IF (NOT((ISBLANK([.V95])))))))" office:value-type="float" office:value="14" calcext:value-type="float">
            <text:p>14</text:p>
          </table:table-cell>
          <table:table-cell table:style-name="ce2" table:formula="of:=(1*(IF (NOT((ISBLANK([.W95]))))))+(2*(IF (NOT((ISBLANK([.X95]))))))+(4*(IF (NOT((ISBLANK([.Y95]))))))+(8*(IF (NOT((ISBLANK([.Z95]))))))+(16*(IF (NOT((ISBLANK([.AA95])))))+(32*(IF (NOT((ISBLANK([.AB95]))))))+(64*(IF (NOT((ISBLANK([.AC95]))))))+(128*(IF (NOT((ISBLANK([.AD95]))))))+(256*(IF (NOT((ISBLANK([.AE95]))))))+(512*(IF (NOT((ISBLANK([.AF95]))))))+(1024*(IF (NOT((ISBLANK([.AG95]))))))+(2048*(IF (NOT((ISBLANK([.AH95])))))))" office:value-type="float" office:value="96" calcext:value-type="float">
            <text:p>96</text:p>
          </table:table-cell>
          <table:table-cell table:style-name="ce2"/>
          <table:table-cell/>
          <table:table-cell office:value-type="string" calcext:value-type="string">
            <text:p>Feb 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table:number-columns-repeated="13"/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table:number-columns-repeated="995"/>
        </table:table-row>
        <table:table-row table:style-name="ro1">
          <table:table-cell table:style-name="ce2" office:value-type="float" office:value="1212" calcext:value-type="float">
            <text:p>1212</text:p>
          </table:table-cell>
          <table:table-cell table:style-name="ce2" office:value-type="string" calcext:value-type="string">
            <text:p>Tuinboon </text:p>
          </table:table-cell>
          <table:table-cell table:style-name="ce2" office:value-type="string" calcext:value-type="string">
            <text:p>Ratio (p)</text:p>
          </table:table-cell>
          <table:table-cell table:style-name="ce2" office:value-type="string" calcext:value-type="string">
            <text:p>Peulvruchten</text:p>
          </table:table-cell>
          <table:table-cell table:style-name="ce2" table:formula="of:=0.6*0.2" office:value-type="float" office:value="0.12" calcext:value-type="float">
            <text:p>0.12</text:p>
          </table:table-cell>
          <table:table-cell table:style-name="ce2" table:formula="of:=75*[.E96]" office:value-type="float" office:value="9" calcext:value-type="float">
            <text:p>9</text:p>
          </table:table-cell>
          <table:table-cell table:style-name="ce7" office:value-type="float" office:value="2.39" calcext:value-type="float">
            <text:p>€ 2.39 </text:p>
          </table:table-cell>
          <table:table-cell table:style-name="ce2" table:formula="of:=(1*(IF (NOT((ISBLANK([.K96]))))))+(2*(IF (NOT((ISBLANK([.L96]))))))+(4*(IF (NOT((ISBLANK([.M96]))))))+(8*(IF (NOT((ISBLANK([.N96]))))))+(16*(IF (NOT((ISBLANK([.O96])))))+(32*(IF (NOT((ISBLANK([.P96]))))))+(64*(IF (NOT((ISBLANK([.Q96]))))))+(128*(IF (NOT((ISBLANK([.R96]))))))+(256*(IF (NOT((ISBLANK([.S96]))))))+(512*(IF (NOT((ISBLANK([.T96]))))))+(1024*(IF (NOT((ISBLANK([.U96]))))))+(2048*(IF (NOT((ISBLANK([.V96])))))))" office:value-type="float" office:value="14" calcext:value-type="float">
            <text:p>14</text:p>
          </table:table-cell>
          <table:table-cell table:style-name="ce2" table:formula="of:=(1*(IF (NOT((ISBLANK([.W96]))))))+(2*(IF (NOT((ISBLANK([.X96]))))))+(4*(IF (NOT((ISBLANK([.Y96]))))))+(8*(IF (NOT((ISBLANK([.Z96]))))))+(16*(IF (NOT((ISBLANK([.AA96])))))+(32*(IF (NOT((ISBLANK([.AB96]))))))+(64*(IF (NOT((ISBLANK([.AC96]))))))+(128*(IF (NOT((ISBLANK([.AD96]))))))+(256*(IF (NOT((ISBLANK([.AE96]))))))+(512*(IF (NOT((ISBLANK([.AF96]))))))+(1024*(IF (NOT((ISBLANK([.AG96]))))))+(2048*(IF (NOT((ISBLANK([.AH96])))))))" office:value-type="float" office:value="96" calcext:value-type="float">
            <text:p>96</text:p>
          </table:table-cell>
          <table:table-cell table:style-name="ce2"/>
          <table:table-cell/>
          <table:table-cell office:value-type="string" calcext:value-type="string">
            <text:p>Feb 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table:number-columns-repeated="13"/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table:number-columns-repeated="995"/>
        </table:table-row>
        <table:table-row table:style-name="ro1">
          <table:table-cell table:style-name="ce2" office:value-type="float" office:value="1025" calcext:value-type="float">
            <text:p>1025</text:p>
          </table:table-cell>
          <table:table-cell table:style-name="ce2" office:value-type="string" calcext:value-type="string">
            <text:p>Aubergine </text:p>
          </table:table-cell>
          <table:table-cell table:style-name="ce2" office:value-type="string" calcext:value-type="string">
            <text:p>Violetta lunga 3 </text:p>
          </table:table-cell>
          <table:table-cell table:style-name="ce2" office:value-type="string" calcext:value-type="string">
            <text:p>Vruchtgewassen</text:p>
          </table:table-cell>
          <table:table-cell table:style-name="ce2" table:formula="of:=0.75*0.5" office:value-type="float" office:value="0.375" calcext:value-type="float">
            <text:p>0.375</text:p>
          </table:table-cell>
          <table:table-cell table:style-name="Default" office:value-type="float" office:value="10" calcext:value-type="float">
            <text:p>10</text:p>
          </table:table-cell>
          <table:table-cell table:style-name="ce7" office:value-type="float" office:value="2.39" calcext:value-type="float">
            <text:p>€ 2.39 </text:p>
          </table:table-cell>
          <table:table-cell table:style-name="ce2" table:formula="of:=(1*(IF (NOT((ISBLANK([.K97]))))))+(2*(IF (NOT((ISBLANK([.L97]))))))+(4*(IF (NOT((ISBLANK([.M97]))))))+(8*(IF (NOT((ISBLANK([.N97]))))))+(16*(IF (NOT((ISBLANK([.O97])))))+(32*(IF (NOT((ISBLANK([.P97]))))))+(64*(IF (NOT((ISBLANK([.Q97]))))))+(128*(IF (NOT((ISBLANK([.R97]))))))+(256*(IF (NOT((ISBLANK([.S97]))))))+(512*(IF (NOT((ISBLANK([.T97]))))))+(1024*(IF (NOT((ISBLANK([.U97]))))))+(2048*(IF (NOT((ISBLANK([.V97])))))))" office:value-type="float" office:value="30" calcext:value-type="float">
            <text:p>30</text:p>
          </table:table-cell>
          <table:table-cell table:style-name="ce2" table:formula="of:=(1*(IF (NOT((ISBLANK([.W97]))))))+(2*(IF (NOT((ISBLANK([.X97]))))))+(4*(IF (NOT((ISBLANK([.Y97]))))))+(8*(IF (NOT((ISBLANK([.Z97]))))))+(16*(IF (NOT((ISBLANK([.AA97])))))+(32*(IF (NOT((ISBLANK([.AB97]))))))+(64*(IF (NOT((ISBLANK([.AC97]))))))+(128*(IF (NOT((ISBLANK([.AD97]))))))+(256*(IF (NOT((ISBLANK([.AE97]))))))+(512*(IF (NOT((ISBLANK([.AF97]))))))+(1024*(IF (NOT((ISBLANK([.AG97]))))))+(2048*(IF (NOT((ISBLANK([.AH97])))))))" office:value-type="float" office:value="224" calcext:value-type="float">
            <text:p>224</text:p>
          </table:table-cell>
          <table:table-cell table:style-name="ce2"/>
          <table:table-cell/>
          <table:table-cell office:value-type="string" calcext:value-type="string">
            <text:p>Feb 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table:number-columns-repeated="12"/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table:number-columns-repeated="994"/>
        </table:table-row>
        <table:table-row table:style-name="ro1">
          <table:table-cell table:style-name="ce2" office:value-type="float" office:value="1030" calcext:value-type="float">
            <text:p>1030</text:p>
          </table:table-cell>
          <table:table-cell table:style-name="ce2" office:value-type="string" calcext:value-type="string">
            <text:p>Augurk </text:p>
          </table:table-cell>
          <table:table-cell table:style-name="ce2" office:value-type="string" calcext:value-type="string">
            <text:p>Hokus </text:p>
          </table:table-cell>
          <table:table-cell table:style-name="ce2" office:value-type="string" calcext:value-type="string">
            <text:p>Vruchtgewassen</text:p>
          </table:table-cell>
          <table:table-cell table:style-name="ce2" table:formula="of:=1.5*0.4" office:value-type="float" office:value="0.6" calcext:value-type="float">
            <text:p>0.6</text:p>
          </table:table-cell>
          <table:table-cell table:style-name="ce2" office:value-type="float" office:value="6" calcext:value-type="float">
            <text:p>6</text:p>
          </table:table-cell>
          <table:table-cell table:style-name="ce7" office:value-type="float" office:value="2.12" calcext:value-type="float">
            <text:p>€ 2.12 </text:p>
          </table:table-cell>
          <table:table-cell table:style-name="ce2" table:formula="of:=(1*(IF (NOT((ISBLANK([.K98]))))))+(2*(IF (NOT((ISBLANK([.L98]))))))+(4*(IF (NOT((ISBLANK([.M98]))))))+(8*(IF (NOT((ISBLANK([.N98]))))))+(16*(IF (NOT((ISBLANK([.O98])))))+(32*(IF (NOT((ISBLANK([.P98]))))))+(64*(IF (NOT((ISBLANK([.Q98]))))))+(128*(IF (NOT((ISBLANK([.R98]))))))+(256*(IF (NOT((ISBLANK([.S98]))))))+(512*(IF (NOT((ISBLANK([.T98]))))))+(1024*(IF (NOT((ISBLANK([.U98]))))))+(2048*(IF (NOT((ISBLANK([.V98])))))))" office:value-type="float" office:value="24" calcext:value-type="float">
            <text:p>24</text:p>
          </table:table-cell>
          <table:table-cell table:style-name="ce2" table:formula="of:=(1*(IF (NOT((ISBLANK([.W98]))))))+(2*(IF (NOT((ISBLANK([.X98]))))))+(4*(IF (NOT((ISBLANK([.Y98]))))))+(8*(IF (NOT((ISBLANK([.Z98]))))))+(16*(IF (NOT((ISBLANK([.AA98])))))+(32*(IF (NOT((ISBLANK([.AB98]))))))+(64*(IF (NOT((ISBLANK([.AC98]))))))+(128*(IF (NOT((ISBLANK([.AD98]))))))+(256*(IF (NOT((ISBLANK([.AE98]))))))+(512*(IF (NOT((ISBLANK([.AF98]))))))+(1024*(IF (NOT((ISBLANK([.AG98]))))))+(2048*(IF (NOT((ISBLANK([.AH98])))))))" office:value-type="float" office:value="448" calcext:value-type="float">
            <text:p>448</text:p>
          </table:table-cell>
          <table:table-cell table:style-name="ce2"/>
          <table:table-cell table:number-columns-repeated="3"/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table:number-columns-repeated="13"/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table:number-columns-repeated="993"/>
        </table:table-row>
        <table:table-row table:style-name="ro1">
          <table:table-cell table:style-name="ce2" office:value-type="float" office:value="1352" calcext:value-type="float">
            <text:p>1352</text:p>
          </table:table-cell>
          <table:table-cell table:style-name="ce2" office:value-type="string" calcext:value-type="string">
            <text:p>Courgette </text:p>
          </table:table-cell>
          <table:table-cell table:style-name="ce2" office:value-type="string" calcext:value-type="string">
            <text:p>Black Beauty</text:p>
          </table:table-cell>
          <table:table-cell table:style-name="ce2" office:value-type="string" calcext:value-type="string">
            <text:p>Vruchtgewasse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7" office:value-type="float" office:value="2.12" calcext:value-type="float">
            <text:p>€ 2.12 </text:p>
          </table:table-cell>
          <table:table-cell table:style-name="ce2" table:formula="of:=(1*(IF (NOT((ISBLANK([.K99]))))))+(2*(IF (NOT((ISBLANK([.L99]))))))+(4*(IF (NOT((ISBLANK([.M99]))))))+(8*(IF (NOT((ISBLANK([.N99]))))))+(16*(IF (NOT((ISBLANK([.O99])))))+(32*(IF (NOT((ISBLANK([.P99]))))))+(64*(IF (NOT((ISBLANK([.Q99]))))))+(128*(IF (NOT((ISBLANK([.R99]))))))+(256*(IF (NOT((ISBLANK([.S99]))))))+(512*(IF (NOT((ISBLANK([.T99]))))))+(1024*(IF (NOT((ISBLANK([.U99]))))))+(2048*(IF (NOT((ISBLANK([.V99])))))))" office:value-type="float" office:value="24" calcext:value-type="float">
            <text:p>24</text:p>
          </table:table-cell>
          <table:table-cell table:style-name="ce2" table:formula="of:=(1*(IF (NOT((ISBLANK([.W99]))))))+(2*(IF (NOT((ISBLANK([.X99]))))))+(4*(IF (NOT((ISBLANK([.Y99]))))))+(8*(IF (NOT((ISBLANK([.Z99]))))))+(16*(IF (NOT((ISBLANK([.AA99])))))+(32*(IF (NOT((ISBLANK([.AB99]))))))+(64*(IF (NOT((ISBLANK([.AC99]))))))+(128*(IF (NOT((ISBLANK([.AD99]))))))+(256*(IF (NOT((ISBLANK([.AE99]))))))+(512*(IF (NOT((ISBLANK([.AF99]))))))+(1024*(IF (NOT((ISBLANK([.AG99]))))))+(2048*(IF (NOT((ISBLANK([.AH99])))))))" office:value-type="float" office:value="480" calcext:value-type="float">
            <text:p>480</text:p>
          </table:table-cell>
          <table:table-cell table:style-name="ce2"/>
          <table:table-cell table:number-columns-repeated="3"/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table:number-columns-repeated="12"/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table:number-columns-repeated="993"/>
        </table:table-row>
        <table:table-row table:style-name="ro1">
          <table:table-cell table:style-name="ce2" office:value-type="float" office:value="1354" calcext:value-type="float">
            <text:p>1354</text:p>
          </table:table-cell>
          <table:table-cell table:style-name="ce2" office:value-type="string" calcext:value-type="string">
            <text:p>Courgette </text:p>
          </table:table-cell>
          <table:table-cell table:style-name="ce2" office:value-type="string" calcext:value-type="string">
            <text:p>Yellow</text:p>
          </table:table-cell>
          <table:table-cell table:style-name="ce2" office:value-type="string" calcext:value-type="string">
            <text:p>Vruchtgewasse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7" office:value-type="float" office:value="2.12" calcext:value-type="float">
            <text:p>€ 2.12 </text:p>
          </table:table-cell>
          <table:table-cell table:style-name="ce2" table:formula="of:=(1*(IF (NOT((ISBLANK([.K100]))))))+(2*(IF (NOT((ISBLANK([.L100]))))))+(4*(IF (NOT((ISBLANK([.M100]))))))+(8*(IF (NOT((ISBLANK([.N100]))))))+(16*(IF (NOT((ISBLANK([.O100])))))+(32*(IF (NOT((ISBLANK([.P100]))))))+(64*(IF (NOT((ISBLANK([.Q100]))))))+(128*(IF (NOT((ISBLANK([.R100]))))))+(256*(IF (NOT((ISBLANK([.S100]))))))+(512*(IF (NOT((ISBLANK([.T100]))))))+(1024*(IF (NOT((ISBLANK([.U100]))))))+(2048*(IF (NOT((ISBLANK([.V100])))))))" office:value-type="float" office:value="24" calcext:value-type="float">
            <text:p>24</text:p>
          </table:table-cell>
          <table:table-cell table:style-name="ce2" table:formula="of:=(1*(IF (NOT((ISBLANK([.W100]))))))+(2*(IF (NOT((ISBLANK([.X100]))))))+(4*(IF (NOT((ISBLANK([.Y100]))))))+(8*(IF (NOT((ISBLANK([.Z100]))))))+(16*(IF (NOT((ISBLANK([.AA100])))))+(32*(IF (NOT((ISBLANK([.AB100]))))))+(64*(IF (NOT((ISBLANK([.AC100]))))))+(128*(IF (NOT((ISBLANK([.AD100]))))))+(256*(IF (NOT((ISBLANK([.AE100]))))))+(512*(IF (NOT((ISBLANK([.AF100]))))))+(1024*(IF (NOT((ISBLANK([.AG100]))))))+(2048*(IF (NOT((ISBLANK([.AH100])))))))" office:value-type="float" office:value="480" calcext:value-type="float">
            <text:p>480</text:p>
          </table:table-cell>
          <table:table-cell table:style-name="ce2"/>
          <table:table-cell table:number-columns-repeated="3"/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table:number-columns-repeated="12"/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table:number-columns-repeated="993"/>
        </table:table-row>
        <table:table-row table:style-name="ro1">
          <table:table-cell table:style-name="ce2" office:value-type="float" office:value="1350" calcext:value-type="float">
            <text:p>1350</text:p>
          </table:table-cell>
          <table:table-cell table:style-name="ce2" office:value-type="string" calcext:value-type="string">
            <text:p>Courgette </text:p>
          </table:table-cell>
          <table:table-cell table:style-name="ce2" office:value-type="string" calcext:value-type="string">
            <text:p>Zucchini </text:p>
          </table:table-cell>
          <table:table-cell table:style-name="ce2" office:value-type="string" calcext:value-type="string">
            <text:p>Vruchtgewasse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7" office:value-type="float" office:value="2.12" calcext:value-type="float">
            <text:p>€ 2.12 </text:p>
          </table:table-cell>
          <table:table-cell table:style-name="ce2" table:formula="of:=(1*(IF (NOT((ISBLANK([.K101]))))))+(2*(IF (NOT((ISBLANK([.L101]))))))+(4*(IF (NOT((ISBLANK([.M101]))))))+(8*(IF (NOT((ISBLANK([.N101]))))))+(16*(IF (NOT((ISBLANK([.O101])))))+(32*(IF (NOT((ISBLANK([.P101]))))))+(64*(IF (NOT((ISBLANK([.Q101]))))))+(128*(IF (NOT((ISBLANK([.R101]))))))+(256*(IF (NOT((ISBLANK([.S101]))))))+(512*(IF (NOT((ISBLANK([.T101]))))))+(1024*(IF (NOT((ISBLANK([.U101]))))))+(2048*(IF (NOT((ISBLANK([.V101])))))))" office:value-type="float" office:value="24" calcext:value-type="float">
            <text:p>24</text:p>
          </table:table-cell>
          <table:table-cell table:style-name="ce2" table:formula="of:=(1*(IF (NOT((ISBLANK([.W101]))))))+(2*(IF (NOT((ISBLANK([.X101]))))))+(4*(IF (NOT((ISBLANK([.Y101]))))))+(8*(IF (NOT((ISBLANK([.Z101]))))))+(16*(IF (NOT((ISBLANK([.AA101])))))+(32*(IF (NOT((ISBLANK([.AB101]))))))+(64*(IF (NOT((ISBLANK([.AC101]))))))+(128*(IF (NOT((ISBLANK([.AD101]))))))+(256*(IF (NOT((ISBLANK([.AE101]))))))+(512*(IF (NOT((ISBLANK([.AF101]))))))+(1024*(IF (NOT((ISBLANK([.AG101]))))))+(2048*(IF (NOT((ISBLANK([.AH101])))))))" office:value-type="float" office:value="480" calcext:value-type="float">
            <text:p>480</text:p>
          </table:table-cell>
          <table:table-cell table:style-name="ce2"/>
          <table:table-cell table:number-columns-repeated="3"/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table:number-columns-repeated="12"/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table:number-columns-repeated="993"/>
        </table:table-row>
        <table:table-row table:style-name="ro1">
          <table:table-cell table:style-name="ce2" office:value-type="float" office:value="1430" calcext:value-type="float">
            <text:p>1430</text:p>
          </table:table-cell>
          <table:table-cell table:style-name="ce2" office:value-type="string" calcext:value-type="string">
            <text:p>Komkommer </text:p>
          </table:table-cell>
          <table:table-cell table:style-name="ce2" office:value-type="string" calcext:value-type="string">
            <text:p>Gele Tros </text:p>
          </table:table-cell>
          <table:table-cell table:style-name="ce2" office:value-type="string" calcext:value-type="string">
            <text:p>Vruchtgewassen</text:p>
          </table:table-cell>
          <table:table-cell table:style-name="ce2" table:formula="of:=1.5*0.4" office:value-type="float" office:value="0.6" calcext:value-type="float">
            <text:p>0.6</text:p>
          </table:table-cell>
          <table:table-cell table:style-name="ce2" office:value-type="float" office:value="6" calcext:value-type="float">
            <text:p>6</text:p>
          </table:table-cell>
          <table:table-cell table:style-name="ce7" office:value-type="float" office:value="2.39" calcext:value-type="float">
            <text:p>€ 2.39 </text:p>
          </table:table-cell>
          <table:table-cell table:style-name="ce2" table:formula="of:=(1*(IF (NOT((ISBLANK([.K102]))))))+(2*(IF (NOT((ISBLANK([.L102]))))))+(4*(IF (NOT((ISBLANK([.M102]))))))+(8*(IF (NOT((ISBLANK([.N102]))))))+(16*(IF (NOT((ISBLANK([.O102])))))+(32*(IF (NOT((ISBLANK([.P102]))))))+(64*(IF (NOT((ISBLANK([.Q102]))))))+(128*(IF (NOT((ISBLANK([.R102]))))))+(256*(IF (NOT((ISBLANK([.S102]))))))+(512*(IF (NOT((ISBLANK([.T102]))))))+(1024*(IF (NOT((ISBLANK([.U102]))))))+(2048*(IF (NOT((ISBLANK([.V102])))))))" office:value-type="float" office:value="56" calcext:value-type="float">
            <text:p>56</text:p>
          </table:table-cell>
          <table:table-cell table:style-name="ce2" table:formula="of:=(1*(IF (NOT((ISBLANK([.W102]))))))+(2*(IF (NOT((ISBLANK([.X102]))))))+(4*(IF (NOT((ISBLANK([.Y102]))))))+(8*(IF (NOT((ISBLANK([.Z102]))))))+(16*(IF (NOT((ISBLANK([.AA102])))))+(32*(IF (NOT((ISBLANK([.AB102]))))))+(64*(IF (NOT((ISBLANK([.AC102]))))))+(128*(IF (NOT((ISBLANK([.AD102]))))))+(256*(IF (NOT((ISBLANK([.AE102]))))))+(512*(IF (NOT((ISBLANK([.AF102]))))))+(1024*(IF (NOT((ISBLANK([.AG102]))))))+(2048*(IF (NOT((ISBLANK([.AH102])))))))" office:value-type="float" office:value="384" calcext:value-type="float">
            <text:p>384</text:p>
          </table:table-cell>
          <table:table-cell table:style-name="ce2"/>
          <table:table-cell table:number-columns-repeated="3"/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table:number-columns-repeated="13"/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table:number-columns-repeated="993"/>
        </table:table-row>
        <table:table-row table:style-name="ro1">
          <table:table-cell table:style-name="ce2" office:value-type="float" office:value="1437" calcext:value-type="float">
            <text:p>1437</text:p>
          </table:table-cell>
          <table:table-cell table:style-name="ce2" office:value-type="string" calcext:value-type="string">
            <text:p>Komkommer </text:p>
          </table:table-cell>
          <table:table-cell table:style-name="ce2" office:value-type="string" calcext:value-type="string">
            <text:p>Improved Telegraph</text:p>
          </table:table-cell>
          <table:table-cell table:style-name="ce2" office:value-type="string" calcext:value-type="string">
            <text:p>Vruchtgewassen</text:p>
          </table:table-cell>
          <table:table-cell table:style-name="ce2" table:formula="of:=1.5*0.4" office:value-type="float" office:value="0.6" calcext:value-type="float">
            <text:p>0.6</text:p>
          </table:table-cell>
          <table:table-cell table:style-name="ce2" office:value-type="float" office:value="6" calcext:value-type="float">
            <text:p>6</text:p>
          </table:table-cell>
          <table:table-cell table:style-name="ce7" office:value-type="float" office:value="2.39" calcext:value-type="float">
            <text:p>€ 2.39 </text:p>
          </table:table-cell>
          <table:table-cell table:style-name="ce2" table:formula="of:=(1*(IF (NOT((ISBLANK([.K103]))))))+(2*(IF (NOT((ISBLANK([.L103]))))))+(4*(IF (NOT((ISBLANK([.M103]))))))+(8*(IF (NOT((ISBLANK([.N103]))))))+(16*(IF (NOT((ISBLANK([.O103])))))+(32*(IF (NOT((ISBLANK([.P103]))))))+(64*(IF (NOT((ISBLANK([.Q103]))))))+(128*(IF (NOT((ISBLANK([.R103]))))))+(256*(IF (NOT((ISBLANK([.S103]))))))+(512*(IF (NOT((ISBLANK([.T103]))))))+(1024*(IF (NOT((ISBLANK([.U103]))))))+(2048*(IF (NOT((ISBLANK([.V103])))))))" office:value-type="float" office:value="56" calcext:value-type="float">
            <text:p>56</text:p>
          </table:table-cell>
          <table:table-cell table:style-name="ce2" table:formula="of:=(1*(IF (NOT((ISBLANK([.W103]))))))+(2*(IF (NOT((ISBLANK([.X103]))))))+(4*(IF (NOT((ISBLANK([.Y103]))))))+(8*(IF (NOT((ISBLANK([.Z103]))))))+(16*(IF (NOT((ISBLANK([.AA103])))))+(32*(IF (NOT((ISBLANK([.AB103]))))))+(64*(IF (NOT((ISBLANK([.AC103]))))))+(128*(IF (NOT((ISBLANK([.AD103]))))))+(256*(IF (NOT((ISBLANK([.AE103]))))))+(512*(IF (NOT((ISBLANK([.AF103]))))))+(1024*(IF (NOT((ISBLANK([.AG103]))))))+(2048*(IF (NOT((ISBLANK([.AH103])))))))" office:value-type="float" office:value="384" calcext:value-type="float">
            <text:p>384</text:p>
          </table:table-cell>
          <table:table-cell table:style-name="ce2"/>
          <table:table-cell table:number-columns-repeated="3"/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table:number-columns-repeated="13"/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table:number-columns-repeated="993"/>
        </table:table-row>
        <table:table-row table:style-name="ro1">
          <table:table-cell table:style-name="ce2" office:value-type="float" office:value="1435" calcext:value-type="float">
            <text:p>1435</text:p>
          </table:table-cell>
          <table:table-cell table:style-name="ce2" office:value-type="string" calcext:value-type="string">
            <text:p>Komkommer </text:p>
          </table:table-cell>
          <table:table-cell table:style-name="ce2" office:value-type="string" calcext:value-type="string">
            <text:p>Marketmore</text:p>
          </table:table-cell>
          <table:table-cell table:style-name="ce2" office:value-type="string" calcext:value-type="string">
            <text:p>Vruchtgewassen</text:p>
          </table:table-cell>
          <table:table-cell table:style-name="ce2" table:formula="of:=1.5*0.4" office:value-type="float" office:value="0.6" calcext:value-type="float">
            <text:p>0.6</text:p>
          </table:table-cell>
          <table:table-cell table:style-name="ce2" office:value-type="float" office:value="6" calcext:value-type="float">
            <text:p>6</text:p>
          </table:table-cell>
          <table:table-cell table:style-name="ce7" office:value-type="float" office:value="2.39" calcext:value-type="float">
            <text:p>€ 2.39 </text:p>
          </table:table-cell>
          <table:table-cell table:style-name="ce2" table:formula="of:=(1*(IF (NOT((ISBLANK([.K104]))))))+(2*(IF (NOT((ISBLANK([.L104]))))))+(4*(IF (NOT((ISBLANK([.M104]))))))+(8*(IF (NOT((ISBLANK([.N104]))))))+(16*(IF (NOT((ISBLANK([.O104])))))+(32*(IF (NOT((ISBLANK([.P104]))))))+(64*(IF (NOT((ISBLANK([.Q104]))))))+(128*(IF (NOT((ISBLANK([.R104]))))))+(256*(IF (NOT((ISBLANK([.S104]))))))+(512*(IF (NOT((ISBLANK([.T104]))))))+(1024*(IF (NOT((ISBLANK([.U104]))))))+(2048*(IF (NOT((ISBLANK([.V104])))))))" office:value-type="float" office:value="56" calcext:value-type="float">
            <text:p>56</text:p>
          </table:table-cell>
          <table:table-cell table:style-name="ce2" table:formula="of:=(1*(IF (NOT((ISBLANK([.W104]))))))+(2*(IF (NOT((ISBLANK([.X104]))))))+(4*(IF (NOT((ISBLANK([.Y104]))))))+(8*(IF (NOT((ISBLANK([.Z104]))))))+(16*(IF (NOT((ISBLANK([.AA104])))))+(32*(IF (NOT((ISBLANK([.AB104]))))))+(64*(IF (NOT((ISBLANK([.AC104]))))))+(128*(IF (NOT((ISBLANK([.AD104]))))))+(256*(IF (NOT((ISBLANK([.AE104]))))))+(512*(IF (NOT((ISBLANK([.AF104]))))))+(1024*(IF (NOT((ISBLANK([.AG104]))))))+(2048*(IF (NOT((ISBLANK([.AH104])))))))" office:value-type="float" office:value="384" calcext:value-type="float">
            <text:p>384</text:p>
          </table:table-cell>
          <table:table-cell table:style-name="ce2"/>
          <table:table-cell table:number-columns-repeated="3"/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table:number-columns-repeated="13"/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table:number-columns-repeated="993"/>
        </table:table-row>
        <table:table-row table:style-name="ro1">
          <table:table-cell table:style-name="ce2" office:value-type="float" office:value="1620" calcext:value-type="float">
            <text:p>1620</text:p>
          </table:table-cell>
          <table:table-cell table:style-name="ce2" office:value-type="string" calcext:value-type="string">
            <text:p>Paprika </text:p>
          </table:table-cell>
          <table:table-cell table:style-name="ce2" office:value-type="string" calcext:value-type="string">
            <text:p>Jubilandska </text:p>
          </table:table-cell>
          <table:table-cell table:style-name="ce2" office:value-type="string" calcext:value-type="string">
            <text:p>Vruchtgewassen</text:p>
          </table:table-cell>
          <table:table-cell table:style-name="ce2" table:formula="of:=0.5*0.5" office:value-type="float" office:value="0.25" calcext:value-type="float">
            <text:p>0.25</text:p>
          </table:table-cell>
          <table:table-cell table:style-name="ce2" office:value-type="float" office:value="8" calcext:value-type="float">
            <text:p>8</text:p>
          </table:table-cell>
          <table:table-cell table:style-name="ce7" office:value-type="float" office:value="2.39" calcext:value-type="float">
            <text:p>€ 2.39 </text:p>
          </table:table-cell>
          <table:table-cell table:style-name="ce2" table:formula="of:=(1*(IF (NOT((ISBLANK([.K105]))))))+(2*(IF (NOT((ISBLANK([.L105]))))))+(4*(IF (NOT((ISBLANK([.M105]))))))+(8*(IF (NOT((ISBLANK([.N105]))))))+(16*(IF (NOT((ISBLANK([.O105])))))+(32*(IF (NOT((ISBLANK([.P105]))))))+(64*(IF (NOT((ISBLANK([.Q105]))))))+(128*(IF (NOT((ISBLANK([.R105]))))))+(256*(IF (NOT((ISBLANK([.S105]))))))+(512*(IF (NOT((ISBLANK([.T105]))))))+(1024*(IF (NOT((ISBLANK([.U105]))))))+(2048*(IF (NOT((ISBLANK([.V105])))))))" office:value-type="float" office:value="56" calcext:value-type="float">
            <text:p>56</text:p>
          </table:table-cell>
          <table:table-cell table:style-name="ce2" table:formula="of:=(1*(IF (NOT((ISBLANK([.W105]))))))+(2*(IF (NOT((ISBLANK([.X105]))))))+(4*(IF (NOT((ISBLANK([.Y105]))))))+(8*(IF (NOT((ISBLANK([.Z105]))))))+(16*(IF (NOT((ISBLANK([.AA105])))))+(32*(IF (NOT((ISBLANK([.AB105]))))))+(64*(IF (NOT((ISBLANK([.AC105]))))))+(128*(IF (NOT((ISBLANK([.AD105]))))))+(256*(IF (NOT((ISBLANK([.AE105]))))))+(512*(IF (NOT((ISBLANK([.AF105]))))))+(1024*(IF (NOT((ISBLANK([.AG105]))))))+(2048*(IF (NOT((ISBLANK([.AH105])))))))" office:value-type="float" office:value="768" calcext:value-type="float">
            <text:p>768</text:p>
          </table:table-cell>
          <table:table-cell table:style-name="ce2"/>
          <table:table-cell table:number-columns-repeated="3"/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table:number-columns-repeated="14"/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table:number-columns-repeated="992"/>
        </table:table-row>
        <table:table-row table:style-name="ro1">
          <table:table-cell table:style-name="ce2" office:value-type="float" office:value="1640" calcext:value-type="float">
            <text:p>1640</text:p>
          </table:table-cell>
          <table:table-cell table:style-name="ce2" office:value-type="string" calcext:value-type="string">
            <text:p>Peper</text:p>
          </table:table-cell>
          <table:table-cell table:style-name="ce2" office:value-type="string" calcext:value-type="string">
            <text:p>Westlandse Lange Rode </text:p>
          </table:table-cell>
          <table:table-cell table:style-name="ce2" office:value-type="string" calcext:value-type="string">
            <text:p>Vruchtgewassen</text:p>
          </table:table-cell>
          <table:table-cell table:style-name="ce2" table:formula="of:=0.5*0.5" office:value-type="float" office:value="0.25" calcext:value-type="float">
            <text:p>0.25</text:p>
          </table:table-cell>
          <table:table-cell table:style-name="ce2" office:value-type="float" office:value="8" calcext:value-type="float">
            <text:p>8</text:p>
          </table:table-cell>
          <table:table-cell table:style-name="ce7" office:value-type="float" office:value="2.39" calcext:value-type="float">
            <text:p>€ 2.39 </text:p>
          </table:table-cell>
          <table:table-cell table:style-name="ce2" table:formula="of:=(1*(IF (NOT((ISBLANK([.K106]))))))+(2*(IF (NOT((ISBLANK([.L106]))))))+(4*(IF (NOT((ISBLANK([.M106]))))))+(8*(IF (NOT((ISBLANK([.N106]))))))+(16*(IF (NOT((ISBLANK([.O106])))))+(32*(IF (NOT((ISBLANK([.P106]))))))+(64*(IF (NOT((ISBLANK([.Q106]))))))+(128*(IF (NOT((ISBLANK([.R106]))))))+(256*(IF (NOT((ISBLANK([.S106]))))))+(512*(IF (NOT((ISBLANK([.T106]))))))+(1024*(IF (NOT((ISBLANK([.U106]))))))+(2048*(IF (NOT((ISBLANK([.V106])))))))" office:value-type="float" office:value="56" calcext:value-type="float">
            <text:p>56</text:p>
          </table:table-cell>
          <table:table-cell table:style-name="ce2" table:formula="of:=(1*(IF (NOT((ISBLANK([.W106]))))))+(2*(IF (NOT((ISBLANK([.X106]))))))+(4*(IF (NOT((ISBLANK([.Y106]))))))+(8*(IF (NOT((ISBLANK([.Z106]))))))+(16*(IF (NOT((ISBLANK([.AA106])))))+(32*(IF (NOT((ISBLANK([.AB106]))))))+(64*(IF (NOT((ISBLANK([.AC106]))))))+(128*(IF (NOT((ISBLANK([.AD106]))))))+(256*(IF (NOT((ISBLANK([.AE106]))))))+(512*(IF (NOT((ISBLANK([.AF106]))))))+(1024*(IF (NOT((ISBLANK([.AG106]))))))+(2048*(IF (NOT((ISBLANK([.AH106])))))))" office:value-type="float" office:value="768" calcext:value-type="float">
            <text:p>768</text:p>
          </table:table-cell>
          <table:table-cell table:style-name="ce2"/>
          <table:table-cell table:number-columns-repeated="3"/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table:number-columns-repeated="14"/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table:number-columns-repeated="992"/>
        </table:table-row>
        <table:table-row table:style-name="ro1">
          <table:table-cell table:style-name="ce2" office:value-type="float" office:value="1685" calcext:value-type="float">
            <text:p>1685</text:p>
          </table:table-cell>
          <table:table-cell table:style-name="ce2" office:value-type="string" calcext:value-type="string">
            <text:p>Pompoen </text:p>
          </table:table-cell>
          <table:table-cell table:style-name="ce2" office:value-type="string" calcext:value-type="string">
            <text:p>Butternut </text:p>
          </table:table-cell>
          <table:table-cell table:style-name="ce2" office:value-type="string" calcext:value-type="string">
            <text:p>Vruchtgewassen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3*[.E107]" office:value-type="float" office:value="3" calcext:value-type="float">
            <text:p>3</text:p>
          </table:table-cell>
          <table:table-cell table:style-name="ce7" office:value-type="float" office:value="2.12" calcext:value-type="float">
            <text:p>€ 2.12 </text:p>
          </table:table-cell>
          <table:table-cell table:style-name="ce2" table:formula="of:=(1*(IF (NOT((ISBLANK([.K107]))))))+(2*(IF (NOT((ISBLANK([.L107]))))))+(4*(IF (NOT((ISBLANK([.M107]))))))+(8*(IF (NOT((ISBLANK([.N107]))))))+(16*(IF (NOT((ISBLANK([.O107])))))+(32*(IF (NOT((ISBLANK([.P107]))))))+(64*(IF (NOT((ISBLANK([.Q107]))))))+(128*(IF (NOT((ISBLANK([.R107]))))))+(256*(IF (NOT((ISBLANK([.S107]))))))+(512*(IF (NOT((ISBLANK([.T107]))))))+(1024*(IF (NOT((ISBLANK([.U107]))))))+(2048*(IF (NOT((ISBLANK([.V107])))))))" office:value-type="float" office:value="48" calcext:value-type="float">
            <text:p>48</text:p>
          </table:table-cell>
          <table:table-cell table:style-name="ce2" table:formula="of:=(1*(IF (NOT((ISBLANK([.W107]))))))+(2*(IF (NOT((ISBLANK([.X107]))))))+(4*(IF (NOT((ISBLANK([.Y107]))))))+(8*(IF (NOT((ISBLANK([.Z107]))))))+(16*(IF (NOT((ISBLANK([.AA107])))))+(32*(IF (NOT((ISBLANK([.AB107]))))))+(64*(IF (NOT((ISBLANK([.AC107]))))))+(128*(IF (NOT((ISBLANK([.AD107]))))))+(256*(IF (NOT((ISBLANK([.AE107]))))))+(512*(IF (NOT((ISBLANK([.AF107]))))))+(1024*(IF (NOT((ISBLANK([.AG107]))))))+(2048*(IF (NOT((ISBLANK([.AH107])))))))" office:value-type="float" office:value="768" calcext:value-type="float">
            <text:p>768</text:p>
          </table:table-cell>
          <table:table-cell table:style-name="ce2"/>
          <table:table-cell table:number-columns-repeated="4"/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table:number-columns-repeated="14"/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table:number-columns-repeated="992"/>
        </table:table-row>
        <table:table-row table:style-name="ro1">
          <table:table-cell table:style-name="ce2" office:value-type="float" office:value="1655" calcext:value-type="float">
            <text:p>1655</text:p>
          </table:table-cell>
          <table:table-cell table:style-name="ce2" office:value-type="string" calcext:value-type="string">
            <text:p>Pompoen </text:p>
          </table:table-cell>
          <table:table-cell table:style-name="ce2" office:value-type="string" calcext:value-type="string">
            <text:p>Fictor </text:p>
          </table:table-cell>
          <table:table-cell table:style-name="ce2" office:value-type="string" calcext:value-type="string">
            <text:p>Vruchtgewassen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3*[.E108]" office:value-type="float" office:value="3" calcext:value-type="float">
            <text:p>3</text:p>
          </table:table-cell>
          <table:table-cell table:style-name="ce7" office:value-type="float" office:value="2.39" calcext:value-type="float">
            <text:p>€ 2.39 </text:p>
          </table:table-cell>
          <table:table-cell table:style-name="ce2" table:formula="of:=(1*(IF (NOT((ISBLANK([.K108]))))))+(2*(IF (NOT((ISBLANK([.L108]))))))+(4*(IF (NOT((ISBLANK([.M108]))))))+(8*(IF (NOT((ISBLANK([.N108]))))))+(16*(IF (NOT((ISBLANK([.O108])))))+(32*(IF (NOT((ISBLANK([.P108]))))))+(64*(IF (NOT((ISBLANK([.Q108]))))))+(128*(IF (NOT((ISBLANK([.R108]))))))+(256*(IF (NOT((ISBLANK([.S108]))))))+(512*(IF (NOT((ISBLANK([.T108]))))))+(1024*(IF (NOT((ISBLANK([.U108]))))))+(2048*(IF (NOT((ISBLANK([.V108])))))))" office:value-type="float" office:value="48" calcext:value-type="float">
            <text:p>48</text:p>
          </table:table-cell>
          <table:table-cell table:style-name="ce2" table:formula="of:=(1*(IF (NOT((ISBLANK([.W108]))))))+(2*(IF (NOT((ISBLANK([.X108]))))))+(4*(IF (NOT((ISBLANK([.Y108]))))))+(8*(IF (NOT((ISBLANK([.Z108]))))))+(16*(IF (NOT((ISBLANK([.AA108])))))+(32*(IF (NOT((ISBLANK([.AB108]))))))+(64*(IF (NOT((ISBLANK([.AC108]))))))+(128*(IF (NOT((ISBLANK([.AD108]))))))+(256*(IF (NOT((ISBLANK([.AE108]))))))+(512*(IF (NOT((ISBLANK([.AF108]))))))+(1024*(IF (NOT((ISBLANK([.AG108]))))))+(2048*(IF (NOT((ISBLANK([.AH108])))))))" office:value-type="float" office:value="768" calcext:value-type="float">
            <text:p>768</text:p>
          </table:table-cell>
          <table:table-cell table:style-name="ce2"/>
          <table:table-cell table:number-columns-repeated="4"/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table:number-columns-repeated="14"/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table:number-columns-repeated="992"/>
        </table:table-row>
        <table:table-row table:style-name="ro1">
          <table:table-cell table:style-name="ce2" office:value-type="float" office:value="1670" calcext:value-type="float">
            <text:p>1670</text:p>
          </table:table-cell>
          <table:table-cell table:style-name="ce2" office:value-type="string" calcext:value-type="string">
            <text:p>Pompoen </text:p>
          </table:table-cell>
          <table:table-cell table:style-name="ce2" office:value-type="string" calcext:value-type="string">
            <text:p>Gele Centenaar</text:p>
          </table:table-cell>
          <table:table-cell table:style-name="ce2" office:value-type="string" calcext:value-type="string">
            <text:p>Vruchtgewassen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3*[.E109]" office:value-type="float" office:value="3" calcext:value-type="float">
            <text:p>3</text:p>
          </table:table-cell>
          <table:table-cell table:style-name="ce7" office:value-type="float" office:value="2.12" calcext:value-type="float">
            <text:p>€ 2.12 </text:p>
          </table:table-cell>
          <table:table-cell table:style-name="ce2" table:formula="of:=(1*(IF (NOT((ISBLANK([.K109]))))))+(2*(IF (NOT((ISBLANK([.L109]))))))+(4*(IF (NOT((ISBLANK([.M109]))))))+(8*(IF (NOT((ISBLANK([.N109]))))))+(16*(IF (NOT((ISBLANK([.O109])))))+(32*(IF (NOT((ISBLANK([.P109]))))))+(64*(IF (NOT((ISBLANK([.Q109]))))))+(128*(IF (NOT((ISBLANK([.R109]))))))+(256*(IF (NOT((ISBLANK([.S109]))))))+(512*(IF (NOT((ISBLANK([.T109]))))))+(1024*(IF (NOT((ISBLANK([.U109]))))))+(2048*(IF (NOT((ISBLANK([.V109])))))))" office:value-type="float" office:value="48" calcext:value-type="float">
            <text:p>48</text:p>
          </table:table-cell>
          <table:table-cell table:style-name="ce2" table:formula="of:=(1*(IF (NOT((ISBLANK([.W109]))))))+(2*(IF (NOT((ISBLANK([.X109]))))))+(4*(IF (NOT((ISBLANK([.Y109]))))))+(8*(IF (NOT((ISBLANK([.Z109]))))))+(16*(IF (NOT((ISBLANK([.AA109])))))+(32*(IF (NOT((ISBLANK([.AB109]))))))+(64*(IF (NOT((ISBLANK([.AC109]))))))+(128*(IF (NOT((ISBLANK([.AD109]))))))+(256*(IF (NOT((ISBLANK([.AE109]))))))+(512*(IF (NOT((ISBLANK([.AF109]))))))+(1024*(IF (NOT((ISBLANK([.AG109]))))))+(2048*(IF (NOT((ISBLANK([.AH109])))))))" office:value-type="float" office:value="768" calcext:value-type="float">
            <text:p>768</text:p>
          </table:table-cell>
          <table:table-cell table:style-name="ce2"/>
          <table:table-cell table:number-columns-repeated="4"/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table:number-columns-repeated="14"/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table:number-columns-repeated="992"/>
        </table:table-row>
        <table:table-row table:style-name="ro1">
          <table:table-cell table:style-name="ce2" office:value-type="float" office:value="1660" calcext:value-type="float">
            <text:p>1660</text:p>
          </table:table-cell>
          <table:table-cell table:style-name="ce2" office:value-type="string" calcext:value-type="string">
            <text:p>Pompoen </text:p>
          </table:table-cell>
          <table:table-cell table:style-name="ce2" office:value-type="string" calcext:value-type="string">
            <text:p>Groene Hokkaido </text:p>
          </table:table-cell>
          <table:table-cell table:style-name="ce2" office:value-type="string" calcext:value-type="string">
            <text:p>Vruchtgewassen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3*[.E110]" office:value-type="float" office:value="3" calcext:value-type="float">
            <text:p>3</text:p>
          </table:table-cell>
          <table:table-cell table:style-name="ce7" office:value-type="float" office:value="2.12" calcext:value-type="float">
            <text:p>€ 2.12 </text:p>
          </table:table-cell>
          <table:table-cell table:style-name="ce2" table:formula="of:=(1*(IF (NOT((ISBLANK([.K110]))))))+(2*(IF (NOT((ISBLANK([.L110]))))))+(4*(IF (NOT((ISBLANK([.M110]))))))+(8*(IF (NOT((ISBLANK([.N110]))))))+(16*(IF (NOT((ISBLANK([.O110])))))+(32*(IF (NOT((ISBLANK([.P110]))))))+(64*(IF (NOT((ISBLANK([.Q110]))))))+(128*(IF (NOT((ISBLANK([.R110]))))))+(256*(IF (NOT((ISBLANK([.S110]))))))+(512*(IF (NOT((ISBLANK([.T110]))))))+(1024*(IF (NOT((ISBLANK([.U110]))))))+(2048*(IF (NOT((ISBLANK([.V110])))))))" office:value-type="float" office:value="48" calcext:value-type="float">
            <text:p>48</text:p>
          </table:table-cell>
          <table:table-cell table:style-name="ce2" table:formula="of:=(1*(IF (NOT((ISBLANK([.W110]))))))+(2*(IF (NOT((ISBLANK([.X110]))))))+(4*(IF (NOT((ISBLANK([.Y110]))))))+(8*(IF (NOT((ISBLANK([.Z110]))))))+(16*(IF (NOT((ISBLANK([.AA110])))))+(32*(IF (NOT((ISBLANK([.AB110]))))))+(64*(IF (NOT((ISBLANK([.AC110]))))))+(128*(IF (NOT((ISBLANK([.AD110]))))))+(256*(IF (NOT((ISBLANK([.AE110]))))))+(512*(IF (NOT((ISBLANK([.AF110]))))))+(1024*(IF (NOT((ISBLANK([.AG110]))))))+(2048*(IF (NOT((ISBLANK([.AH110])))))))" office:value-type="float" office:value="768" calcext:value-type="float">
            <text:p>768</text:p>
          </table:table-cell>
          <table:table-cell table:style-name="ce2"/>
          <table:table-cell table:number-columns-repeated="4"/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table:number-columns-repeated="14"/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table:number-columns-repeated="992"/>
        </table:table-row>
        <table:table-row table:style-name="ro1">
          <table:table-cell table:style-name="ce2" office:value-type="float" office:value="1675" calcext:value-type="float">
            <text:p>1675</text:p>
          </table:table-cell>
          <table:table-cell table:style-name="ce2" office:value-type="string" calcext:value-type="string">
            <text:p>Pompoen </text:p>
          </table:table-cell>
          <table:table-cell table:style-name="ce2" office:value-type="string" calcext:value-type="string">
            <text:p>Muscat de Provence</text:p>
          </table:table-cell>
          <table:table-cell table:style-name="ce2" office:value-type="string" calcext:value-type="string">
            <text:p>Vruchtgewassen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3*[.E111]" office:value-type="float" office:value="6" calcext:value-type="float">
            <text:p>6</text:p>
          </table:table-cell>
          <table:table-cell table:style-name="ce7" office:value-type="float" office:value="2.12" calcext:value-type="float">
            <text:p>€ 2.12 </text:p>
          </table:table-cell>
          <table:table-cell table:style-name="ce2" table:formula="of:=(1*(IF (NOT((ISBLANK([.K111]))))))+(2*(IF (NOT((ISBLANK([.L111]))))))+(4*(IF (NOT((ISBLANK([.M111]))))))+(8*(IF (NOT((ISBLANK([.N111]))))))+(16*(IF (NOT((ISBLANK([.O111])))))+(32*(IF (NOT((ISBLANK([.P111]))))))+(64*(IF (NOT((ISBLANK([.Q111]))))))+(128*(IF (NOT((ISBLANK([.R111]))))))+(256*(IF (NOT((ISBLANK([.S111]))))))+(512*(IF (NOT((ISBLANK([.T111]))))))+(1024*(IF (NOT((ISBLANK([.U111]))))))+(2048*(IF (NOT((ISBLANK([.V111])))))))" office:value-type="float" office:value="48" calcext:value-type="float">
            <text:p>48</text:p>
          </table:table-cell>
          <table:table-cell table:style-name="ce2" table:formula="of:=(1*(IF (NOT((ISBLANK([.W111]))))))+(2*(IF (NOT((ISBLANK([.X111]))))))+(4*(IF (NOT((ISBLANK([.Y111]))))))+(8*(IF (NOT((ISBLANK([.Z111]))))))+(16*(IF (NOT((ISBLANK([.AA111])))))+(32*(IF (NOT((ISBLANK([.AB111]))))))+(64*(IF (NOT((ISBLANK([.AC111]))))))+(128*(IF (NOT((ISBLANK([.AD111]))))))+(256*(IF (NOT((ISBLANK([.AE111]))))))+(512*(IF (NOT((ISBLANK([.AF111]))))))+(1024*(IF (NOT((ISBLANK([.AG111]))))))+(2048*(IF (NOT((ISBLANK([.AH111])))))))" office:value-type="float" office:value="768" calcext:value-type="float">
            <text:p>768</text:p>
          </table:table-cell>
          <table:table-cell table:style-name="ce2"/>
          <table:table-cell table:number-columns-repeated="4"/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table:number-columns-repeated="14"/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table:number-columns-repeated="992"/>
        </table:table-row>
        <table:table-row table:style-name="ro1">
          <table:table-cell table:style-name="ce2" office:value-type="float" office:value="1650" calcext:value-type="float">
            <text:p>1650</text:p>
          </table:table-cell>
          <table:table-cell table:style-name="ce2" office:value-type="string" calcext:value-type="string">
            <text:p>Pompoen </text:p>
          </table:table-cell>
          <table:table-cell table:style-name="ce2" office:value-type="string" calcext:value-type="string">
            <text:p>Red Kuri (Hokkaido Orange) </text:p>
          </table:table-cell>
          <table:table-cell table:style-name="ce2" office:value-type="string" calcext:value-type="string">
            <text:p>Vruchtgewassen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3*[.E112]" office:value-type="float" office:value="3" calcext:value-type="float">
            <text:p>3</text:p>
          </table:table-cell>
          <table:table-cell table:style-name="ce7" office:value-type="float" office:value="2.12" calcext:value-type="float">
            <text:p>€ 2.12 </text:p>
          </table:table-cell>
          <table:table-cell table:style-name="ce2" table:formula="of:=(1*(IF (NOT((ISBLANK([.K112]))))))+(2*(IF (NOT((ISBLANK([.L112]))))))+(4*(IF (NOT((ISBLANK([.M112]))))))+(8*(IF (NOT((ISBLANK([.N112]))))))+(16*(IF (NOT((ISBLANK([.O112])))))+(32*(IF (NOT((ISBLANK([.P112]))))))+(64*(IF (NOT((ISBLANK([.Q112]))))))+(128*(IF (NOT((ISBLANK([.R112]))))))+(256*(IF (NOT((ISBLANK([.S112]))))))+(512*(IF (NOT((ISBLANK([.T112]))))))+(1024*(IF (NOT((ISBLANK([.U112]))))))+(2048*(IF (NOT((ISBLANK([.V112])))))))" office:value-type="float" office:value="48" calcext:value-type="float">
            <text:p>48</text:p>
          </table:table-cell>
          <table:table-cell table:style-name="ce2" table:formula="of:=(1*(IF (NOT((ISBLANK([.W112]))))))+(2*(IF (NOT((ISBLANK([.X112]))))))+(4*(IF (NOT((ISBLANK([.Y112]))))))+(8*(IF (NOT((ISBLANK([.Z112]))))))+(16*(IF (NOT((ISBLANK([.AA112])))))+(32*(IF (NOT((ISBLANK([.AB112]))))))+(64*(IF (NOT((ISBLANK([.AC112]))))))+(128*(IF (NOT((ISBLANK([.AD112]))))))+(256*(IF (NOT((ISBLANK([.AE112]))))))+(512*(IF (NOT((ISBLANK([.AF112]))))))+(1024*(IF (NOT((ISBLANK([.AG112]))))))+(2048*(IF (NOT((ISBLANK([.AH112])))))))" office:value-type="float" office:value="768" calcext:value-type="float">
            <text:p>768</text:p>
          </table:table-cell>
          <table:table-cell table:style-name="ce2"/>
          <table:table-cell table:number-columns-repeated="4"/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table:number-columns-repeated="14"/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table:number-columns-repeated="992"/>
        </table:table-row>
        <table:table-row table:style-name="ro1">
          <table:table-cell table:style-name="ce2" office:value-type="float" office:value="1665" calcext:value-type="float">
            <text:p>1665</text:p>
          </table:table-cell>
          <table:table-cell table:style-name="ce2" office:value-type="string" calcext:value-type="string">
            <text:p>Pompoen </text:p>
          </table:table-cell>
          <table:table-cell table:style-name="ce2" office:value-type="string" calcext:value-type="string">
            <text:p>Solor </text:p>
          </table:table-cell>
          <table:table-cell table:style-name="ce2" office:value-type="string" calcext:value-type="string">
            <text:p>Vruchtgewasse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style-name="ce7" office:value-type="float" office:value="2.39" calcext:value-type="float">
            <text:p>€ 2.39 </text:p>
          </table:table-cell>
          <table:table-cell table:style-name="ce2" table:formula="of:=(1*(IF (NOT((ISBLANK([.K113]))))))+(2*(IF (NOT((ISBLANK([.L113]))))))+(4*(IF (NOT((ISBLANK([.M113]))))))+(8*(IF (NOT((ISBLANK([.N113]))))))+(16*(IF (NOT((ISBLANK([.O113])))))+(32*(IF (NOT((ISBLANK([.P113]))))))+(64*(IF (NOT((ISBLANK([.Q113]))))))+(128*(IF (NOT((ISBLANK([.R113]))))))+(256*(IF (NOT((ISBLANK([.S113]))))))+(512*(IF (NOT((ISBLANK([.T113]))))))+(1024*(IF (NOT((ISBLANK([.U113]))))))+(2048*(IF (NOT((ISBLANK([.V113])))))))" office:value-type="float" office:value="48" calcext:value-type="float">
            <text:p>48</text:p>
          </table:table-cell>
          <table:table-cell table:style-name="ce2" table:formula="of:=(1*(IF (NOT((ISBLANK([.W113]))))))+(2*(IF (NOT((ISBLANK([.X113]))))))+(4*(IF (NOT((ISBLANK([.Y113]))))))+(8*(IF (NOT((ISBLANK([.Z113]))))))+(16*(IF (NOT((ISBLANK([.AA113])))))+(32*(IF (NOT((ISBLANK([.AB113]))))))+(64*(IF (NOT((ISBLANK([.AC113]))))))+(128*(IF (NOT((ISBLANK([.AD113]))))))+(256*(IF (NOT((ISBLANK([.AE113]))))))+(512*(IF (NOT((ISBLANK([.AF113]))))))+(1024*(IF (NOT((ISBLANK([.AG113]))))))+(2048*(IF (NOT((ISBLANK([.AH113])))))))" office:value-type="float" office:value="768" calcext:value-type="float">
            <text:p>768</text:p>
          </table:table-cell>
          <table:table-cell table:style-name="ce2"/>
          <table:table-cell table:number-columns-repeated="4"/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table:number-columns-repeated="14"/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table:number-columns-repeated="992"/>
        </table:table-row>
        <table:table-row table:style-name="ro1">
          <table:table-cell table:style-name="ce2" office:value-type="float" office:value="1687" calcext:value-type="float">
            <text:p>1687</text:p>
          </table:table-cell>
          <table:table-cell table:style-name="ce2" office:value-type="string" calcext:value-type="string">
            <text:p>Pompoen </text:p>
          </table:table-cell>
          <table:table-cell table:style-name="ce2" office:value-type="string" calcext:value-type="string">
            <text:p>Sweet dumpling</text:p>
          </table:table-cell>
          <table:table-cell table:style-name="ce2" office:value-type="string" calcext:value-type="string">
            <text:p>Vruchtgewassen</text:p>
          </table:table-cell>
          <table:table-cell table:style-name="ce2" table:formula="of:=1/1.5" office:value-type="float" office:value="0.666666666666667" calcext:value-type="float">
            <text:p>0.6666666667</text:p>
          </table:table-cell>
          <table:table-cell table:style-name="ce2" table:formula="of:=2*[.E114]" office:value-type="float" office:value="1.33333333333333" calcext:value-type="float">
            <text:p>1.3333333333</text:p>
          </table:table-cell>
          <table:table-cell table:style-name="ce7" office:value-type="float" office:value="2.39" calcext:value-type="float">
            <text:p>€ 2.39 </text:p>
          </table:table-cell>
          <table:table-cell table:style-name="ce2" table:formula="of:=(1*(IF (NOT((ISBLANK([.K114]))))))+(2*(IF (NOT((ISBLANK([.L114]))))))+(4*(IF (NOT((ISBLANK([.M114]))))))+(8*(IF (NOT((ISBLANK([.N114]))))))+(16*(IF (NOT((ISBLANK([.O114])))))+(32*(IF (NOT((ISBLANK([.P114]))))))+(64*(IF (NOT((ISBLANK([.Q114]))))))+(128*(IF (NOT((ISBLANK([.R114]))))))+(256*(IF (NOT((ISBLANK([.S114]))))))+(512*(IF (NOT((ISBLANK([.T114]))))))+(1024*(IF (NOT((ISBLANK([.U114]))))))+(2048*(IF (NOT((ISBLANK([.V114])))))))" office:value-type="float" office:value="48" calcext:value-type="float">
            <text:p>48</text:p>
          </table:table-cell>
          <table:table-cell table:style-name="ce2" table:formula="of:=(1*(IF (NOT((ISBLANK([.W114]))))))+(2*(IF (NOT((ISBLANK([.X114]))))))+(4*(IF (NOT((ISBLANK([.Y114]))))))+(8*(IF (NOT((ISBLANK([.Z114]))))))+(16*(IF (NOT((ISBLANK([.AA114])))))+(32*(IF (NOT((ISBLANK([.AB114]))))))+(64*(IF (NOT((ISBLANK([.AC114]))))))+(128*(IF (NOT((ISBLANK([.AD114]))))))+(256*(IF (NOT((ISBLANK([.AE114]))))))+(512*(IF (NOT((ISBLANK([.AF114]))))))+(1024*(IF (NOT((ISBLANK([.AG114]))))))+(2048*(IF (NOT((ISBLANK([.AH114])))))))" office:value-type="float" office:value="768" calcext:value-type="float">
            <text:p>768</text:p>
          </table:table-cell>
          <table:table-cell table:style-name="ce2"/>
          <table:table-cell table:number-columns-repeated="4"/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table:number-columns-repeated="14"/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table:number-columns-repeated="992"/>
        </table:table-row>
        <table:table-row table:style-name="ro1">
          <table:table-cell table:style-name="ce2" office:value-type="float" office:value="1680" calcext:value-type="float">
            <text:p>1680</text:p>
          </table:table-cell>
          <table:table-cell table:style-name="ce2" office:value-type="string" calcext:value-type="string">
            <text:p>Pompoen </text:p>
          </table:table-cell>
          <table:table-cell table:style-name="ce2" office:value-type="string" calcext:value-type="string">
            <text:p>Zapallito</text:p>
          </table:table-cell>
          <table:table-cell table:style-name="ce2" office:value-type="string" calcext:value-type="string">
            <text:p>Vruchtgewassen</text:p>
          </table:table-cell>
          <table:table-cell table:style-name="ce2" office:value-type="float" office:value="0.8" calcext:value-type="float">
            <text:p>0.8</text:p>
          </table:table-cell>
          <table:table-cell table:style-name="ce2" table:formula="of:=3*[.E115]" office:value-type="float" office:value="2.4" calcext:value-type="float">
            <text:p>2.4</text:p>
          </table:table-cell>
          <table:table-cell table:style-name="ce7" office:value-type="float" office:value="2.12" calcext:value-type="float">
            <text:p>€ 2.12 </text:p>
          </table:table-cell>
          <table:table-cell table:style-name="ce2" table:formula="of:=(1*(IF (NOT((ISBLANK([.K115]))))))+(2*(IF (NOT((ISBLANK([.L115]))))))+(4*(IF (NOT((ISBLANK([.M115]))))))+(8*(IF (NOT((ISBLANK([.N115]))))))+(16*(IF (NOT((ISBLANK([.O115])))))+(32*(IF (NOT((ISBLANK([.P115]))))))+(64*(IF (NOT((ISBLANK([.Q115]))))))+(128*(IF (NOT((ISBLANK([.R115]))))))+(256*(IF (NOT((ISBLANK([.S115]))))))+(512*(IF (NOT((ISBLANK([.T115]))))))+(1024*(IF (NOT((ISBLANK([.U115]))))))+(2048*(IF (NOT((ISBLANK([.V115])))))))" office:value-type="float" office:value="48" calcext:value-type="float">
            <text:p>48</text:p>
          </table:table-cell>
          <table:table-cell table:style-name="ce2" table:formula="of:=(1*(IF (NOT((ISBLANK([.W115]))))))+(2*(IF (NOT((ISBLANK([.X115]))))))+(4*(IF (NOT((ISBLANK([.Y115]))))))+(8*(IF (NOT((ISBLANK([.Z115]))))))+(16*(IF (NOT((ISBLANK([.AA115])))))+(32*(IF (NOT((ISBLANK([.AB115]))))))+(64*(IF (NOT((ISBLANK([.AC115]))))))+(128*(IF (NOT((ISBLANK([.AD115]))))))+(256*(IF (NOT((ISBLANK([.AE115]))))))+(512*(IF (NOT((ISBLANK([.AF115]))))))+(1024*(IF (NOT((ISBLANK([.AG115]))))))+(2048*(IF (NOT((ISBLANK([.AH115])))))))" office:value-type="float" office:value="768" calcext:value-type="float">
            <text:p>768</text:p>
          </table:table-cell>
          <table:table-cell table:style-name="ce2"/>
          <table:table-cell table:number-columns-repeated="4"/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table:number-columns-repeated="14"/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table:number-columns-repeated="992"/>
        </table:table-row>
        <table:table-row table:style-name="ro1">
          <table:table-cell table:style-name="ce2" office:value-type="float" office:value="1940" calcext:value-type="float">
            <text:p>1940</text:p>
          </table:table-cell>
          <table:table-cell table:style-name="ce2" office:value-type="string" calcext:value-type="string">
            <text:p>Suikermais </text:p>
          </table:table-cell>
          <table:table-cell table:style-name="ce2" office:value-type="string" calcext:value-type="string">
            <text:p>Golden Bantam </text:p>
          </table:table-cell>
          <table:table-cell table:style-name="ce2" office:value-type="string" calcext:value-type="string">
            <text:p>Vruchtgewassen</text:p>
          </table:table-cell>
          <table:table-cell table:style-name="ce2" table:formula="of:=0.75*0.2" office:value-type="float" office:value="0.15" calcext:value-type="float">
            <text:p>0.15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2.12" calcext:value-type="float">
            <text:p>€ 2.12 </text:p>
          </table:table-cell>
          <table:table-cell table:style-name="ce2" table:formula="of:=(1*(IF (NOT((ISBLANK([.K116]))))))+(2*(IF (NOT((ISBLANK([.L116]))))))+(4*(IF (NOT((ISBLANK([.M116]))))))+(8*(IF (NOT((ISBLANK([.N116]))))))+(16*(IF (NOT((ISBLANK([.O116])))))+(32*(IF (NOT((ISBLANK([.P116]))))))+(64*(IF (NOT((ISBLANK([.Q116]))))))+(128*(IF (NOT((ISBLANK([.R116]))))))+(256*(IF (NOT((ISBLANK([.S116]))))))+(512*(IF (NOT((ISBLANK([.T116]))))))+(1024*(IF (NOT((ISBLANK([.U116]))))))+(2048*(IF (NOT((ISBLANK([.V116])))))))" office:value-type="float" office:value="48" calcext:value-type="float">
            <text:p>48</text:p>
          </table:table-cell>
          <table:table-cell table:style-name="ce2" table:formula="of:=(1*(IF (NOT((ISBLANK([.W116]))))))+(2*(IF (NOT((ISBLANK([.X116]))))))+(4*(IF (NOT((ISBLANK([.Y116]))))))+(8*(IF (NOT((ISBLANK([.Z116]))))))+(16*(IF (NOT((ISBLANK([.AA116])))))+(32*(IF (NOT((ISBLANK([.AB116]))))))+(64*(IF (NOT((ISBLANK([.AC116]))))))+(128*(IF (NOT((ISBLANK([.AD116]))))))+(256*(IF (NOT((ISBLANK([.AE116]))))))+(512*(IF (NOT((ISBLANK([.AF116]))))))+(1024*(IF (NOT((ISBLANK([.AG116]))))))+(2048*(IF (NOT((ISBLANK([.AH116])))))))" office:value-type="float" office:value="768" calcext:value-type="float">
            <text:p>768</text:p>
          </table:table-cell>
          <table:table-cell table:style-name="ce2"/>
          <table:table-cell table:number-columns-repeated="4"/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table:number-columns-repeated="14"/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table:number-columns-repeated="992"/>
        </table:table-row>
        <table:table-row table:style-name="ro1">
          <table:table-cell table:style-name="ce3" office:value-type="float" office:value="1948" calcext:value-type="float">
            <text:p>1948</text:p>
          </table:table-cell>
          <table:table-cell table:style-name="ce3" office:value-type="string" calcext:value-type="string">
            <text:p>Tomaat</text:p>
          </table:table-cell>
          <table:table-cell table:style-name="ce3" office:value-type="string" calcext:value-type="string">
            <office:annotation office:display="true" draw:style-name="gr1" draw:text-style-name="P1" svg:width="1.1413in" svg:height="0.2346in" svg:x="4.1512in" svg:y="20.5945in" draw:caption-point-x="-0.2193in" draw:caption-point-y="0.0315in">
              <dc:creator>EA</dc:creator>
              <dc:date>2014-06-21T00:00:00</dc:date>
              <text:p text:style-name="P1"><text:span text:style-name="T1">F1 ZAAD</text:span></text:p>
            </office:annotation>
            <text:p>Bartelly</text:p>
          </table:table-cell>
          <table:table-cell table:style-name="ce2" office:value-type="string" calcext:value-type="string">
            <text:p>Vruchtgewassen</text:p>
          </table:table-cell>
          <table:table-cell table:style-name="ce3" table:number-columns-repeated="2"/>
          <table:table-cell table:style-name="ce8" office:value-type="float" office:value="4.24" calcext:value-type="float">
            <text:p>€ 4.24 </text:p>
          </table:table-cell>
          <table:table-cell table:style-name="ce2" table:formula="of:=(1*(IF (NOT((ISBLANK([.K117]))))))+(2*(IF (NOT((ISBLANK([.L117]))))))+(4*(IF (NOT((ISBLANK([.M117]))))))+(8*(IF (NOT((ISBLANK([.N117]))))))+(16*(IF (NOT((ISBLANK([.O117])))))+(32*(IF (NOT((ISBLANK([.P117]))))))+(64*(IF (NOT((ISBLANK([.Q117]))))))+(128*(IF (NOT((ISBLANK([.R117]))))))+(256*(IF (NOT((ISBLANK([.S117]))))))+(512*(IF (NOT((ISBLANK([.T117]))))))+(1024*(IF (NOT((ISBLANK([.U117]))))))+(2048*(IF (NOT((ISBLANK([.V117])))))))" office:value-type="float" office:value="12" calcext:value-type="float">
            <text:p>12</text:p>
          </table:table-cell>
          <table:table-cell table:style-name="ce2" table:formula="of:=(1*(IF (NOT((ISBLANK([.W117]))))))+(2*(IF (NOT((ISBLANK([.X117]))))))+(4*(IF (NOT((ISBLANK([.Y117]))))))+(8*(IF (NOT((ISBLANK([.Z117]))))))+(16*(IF (NOT((ISBLANK([.AA117])))))+(32*(IF (NOT((ISBLANK([.AB117]))))))+(64*(IF (NOT((ISBLANK([.AC117]))))))+(128*(IF (NOT((ISBLANK([.AD117]))))))+(256*(IF (NOT((ISBLANK([.AE117]))))))+(512*(IF (NOT((ISBLANK([.AF117]))))))+(1024*(IF (NOT((ISBLANK([.AG117]))))))+(2048*(IF (NOT((ISBLANK([.AH117])))))))" office:value-type="float" office:value="384" calcext:value-type="float">
            <text:p>384</text:p>
          </table:table-cell>
          <table:table-cell table:style-name="ce2"/>
          <table:table-cell table:style-name="ce10" table:number-columns-repeated="2"/>
          <table:table-cell table:style-name="ce10" office:value-type="string" calcext:value-type="string">
            <text:p>Mrt</text:p>
          </table:table-cell>
          <table:table-cell table:style-name="ce10" office:value-type="string" calcext:value-type="string">
            <text:p>Apr</text:p>
          </table:table-cell>
          <table:table-cell table:style-name="ce10" table:number-columns-repeated="15"/>
          <table:table-cell table:style-name="ce10" office:value-type="string" calcext:value-type="string">
            <text:p>Aug</text:p>
          </table:table-cell>
          <table:table-cell table:style-name="ce10" office:value-type="string" calcext:value-type="string">
            <text:p>Sep</text:p>
          </table:table-cell>
          <table:table-cell table:style-name="ce10" table:number-columns-repeated="990"/>
          <table:table-cell table:number-columns-repeated="3"/>
        </table:table-row>
        <table:table-row table:style-name="ro1">
          <table:table-cell table:style-name="ce4" office:value-type="float" office:value="1945" calcext:value-type="float">
            <text:p>1945</text:p>
          </table:table-cell>
          <table:table-cell table:style-name="ce4" office:value-type="string" calcext:value-type="string">
            <text:p>Tomaat</text:p>
          </table:table-cell>
          <table:table-cell table:style-name="ce4" office:value-type="string" calcext:value-type="string">
            <text:p>Bolstar Granda (p)</text:p>
          </table:table-cell>
          <table:table-cell table:style-name="ce2" office:value-type="string" calcext:value-type="string">
            <text:p>Vruchtgewassen</text:p>
          </table:table-cell>
          <table:table-cell table:style-name="ce4" table:formula="of:=0.9*0.5" office:value-type="float" office:value="0.45" calcext:value-type="float">
            <text:p>0.45</text:p>
          </table:table-cell>
          <table:table-cell table:style-name="ce4" office:value-type="float" office:value="10" calcext:value-type="float">
            <text:p>10</text:p>
          </table:table-cell>
          <table:table-cell table:style-name="ce9" office:value-type="float" office:value="2.39" calcext:value-type="float">
            <text:p>€ 2.39 </text:p>
          </table:table-cell>
          <table:table-cell table:style-name="ce2" table:formula="of:=(1*(IF (NOT((ISBLANK([.K118]))))))+(2*(IF (NOT((ISBLANK([.L118]))))))+(4*(IF (NOT((ISBLANK([.M118]))))))+(8*(IF (NOT((ISBLANK([.N118]))))))+(16*(IF (NOT((ISBLANK([.O118])))))+(32*(IF (NOT((ISBLANK([.P118]))))))+(64*(IF (NOT((ISBLANK([.Q118]))))))+(128*(IF (NOT((ISBLANK([.R118]))))))+(256*(IF (NOT((ISBLANK([.S118]))))))+(512*(IF (NOT((ISBLANK([.T118]))))))+(1024*(IF (NOT((ISBLANK([.U118]))))))+(2048*(IF (NOT((ISBLANK([.V118])))))))" office:value-type="float" office:value="12" calcext:value-type="float">
            <text:p>12</text:p>
          </table:table-cell>
          <table:table-cell table:style-name="ce2" table:formula="of:=(1*(IF (NOT((ISBLANK([.W118]))))))+(2*(IF (NOT((ISBLANK([.X118]))))))+(4*(IF (NOT((ISBLANK([.Y118]))))))+(8*(IF (NOT((ISBLANK([.Z118]))))))+(16*(IF (NOT((ISBLANK([.AA118])))))+(32*(IF (NOT((ISBLANK([.AB118]))))))+(64*(IF (NOT((ISBLANK([.AC118]))))))+(128*(IF (NOT((ISBLANK([.AD118]))))))+(256*(IF (NOT((ISBLANK([.AE118]))))))+(512*(IF (NOT((ISBLANK([.AF118]))))))+(1024*(IF (NOT((ISBLANK([.AG118]))))))+(2048*(IF (NOT((ISBLANK([.AH118])))))))" office:value-type="float" office:value="384" calcext:value-type="float">
            <text:p>384</text:p>
          </table:table-cell>
          <table:table-cell table:style-name="ce2"/>
          <table:table-cell table:style-name="ce11" table:number-columns-repeated="2"/>
          <table:table-cell table:style-name="ce11" office:value-type="string" calcext:value-type="string">
            <text:p>Mrt</text:p>
          </table:table-cell>
          <table:table-cell table:style-name="ce11" office:value-type="string" calcext:value-type="string">
            <text:p>Apr</text:p>
          </table:table-cell>
          <table:table-cell table:style-name="ce11" table:number-columns-repeated="15"/>
          <table:table-cell table:style-name="ce11" office:value-type="string" calcext:value-type="string">
            <text:p>Aug</text:p>
          </table:table-cell>
          <table:table-cell table:style-name="ce11" office:value-type="string" calcext:value-type="string">
            <text:p>Sep</text:p>
          </table:table-cell>
          <table:table-cell table:style-name="ce11" table:number-columns-repeated="990"/>
          <table:table-cell table:number-columns-repeated="3"/>
        </table:table-row>
        <table:table-row table:style-name="ro1">
          <table:table-cell table:style-name="ce2" office:value-type="float" office:value="1971" calcext:value-type="float">
            <text:p>1971</text:p>
          </table:table-cell>
          <table:table-cell table:style-name="ce2" office:value-type="string" calcext:value-type="string">
            <text:p>Tomaat</text:p>
          </table:table-cell>
          <table:table-cell table:style-name="ce2" office:value-type="string" calcext:value-type="string">
            <text:p>Cerise (noire)</text:p>
          </table:table-cell>
          <table:table-cell table:style-name="ce2" office:value-type="string" calcext:value-type="string">
            <text:p>Vruchtgewassen</text:p>
          </table:table-cell>
          <table:table-cell table:style-name="ce2" table:formula="of:=0.9*0.5" office:value-type="float" office:value="0.45" calcext:value-type="float">
            <text:p>0.45</text:p>
          </table:table-cell>
          <table:table-cell table:style-name="ce2" office:value-type="float" office:value="10" calcext:value-type="float">
            <text:p>10</text:p>
          </table:table-cell>
          <table:table-cell table:style-name="ce7" office:value-type="float" office:value="2.39" calcext:value-type="float">
            <text:p>€ 2.39 </text:p>
          </table:table-cell>
          <table:table-cell table:style-name="ce2" table:formula="of:=(1*(IF (NOT((ISBLANK([.K119]))))))+(2*(IF (NOT((ISBLANK([.L119]))))))+(4*(IF (NOT((ISBLANK([.M119]))))))+(8*(IF (NOT((ISBLANK([.N119]))))))+(16*(IF (NOT((ISBLANK([.O119])))))+(32*(IF (NOT((ISBLANK([.P119]))))))+(64*(IF (NOT((ISBLANK([.Q119]))))))+(128*(IF (NOT((ISBLANK([.R119]))))))+(256*(IF (NOT((ISBLANK([.S119]))))))+(512*(IF (NOT((ISBLANK([.T119]))))))+(1024*(IF (NOT((ISBLANK([.U119]))))))+(2048*(IF (NOT((ISBLANK([.V119])))))))" office:value-type="float" office:value="12" calcext:value-type="float">
            <text:p>12</text:p>
          </table:table-cell>
          <table:table-cell table:style-name="ce2" table:formula="of:=(1*(IF (NOT((ISBLANK([.W119]))))))+(2*(IF (NOT((ISBLANK([.X119]))))))+(4*(IF (NOT((ISBLANK([.Y119]))))))+(8*(IF (NOT((ISBLANK([.Z119]))))))+(16*(IF (NOT((ISBLANK([.AA119])))))+(32*(IF (NOT((ISBLANK([.AB119]))))))+(64*(IF (NOT((ISBLANK([.AC119]))))))+(128*(IF (NOT((ISBLANK([.AD119]))))))+(256*(IF (NOT((ISBLANK([.AE119]))))))+(512*(IF (NOT((ISBLANK([.AF119]))))))+(1024*(IF (NOT((ISBLANK([.AG119]))))))+(2048*(IF (NOT((ISBLANK([.AH119])))))))" office:value-type="float" office:value="384" calcext:value-type="float">
            <text:p>384</text:p>
          </table:table-cell>
          <table:table-cell table:style-name="ce2"/>
          <table:table-cell table:number-columns-repeated="2"/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table:number-columns-repeated="15"/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table:number-columns-repeated="993"/>
        </table:table-row>
        <table:table-row table:style-name="ro1">
          <table:table-cell table:style-name="ce2" office:value-type="float" office:value="1972" calcext:value-type="float">
            <text:p>1972</text:p>
          </table:table-cell>
          <table:table-cell table:style-name="ce2" office:value-type="string" calcext:value-type="string">
            <text:p>Tomaat</text:p>
          </table:table-cell>
          <table:table-cell table:style-name="ce2" office:value-type="string" calcext:value-type="string">
            <text:p>Clementine</text:p>
          </table:table-cell>
          <table:table-cell table:style-name="ce2" office:value-type="string" calcext:value-type="string">
            <text:p>Vruchtgewassen</text:p>
          </table:table-cell>
          <table:table-cell table:style-name="ce2" table:formula="of:=0.9*0.5" office:value-type="float" office:value="0.45" calcext:value-type="float">
            <text:p>0.45</text:p>
          </table:table-cell>
          <table:table-cell table:style-name="ce2" office:value-type="float" office:value="10" calcext:value-type="float">
            <text:p>10</text:p>
          </table:table-cell>
          <table:table-cell table:style-name="ce7" office:value-type="float" office:value="2.39" calcext:value-type="float">
            <text:p>€ 2.39 </text:p>
          </table:table-cell>
          <table:table-cell table:style-name="ce2" table:formula="of:=(1*(IF (NOT((ISBLANK([.K120]))))))+(2*(IF (NOT((ISBLANK([.L120]))))))+(4*(IF (NOT((ISBLANK([.M120]))))))+(8*(IF (NOT((ISBLANK([.N120]))))))+(16*(IF (NOT((ISBLANK([.O120])))))+(32*(IF (NOT((ISBLANK([.P120]))))))+(64*(IF (NOT((ISBLANK([.Q120]))))))+(128*(IF (NOT((ISBLANK([.R120]))))))+(256*(IF (NOT((ISBLANK([.S120]))))))+(512*(IF (NOT((ISBLANK([.T120]))))))+(1024*(IF (NOT((ISBLANK([.U120]))))))+(2048*(IF (NOT((ISBLANK([.V120])))))))" office:value-type="float" office:value="12" calcext:value-type="float">
            <text:p>12</text:p>
          </table:table-cell>
          <table:table-cell table:style-name="ce2" table:formula="of:=(1*(IF (NOT((ISBLANK([.W120]))))))+(2*(IF (NOT((ISBLANK([.X120]))))))+(4*(IF (NOT((ISBLANK([.Y120]))))))+(8*(IF (NOT((ISBLANK([.Z120]))))))+(16*(IF (NOT((ISBLANK([.AA120])))))+(32*(IF (NOT((ISBLANK([.AB120]))))))+(64*(IF (NOT((ISBLANK([.AC120]))))))+(128*(IF (NOT((ISBLANK([.AD120]))))))+(256*(IF (NOT((ISBLANK([.AE120]))))))+(512*(IF (NOT((ISBLANK([.AF120]))))))+(1024*(IF (NOT((ISBLANK([.AG120]))))))+(2048*(IF (NOT((ISBLANK([.AH120])))))))" office:value-type="float" office:value="384" calcext:value-type="float">
            <text:p>384</text:p>
          </table:table-cell>
          <table:table-cell table:style-name="ce2"/>
          <table:table-cell table:number-columns-repeated="2"/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table:number-columns-repeated="15"/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table:number-columns-repeated="993"/>
        </table:table-row>
        <table:table-row table:style-name="ro1">
          <table:table-cell table:style-name="ce2" office:value-type="float" office:value="1975" calcext:value-type="float">
            <text:p>1975</text:p>
          </table:table-cell>
          <table:table-cell table:style-name="ce2" office:value-type="string" calcext:value-type="string">
            <text:p>Tomaat</text:p>
          </table:table-cell>
          <table:table-cell table:style-name="ce2" office:value-type="string" calcext:value-type="string">
            <text:p>Green Zebra</text:p>
          </table:table-cell>
          <table:table-cell table:style-name="ce2" office:value-type="string" calcext:value-type="string">
            <text:p>Vruchtgewassen</text:p>
          </table:table-cell>
          <table:table-cell table:style-name="ce2" table:formula="of:=0.9*0.5" office:value-type="float" office:value="0.45" calcext:value-type="float">
            <text:p>0.45</text:p>
          </table:table-cell>
          <table:table-cell table:style-name="ce2" office:value-type="float" office:value="10" calcext:value-type="float">
            <text:p>10</text:p>
          </table:table-cell>
          <table:table-cell table:style-name="ce7" office:value-type="float" office:value="2.39" calcext:value-type="float">
            <text:p>€ 2.39 </text:p>
          </table:table-cell>
          <table:table-cell table:style-name="ce2" table:formula="of:=(1*(IF (NOT((ISBLANK([.K121]))))))+(2*(IF (NOT((ISBLANK([.L121]))))))+(4*(IF (NOT((ISBLANK([.M121]))))))+(8*(IF (NOT((ISBLANK([.N121]))))))+(16*(IF (NOT((ISBLANK([.O121])))))+(32*(IF (NOT((ISBLANK([.P121]))))))+(64*(IF (NOT((ISBLANK([.Q121]))))))+(128*(IF (NOT((ISBLANK([.R121]))))))+(256*(IF (NOT((ISBLANK([.S121]))))))+(512*(IF (NOT((ISBLANK([.T121]))))))+(1024*(IF (NOT((ISBLANK([.U121]))))))+(2048*(IF (NOT((ISBLANK([.V121])))))))" office:value-type="float" office:value="12" calcext:value-type="float">
            <text:p>12</text:p>
          </table:table-cell>
          <table:table-cell table:style-name="ce2" table:formula="of:=(1*(IF (NOT((ISBLANK([.W121]))))))+(2*(IF (NOT((ISBLANK([.X121]))))))+(4*(IF (NOT((ISBLANK([.Y121]))))))+(8*(IF (NOT((ISBLANK([.Z121]))))))+(16*(IF (NOT((ISBLANK([.AA121])))))+(32*(IF (NOT((ISBLANK([.AB121]))))))+(64*(IF (NOT((ISBLANK([.AC121]))))))+(128*(IF (NOT((ISBLANK([.AD121]))))))+(256*(IF (NOT((ISBLANK([.AE121]))))))+(512*(IF (NOT((ISBLANK([.AF121]))))))+(1024*(IF (NOT((ISBLANK([.AG121]))))))+(2048*(IF (NOT((ISBLANK([.AH121])))))))" office:value-type="float" office:value="384" calcext:value-type="float">
            <text:p>384</text:p>
          </table:table-cell>
          <table:table-cell table:style-name="ce2"/>
          <table:table-cell table:number-columns-repeated="2"/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table:number-columns-repeated="15"/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table:number-columns-repeated="993"/>
        </table:table-row>
        <table:table-row table:style-name="ro1">
          <table:table-cell table:style-name="ce2" office:value-type="float" office:value="1950" calcext:value-type="float">
            <text:p>1950</text:p>
          </table:table-cell>
          <table:table-cell table:style-name="ce2" office:value-type="string" calcext:value-type="string">
            <text:p>Tomaat</text:p>
          </table:table-cell>
          <table:table-cell table:style-name="ce2" office:value-type="string" calcext:value-type="string">
            <text:p>Marmande </text:p>
          </table:table-cell>
          <table:table-cell table:style-name="ce2" office:value-type="string" calcext:value-type="string">
            <text:p>Vruchtgewassen</text:p>
          </table:table-cell>
          <table:table-cell table:style-name="ce2" table:formula="of:=0.9*0.5" office:value-type="float" office:value="0.45" calcext:value-type="float">
            <text:p>0.45</text:p>
          </table:table-cell>
          <table:table-cell table:style-name="ce2" office:value-type="float" office:value="10" calcext:value-type="float">
            <text:p>10</text:p>
          </table:table-cell>
          <table:table-cell table:style-name="ce7" office:value-type="float" office:value="2.39" calcext:value-type="float">
            <text:p>€ 2.39 </text:p>
          </table:table-cell>
          <table:table-cell table:style-name="ce2" table:formula="of:=(1*(IF (NOT((ISBLANK([.K122]))))))+(2*(IF (NOT((ISBLANK([.L122]))))))+(4*(IF (NOT((ISBLANK([.M122]))))))+(8*(IF (NOT((ISBLANK([.N122]))))))+(16*(IF (NOT((ISBLANK([.O122])))))+(32*(IF (NOT((ISBLANK([.P122]))))))+(64*(IF (NOT((ISBLANK([.Q122]))))))+(128*(IF (NOT((ISBLANK([.R122]))))))+(256*(IF (NOT((ISBLANK([.S122]))))))+(512*(IF (NOT((ISBLANK([.T122]))))))+(1024*(IF (NOT((ISBLANK([.U122]))))))+(2048*(IF (NOT((ISBLANK([.V122])))))))" office:value-type="float" office:value="12" calcext:value-type="float">
            <text:p>12</text:p>
          </table:table-cell>
          <table:table-cell table:style-name="ce2" table:formula="of:=(1*(IF (NOT((ISBLANK([.W122]))))))+(2*(IF (NOT((ISBLANK([.X122]))))))+(4*(IF (NOT((ISBLANK([.Y122]))))))+(8*(IF (NOT((ISBLANK([.Z122]))))))+(16*(IF (NOT((ISBLANK([.AA122])))))+(32*(IF (NOT((ISBLANK([.AB122]))))))+(64*(IF (NOT((ISBLANK([.AC122]))))))+(128*(IF (NOT((ISBLANK([.AD122]))))))+(256*(IF (NOT((ISBLANK([.AE122]))))))+(512*(IF (NOT((ISBLANK([.AF122]))))))+(1024*(IF (NOT((ISBLANK([.AG122]))))))+(2048*(IF (NOT((ISBLANK([.AH122])))))))" office:value-type="float" office:value="384" calcext:value-type="float">
            <text:p>384</text:p>
          </table:table-cell>
          <table:table-cell table:style-name="ce2"/>
          <table:table-cell table:number-columns-repeated="2"/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table:number-columns-repeated="15"/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table:number-columns-repeated="993"/>
        </table:table-row>
        <table:table-row table:style-name="ro1">
          <table:table-cell table:style-name="ce2" office:value-type="float" office:value="1960" calcext:value-type="float">
            <text:p>1960</text:p>
          </table:table-cell>
          <table:table-cell table:style-name="ce2" office:value-type="string" calcext:value-type="string">
            <text:p>Tomaat</text:p>
          </table:table-cell>
          <table:table-cell table:style-name="ce2" office:value-type="string" calcext:value-type="string">
            <text:p>Matina </text:p>
          </table:table-cell>
          <table:table-cell table:style-name="ce2" office:value-type="string" calcext:value-type="string">
            <text:p>Vruchtgewassen</text:p>
          </table:table-cell>
          <table:table-cell table:style-name="ce2" table:formula="of:=0.9*0.5" office:value-type="float" office:value="0.45" calcext:value-type="float">
            <text:p>0.45</text:p>
          </table:table-cell>
          <table:table-cell table:style-name="ce2" office:value-type="float" office:value="10" calcext:value-type="float">
            <text:p>10</text:p>
          </table:table-cell>
          <table:table-cell table:style-name="ce7" office:value-type="float" office:value="2.39" calcext:value-type="float">
            <text:p>€ 2.39 </text:p>
          </table:table-cell>
          <table:table-cell table:style-name="ce2" table:formula="of:=(1*(IF (NOT((ISBLANK([.K123]))))))+(2*(IF (NOT((ISBLANK([.L123]))))))+(4*(IF (NOT((ISBLANK([.M123]))))))+(8*(IF (NOT((ISBLANK([.N123]))))))+(16*(IF (NOT((ISBLANK([.O123])))))+(32*(IF (NOT((ISBLANK([.P123]))))))+(64*(IF (NOT((ISBLANK([.Q123]))))))+(128*(IF (NOT((ISBLANK([.R123]))))))+(256*(IF (NOT((ISBLANK([.S123]))))))+(512*(IF (NOT((ISBLANK([.T123]))))))+(1024*(IF (NOT((ISBLANK([.U123]))))))+(2048*(IF (NOT((ISBLANK([.V123])))))))" office:value-type="float" office:value="12" calcext:value-type="float">
            <text:p>12</text:p>
          </table:table-cell>
          <table:table-cell table:style-name="ce2" table:formula="of:=(1*(IF (NOT((ISBLANK([.W123]))))))+(2*(IF (NOT((ISBLANK([.X123]))))))+(4*(IF (NOT((ISBLANK([.Y123]))))))+(8*(IF (NOT((ISBLANK([.Z123]))))))+(16*(IF (NOT((ISBLANK([.AA123])))))+(32*(IF (NOT((ISBLANK([.AB123]))))))+(64*(IF (NOT((ISBLANK([.AC123]))))))+(128*(IF (NOT((ISBLANK([.AD123]))))))+(256*(IF (NOT((ISBLANK([.AE123]))))))+(512*(IF (NOT((ISBLANK([.AF123]))))))+(1024*(IF (NOT((ISBLANK([.AG123]))))))+(2048*(IF (NOT((ISBLANK([.AH123])))))))" office:value-type="float" office:value="384" calcext:value-type="float">
            <text:p>384</text:p>
          </table:table-cell>
          <table:table-cell table:style-name="ce2"/>
          <table:table-cell table:number-columns-repeated="2"/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table:number-columns-repeated="15"/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table:number-columns-repeated="993"/>
        </table:table-row>
        <table:table-row table:style-name="ro1">
          <table:table-cell table:style-name="ce2" office:value-type="float" office:value="1973" calcext:value-type="float">
            <text:p>1973</text:p>
          </table:table-cell>
          <table:table-cell table:style-name="ce2" office:value-type="string" calcext:value-type="string">
            <text:p>Tomaat</text:p>
          </table:table-cell>
          <table:table-cell table:style-name="ce2" office:value-type="string" calcext:value-type="string">
            <text:p>Mirabelle Blanche</text:p>
          </table:table-cell>
          <table:table-cell table:style-name="ce2" office:value-type="string" calcext:value-type="string">
            <text:p>Vruchtgewassen</text:p>
          </table:table-cell>
          <table:table-cell table:style-name="ce2" table:formula="of:=0.9*0.5" office:value-type="float" office:value="0.45" calcext:value-type="float">
            <text:p>0.45</text:p>
          </table:table-cell>
          <table:table-cell table:style-name="ce2" office:value-type="float" office:value="10" calcext:value-type="float">
            <text:p>10</text:p>
          </table:table-cell>
          <table:table-cell table:style-name="ce7" office:value-type="float" office:value="2.39" calcext:value-type="float">
            <text:p>€ 2.39 </text:p>
          </table:table-cell>
          <table:table-cell table:style-name="ce2" table:formula="of:=(1*(IF (NOT((ISBLANK([.K124]))))))+(2*(IF (NOT((ISBLANK([.L124]))))))+(4*(IF (NOT((ISBLANK([.M124]))))))+(8*(IF (NOT((ISBLANK([.N124]))))))+(16*(IF (NOT((ISBLANK([.O124])))))+(32*(IF (NOT((ISBLANK([.P124]))))))+(64*(IF (NOT((ISBLANK([.Q124]))))))+(128*(IF (NOT((ISBLANK([.R124]))))))+(256*(IF (NOT((ISBLANK([.S124]))))))+(512*(IF (NOT((ISBLANK([.T124]))))))+(1024*(IF (NOT((ISBLANK([.U124]))))))+(2048*(IF (NOT((ISBLANK([.V124])))))))" office:value-type="float" office:value="12" calcext:value-type="float">
            <text:p>12</text:p>
          </table:table-cell>
          <table:table-cell table:style-name="ce2" table:formula="of:=(1*(IF (NOT((ISBLANK([.W124]))))))+(2*(IF (NOT((ISBLANK([.X124]))))))+(4*(IF (NOT((ISBLANK([.Y124]))))))+(8*(IF (NOT((ISBLANK([.Z124]))))))+(16*(IF (NOT((ISBLANK([.AA124])))))+(32*(IF (NOT((ISBLANK([.AB124]))))))+(64*(IF (NOT((ISBLANK([.AC124]))))))+(128*(IF (NOT((ISBLANK([.AD124]))))))+(256*(IF (NOT((ISBLANK([.AE124]))))))+(512*(IF (NOT((ISBLANK([.AF124]))))))+(1024*(IF (NOT((ISBLANK([.AG124]))))))+(2048*(IF (NOT((ISBLANK([.AH124])))))))" office:value-type="float" office:value="384" calcext:value-type="float">
            <text:p>384</text:p>
          </table:table-cell>
          <table:table-cell table:style-name="ce2"/>
          <table:table-cell table:number-columns-repeated="2"/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table:number-columns-repeated="15"/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table:number-columns-repeated="993"/>
        </table:table-row>
        <table:table-row table:style-name="ro1">
          <table:table-cell table:style-name="ce2" office:value-type="float" office:value="1974" calcext:value-type="float">
            <text:p>1974</text:p>
          </table:table-cell>
          <table:table-cell table:style-name="ce2" office:value-type="string" calcext:value-type="string">
            <text:p>Tomaat</text:p>
          </table:table-cell>
          <table:table-cell table:style-name="ce2" office:value-type="string" calcext:value-type="string">
            <text:p>Tigerella Biocolore</text:p>
          </table:table-cell>
          <table:table-cell table:style-name="ce2" office:value-type="string" calcext:value-type="string">
            <text:p>Vruchtgewassen</text:p>
          </table:table-cell>
          <table:table-cell table:style-name="ce2" table:formula="of:=0.9*0.5" office:value-type="float" office:value="0.45" calcext:value-type="float">
            <text:p>0.45</text:p>
          </table:table-cell>
          <table:table-cell table:style-name="ce2" office:value-type="float" office:value="10" calcext:value-type="float">
            <text:p>10</text:p>
          </table:table-cell>
          <table:table-cell table:style-name="ce7" office:value-type="float" office:value="2.39" calcext:value-type="float">
            <text:p>€ 2.39 </text:p>
          </table:table-cell>
          <table:table-cell table:style-name="ce2" table:formula="of:=(1*(IF (NOT((ISBLANK([.K125]))))))+(2*(IF (NOT((ISBLANK([.L125]))))))+(4*(IF (NOT((ISBLANK([.M125]))))))+(8*(IF (NOT((ISBLANK([.N125]))))))+(16*(IF (NOT((ISBLANK([.O125])))))+(32*(IF (NOT((ISBLANK([.P125]))))))+(64*(IF (NOT((ISBLANK([.Q125]))))))+(128*(IF (NOT((ISBLANK([.R125]))))))+(256*(IF (NOT((ISBLANK([.S125]))))))+(512*(IF (NOT((ISBLANK([.T125]))))))+(1024*(IF (NOT((ISBLANK([.U125]))))))+(2048*(IF (NOT((ISBLANK([.V125])))))))" office:value-type="float" office:value="12" calcext:value-type="float">
            <text:p>12</text:p>
          </table:table-cell>
          <table:table-cell table:style-name="ce2" table:formula="of:=(1*(IF (NOT((ISBLANK([.W125]))))))+(2*(IF (NOT((ISBLANK([.X125]))))))+(4*(IF (NOT((ISBLANK([.Y125]))))))+(8*(IF (NOT((ISBLANK([.Z125]))))))+(16*(IF (NOT((ISBLANK([.AA125])))))+(32*(IF (NOT((ISBLANK([.AB125]))))))+(64*(IF (NOT((ISBLANK([.AC125]))))))+(128*(IF (NOT((ISBLANK([.AD125]))))))+(256*(IF (NOT((ISBLANK([.AE125]))))))+(512*(IF (NOT((ISBLANK([.AF125]))))))+(1024*(IF (NOT((ISBLANK([.AG125]))))))+(2048*(IF (NOT((ISBLANK([.AH125])))))))" office:value-type="float" office:value="384" calcext:value-type="float">
            <text:p>384</text:p>
          </table:table-cell>
          <table:table-cell table:style-name="ce2"/>
          <table:table-cell table:number-columns-repeated="2"/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table:number-columns-repeated="15"/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table:number-columns-repeated="993"/>
        </table:table-row>
        <table:table-row table:style-name="ro1">
          <table:table-cell table:style-name="ce2" office:value-type="float" office:value="1970" calcext:value-type="float">
            <text:p>1970</text:p>
          </table:table-cell>
          <table:table-cell table:style-name="ce2" office:value-type="string" calcext:value-type="string">
            <text:p>Tomaat</text:p>
          </table:table-cell>
          <table:table-cell table:style-name="ce2" office:value-type="string" calcext:value-type="string">
            <text:p>Zuckertraube </text:p>
          </table:table-cell>
          <table:table-cell table:style-name="ce2" office:value-type="string" calcext:value-type="string">
            <text:p>Vruchtgewassen</text:p>
          </table:table-cell>
          <table:table-cell table:style-name="ce2" table:formula="of:=0.9*0.5" office:value-type="float" office:value="0.45" calcext:value-type="float">
            <text:p>0.45</text:p>
          </table:table-cell>
          <table:table-cell table:style-name="ce2" office:value-type="float" office:value="10" calcext:value-type="float">
            <text:p>10</text:p>
          </table:table-cell>
          <table:table-cell table:style-name="ce7" office:value-type="float" office:value="2.39" calcext:value-type="float">
            <text:p>€ 2.39 </text:p>
          </table:table-cell>
          <table:table-cell table:style-name="ce2" table:formula="of:=(1*(IF (NOT((ISBLANK([.K126]))))))+(2*(IF (NOT((ISBLANK([.L126]))))))+(4*(IF (NOT((ISBLANK([.M126]))))))+(8*(IF (NOT((ISBLANK([.N126]))))))+(16*(IF (NOT((ISBLANK([.O126])))))+(32*(IF (NOT((ISBLANK([.P126]))))))+(64*(IF (NOT((ISBLANK([.Q126]))))))+(128*(IF (NOT((ISBLANK([.R126]))))))+(256*(IF (NOT((ISBLANK([.S126]))))))+(512*(IF (NOT((ISBLANK([.T126]))))))+(1024*(IF (NOT((ISBLANK([.U126]))))))+(2048*(IF (NOT((ISBLANK([.V126])))))))" office:value-type="float" office:value="12" calcext:value-type="float">
            <text:p>12</text:p>
          </table:table-cell>
          <table:table-cell table:style-name="ce2" table:formula="of:=(1*(IF (NOT((ISBLANK([.W126]))))))+(2*(IF (NOT((ISBLANK([.X126]))))))+(4*(IF (NOT((ISBLANK([.Y126]))))))+(8*(IF (NOT((ISBLANK([.Z126]))))))+(16*(IF (NOT((ISBLANK([.AA126])))))+(32*(IF (NOT((ISBLANK([.AB126]))))))+(64*(IF (NOT((ISBLANK([.AC126]))))))+(128*(IF (NOT((ISBLANK([.AD126]))))))+(256*(IF (NOT((ISBLANK([.AE126]))))))+(512*(IF (NOT((ISBLANK([.AF126]))))))+(1024*(IF (NOT((ISBLANK([.AG126]))))))+(2048*(IF (NOT((ISBLANK([.AH126])))))))" office:value-type="float" office:value="384" calcext:value-type="float">
            <text:p>384</text:p>
          </table:table-cell>
          <table:table-cell table:style-name="ce2"/>
          <table:table-cell table:number-columns-repeated="2"/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table:number-columns-repeated="15"/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table:number-columns-repeated="993"/>
        </table:table-row>
        <table:table-row table:style-name="ro1">
          <table:table-cell table:style-name="ce2" office:value-type="float" office:value="2027" calcext:value-type="float">
            <text:p>2027</text:p>
          </table:table-cell>
          <table:table-cell table:style-name="ce2" office:value-type="string" calcext:value-type="string">
            <text:p>Watermeloen</text:p>
          </table:table-cell>
          <table:table-cell table:style-name="ce2" office:value-type="string" calcext:value-type="string">
            <text:p>Sugar baby</text:p>
          </table:table-cell>
          <table:table-cell table:style-name="ce2" office:value-type="string" calcext:value-type="string">
            <text:p>Vruchtgewasse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7" office:value-type="float" office:value="2.39" calcext:value-type="float">
            <text:p>€ 2.39 </text:p>
          </table:table-cell>
          <table:table-cell table:style-name="ce2" table:formula="of:=(1*(IF (NOT((ISBLANK([.K127]))))))+(2*(IF (NOT((ISBLANK([.L127]))))))+(4*(IF (NOT((ISBLANK([.M127]))))))+(8*(IF (NOT((ISBLANK([.N127]))))))+(16*(IF (NOT((ISBLANK([.O127])))))+(32*(IF (NOT((ISBLANK([.P127]))))))+(64*(IF (NOT((ISBLANK([.Q127]))))))+(128*(IF (NOT((ISBLANK([.R127]))))))+(256*(IF (NOT((ISBLANK([.S127]))))))+(512*(IF (NOT((ISBLANK([.T127]))))))+(1024*(IF (NOT((ISBLANK([.U127]))))))+(2048*(IF (NOT((ISBLANK([.V127])))))))" office:value-type="float" office:value="24" calcext:value-type="float">
            <text:p>24</text:p>
          </table:table-cell>
          <table:table-cell table:style-name="ce2" table:formula="of:=(1*(IF (NOT((ISBLANK([.W127]))))))+(2*(IF (NOT((ISBLANK([.X127]))))))+(4*(IF (NOT((ISBLANK([.Y127]))))))+(8*(IF (NOT((ISBLANK([.Z127]))))))+(16*(IF (NOT((ISBLANK([.AA127])))))+(32*(IF (NOT((ISBLANK([.AB127]))))))+(64*(IF (NOT((ISBLANK([.AC127]))))))+(128*(IF (NOT((ISBLANK([.AD127]))))))+(256*(IF (NOT((ISBLANK([.AE127]))))))+(512*(IF (NOT((ISBLANK([.AF127]))))))+(1024*(IF (NOT((ISBLANK([.AG127]))))))+(2048*(IF (NOT((ISBLANK([.AH127])))))))" office:value-type="float" office:value="96" calcext:value-type="float">
            <text:p>96</text:p>
          </table:table-cell>
          <table:table-cell table:style-name="ce2"/>
          <table:table-cell table:number-columns-repeated="3"/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table:number-columns-repeated="12"/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table:number-columns-repeated="995"/>
        </table:table-row>
        <table:table-row table:style-name="ro1">
          <table:table-cell table:style-name="ce2" office:value-type="float" office:value="1390" calcext:value-type="float">
            <text:p>1390</text:p>
          </table:table-cell>
          <table:table-cell table:style-name="ce2" office:value-type="string" calcext:value-type="string">
            <text:p>Kliswortel </text:p>
          </table:table-cell>
          <table:table-cell table:style-name="ce2" office:value-type="string" calcext:value-type="string">
            <text:p>Tonkinokawa Long </text:p>
          </table:table-cell>
          <table:table-cell table:style-name="ce2" office:value-type="string" calcext:value-type="string">
            <text:p>Wortel- en knolgewassen</text:p>
          </table:table-cell>
          <table:table-cell table:style-name="ce2" table:formula="of:=0.45*0.35" office:value-type="float" office:value="0.1575" calcext:value-type="float">
            <text:p>0.1575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2.12" calcext:value-type="float">
            <text:p>€ 2.12 </text:p>
          </table:table-cell>
          <table:table-cell table:style-name="ce2" table:formula="of:=(1*(IF (NOT((ISBLANK([.K128]))))))+(2*(IF (NOT((ISBLANK([.L128]))))))+(4*(IF (NOT((ISBLANK([.M128]))))))+(8*(IF (NOT((ISBLANK([.N128]))))))+(16*(IF (NOT((ISBLANK([.O128])))))+(32*(IF (NOT((ISBLANK([.P128]))))))+(64*(IF (NOT((ISBLANK([.Q128]))))))+(128*(IF (NOT((ISBLANK([.R128]))))))+(256*(IF (NOT((ISBLANK([.S128]))))))+(512*(IF (NOT((ISBLANK([.T128]))))))+(1024*(IF (NOT((ISBLANK([.U128]))))))+(2048*(IF (NOT((ISBLANK([.V128])))))))" office:value-type="float" office:value="24" calcext:value-type="float">
            <text:p>24</text:p>
          </table:table-cell>
          <table:table-cell table:style-name="ce2" table:formula="of:=(1*(IF (NOT((ISBLANK([.W128]))))))+(2*(IF (NOT((ISBLANK([.X128]))))))+(4*(IF (NOT((ISBLANK([.Y128]))))))+(8*(IF (NOT((ISBLANK([.Z128]))))))+(16*(IF (NOT((ISBLANK([.AA128])))))+(32*(IF (NOT((ISBLANK([.AB128]))))))+(64*(IF (NOT((ISBLANK([.AC128]))))))+(128*(IF (NOT((ISBLANK([.AD128]))))))+(256*(IF (NOT((ISBLANK([.AE128]))))))+(512*(IF (NOT((ISBLANK([.AF128]))))))+(1024*(IF (NOT((ISBLANK([.AG128]))))))+(2048*(IF (NOT((ISBLANK([.AH128])))))))" office:value-type="float" office:value="896" calcext:value-type="float">
            <text:p>896</text:p>
          </table:table-cell>
          <table:table-cell table:style-name="ce2"/>
          <table:table-cell table:number-columns-repeated="3"/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table:number-columns-repeated="14"/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table:number-columns-repeated="992"/>
        </table:table-row>
        <table:table-row table:style-name="ro1">
          <table:table-cell table:style-name="ce2" office:value-type="float" office:value="1410" calcext:value-type="float">
            <text:p>1410</text:p>
          </table:table-cell>
          <table:table-cell table:style-name="ce2" office:value-type="string" calcext:value-type="string">
            <text:p>Knolselderij </text:p>
          </table:table-cell>
          <table:table-cell table:style-name="ce2" office:value-type="string" calcext:value-type="string">
            <text:p>Roem van Zwijndrecht </text:p>
          </table:table-cell>
          <table:table-cell table:style-name="ce2" office:value-type="string" calcext:value-type="string">
            <text:p>Wortel- en knolgewassen</text:p>
          </table:table-cell>
          <table:table-cell table:style-name="ce2" table:formula="of:=0.5*0.4" office:value-type="float" office:value="0.2" calcext:value-type="float">
            <text:p>0.2</text:p>
          </table:table-cell>
          <table:table-cell table:style-name="ce2"/>
          <table:table-cell table:style-name="ce7" office:value-type="float" office:value="2.12" calcext:value-type="float">
            <text:p>€ 2.12 </text:p>
          </table:table-cell>
          <table:table-cell table:style-name="ce2" table:formula="of:=(1*(IF (NOT((ISBLANK([.K129]))))))+(2*(IF (NOT((ISBLANK([.L129]))))))+(4*(IF (NOT((ISBLANK([.M129]))))))+(8*(IF (NOT((ISBLANK([.N129]))))))+(16*(IF (NOT((ISBLANK([.O129])))))+(32*(IF (NOT((ISBLANK([.P129]))))))+(64*(IF (NOT((ISBLANK([.Q129]))))))+(128*(IF (NOT((ISBLANK([.R129]))))))+(256*(IF (NOT((ISBLANK([.S129]))))))+(512*(IF (NOT((ISBLANK([.T129]))))))+(1024*(IF (NOT((ISBLANK([.U129]))))))+(2048*(IF (NOT((ISBLANK([.V129])))))))" office:value-type="float" office:value="4" calcext:value-type="float">
            <text:p>4</text:p>
          </table:table-cell>
          <table:table-cell table:style-name="ce2" table:formula="of:=(1*(IF (NOT((ISBLANK([.W129]))))))+(2*(IF (NOT((ISBLANK([.X129]))))))+(4*(IF (NOT((ISBLANK([.Y129]))))))+(8*(IF (NOT((ISBLANK([.Z129]))))))+(16*(IF (NOT((ISBLANK([.AA129])))))+(32*(IF (NOT((ISBLANK([.AB129]))))))+(64*(IF (NOT((ISBLANK([.AC129]))))))+(128*(IF (NOT((ISBLANK([.AD129]))))))+(256*(IF (NOT((ISBLANK([.AE129]))))))+(512*(IF (NOT((ISBLANK([.AF129]))))))+(1024*(IF (NOT((ISBLANK([.AG129]))))))+(2048*(IF (NOT((ISBLANK([.AH129])))))))" office:value-type="float" office:value="512" calcext:value-type="float">
            <text:p>512</text:p>
          </table:table-cell>
          <table:table-cell table:style-name="ce2"/>
          <table:table-cell table:number-columns-repeated="2"/>
          <table:table-cell office:value-type="string" calcext:value-type="string">
            <text:p>Mrt</text:p>
          </table:table-cell>
          <table:table-cell table:number-columns-repeated="18"/>
          <table:table-cell office:value-type="string" calcext:value-type="string">
            <text:p>Okt</text:p>
          </table:table-cell>
          <table:table-cell table:number-columns-repeated="992"/>
        </table:table-row>
        <table:table-row table:style-name="ro1">
          <table:table-cell table:style-name="ce2" office:value-type="float" office:value="1420" calcext:value-type="float">
            <text:p>1420</text:p>
          </table:table-cell>
          <table:table-cell table:style-name="ce2" office:value-type="string" calcext:value-type="string">
            <text:p>Knolvenkel </text:p>
          </table:table-cell>
          <table:table-cell table:style-name="ce2" office:value-type="string" calcext:value-type="string">
            <text:p>Fino </text:p>
          </table:table-cell>
          <table:table-cell table:style-name="ce2" office:value-type="string" calcext:value-type="string">
            <text:p>Wortel- en knolgewassen</text:p>
          </table:table-cell>
          <table:table-cell table:style-name="ce2" table:formula="of:=0.4*15" office:value-type="float" office:value="6" calcext:value-type="float">
            <text:p>6</text:p>
          </table:table-cell>
          <table:table-cell table:style-name="ce2" office:value-type="float" office:value="6" calcext:value-type="float">
            <text:p>6</text:p>
          </table:table-cell>
          <table:table-cell table:style-name="ce7" office:value-type="float" office:value="2.39" calcext:value-type="float">
            <text:p>€ 2.39 </text:p>
          </table:table-cell>
          <table:table-cell table:style-name="ce2" table:formula="of:=(1*(IF (NOT((ISBLANK([.K130]))))))+(2*(IF (NOT((ISBLANK([.L130]))))))+(4*(IF (NOT((ISBLANK([.M130]))))))+(8*(IF (NOT((ISBLANK([.N130]))))))+(16*(IF (NOT((ISBLANK([.O130])))))+(32*(IF (NOT((ISBLANK([.P130]))))))+(64*(IF (NOT((ISBLANK([.Q130]))))))+(128*(IF (NOT((ISBLANK([.R130]))))))+(256*(IF (NOT((ISBLANK([.S130]))))))+(512*(IF (NOT((ISBLANK([.T130]))))))+(1024*(IF (NOT((ISBLANK([.U130]))))))+(2048*(IF (NOT((ISBLANK([.V130])))))))" office:value-type="float" office:value="112" calcext:value-type="float">
            <text:p>112</text:p>
          </table:table-cell>
          <table:table-cell table:style-name="ce2" table:formula="of:=(1*(IF (NOT((ISBLANK([.W130]))))))+(2*(IF (NOT((ISBLANK([.X130]))))))+(4*(IF (NOT((ISBLANK([.Y130]))))))+(8*(IF (NOT((ISBLANK([.Z130]))))))+(16*(IF (NOT((ISBLANK([.AA130])))))+(32*(IF (NOT((ISBLANK([.AB130]))))))+(64*(IF (NOT((ISBLANK([.AC130]))))))+(128*(IF (NOT((ISBLANK([.AD130]))))))+(256*(IF (NOT((ISBLANK([.AE130]))))))+(512*(IF (NOT((ISBLANK([.AF130]))))))+(1024*(IF (NOT((ISBLANK([.AG130]))))))+(2048*(IF (NOT((ISBLANK([.AH130])))))))" office:value-type="float" office:value="896" calcext:value-type="float">
            <text:p>896</text:p>
          </table:table-cell>
          <table:table-cell table:style-name="ce2"/>
          <table:table-cell table:number-columns-repeated="4"/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table:number-columns-repeated="12"/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table:number-columns-repeated="992"/>
        </table:table-row>
        <table:table-row table:style-name="ro1">
          <table:table-cell table:style-name="ce2" office:value-type="float" office:value="1590" calcext:value-type="float">
            <text:p>1590</text:p>
          </table:table-cell>
          <table:table-cell table:style-name="ce2" office:value-type="string" calcext:value-type="string">
            <text:p>Koolraap </text:p>
          </table:table-cell>
          <table:table-cell table:style-name="ce2" office:value-type="string" calcext:value-type="string">
            <text:p>Friese Gele </text:p>
          </table:table-cell>
          <table:table-cell table:style-name="ce2" office:value-type="string" calcext:value-type="string">
            <text:p>Wortel- en knolgewassen</text:p>
          </table:table-cell>
          <table:table-cell table:style-name="ce2" table:formula="of:=0.5*0.4" office:value-type="float" office:value="0.2" calcext:value-type="float">
            <text:p>0.2</text:p>
          </table:table-cell>
          <table:table-cell table:style-name="ce2" office:value-type="float" office:value="25" calcext:value-type="float">
            <text:p>25</text:p>
          </table:table-cell>
          <table:table-cell table:style-name="ce7" office:value-type="float" office:value="2.12" calcext:value-type="float">
            <text:p>€ 2.12 </text:p>
          </table:table-cell>
          <table:table-cell table:style-name="ce2" table:formula="of:=(1*(IF (NOT((ISBLANK([.K131]))))))+(2*(IF (NOT((ISBLANK([.L131]))))))+(4*(IF (NOT((ISBLANK([.M131]))))))+(8*(IF (NOT((ISBLANK([.N131]))))))+(16*(IF (NOT((ISBLANK([.O131])))))+(32*(IF (NOT((ISBLANK([.P131]))))))+(64*(IF (NOT((ISBLANK([.Q131]))))))+(128*(IF (NOT((ISBLANK([.R131]))))))+(256*(IF (NOT((ISBLANK([.S131]))))))+(512*(IF (NOT((ISBLANK([.T131]))))))+(1024*(IF (NOT((ISBLANK([.U131]))))))+(2048*(IF (NOT((ISBLANK([.V131])))))))" office:value-type="float" office:value="48" calcext:value-type="float">
            <text:p>48</text:p>
          </table:table-cell>
          <table:table-cell table:style-name="ce2" table:formula="of:=(1*(IF (NOT((ISBLANK([.W131]))))))+(2*(IF (NOT((ISBLANK([.X131]))))))+(4*(IF (NOT((ISBLANK([.Y131]))))))+(8*(IF (NOT((ISBLANK([.Z131]))))))+(16*(IF (NOT((ISBLANK([.AA131])))))+(32*(IF (NOT((ISBLANK([.AB131]))))))+(64*(IF (NOT((ISBLANK([.AC131]))))))+(128*(IF (NOT((ISBLANK([.AD131]))))))+(256*(IF (NOT((ISBLANK([.AE131]))))))+(512*(IF (NOT((ISBLANK([.AF131]))))))+(1024*(IF (NOT((ISBLANK([.AG131]))))))+(2048*(IF (NOT((ISBLANK([.AH131])))))))" office:value-type="float" office:value="768" calcext:value-type="float">
            <text:p>768</text:p>
          </table:table-cell>
          <table:table-cell table:style-name="ce2"/>
          <table:table-cell table:number-columns-repeated="4"/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table:number-columns-repeated="14"/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table:number-columns-repeated="992"/>
        </table:table-row>
        <table:table-row table:style-name="ro1">
          <table:table-cell table:style-name="ce2" office:value-type="float" office:value="1710" calcext:value-type="float">
            <text:p>1710</text:p>
          </table:table-cell>
          <table:table-cell table:style-name="ce2" office:value-type="string" calcext:value-type="string">
            <text:p>Meiraap</text:p>
          </table:table-cell>
          <table:table-cell table:style-name="ce2" office:value-type="string" calcext:value-type="string">
            <text:p>Goldana type Ronde Gele </text:p>
          </table:table-cell>
          <table:table-cell table:style-name="ce2" office:value-type="string" calcext:value-type="string">
            <text:p>Wortel- en knolgewassen</text:p>
          </table:table-cell>
          <table:table-cell table:style-name="ce2" table:formula="of:=0.3*0.1" office:value-type="float" office:value="0.03" calcext:value-type="float">
            <text:p>0.03</text:p>
          </table:table-cell>
          <table:table-cell table:style-name="ce2" office:value-type="float" office:value="15" calcext:value-type="float">
            <text:p>15</text:p>
          </table:table-cell>
          <table:table-cell table:style-name="ce7" office:value-type="float" office:value="2.39" calcext:value-type="float">
            <text:p>€ 2.39 </text:p>
          </table:table-cell>
          <table:table-cell table:style-name="ce2" table:formula="of:=(1*(IF (NOT((ISBLANK([.K132]))))))+(2*(IF (NOT((ISBLANK([.L132]))))))+(4*(IF (NOT((ISBLANK([.M132]))))))+(8*(IF (NOT((ISBLANK([.N132]))))))+(16*(IF (NOT((ISBLANK([.O132])))))+(32*(IF (NOT((ISBLANK([.P132]))))))+(64*(IF (NOT((ISBLANK([.Q132]))))))+(128*(IF (NOT((ISBLANK([.R132]))))))+(256*(IF (NOT((ISBLANK([.S132]))))))+(512*(IF (NOT((ISBLANK([.T132]))))))+(1024*(IF (NOT((ISBLANK([.U132]))))))+(2048*(IF (NOT((ISBLANK([.V132])))))))" office:value-type="float" office:value="140" calcext:value-type="float">
            <text:p>140</text:p>
          </table:table-cell>
          <table:table-cell table:style-name="ce2" table:formula="of:=(1*(IF (NOT((ISBLANK([.W132]))))))+(2*(IF (NOT((ISBLANK([.X132]))))))+(4*(IF (NOT((ISBLANK([.Y132]))))))+(8*(IF (NOT((ISBLANK([.Z132]))))))+(16*(IF (NOT((ISBLANK([.AA132])))))+(32*(IF (NOT((ISBLANK([.AB132]))))))+(64*(IF (NOT((ISBLANK([.AC132]))))))+(128*(IF (NOT((ISBLANK([.AD132]))))))+(256*(IF (NOT((ISBLANK([.AE132]))))))+(512*(IF (NOT((ISBLANK([.AF132]))))))+(1024*(IF (NOT((ISBLANK([.AG132]))))))+(2048*(IF (NOT((ISBLANK([.AH132])))))))" office:value-type="float" office:value="560" calcext:value-type="float">
            <text:p>560</text:p>
          </table:table-cell>
          <table:table-cell table:style-name="ce2"/>
          <table:table-cell table:number-columns-repeated="2"/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table:number-columns-repeated="3"/>
          <table:table-cell office:value-type="string" calcext:value-type="string">
            <text:p>Aug</text:p>
          </table:table-cell>
          <table:table-cell table:number-columns-repeated="8"/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table:number-columns-repeated="3"/>
          <table:table-cell office:value-type="string" calcext:value-type="string">
            <text:p>Okt</text:p>
          </table:table-cell>
          <table:table-cell table:number-columns-repeated="992"/>
        </table:table-row>
        <table:table-row table:style-name="ro1">
          <table:table-cell table:style-name="ce2" office:value-type="float" office:value="1715" calcext:value-type="float">
            <text:p>1715</text:p>
          </table:table-cell>
          <table:table-cell table:style-name="ce2" office:value-type="string" calcext:value-type="string">
            <text:p>Meiraap</text:p>
          </table:table-cell>
          <table:table-cell table:style-name="ce2" office:value-type="string" calcext:value-type="string">
            <text:p>Milanese witte roodkop</text:p>
          </table:table-cell>
          <table:table-cell table:style-name="ce2" office:value-type="string" calcext:value-type="string">
            <text:p>Wortel- en knolgewassen</text:p>
          </table:table-cell>
          <table:table-cell table:style-name="ce2" table:formula="of:=0.2*0.1" office:value-type="float" office:value="0.02" calcext:value-type="float">
            <text:p>0.02</text:p>
          </table:table-cell>
          <table:table-cell table:style-name="ce2" office:value-type="float" office:value="15" calcext:value-type="float">
            <text:p>15</text:p>
          </table:table-cell>
          <table:table-cell table:style-name="ce7" office:value-type="float" office:value="2.39" calcext:value-type="float">
            <text:p>€ 2.39 </text:p>
          </table:table-cell>
          <table:table-cell table:style-name="ce2" table:formula="of:=(1*(IF (NOT((ISBLANK([.K133]))))))+(2*(IF (NOT((ISBLANK([.L133]))))))+(4*(IF (NOT((ISBLANK([.M133]))))))+(8*(IF (NOT((ISBLANK([.N133]))))))+(16*(IF (NOT((ISBLANK([.O133])))))+(32*(IF (NOT((ISBLANK([.P133]))))))+(64*(IF (NOT((ISBLANK([.Q133]))))))+(128*(IF (NOT((ISBLANK([.R133]))))))+(256*(IF (NOT((ISBLANK([.S133]))))))+(512*(IF (NOT((ISBLANK([.T133]))))))+(1024*(IF (NOT((ISBLANK([.U133]))))))+(2048*(IF (NOT((ISBLANK([.V133])))))))" office:value-type="float" office:value="140" calcext:value-type="float">
            <text:p>140</text:p>
          </table:table-cell>
          <table:table-cell table:style-name="ce2" table:formula="of:=(1*(IF (NOT((ISBLANK([.W133]))))))+(2*(IF (NOT((ISBLANK([.X133]))))))+(4*(IF (NOT((ISBLANK([.Y133]))))))+(8*(IF (NOT((ISBLANK([.Z133]))))))+(16*(IF (NOT((ISBLANK([.AA133])))))+(32*(IF (NOT((ISBLANK([.AB133]))))))+(64*(IF (NOT((ISBLANK([.AC133]))))))+(128*(IF (NOT((ISBLANK([.AD133]))))))+(256*(IF (NOT((ISBLANK([.AE133]))))))+(512*(IF (NOT((ISBLANK([.AF133]))))))+(1024*(IF (NOT((ISBLANK([.AG133]))))))+(2048*(IF (NOT((ISBLANK([.AH133])))))))" office:value-type="float" office:value="560" calcext:value-type="float">
            <text:p>560</text:p>
          </table:table-cell>
          <table:table-cell table:style-name="ce2"/>
          <table:table-cell table:number-columns-repeated="2"/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table:number-columns-repeated="3"/>
          <table:table-cell office:value-type="string" calcext:value-type="string">
            <text:p>Aug</text:p>
          </table:table-cell>
          <table:table-cell table:number-columns-repeated="8"/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table:number-columns-repeated="3"/>
          <table:table-cell office:value-type="string" calcext:value-type="string">
            <text:p>Okt</text:p>
          </table:table-cell>
          <table:table-cell table:number-columns-repeated="992"/>
        </table:table-row>
        <table:table-row table:style-name="ro1">
          <table:table-cell table:style-name="ce2" office:value-type="float" office:value="1700" calcext:value-type="float">
            <text:p>1700</text:p>
          </table:table-cell>
          <table:table-cell table:style-name="ce2" office:value-type="string" calcext:value-type="string">
            <text:p>Meiraap</text:p>
          </table:table-cell>
          <table:table-cell table:style-name="ce2" office:value-type="string" calcext:value-type="string">
            <text:p>Platte Witte Mei </text:p>
          </table:table-cell>
          <table:table-cell table:style-name="ce2" office:value-type="string" calcext:value-type="string">
            <text:p>Wortel- en knolgewassen</text:p>
          </table:table-cell>
          <table:table-cell table:style-name="ce2" table:formula="of:=0.3*0.1" office:value-type="float" office:value="0.03" calcext:value-type="float">
            <text:p>0.03</text:p>
          </table:table-cell>
          <table:table-cell table:style-name="ce2" office:value-type="float" office:value="15" calcext:value-type="float">
            <text:p>15</text:p>
          </table:table-cell>
          <table:table-cell table:style-name="ce7" office:value-type="float" office:value="2.39" calcext:value-type="float">
            <text:p>€ 2.39 </text:p>
          </table:table-cell>
          <table:table-cell table:style-name="ce2" table:formula="of:=(1*(IF (NOT((ISBLANK([.K134]))))))+(2*(IF (NOT((ISBLANK([.L134]))))))+(4*(IF (NOT((ISBLANK([.M134]))))))+(8*(IF (NOT((ISBLANK([.N134]))))))+(16*(IF (NOT((ISBLANK([.O134])))))+(32*(IF (NOT((ISBLANK([.P134]))))))+(64*(IF (NOT((ISBLANK([.Q134]))))))+(128*(IF (NOT((ISBLANK([.R134]))))))+(256*(IF (NOT((ISBLANK([.S134]))))))+(512*(IF (NOT((ISBLANK([.T134]))))))+(1024*(IF (NOT((ISBLANK([.U134]))))))+(2048*(IF (NOT((ISBLANK([.V134])))))))" office:value-type="float" office:value="140" calcext:value-type="float">
            <text:p>140</text:p>
          </table:table-cell>
          <table:table-cell table:style-name="ce2" table:formula="of:=(1*(IF (NOT((ISBLANK([.W134]))))))+(2*(IF (NOT((ISBLANK([.X134]))))))+(4*(IF (NOT((ISBLANK([.Y134]))))))+(8*(IF (NOT((ISBLANK([.Z134]))))))+(16*(IF (NOT((ISBLANK([.AA134])))))+(32*(IF (NOT((ISBLANK([.AB134]))))))+(64*(IF (NOT((ISBLANK([.AC134]))))))+(128*(IF (NOT((ISBLANK([.AD134]))))))+(256*(IF (NOT((ISBLANK([.AE134]))))))+(512*(IF (NOT((ISBLANK([.AF134]))))))+(1024*(IF (NOT((ISBLANK([.AG134]))))))+(2048*(IF (NOT((ISBLANK([.AH134])))))))" office:value-type="float" office:value="48" calcext:value-type="float">
            <text:p>48</text:p>
          </table:table-cell>
          <table:table-cell table:style-name="ce2"/>
          <table:table-cell table:number-columns-repeated="2"/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table:number-columns-repeated="3"/>
          <table:table-cell office:value-type="string" calcext:value-type="string">
            <text:p>Aug</text:p>
          </table:table-cell>
          <table:table-cell table:number-columns-repeated="8"/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table:number-columns-repeated="996"/>
        </table:table-row>
        <table:table-row table:style-name="ro1">
          <table:table-cell table:style-name="ce2" office:value-type="float" office:value="1630" calcext:value-type="float">
            <text:p>1630</text:p>
          </table:table-cell>
          <table:table-cell table:style-name="ce2" office:value-type="string" calcext:value-type="string">
            <text:p>Pastinaak </text:p>
          </table:table-cell>
          <table:table-cell table:style-name="ce2" office:value-type="string" calcext:value-type="string">
            <text:p>Tender and True </text:p>
          </table:table-cell>
          <table:table-cell table:style-name="ce2" office:value-type="string" calcext:value-type="string">
            <text:p>Wortel- en knolgewassen</text:p>
          </table:table-cell>
          <table:table-cell table:style-name="ce2" table:formula="of:=0.35*0.1" office:value-type="float" office:value="0.035" calcext:value-type="float">
            <text:p>0.035</text:p>
          </table:table-cell>
          <table:table-cell table:style-name="ce2" office:value-type="float" office:value="5" calcext:value-type="float">
            <text:p>5</text:p>
          </table:table-cell>
          <table:table-cell table:style-name="ce7" office:value-type="float" office:value="2.12" calcext:value-type="float">
            <text:p>€ 2.12 </text:p>
          </table:table-cell>
          <table:table-cell table:style-name="ce2" table:formula="of:=(1*(IF (NOT((ISBLANK([.K135]))))))+(2*(IF (NOT((ISBLANK([.L135]))))))+(4*(IF (NOT((ISBLANK([.M135]))))))+(8*(IF (NOT((ISBLANK([.N135]))))))+(16*(IF (NOT((ISBLANK([.O135])))))+(32*(IF (NOT((ISBLANK([.P135]))))))+(64*(IF (NOT((ISBLANK([.Q135]))))))+(128*(IF (NOT((ISBLANK([.R135]))))))+(256*(IF (NOT((ISBLANK([.S135]))))))+(512*(IF (NOT((ISBLANK([.T135]))))))+(1024*(IF (NOT((ISBLANK([.U135]))))))+(2048*(IF (NOT((ISBLANK([.V135])))))))" office:value-type="float" office:value="24" calcext:value-type="float">
            <text:p>24</text:p>
          </table:table-cell>
          <table:table-cell table:style-name="ce2" table:formula="of:=(1*(IF (NOT((ISBLANK([.W135]))))))+(2*(IF (NOT((ISBLANK([.X135]))))))+(4*(IF (NOT((ISBLANK([.Y135]))))))+(8*(IF (NOT((ISBLANK([.Z135]))))))+(16*(IF (NOT((ISBLANK([.AA135])))))+(32*(IF (NOT((ISBLANK([.AB135]))))))+(64*(IF (NOT((ISBLANK([.AC135]))))))+(128*(IF (NOT((ISBLANK([.AD135]))))))+(256*(IF (NOT((ISBLANK([.AE135]))))))+(512*(IF (NOT((ISBLANK([.AF135]))))))+(1024*(IF (NOT((ISBLANK([.AG135]))))))+(2048*(IF (NOT((ISBLANK([.AH135])))))))" office:value-type="float" office:value="1792" calcext:value-type="float">
            <text:p>1792</text:p>
          </table:table-cell>
          <table:table-cell table:style-name="ce2"/>
          <table:table-cell table:number-columns-repeated="3"/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table:number-columns-repeated="15"/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office:value-type="string" calcext:value-type="string">
            <text:p>Nov</text:p>
          </table:table-cell>
          <table:table-cell table:number-columns-repeated="991"/>
        </table:table-row>
        <table:table-row table:style-name="ro1">
          <table:table-cell table:style-name="ce2" office:value-type="float" office:value="1730" calcext:value-type="float">
            <text:p>1730</text:p>
          </table:table-cell>
          <table:table-cell table:style-name="ce2" office:value-type="string" calcext:value-type="string">
            <text:p>Radijs </text:p>
          </table:table-cell>
          <table:table-cell table:style-name="ce2" office:value-type="string" calcext:value-type="string">
            <text:p>Cherry Belle </text:p>
          </table:table-cell>
          <table:table-cell table:style-name="ce2" office:value-type="string" calcext:value-type="string">
            <text:p>Wortel- en knolgewassen</text:p>
          </table:table-cell>
          <table:table-cell table:style-name="ce2" table:formula="of:=0.15*0.03" office:value-type="float" office:value="0.0045" calcext:value-type="float">
            <text:p>0.0045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2.39" calcext:value-type="float">
            <text:p>€ 2.39 </text:p>
          </table:table-cell>
          <table:table-cell table:style-name="ce2" table:formula="of:=(1*(IF (NOT((ISBLANK([.K136]))))))+(2*(IF (NOT((ISBLANK([.L136]))))))+(4*(IF (NOT((ISBLANK([.M136]))))))+(8*(IF (NOT((ISBLANK([.N136]))))))+(16*(IF (NOT((ISBLANK([.O136])))))+(32*(IF (NOT((ISBLANK([.P136]))))))+(64*(IF (NOT((ISBLANK([.Q136]))))))+(128*(IF (NOT((ISBLANK([.R136]))))))+(256*(IF (NOT((ISBLANK([.S136]))))))+(512*(IF (NOT((ISBLANK([.T136]))))))+(1024*(IF (NOT((ISBLANK([.U136]))))))+(2048*(IF (NOT((ISBLANK([.V136])))))))" office:value-type="float" office:value="252" calcext:value-type="float">
            <text:p>252</text:p>
          </table:table-cell>
          <table:table-cell table:style-name="ce2" table:formula="of:=(1*(IF (NOT((ISBLANK([.W136]))))))+(2*(IF (NOT((ISBLANK([.X136]))))))+(4*(IF (NOT((ISBLANK([.Y136]))))))+(8*(IF (NOT((ISBLANK([.Z136]))))))+(16*(IF (NOT((ISBLANK([.AA136])))))+(32*(IF (NOT((ISBLANK([.AB136]))))))+(64*(IF (NOT((ISBLANK([.AC136]))))))+(128*(IF (NOT((ISBLANK([.AD136]))))))+(256*(IF (NOT((ISBLANK([.AE136]))))))+(512*(IF (NOT((ISBLANK([.AF136]))))))+(1024*(IF (NOT((ISBLANK([.AG136]))))))+(2048*(IF (NOT((ISBLANK([.AH136])))))))" office:value-type="float" office:value="504" calcext:value-type="float">
            <text:p>504</text:p>
          </table:table-cell>
          <table:table-cell table:style-name="ce2"/>
          <table:table-cell table:number-columns-repeated="2"/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table:number-columns-repeated="7"/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table:number-columns-repeated="993"/>
        </table:table-row>
        <table:table-row table:style-name="ro1">
          <table:table-cell table:style-name="ce2" office:value-type="float" office:value="1740" calcext:value-type="float">
            <text:p>1740</text:p>
          </table:table-cell>
          <table:table-cell table:style-name="ce2" office:value-type="string" calcext:value-type="string">
            <text:p>Radijs </text:p>
          </table:table-cell>
          <table:table-cell table:style-name="ce2" office:value-type="string" calcext:value-type="string">
            <text:p>French Breakfast 2 </text:p>
          </table:table-cell>
          <table:table-cell table:style-name="ce2" office:value-type="string" calcext:value-type="string">
            <text:p>Wortel- en knolgewassen</text:p>
          </table:table-cell>
          <table:table-cell table:style-name="ce2" table:formula="of:=0.15*0.03" office:value-type="float" office:value="0.0045" calcext:value-type="float">
            <text:p>0.0045</text:p>
          </table:table-cell>
          <table:table-cell table:style-name="ce2" office:value-type="float" office:value="3" calcext:value-type="float">
            <text:p>3</text:p>
          </table:table-cell>
          <table:table-cell table:style-name="ce7" office:value-type="float" office:value="2.39" calcext:value-type="float">
            <text:p>€ 2.39 </text:p>
          </table:table-cell>
          <table:table-cell table:style-name="ce2" table:formula="of:=(1*(IF (NOT((ISBLANK([.K137]))))))+(2*(IF (NOT((ISBLANK([.L137]))))))+(4*(IF (NOT((ISBLANK([.M137]))))))+(8*(IF (NOT((ISBLANK([.N137]))))))+(16*(IF (NOT((ISBLANK([.O137])))))+(32*(IF (NOT((ISBLANK([.P137]))))))+(64*(IF (NOT((ISBLANK([.Q137]))))))+(128*(IF (NOT((ISBLANK([.R137]))))))+(256*(IF (NOT((ISBLANK([.S137]))))))+(512*(IF (NOT((ISBLANK([.T137]))))))+(1024*(IF (NOT((ISBLANK([.U137]))))))+(2048*(IF (NOT((ISBLANK([.V137])))))))" office:value-type="float" office:value="252" calcext:value-type="float">
            <text:p>252</text:p>
          </table:table-cell>
          <table:table-cell table:style-name="ce2" table:formula="of:=(1*(IF (NOT((ISBLANK([.W137]))))))+(2*(IF (NOT((ISBLANK([.X137]))))))+(4*(IF (NOT((ISBLANK([.Y137]))))))+(8*(IF (NOT((ISBLANK([.Z137]))))))+(16*(IF (NOT((ISBLANK([.AA137])))))+(32*(IF (NOT((ISBLANK([.AB137]))))))+(64*(IF (NOT((ISBLANK([.AC137]))))))+(128*(IF (NOT((ISBLANK([.AD137]))))))+(256*(IF (NOT((ISBLANK([.AE137]))))))+(512*(IF (NOT((ISBLANK([.AF137]))))))+(1024*(IF (NOT((ISBLANK([.AG137]))))))+(2048*(IF (NOT((ISBLANK([.AH137])))))))" office:value-type="float" office:value="504" calcext:value-type="float">
            <text:p>504</text:p>
          </table:table-cell>
          <table:table-cell table:style-name="ce2"/>
          <table:table-cell table:number-columns-repeated="2"/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table:number-columns-repeated="7"/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table:number-columns-repeated="993"/>
        </table:table-row>
        <table:table-row table:style-name="ro1">
          <table:table-cell table:style-name="ce2" office:value-type="float" office:value="1750" calcext:value-type="float">
            <text:p>1750</text:p>
          </table:table-cell>
          <table:table-cell table:style-name="ce2" office:value-type="string" calcext:value-type="string">
            <text:p>Ramenas </text:p>
          </table:table-cell>
          <table:table-cell table:style-name="ce2" office:value-type="string" calcext:value-type="string">
            <text:p>Ronde Zwarte </text:p>
          </table:table-cell>
          <table:table-cell table:style-name="ce2" office:value-type="string" calcext:value-type="string">
            <text:p>Wortel- en knolgewassen</text:p>
          </table:table-cell>
          <table:table-cell table:style-name="ce2" table:formula="of:=0.4*0.15" office:value-type="float" office:value="0.06" calcext:value-type="float">
            <text:p>0.06</text:p>
          </table:table-cell>
          <table:table-cell table:style-name="ce2" office:value-type="float" office:value="8" calcext:value-type="float">
            <text:p>8</text:p>
          </table:table-cell>
          <table:table-cell table:style-name="ce7" office:value-type="float" office:value="2.39" calcext:value-type="float">
            <text:p>€ 2.39 </text:p>
          </table:table-cell>
          <table:table-cell table:style-name="ce2" table:formula="of:=(1*(IF (NOT((ISBLANK([.K138]))))))+(2*(IF (NOT((ISBLANK([.L138]))))))+(4*(IF (NOT((ISBLANK([.M138]))))))+(8*(IF (NOT((ISBLANK([.N138]))))))+(16*(IF (NOT((ISBLANK([.O138])))))+(32*(IF (NOT((ISBLANK([.P138]))))))+(64*(IF (NOT((ISBLANK([.Q138]))))))+(128*(IF (NOT((ISBLANK([.R138]))))))+(256*(IF (NOT((ISBLANK([.S138]))))))+(512*(IF (NOT((ISBLANK([.T138]))))))+(1024*(IF (NOT((ISBLANK([.U138]))))))+(2048*(IF (NOT((ISBLANK([.V138])))))))" office:value-type="float" office:value="192" calcext:value-type="float">
            <text:p>192</text:p>
          </table:table-cell>
          <table:table-cell table:style-name="ce2" table:formula="of:=(1*(IF (NOT((ISBLANK([.W138]))))))+(2*(IF (NOT((ISBLANK([.X138]))))))+(4*(IF (NOT((ISBLANK([.Y138]))))))+(8*(IF (NOT((ISBLANK([.Z138]))))))+(16*(IF (NOT((ISBLANK([.AA138])))))+(32*(IF (NOT((ISBLANK([.AB138]))))))+(64*(IF (NOT((ISBLANK([.AC138]))))))+(128*(IF (NOT((ISBLANK([.AD138]))))))+(256*(IF (NOT((ISBLANK([.AE138]))))))+(512*(IF (NOT((ISBLANK([.AF138]))))))+(1024*(IF (NOT((ISBLANK([.AG138]))))))+(2048*(IF (NOT((ISBLANK([.AH138])))))))" office:value-type="float" office:value="1792" calcext:value-type="float">
            <text:p>1792</text:p>
          </table:table-cell>
          <table:table-cell table:style-name="ce2"/>
          <table:table-cell table:number-columns-repeated="6"/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table:number-columns-repeated="12"/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office:value-type="string" calcext:value-type="string">
            <text:p>Nov</text:p>
          </table:table-cell>
          <table:table-cell table:number-columns-repeated="991"/>
        </table:table-row>
        <table:table-row table:style-name="ro1">
          <table:table-cell table:style-name="ce2" office:value-type="float" office:value="1065" calcext:value-type="float">
            <text:p>1065</text:p>
          </table:table-cell>
          <table:table-cell table:style-name="ce2" office:value-type="string" calcext:value-type="string">
            <text:p>Rode biet </text:p>
          </table:table-cell>
          <table:table-cell table:style-name="ce2" office:value-type="string" calcext:value-type="string">
            <text:p>Chioggia</text:p>
          </table:table-cell>
          <table:table-cell table:style-name="ce2" office:value-type="string" calcext:value-type="string">
            <text:p>Wortel- en knolgewassen</text:p>
          </table:table-cell>
          <table:table-cell table:style-name="ce2" table:formula="of:=0.3*0.08" office:value-type="float" office:value="0.024" calcext:value-type="float">
            <text:p>0.024</text:p>
          </table:table-cell>
          <table:table-cell table:style-name="ce2" office:value-type="float" office:value="5" calcext:value-type="float">
            <text:p>5</text:p>
          </table:table-cell>
          <table:table-cell table:style-name="ce7" office:value-type="float" office:value="2.12" calcext:value-type="float">
            <text:p>€ 2.12 </text:p>
          </table:table-cell>
          <table:table-cell table:style-name="ce2" table:formula="of:=(1*(IF (NOT((ISBLANK([.K139]))))))+(2*(IF (NOT((ISBLANK([.L139]))))))+(4*(IF (NOT((ISBLANK([.M139]))))))+(8*(IF (NOT((ISBLANK([.N139]))))))+(16*(IF (NOT((ISBLANK([.O139])))))+(32*(IF (NOT((ISBLANK([.P139]))))))+(64*(IF (NOT((ISBLANK([.Q139]))))))+(128*(IF (NOT((ISBLANK([.R139]))))))+(256*(IF (NOT((ISBLANK([.S139]))))))+(512*(IF (NOT((ISBLANK([.T139]))))))+(1024*(IF (NOT((ISBLANK([.U139]))))))+(2048*(IF (NOT((ISBLANK([.V139])))))))" office:value-type="float" office:value="56" calcext:value-type="float">
            <text:p>56</text:p>
          </table:table-cell>
          <table:table-cell table:style-name="ce2" table:formula="of:=(1*(IF (NOT((ISBLANK([.W139]))))))+(2*(IF (NOT((ISBLANK([.X139]))))))+(4*(IF (NOT((ISBLANK([.Y139]))))))+(8*(IF (NOT((ISBLANK([.Z139]))))))+(16*(IF (NOT((ISBLANK([.AA139])))))+(32*(IF (NOT((ISBLANK([.AB139]))))))+(64*(IF (NOT((ISBLANK([.AC139]))))))+(128*(IF (NOT((ISBLANK([.AD139]))))))+(256*(IF (NOT((ISBLANK([.AE139]))))))+(512*(IF (NOT((ISBLANK([.AF139]))))))+(1024*(IF (NOT((ISBLANK([.AG139]))))))+(2048*(IF (NOT((ISBLANK([.AH139])))))))" office:value-type="float" office:value="992" calcext:value-type="float">
            <text:p>992</text:p>
          </table:table-cell>
          <table:table-cell table:style-name="ce2"/>
          <table:table-cell table:number-columns-repeated="3"/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table:number-columns-repeated="11"/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table:number-columns-repeated="992"/>
        </table:table-row>
        <table:table-row table:style-name="ro1">
          <table:table-cell table:style-name="ce2" office:value-type="float" office:value="1060" calcext:value-type="float">
            <text:p>1060</text:p>
          </table:table-cell>
          <table:table-cell table:style-name="ce2" office:value-type="string" calcext:value-type="string">
            <text:p>Rode biet </text:p>
          </table:table-cell>
          <table:table-cell table:style-name="ce2" office:value-type="string" calcext:value-type="string">
            <text:p>Cylindra type Halflange</text:p>
          </table:table-cell>
          <table:table-cell table:style-name="ce2" office:value-type="string" calcext:value-type="string">
            <text:p>Wortel- en knolgewassen</text:p>
          </table:table-cell>
          <table:table-cell table:style-name="ce2" table:formula="of:=0.3*0.08" office:value-type="float" office:value="0.024" calcext:value-type="float">
            <text:p>0.024</text:p>
          </table:table-cell>
          <table:table-cell table:style-name="ce2" office:value-type="float" office:value="5" calcext:value-type="float">
            <text:p>5</text:p>
          </table:table-cell>
          <table:table-cell table:style-name="ce7" office:value-type="float" office:value="2.12" calcext:value-type="float">
            <text:p>€ 2.12 </text:p>
          </table:table-cell>
          <table:table-cell table:style-name="ce2" table:formula="of:=(1*(IF (NOT((ISBLANK([.K140]))))))+(2*(IF (NOT((ISBLANK([.L140]))))))+(4*(IF (NOT((ISBLANK([.M140]))))))+(8*(IF (NOT((ISBLANK([.N140]))))))+(16*(IF (NOT((ISBLANK([.O140])))))+(32*(IF (NOT((ISBLANK([.P140]))))))+(64*(IF (NOT((ISBLANK([.Q140]))))))+(128*(IF (NOT((ISBLANK([.R140]))))))+(256*(IF (NOT((ISBLANK([.S140]))))))+(512*(IF (NOT((ISBLANK([.T140]))))))+(1024*(IF (NOT((ISBLANK([.U140]))))))+(2048*(IF (NOT((ISBLANK([.V140])))))))" office:value-type="float" office:value="56" calcext:value-type="float">
            <text:p>56</text:p>
          </table:table-cell>
          <table:table-cell table:style-name="ce2" table:formula="of:=(1*(IF (NOT((ISBLANK([.W140]))))))+(2*(IF (NOT((ISBLANK([.X140]))))))+(4*(IF (NOT((ISBLANK([.Y140]))))))+(8*(IF (NOT((ISBLANK([.Z140]))))))+(16*(IF (NOT((ISBLANK([.AA140])))))+(32*(IF (NOT((ISBLANK([.AB140]))))))+(64*(IF (NOT((ISBLANK([.AC140]))))))+(128*(IF (NOT((ISBLANK([.AD140]))))))+(256*(IF (NOT((ISBLANK([.AE140]))))))+(512*(IF (NOT((ISBLANK([.AF140]))))))+(1024*(IF (NOT((ISBLANK([.AG140]))))))+(2048*(IF (NOT((ISBLANK([.AH140])))))))" office:value-type="float" office:value="992" calcext:value-type="float">
            <text:p>992</text:p>
          </table:table-cell>
          <table:table-cell table:style-name="ce2"/>
          <table:table-cell table:number-columns-repeated="3"/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table:number-columns-repeated="11"/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table:number-columns-repeated="992"/>
        </table:table-row>
        <table:table-row table:style-name="ro1">
          <table:table-cell table:style-name="ce2" office:value-type="float" office:value="1040" calcext:value-type="float">
            <text:p>1040</text:p>
          </table:table-cell>
          <table:table-cell table:style-name="ce2" office:value-type="string" calcext:value-type="string">
            <text:p>Rode biet </text:p>
          </table:table-cell>
          <table:table-cell table:style-name="ce2" office:value-type="string" calcext:value-type="string">
            <text:p>Egyptische platronde</text:p>
          </table:table-cell>
          <table:table-cell table:style-name="ce2" office:value-type="string" calcext:value-type="string">
            <text:p>Wortel- en knolgewassen</text:p>
          </table:table-cell>
          <table:table-cell table:style-name="ce2" table:formula="of:=0.3*0.08" office:value-type="float" office:value="0.024" calcext:value-type="float">
            <text:p>0.024</text:p>
          </table:table-cell>
          <table:table-cell table:style-name="ce2" office:value-type="float" office:value="5" calcext:value-type="float">
            <text:p>5</text:p>
          </table:table-cell>
          <table:table-cell table:style-name="ce7" office:value-type="float" office:value="2.12" calcext:value-type="float">
            <text:p>€ 2.12 </text:p>
          </table:table-cell>
          <table:table-cell table:style-name="ce2" table:formula="of:=(1*(IF (NOT((ISBLANK([.K141]))))))+(2*(IF (NOT((ISBLANK([.L141]))))))+(4*(IF (NOT((ISBLANK([.M141]))))))+(8*(IF (NOT((ISBLANK([.N141]))))))+(16*(IF (NOT((ISBLANK([.O141])))))+(32*(IF (NOT((ISBLANK([.P141]))))))+(64*(IF (NOT((ISBLANK([.Q141]))))))+(128*(IF (NOT((ISBLANK([.R141]))))))+(256*(IF (NOT((ISBLANK([.S141]))))))+(512*(IF (NOT((ISBLANK([.T141]))))))+(1024*(IF (NOT((ISBLANK([.U141]))))))+(2048*(IF (NOT((ISBLANK([.V141])))))))" office:value-type="float" office:value="62" calcext:value-type="float">
            <text:p>62</text:p>
          </table:table-cell>
          <table:table-cell table:style-name="ce2" table:formula="of:=(1*(IF (NOT((ISBLANK([.W141]))))))+(2*(IF (NOT((ISBLANK([.X141]))))))+(4*(IF (NOT((ISBLANK([.Y141]))))))+(8*(IF (NOT((ISBLANK([.Z141]))))))+(16*(IF (NOT((ISBLANK([.AA141])))))+(32*(IF (NOT((ISBLANK([.AB141]))))))+(64*(IF (NOT((ISBLANK([.AC141]))))))+(128*(IF (NOT((ISBLANK([.AD141]))))))+(256*(IF (NOT((ISBLANK([.AE141]))))))+(512*(IF (NOT((ISBLANK([.AF141]))))))+(1024*(IF (NOT((ISBLANK([.AG141]))))))+(2048*(IF (NOT((ISBLANK([.AH141])))))))" office:value-type="float" office:value="240" calcext:value-type="float">
            <text:p>240</text:p>
          </table:table-cell>
          <table:table-cell table:style-name="ce2"/>
          <table:table-cell/>
          <table:table-cell office:value-type="string" calcext:value-type="string">
            <text:p>Feb 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table:number-columns-repeated="10"/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table:number-columns-repeated="994"/>
        </table:table-row>
        <table:table-row table:style-name="ro1">
          <table:table-cell table:style-name="ce2" office:value-type="float" office:value="1050" calcext:value-type="float">
            <text:p>1050</text:p>
          </table:table-cell>
          <table:table-cell table:style-name="ce2" office:value-type="string" calcext:value-type="string">
            <text:p>Rode biet </text:p>
          </table:table-cell>
          <table:table-cell table:style-name="ce2" office:value-type="string" calcext:value-type="string">
            <text:p>Kogel 2 </text:p>
          </table:table-cell>
          <table:table-cell table:style-name="ce2" office:value-type="string" calcext:value-type="string">
            <text:p>Wortel- en knolgewassen</text:p>
          </table:table-cell>
          <table:table-cell table:style-name="ce2" table:formula="of:=0.3*0.08" office:value-type="float" office:value="0.024" calcext:value-type="float">
            <text:p>0.024</text:p>
          </table:table-cell>
          <table:table-cell table:style-name="ce2" office:value-type="float" office:value="5" calcext:value-type="float">
            <text:p>5</text:p>
          </table:table-cell>
          <table:table-cell table:style-name="ce7" office:value-type="float" office:value="2.12" calcext:value-type="float">
            <text:p>€ 2.12 </text:p>
          </table:table-cell>
          <table:table-cell table:style-name="ce2" table:formula="of:=(1*(IF (NOT((ISBLANK([.K142]))))))+(2*(IF (NOT((ISBLANK([.L142]))))))+(4*(IF (NOT((ISBLANK([.M142]))))))+(8*(IF (NOT((ISBLANK([.N142]))))))+(16*(IF (NOT((ISBLANK([.O142])))))+(32*(IF (NOT((ISBLANK([.P142]))))))+(64*(IF (NOT((ISBLANK([.Q142]))))))+(128*(IF (NOT((ISBLANK([.R142]))))))+(256*(IF (NOT((ISBLANK([.S142]))))))+(512*(IF (NOT((ISBLANK([.T142]))))))+(1024*(IF (NOT((ISBLANK([.U142]))))))+(2048*(IF (NOT((ISBLANK([.V142])))))))" office:value-type="float" office:value="56" calcext:value-type="float">
            <text:p>56</text:p>
          </table:table-cell>
          <table:table-cell table:style-name="ce2" table:formula="of:=(1*(IF (NOT((ISBLANK([.W142]))))))+(2*(IF (NOT((ISBLANK([.X142]))))))+(4*(IF (NOT((ISBLANK([.Y142]))))))+(8*(IF (NOT((ISBLANK([.Z142]))))))+(16*(IF (NOT((ISBLANK([.AA142])))))+(32*(IF (NOT((ISBLANK([.AB142]))))))+(64*(IF (NOT((ISBLANK([.AC142]))))))+(128*(IF (NOT((ISBLANK([.AD142]))))))+(256*(IF (NOT((ISBLANK([.AE142]))))))+(512*(IF (NOT((ISBLANK([.AF142]))))))+(1024*(IF (NOT((ISBLANK([.AG142]))))))+(2048*(IF (NOT((ISBLANK([.AH142])))))))" office:value-type="float" office:value="992" calcext:value-type="float">
            <text:p>992</text:p>
          </table:table-cell>
          <table:table-cell table:style-name="ce2"/>
          <table:table-cell table:number-columns-repeated="3"/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table:number-columns-repeated="11"/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table:number-columns-repeated="992"/>
        </table:table-row>
        <table:table-row table:style-name="ro1">
          <table:table-cell table:style-name="ce2" office:value-type="float" office:value="1770" calcext:value-type="float">
            <text:p>1770</text:p>
          </table:table-cell>
          <table:table-cell table:style-name="ce2" office:value-type="string" calcext:value-type="string">
            <text:p>Schorseneer </text:p>
          </table:table-cell>
          <table:table-cell table:style-name="ce2" office:value-type="string" calcext:value-type="string">
            <text:p>Verbeterde Reuzen Nietschieters </text:p>
          </table:table-cell>
          <table:table-cell table:style-name="ce2" office:value-type="string" calcext:value-type="string">
            <text:p>Wortel- en knolgewassen</text:p>
          </table:table-cell>
          <table:table-cell table:style-name="ce2" table:formula="of:=0.1*0.25" office:value-type="float" office:value="0.025" calcext:value-type="float">
            <text:p>0.025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2.12" calcext:value-type="float">
            <text:p>€ 2.12 </text:p>
          </table:table-cell>
          <table:table-cell table:style-name="ce2" table:formula="of:=(1*(IF (NOT((ISBLANK([.K143]))))))+(2*(IF (NOT((ISBLANK([.L143]))))))+(4*(IF (NOT((ISBLANK([.M143]))))))+(8*(IF (NOT((ISBLANK([.N143]))))))+(16*(IF (NOT((ISBLANK([.O143])))))+(32*(IF (NOT((ISBLANK([.P143]))))))+(64*(IF (NOT((ISBLANK([.Q143]))))))+(128*(IF (NOT((ISBLANK([.R143]))))))+(256*(IF (NOT((ISBLANK([.S143]))))))+(512*(IF (NOT((ISBLANK([.T143]))))))+(1024*(IF (NOT((ISBLANK([.U143]))))))+(2048*(IF (NOT((ISBLANK([.V143])))))))" office:value-type="float" office:value="24" calcext:value-type="float">
            <text:p>24</text:p>
          </table:table-cell>
          <table:table-cell table:style-name="ce2" table:formula="of:=(1*(IF (NOT((ISBLANK([.W143]))))))+(2*(IF (NOT((ISBLANK([.X143]))))))+(4*(IF (NOT((ISBLANK([.Y143]))))))+(8*(IF (NOT((ISBLANK([.Z143]))))))+(16*(IF (NOT((ISBLANK([.AA143])))))+(32*(IF (NOT((ISBLANK([.AB143]))))))+(64*(IF (NOT((ISBLANK([.AC143]))))))+(128*(IF (NOT((ISBLANK([.AD143]))))))+(256*(IF (NOT((ISBLANK([.AE143]))))))+(512*(IF (NOT((ISBLANK([.AF143]))))))+(1024*(IF (NOT((ISBLANK([.AG143]))))))+(2048*(IF (NOT((ISBLANK([.AH143])))))))" office:value-type="float" office:value="1792" calcext:value-type="float">
            <text:p>1792</text:p>
          </table:table-cell>
          <table:table-cell table:style-name="ce2"/>
          <table:table-cell table:number-columns-repeated="3"/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table:number-columns-repeated="15"/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office:value-type="string" calcext:value-type="string">
            <text:p>Nov</text:p>
          </table:table-cell>
          <table:table-cell table:number-columns-repeated="991"/>
        </table:table-row>
        <table:table-row table:style-name="ro1">
          <table:table-cell table:style-name="ce2" office:value-type="float" office:value="2005" calcext:value-type="float">
            <text:p>2005</text:p>
          </table:table-cell>
          <table:table-cell table:style-name="ce2" office:value-type="string" calcext:value-type="string">
            <text:p>Stengelui</text:p>
          </table:table-cell>
          <table:table-cell table:style-name="ce2" office:value-type="string" calcext:value-type="string">
            <text:p>Ishikura Long White</text:p>
          </table:table-cell>
          <table:table-cell table:style-name="ce2" office:value-type="string" calcext:value-type="string">
            <text:p>Wortel- en knolgewassen</text:p>
          </table:table-cell>
          <table:table-cell table:style-name="ce2" table:formula="of:=0.25*0.025" office:value-type="float" office:value="0.00625" calcext:value-type="float">
            <text:p>0.00625</text:p>
          </table:table-cell>
          <table:table-cell table:style-name="ce2" office:value-type="float" office:value="2" calcext:value-type="float">
            <text:p>2</text:p>
          </table:table-cell>
          <table:table-cell table:style-name="ce7" office:value-type="float" office:value="2.39" calcext:value-type="float">
            <text:p>€ 2.39 </text:p>
          </table:table-cell>
          <table:table-cell table:style-name="ce2" table:formula="of:=(1*(IF (NOT((ISBLANK([.K144]))))))+(2*(IF (NOT((ISBLANK([.L144]))))))+(4*(IF (NOT((ISBLANK([.M144]))))))+(8*(IF (NOT((ISBLANK([.N144]))))))+(16*(IF (NOT((ISBLANK([.O144])))))+(32*(IF (NOT((ISBLANK([.P144]))))))+(64*(IF (NOT((ISBLANK([.Q144]))))))+(128*(IF (NOT((ISBLANK([.R144]))))))+(256*(IF (NOT((ISBLANK([.S144]))))))+(512*(IF (NOT((ISBLANK([.T144]))))))+(1024*(IF (NOT((ISBLANK([.U144]))))))+(2048*(IF (NOT((ISBLANK([.V144])))))))" office:value-type="float" office:value="78" calcext:value-type="float">
            <text:p>78</text:p>
          </table:table-cell>
          <table:table-cell table:style-name="ce2" table:formula="of:=(1*(IF (NOT((ISBLANK([.W144]))))))+(2*(IF (NOT((ISBLANK([.X144]))))))+(4*(IF (NOT((ISBLANK([.Y144]))))))+(8*(IF (NOT((ISBLANK([.Z144]))))))+(16*(IF (NOT((ISBLANK([.AA144])))))+(32*(IF (NOT((ISBLANK([.AB144]))))))+(64*(IF (NOT((ISBLANK([.AC144]))))))+(128*(IF (NOT((ISBLANK([.AD144]))))))+(256*(IF (NOT((ISBLANK([.AE144]))))))+(512*(IF (NOT((ISBLANK([.AF144]))))))+(1024*(IF (NOT((ISBLANK([.AG144]))))))+(2048*(IF (NOT((ISBLANK([.AH144])))))))" office:value-type="float" office:value="992" calcext:value-type="float">
            <text:p>992</text:p>
          </table:table-cell>
          <table:table-cell table:style-name="ce2"/>
          <table:table-cell/>
          <table:table-cell office:value-type="string" calcext:value-type="string">
            <text:p>Feb 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table:number-columns-repeated="2"/>
          <table:table-cell office:value-type="string" calcext:value-type="string">
            <text:p>Jul</text:p>
          </table:table-cell>
          <table:table-cell table:number-columns-repeated="10"/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table:number-columns-repeated="992"/>
        </table:table-row>
        <table:table-row table:style-name="ro1">
          <table:table-cell table:style-name="ce2" office:value-type="float" office:value="2020" calcext:value-type="float">
            <text:p>2020</text:p>
          </table:table-cell>
          <table:table-cell table:style-name="ce2" office:value-type="string" calcext:value-type="string">
            <text:p>Ui </text:p>
          </table:table-cell>
          <table:table-cell table:style-name="ce2" office:value-type="string" calcext:value-type="string">
            <text:p>Noordhollandse Bloedrode</text:p>
          </table:table-cell>
          <table:table-cell table:style-name="ce2" office:value-type="string" calcext:value-type="string">
            <text:p>Wortel- en knolgewassen</text:p>
          </table:table-cell>
          <table:table-cell table:style-name="ce2" table:formula="of:=0.25*0.075" office:value-type="float" office:value="0.01875" calcext:value-type="float">
            <text:p>0.01875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2.39" calcext:value-type="float">
            <text:p>€ 2.39 </text:p>
          </table:table-cell>
          <table:table-cell table:style-name="ce2" table:formula="of:=(1*(IF (NOT((ISBLANK([.K145]))))))+(2*(IF (NOT((ISBLANK([.L145]))))))+(4*(IF (NOT((ISBLANK([.M145]))))))+(8*(IF (NOT((ISBLANK([.N145]))))))+(16*(IF (NOT((ISBLANK([.O145])))))+(32*(IF (NOT((ISBLANK([.P145]))))))+(64*(IF (NOT((ISBLANK([.Q145]))))))+(128*(IF (NOT((ISBLANK([.R145]))))))+(256*(IF (NOT((ISBLANK([.S145]))))))+(512*(IF (NOT((ISBLANK([.T145]))))))+(1024*(IF (NOT((ISBLANK([.U145]))))))+(2048*(IF (NOT((ISBLANK([.V145])))))))" office:value-type="float" office:value="12" calcext:value-type="float">
            <text:p>12</text:p>
          </table:table-cell>
          <table:table-cell table:style-name="ce2" table:formula="of:=(1*(IF (NOT((ISBLANK([.W145]))))))+(2*(IF (NOT((ISBLANK([.X145]))))))+(4*(IF (NOT((ISBLANK([.Y145]))))))+(8*(IF (NOT((ISBLANK([.Z145]))))))+(16*(IF (NOT((ISBLANK([.AA145])))))+(32*(IF (NOT((ISBLANK([.AB145]))))))+(64*(IF (NOT((ISBLANK([.AC145]))))))+(128*(IF (NOT((ISBLANK([.AD145]))))))+(256*(IF (NOT((ISBLANK([.AE145]))))))+(512*(IF (NOT((ISBLANK([.AF145]))))))+(1024*(IF (NOT((ISBLANK([.AG145]))))))+(2048*(IF (NOT((ISBLANK([.AH145])))))))" office:value-type="float" office:value="256" calcext:value-type="float">
            <text:p>256</text:p>
          </table:table-cell>
          <table:table-cell table:style-name="ce2"/>
          <table:table-cell table:number-columns-repeated="2"/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table:number-columns-repeated="16"/>
          <table:table-cell office:value-type="string" calcext:value-type="string">
            <text:p>Sep</text:p>
          </table:table-cell>
          <table:table-cell table:number-columns-repeated="993"/>
        </table:table-row>
        <table:table-row table:style-name="ro1">
          <table:table-cell table:style-name="ce2" office:value-type="float" office:value="2010" calcext:value-type="float">
            <text:p>2010</text:p>
          </table:table-cell>
          <table:table-cell table:style-name="ce2" office:value-type="string" calcext:value-type="string">
            <text:p>Ui </text:p>
          </table:table-cell>
          <table:table-cell table:style-name="ce2" office:value-type="string" calcext:value-type="string">
            <text:p>Rijnsburger 4 </text:p>
          </table:table-cell>
          <table:table-cell table:style-name="ce2" office:value-type="string" calcext:value-type="string">
            <text:p>Wortel- en knolgewassen</text:p>
          </table:table-cell>
          <table:table-cell table:style-name="ce2" table:formula="of:=0.25*0.075" office:value-type="float" office:value="0.01875" calcext:value-type="float">
            <text:p>0.01875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2.39" calcext:value-type="float">
            <text:p>€ 2.39 </text:p>
          </table:table-cell>
          <table:table-cell table:style-name="ce2" table:formula="of:=(1*(IF (NOT((ISBLANK([.K146]))))))+(2*(IF (NOT((ISBLANK([.L146]))))))+(4*(IF (NOT((ISBLANK([.M146]))))))+(8*(IF (NOT((ISBLANK([.N146]))))))+(16*(IF (NOT((ISBLANK([.O146])))))+(32*(IF (NOT((ISBLANK([.P146]))))))+(64*(IF (NOT((ISBLANK([.Q146]))))))+(128*(IF (NOT((ISBLANK([.R146]))))))+(256*(IF (NOT((ISBLANK([.S146]))))))+(512*(IF (NOT((ISBLANK([.T146]))))))+(1024*(IF (NOT((ISBLANK([.U146]))))))+(2048*(IF (NOT((ISBLANK([.V146])))))))" office:value-type="float" office:value="12" calcext:value-type="float">
            <text:p>12</text:p>
          </table:table-cell>
          <table:table-cell table:style-name="ce2" table:formula="of:=(1*(IF (NOT((ISBLANK([.W146]))))))+(2*(IF (NOT((ISBLANK([.X146]))))))+(4*(IF (NOT((ISBLANK([.Y146]))))))+(8*(IF (NOT((ISBLANK([.Z146]))))))+(16*(IF (NOT((ISBLANK([.AA146])))))+(32*(IF (NOT((ISBLANK([.AB146]))))))+(64*(IF (NOT((ISBLANK([.AC146]))))))+(128*(IF (NOT((ISBLANK([.AD146]))))))+(256*(IF (NOT((ISBLANK([.AE146]))))))+(512*(IF (NOT((ISBLANK([.AF146]))))))+(1024*(IF (NOT((ISBLANK([.AG146]))))))+(2048*(IF (NOT((ISBLANK([.AH146])))))))" office:value-type="float" office:value="256" calcext:value-type="float">
            <text:p>256</text:p>
          </table:table-cell>
          <table:table-cell table:style-name="ce2"/>
          <table:table-cell table:number-columns-repeated="2"/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table:number-columns-repeated="16"/>
          <table:table-cell office:value-type="string" calcext:value-type="string">
            <text:p>Sep</text:p>
          </table:table-cell>
          <table:table-cell table:number-columns-repeated="993"/>
        </table:table-row>
        <table:table-row table:style-name="ro1">
          <table:table-cell table:style-name="ce2" office:value-type="float" office:value="2025" calcext:value-type="float">
            <text:p>2025</text:p>
          </table:table-cell>
          <table:table-cell table:style-name="ce2" office:value-type="string" calcext:value-type="string">
            <text:p>Ui </text:p>
          </table:table-cell>
          <table:table-cell table:style-name="ce2" office:value-type="string" calcext:value-type="string">
            <text:p>Red long of Florence</text:p>
          </table:table-cell>
          <table:table-cell table:style-name="ce2" office:value-type="string" calcext:value-type="string">
            <text:p>Wortel- en knolgewassen</text:p>
          </table:table-cell>
          <table:table-cell table:style-name="ce2" table:formula="of:=0.25*0.075" office:value-type="float" office:value="0.01875" calcext:value-type="float">
            <text:p>0.01875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2.39" calcext:value-type="float">
            <text:p>€ 2.39 </text:p>
          </table:table-cell>
          <table:table-cell table:style-name="ce2" table:formula="of:=(1*(IF (NOT((ISBLANK([.K147]))))))+(2*(IF (NOT((ISBLANK([.L147]))))))+(4*(IF (NOT((ISBLANK([.M147]))))))+(8*(IF (NOT((ISBLANK([.N147]))))))+(16*(IF (NOT((ISBLANK([.O147])))))+(32*(IF (NOT((ISBLANK([.P147]))))))+(64*(IF (NOT((ISBLANK([.Q147]))))))+(128*(IF (NOT((ISBLANK([.R147]))))))+(256*(IF (NOT((ISBLANK([.S147]))))))+(512*(IF (NOT((ISBLANK([.T147]))))))+(1024*(IF (NOT((ISBLANK([.U147]))))))+(2048*(IF (NOT((ISBLANK([.V147])))))))" office:value-type="float" office:value="12" calcext:value-type="float">
            <text:p>12</text:p>
          </table:table-cell>
          <table:table-cell table:style-name="ce2" table:formula="of:=(1*(IF (NOT((ISBLANK([.W147]))))))+(2*(IF (NOT((ISBLANK([.X147]))))))+(4*(IF (NOT((ISBLANK([.Y147]))))))+(8*(IF (NOT((ISBLANK([.Z147]))))))+(16*(IF (NOT((ISBLANK([.AA147])))))+(32*(IF (NOT((ISBLANK([.AB147]))))))+(64*(IF (NOT((ISBLANK([.AC147]))))))+(128*(IF (NOT((ISBLANK([.AD147]))))))+(256*(IF (NOT((ISBLANK([.AE147]))))))+(512*(IF (NOT((ISBLANK([.AF147]))))))+(1024*(IF (NOT((ISBLANK([.AG147]))))))+(2048*(IF (NOT((ISBLANK([.AH147])))))))" office:value-type="float" office:value="256" calcext:value-type="float">
            <text:p>256</text:p>
          </table:table-cell>
          <table:table-cell table:style-name="ce2"/>
          <table:table-cell table:number-columns-repeated="2"/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table:number-columns-repeated="16"/>
          <table:table-cell office:value-type="string" calcext:value-type="string">
            <text:p>Sep</text:p>
          </table:table-cell>
          <table:table-cell table:number-columns-repeated="993"/>
        </table:table-row>
        <table:table-row table:style-name="ro1">
          <table:table-cell table:style-name="ce2" office:value-type="float" office:value="2015" calcext:value-type="float">
            <text:p>2015</text:p>
          </table:table-cell>
          <table:table-cell table:style-name="ce2" office:value-type="string" calcext:value-type="string">
            <text:p>Ui </text:p>
          </table:table-cell>
          <table:table-cell table:style-name="ce2" office:value-type="string" calcext:value-type="string">
            <text:p>Stuttgarter </text:p>
          </table:table-cell>
          <table:table-cell table:style-name="ce2" office:value-type="string" calcext:value-type="string">
            <text:p>Wortel- en knolgewassen</text:p>
          </table:table-cell>
          <table:table-cell table:style-name="ce2" table:formula="of:=0.25*0.075" office:value-type="float" office:value="0.01875" calcext:value-type="float">
            <text:p>0.01875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float" office:value="2.39" calcext:value-type="float">
            <text:p>€ 2.39 </text:p>
          </table:table-cell>
          <table:table-cell table:style-name="ce2" table:formula="of:=(1*(IF (NOT((ISBLANK([.K148]))))))+(2*(IF (NOT((ISBLANK([.L148]))))))+(4*(IF (NOT((ISBLANK([.M148]))))))+(8*(IF (NOT((ISBLANK([.N148]))))))+(16*(IF (NOT((ISBLANK([.O148])))))+(32*(IF (NOT((ISBLANK([.P148]))))))+(64*(IF (NOT((ISBLANK([.Q148]))))))+(128*(IF (NOT((ISBLANK([.R148]))))))+(256*(IF (NOT((ISBLANK([.S148]))))))+(512*(IF (NOT((ISBLANK([.T148]))))))+(1024*(IF (NOT((ISBLANK([.U148]))))))+(2048*(IF (NOT((ISBLANK([.V148])))))))" office:value-type="float" office:value="12" calcext:value-type="float">
            <text:p>12</text:p>
          </table:table-cell>
          <table:table-cell table:style-name="ce2" table:formula="of:=(1*(IF (NOT((ISBLANK([.W148]))))))+(2*(IF (NOT((ISBLANK([.X148]))))))+(4*(IF (NOT((ISBLANK([.Y148]))))))+(8*(IF (NOT((ISBLANK([.Z148]))))))+(16*(IF (NOT((ISBLANK([.AA148])))))+(32*(IF (NOT((ISBLANK([.AB148]))))))+(64*(IF (NOT((ISBLANK([.AC148]))))))+(128*(IF (NOT((ISBLANK([.AD148]))))))+(256*(IF (NOT((ISBLANK([.AE148]))))))+(512*(IF (NOT((ISBLANK([.AF148]))))))+(1024*(IF (NOT((ISBLANK([.AG148]))))))+(2048*(IF (NOT((ISBLANK([.AH148])))))))" office:value-type="float" office:value="256" calcext:value-type="float">
            <text:p>256</text:p>
          </table:table-cell>
          <table:table-cell table:style-name="ce2"/>
          <table:table-cell table:number-columns-repeated="2"/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table:number-columns-repeated="16"/>
          <table:table-cell office:value-type="string" calcext:value-type="string">
            <text:p>Sep</text:p>
          </table:table-cell>
          <table:table-cell table:number-columns-repeated="993"/>
        </table:table-row>
        <table:table-row table:style-name="ro1">
          <table:table-cell table:style-name="ce2" office:value-type="float" office:value="2070" calcext:value-type="float">
            <text:p>2070</text:p>
          </table:table-cell>
          <table:table-cell table:style-name="ce2" office:value-type="string" calcext:value-type="string">
            <text:p>Winterwortel </text:p>
          </table:table-cell>
          <table:table-cell table:style-name="ce2" office:value-type="string" calcext:value-type="string">
            <text:p>Flakkeese 2 </text:p>
          </table:table-cell>
          <table:table-cell table:style-name="ce2" office:value-type="string" calcext:value-type="string">
            <text:p>Wortel- en knolgewassen</text:p>
          </table:table-cell>
          <table:table-cell table:style-name="Default" table:formula="of:=0.3*0.02" office:value-type="float" office:value="0.006" calcext:value-type="float">
            <text:p>0.006</text:p>
          </table:table-cell>
          <table:table-cell table:style-name="ce2" office:value-type="float" office:value="15" calcext:value-type="float">
            <text:p>15</text:p>
          </table:table-cell>
          <table:table-cell table:style-name="ce7" office:value-type="float" office:value="2.39" calcext:value-type="float">
            <text:p>€ 2.39 </text:p>
          </table:table-cell>
          <table:table-cell table:style-name="ce2" table:formula="of:=(1*(IF (NOT((ISBLANK([.K149]))))))+(2*(IF (NOT((ISBLANK([.L149]))))))+(4*(IF (NOT((ISBLANK([.M149]))))))+(8*(IF (NOT((ISBLANK([.N149]))))))+(16*(IF (NOT((ISBLANK([.O149])))))+(32*(IF (NOT((ISBLANK([.P149]))))))+(64*(IF (NOT((ISBLANK([.Q149]))))))+(128*(IF (NOT((ISBLANK([.R149]))))))+(256*(IF (NOT((ISBLANK([.S149]))))))+(512*(IF (NOT((ISBLANK([.T149]))))))+(1024*(IF (NOT((ISBLANK([.U149]))))))+(2048*(IF (NOT((ISBLANK([.V149])))))))" office:value-type="float" office:value="48" calcext:value-type="float">
            <text:p>48</text:p>
          </table:table-cell>
          <table:table-cell table:style-name="ce2" table:formula="of:=(1*(IF (NOT((ISBLANK([.W149]))))))+(2*(IF (NOT((ISBLANK([.X149]))))))+(4*(IF (NOT((ISBLANK([.Y149]))))))+(8*(IF (NOT((ISBLANK([.Z149]))))))+(16*(IF (NOT((ISBLANK([.AA149])))))+(32*(IF (NOT((ISBLANK([.AB149]))))))+(64*(IF (NOT((ISBLANK([.AC149]))))))+(128*(IF (NOT((ISBLANK([.AD149]))))))+(256*(IF (NOT((ISBLANK([.AE149]))))))+(512*(IF (NOT((ISBLANK([.AF149]))))))+(1024*(IF (NOT((ISBLANK([.AG149]))))))+(2048*(IF (NOT((ISBLANK([.AH149])))))))" office:value-type="float" office:value="768" calcext:value-type="float">
            <text:p>768</text:p>
          </table:table-cell>
          <table:table-cell table:style-name="ce2"/>
          <table:table-cell table:number-columns-repeated="4"/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table:number-columns-repeated="14"/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table:number-columns-repeated="992"/>
        </table:table-row>
        <table:table-row table:style-name="ro1">
          <table:table-cell table:style-name="ce2" office:value-type="float" office:value="2050" calcext:value-type="float">
            <text:p>2050</text:p>
          </table:table-cell>
          <table:table-cell table:style-name="ce2" office:value-type="string" calcext:value-type="string">
            <text:p>Witlof </text:p>
          </table:table-cell>
          <table:table-cell table:style-name="ce2" office:value-type="string" calcext:value-type="string">
            <text:p>Hollandse Middelvroeg </text:p>
          </table:table-cell>
          <table:table-cell table:style-name="ce2" office:value-type="string" calcext:value-type="string">
            <text:p>Wortel- en knolgewassen</text:p>
          </table:table-cell>
          <table:table-cell table:style-name="ce2" table:formula="of:=0.35*0.12" office:value-type="float" office:value="0.042" calcext:value-type="float">
            <text:p>0.042</text:p>
          </table:table-cell>
          <table:table-cell table:style-name="ce2" office:value-type="float" office:value="8" calcext:value-type="float">
            <text:p>8</text:p>
          </table:table-cell>
          <table:table-cell table:style-name="ce7" office:value-type="float" office:value="2.39" calcext:value-type="float">
            <text:p>€ 2.39 </text:p>
          </table:table-cell>
          <table:table-cell table:style-name="ce2" table:formula="of:=(1*(IF (NOT((ISBLANK([.K150]))))))+(2*(IF (NOT((ISBLANK([.L150]))))))+(4*(IF (NOT((ISBLANK([.M150]))))))+(8*(IF (NOT((ISBLANK([.N150]))))))+(16*(IF (NOT((ISBLANK([.O150])))))+(32*(IF (NOT((ISBLANK([.P150]))))))+(64*(IF (NOT((ISBLANK([.Q150]))))))+(128*(IF (NOT((ISBLANK([.R150]))))))+(256*(IF (NOT((ISBLANK([.S150]))))))+(512*(IF (NOT((ISBLANK([.T150]))))))+(1024*(IF (NOT((ISBLANK([.U150]))))))+(2048*(IF (NOT((ISBLANK([.V150])))))))" office:value-type="float" office:value="16" calcext:value-type="float">
            <text:p>16</text:p>
          </table:table-cell>
          <table:table-cell table:style-name="ce2" table:formula="of:=(1*(IF (NOT((ISBLANK([.W150]))))))+(2*(IF (NOT((ISBLANK([.X150]))))))+(4*(IF (NOT((ISBLANK([.Y150]))))))+(8*(IF (NOT((ISBLANK([.Z150]))))))+(16*(IF (NOT((ISBLANK([.AA150])))))+(32*(IF (NOT((ISBLANK([.AB150]))))))+(64*(IF (NOT((ISBLANK([.AC150]))))))+(128*(IF (NOT((ISBLANK([.AD150]))))))+(256*(IF (NOT((ISBLANK([.AE150]))))))+(512*(IF (NOT((ISBLANK([.AF150]))))))+(1024*(IF (NOT((ISBLANK([.AG150]))))))+(2048*(IF (NOT((ISBLANK([.AH150])))))))" office:value-type="float" office:value="1536" calcext:value-type="float">
            <text:p>1536</text:p>
          </table:table-cell>
          <table:table-cell table:style-name="ce2"/>
          <table:table-cell table:number-columns-repeated="4"/>
          <table:table-cell office:value-type="string" calcext:value-type="string">
            <text:p>Mei</text:p>
          </table:table-cell>
          <table:table-cell table:number-columns-repeated="16"/>
          <table:table-cell office:value-type="string" calcext:value-type="string">
            <text:p>Okt</text:p>
          </table:table-cell>
          <table:table-cell office:value-type="string" calcext:value-type="string">
            <text:p>Nov</text:p>
          </table:table-cell>
          <table:table-cell table:number-columns-repeated="991"/>
        </table:table-row>
        <table:table-row table:style-name="ro1">
          <table:table-cell table:style-name="ce2" office:value-type="float" office:value="3210" calcext:value-type="float">
            <text:p>3210</text:p>
          </table:table-cell>
          <table:table-cell table:style-name="ce2" office:value-type="string" calcext:value-type="string">
            <text:p>Wortelpeterselie</text:p>
          </table:table-cell>
          <table:table-cell table:style-name="ce2"/>
          <table:table-cell table:style-name="ce2" office:value-type="string" calcext:value-type="string">
            <text:p>Wortel- en knolgewassen</text:p>
          </table:table-cell>
          <table:table-cell table:style-name="ce2" table:formula="of:=0.3*0.125" office:value-type="float" office:value="0.0375" calcext:value-type="float">
            <text:p>0.0375</text:p>
          </table:table-cell>
          <table:table-cell table:style-name="ce5" office:value-type="string" calcext:value-type="string">
            <text:p>?</text:p>
          </table:table-cell>
          <table:table-cell table:style-name="ce7" office:value-type="float" office:value="2.12" calcext:value-type="float">
            <text:p>€ 2.12 </text:p>
          </table:table-cell>
          <table:table-cell table:style-name="ce2" table:formula="of:=(1*(IF (NOT((ISBLANK([.K151]))))))+(2*(IF (NOT((ISBLANK([.L151]))))))+(4*(IF (NOT((ISBLANK([.M151]))))))+(8*(IF (NOT((ISBLANK([.N151]))))))+(16*(IF (NOT((ISBLANK([.O151])))))+(32*(IF (NOT((ISBLANK([.P151]))))))+(64*(IF (NOT((ISBLANK([.Q151]))))))+(128*(IF (NOT((ISBLANK([.R151]))))))+(256*(IF (NOT((ISBLANK([.S151]))))))+(512*(IF (NOT((ISBLANK([.T151]))))))+(1024*(IF (NOT((ISBLANK([.U151]))))))+(2048*(IF (NOT((ISBLANK([.V151])))))))" office:value-type="float" office:value="252" calcext:value-type="float">
            <text:p>252</text:p>
          </table:table-cell>
          <table:table-cell table:style-name="ce2" table:formula="of:=(1*(IF (NOT((ISBLANK([.W151]))))))+(2*(IF (NOT((ISBLANK([.X151]))))))+(4*(IF (NOT((ISBLANK([.Y151]))))))+(8*(IF (NOT((ISBLANK([.Z151]))))))+(16*(IF (NOT((ISBLANK([.AA151])))))+(32*(IF (NOT((ISBLANK([.AB151]))))))+(64*(IF (NOT((ISBLANK([.AC151]))))))+(128*(IF (NOT((ISBLANK([.AD151]))))))+(256*(IF (NOT((ISBLANK([.AE151]))))))+(512*(IF (NOT((ISBLANK([.AF151]))))))+(1024*(IF (NOT((ISBLANK([.AG151]))))))+(2048*(IF (NOT((ISBLANK([.AH151])))))))" office:value-type="float" office:value="1792" calcext:value-type="float">
            <text:p>1792</text:p>
          </table:table-cell>
          <table:table-cell table:style-name="ce2"/>
          <table:table-cell table:number-columns-repeated="2"/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table:number-columns-repeated="12"/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office:value-type="string" calcext:value-type="string">
            <text:p>Nov</text:p>
          </table:table-cell>
          <table:table-cell table:number-columns-repeated="991"/>
        </table:table-row>
        <table:table-row table:style-name="ro1">
          <table:table-cell table:style-name="ce2" office:value-type="float" office:value="2060" calcext:value-type="float">
            <text:p>2060</text:p>
          </table:table-cell>
          <table:table-cell table:style-name="ce2" office:value-type="string" calcext:value-type="string">
            <text:p>Zomerwortel </text:p>
          </table:table-cell>
          <table:table-cell table:style-name="ce2" office:value-type="string" calcext:value-type="string">
            <text:p>Nantes 2 </text:p>
          </table:table-cell>
          <table:table-cell table:style-name="ce2" office:value-type="string" calcext:value-type="string">
            <text:p>Wortel- en knolgewassen</text:p>
          </table:table-cell>
          <table:table-cell table:style-name="ce2" table:formula="of:=0.25*0.005" office:value-type="float" office:value="0.00125" calcext:value-type="float">
            <text:p>0.00125</text:p>
          </table:table-cell>
          <table:table-cell table:style-name="ce2" office:value-type="float" office:value="7" calcext:value-type="float">
            <text:p>7</text:p>
          </table:table-cell>
          <table:table-cell table:style-name="ce7" office:value-type="float" office:value="2.39" calcext:value-type="float">
            <text:p>€ 2.39 </text:p>
          </table:table-cell>
          <table:table-cell table:style-name="ce2" table:formula="of:=(1*(IF (NOT((ISBLANK([.K152]))))))+(2*(IF (NOT((ISBLANK([.L152]))))))+(4*(IF (NOT((ISBLANK([.M152]))))))+(8*(IF (NOT((ISBLANK([.N152]))))))+(16*(IF (NOT((ISBLANK([.O152])))))+(32*(IF (NOT((ISBLANK([.P152]))))))+(64*(IF (NOT((ISBLANK([.Q152]))))))+(128*(IF (NOT((ISBLANK([.R152]))))))+(256*(IF (NOT((ISBLANK([.S152]))))))+(512*(IF (NOT((ISBLANK([.T152]))))))+(1024*(IF (NOT((ISBLANK([.U152]))))))+(2048*(IF (NOT((ISBLANK([.V152])))))))" office:value-type="float" office:value="126" calcext:value-type="float">
            <text:p>126</text:p>
          </table:table-cell>
          <table:table-cell table:style-name="ce2" table:formula="of:=(1*(IF (NOT((ISBLANK([.W152]))))))+(2*(IF (NOT((ISBLANK([.X152]))))))+(4*(IF (NOT((ISBLANK([.Y152]))))))+(8*(IF (NOT((ISBLANK([.Z152]))))))+(16*(IF (NOT((ISBLANK([.AA152])))))+(32*(IF (NOT((ISBLANK([.AB152]))))))+(64*(IF (NOT((ISBLANK([.AC152]))))))+(128*(IF (NOT((ISBLANK([.AD152]))))))+(256*(IF (NOT((ISBLANK([.AE152]))))))+(512*(IF (NOT((ISBLANK([.AF152]))))))+(1024*(IF (NOT((ISBLANK([.AG152]))))))+(2048*(IF (NOT((ISBLANK([.AH152])))))))" office:value-type="float" office:value="960" calcext:value-type="float">
            <text:p>960</text:p>
          </table:table-cell>
          <table:table-cell table:style-name="ce2"/>
          <table:table-cell/>
          <table:table-cell office:value-type="string" calcext:value-type="string">
            <text:p>Feb 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table:number-columns-repeated="11"/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table:number-columns-repeated="992"/>
        </table:table-row>
        <table:table-row table:style-name="ro1">
          <table:table-cell table:style-name="ce2" office:value-type="float" office:value="3010" calcext:value-type="float">
            <text:p>3010</text:p>
          </table:table-cell>
          <table:table-cell table:style-name="ce2" office:value-type="string" calcext:value-type="string">
            <text:p>Alsem</text:p>
          </table:table-cell>
          <table:table-cell table:style-name="ce2"/>
          <table:table-cell table:style-name="ce2" office:value-type="string" calcext:value-type="string">
            <text:p>Keukenkruiden</text:p>
          </table:table-cell>
          <table:table-cell table:style-name="ce2" table:formula="of:=0.5*0.5" office:value-type="float" office:value="0.25" calcext:value-type="float">
            <text:p>0.25</text:p>
          </table:table-cell>
          <table:table-cell table:style-name="ce2"/>
          <table:table-cell table:style-name="ce7" office:value-type="float" office:value="2.12" calcext:value-type="float">
            <text:p>€ 2.12 </text:p>
          </table:table-cell>
          <table:table-cell table:style-name="ce2" table:formula="of:=(1*(IF (NOT((ISBLANK([.K153]))))))+(2*(IF (NOT((ISBLANK([.L153]))))))+(4*(IF (NOT((ISBLANK([.M153]))))))+(8*(IF (NOT((ISBLANK([.N153]))))))+(16*(IF (NOT((ISBLANK([.O153])))))+(32*(IF (NOT((ISBLANK([.P153]))))))+(64*(IF (NOT((ISBLANK([.Q153]))))))+(128*(IF (NOT((ISBLANK([.R153]))))))+(256*(IF (NOT((ISBLANK([.S153]))))))+(512*(IF (NOT((ISBLANK([.T153]))))))+(1024*(IF (NOT((ISBLANK([.U153]))))))+(2048*(IF (NOT((ISBLANK([.V153])))))))" office:value-type="float" office:value="56" calcext:value-type="float">
            <text:p>56</text:p>
          </table:table-cell>
          <table:table-cell table:style-name="ce2" table:formula="of:=(1*(IF (NOT((ISBLANK([.W153]))))))+(2*(IF (NOT((ISBLANK([.X153]))))))+(4*(IF (NOT((ISBLANK([.Y153]))))))+(8*(IF (NOT((ISBLANK([.Z153]))))))+(16*(IF (NOT((ISBLANK([.AA153])))))+(32*(IF (NOT((ISBLANK([.AB153]))))))+(64*(IF (NOT((ISBLANK([.AC153]))))))+(128*(IF (NOT((ISBLANK([.AD153]))))))+(256*(IF (NOT((ISBLANK([.AE153]))))))+(512*(IF (NOT((ISBLANK([.AF153]))))))+(1024*(IF (NOT((ISBLANK([.AG153]))))))+(2048*(IF (NOT((ISBLANK([.AH153])))))))" office:value-type="float" office:value="0" calcext:value-type="float">
            <text:p>0</text:p>
          </table:table-cell>
          <table:table-cell table:style-name="ce7" office:value-type="string" calcext:value-type="string">
            <text:p>Meerjarig</text:p>
          </table:table-cell>
          <table:table-cell table:number-columns-repeated="3"/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table:number-columns-repeated="1008"/>
        </table:table-row>
        <table:table-row table:style-name="ro1">
          <table:table-cell table:style-name="ce2" office:value-type="float" office:value="3015" calcext:value-type="float">
            <text:p>3015</text:p>
          </table:table-cell>
          <table:table-cell table:style-name="ce2" office:value-type="string" calcext:value-type="string">
            <text:p>Anijs</text:p>
          </table:table-cell>
          <table:table-cell table:style-name="ce2"/>
          <table:table-cell table:style-name="ce2" office:value-type="string" calcext:value-type="string">
            <text:p>Keukenkruiden</text:p>
          </table:table-cell>
          <table:table-cell table:style-name="ce2" table:formula="of:=0.3*0.1" office:value-type="float" office:value="0.03" calcext:value-type="float">
            <text:p>0.03</text:p>
          </table:table-cell>
          <table:table-cell table:style-name="ce2"/>
          <table:table-cell table:style-name="ce7" office:value-type="float" office:value="2.12" calcext:value-type="float">
            <text:p>€ 2.12 </text:p>
          </table:table-cell>
          <table:table-cell table:style-name="ce2" table:formula="of:=(1*(IF (NOT((ISBLANK([.K154]))))))+(2*(IF (NOT((ISBLANK([.L154]))))))+(4*(IF (NOT((ISBLANK([.M154]))))))+(8*(IF (NOT((ISBLANK([.N154]))))))+(16*(IF (NOT((ISBLANK([.O154])))))+(32*(IF (NOT((ISBLANK([.P154]))))))+(64*(IF (NOT((ISBLANK([.Q154]))))))+(128*(IF (NOT((ISBLANK([.R154]))))))+(256*(IF (NOT((ISBLANK([.S154]))))))+(512*(IF (NOT((ISBLANK([.T154]))))))+(1024*(IF (NOT((ISBLANK([.U154]))))))+(2048*(IF (NOT((ISBLANK([.V154])))))))" office:value-type="float" office:value="12" calcext:value-type="float">
            <text:p>12</text:p>
          </table:table-cell>
          <table:table-cell table:style-name="ce2" table:formula="of:=(1*(IF (NOT((ISBLANK([.W154]))))))+(2*(IF (NOT((ISBLANK([.X154]))))))+(4*(IF (NOT((ISBLANK([.Y154]))))))+(8*(IF (NOT((ISBLANK([.Z154]))))))+(16*(IF (NOT((ISBLANK([.AA154])))))+(32*(IF (NOT((ISBLANK([.AB154]))))))+(64*(IF (NOT((ISBLANK([.AC154]))))))+(128*(IF (NOT((ISBLANK([.AD154]))))))+(256*(IF (NOT((ISBLANK([.AE154]))))))+(512*(IF (NOT((ISBLANK([.AF154]))))))+(1024*(IF (NOT((ISBLANK([.AG154]))))))+(2048*(IF (NOT((ISBLANK([.AH154])))))))" office:value-type="float" office:value="0" calcext:value-type="float">
            <text:p>0</text:p>
          </table:table-cell>
          <table:table-cell table:style-name="ce7"/>
          <table:table-cell table:number-columns-repeated="2"/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table:number-columns-repeated="1010"/>
        </table:table-row>
        <table:table-row table:style-name="ro1">
          <table:table-cell table:style-name="ce2" office:value-type="float" office:value="3020" calcext:value-type="float">
            <text:p>3020</text:p>
          </table:table-cell>
          <table:table-cell table:style-name="ce2" office:value-type="string" calcext:value-type="string">
            <text:p>Basilicum</text:p>
          </table:table-cell>
          <table:table-cell table:style-name="ce2" office:value-type="string" calcext:value-type="string">
            <text:p>Genovese</text:p>
          </table:table-cell>
          <table:table-cell table:style-name="ce2" office:value-type="string" calcext:value-type="string">
            <text:p>Keukenkruiden</text:p>
          </table:table-cell>
          <table:table-cell table:style-name="ce2" table:formula="of:=0.3*0.3" office:value-type="float" office:value="0.09" calcext:value-type="float">
            <text:p>0.09</text:p>
          </table:table-cell>
          <table:table-cell table:style-name="ce2"/>
          <table:table-cell table:style-name="ce7" office:value-type="float" office:value="2.12" calcext:value-type="float">
            <text:p>€ 2.12 </text:p>
          </table:table-cell>
          <table:table-cell table:style-name="ce2" table:formula="of:=(1*(IF (NOT((ISBLANK([.K155]))))))+(2*(IF (NOT((ISBLANK([.L155]))))))+(4*(IF (NOT((ISBLANK([.M155]))))))+(8*(IF (NOT((ISBLANK([.N155]))))))+(16*(IF (NOT((ISBLANK([.O155])))))+(32*(IF (NOT((ISBLANK([.P155]))))))+(64*(IF (NOT((ISBLANK([.Q155]))))))+(128*(IF (NOT((ISBLANK([.R155]))))))+(256*(IF (NOT((ISBLANK([.S155]))))))+(512*(IF (NOT((ISBLANK([.T155]))))))+(1024*(IF (NOT((ISBLANK([.U155]))))))+(2048*(IF (NOT((ISBLANK([.V155])))))))" office:value-type="float" office:value="16" calcext:value-type="float">
            <text:p>16</text:p>
          </table:table-cell>
          <table:table-cell table:style-name="ce2" table:formula="of:=(1*(IF (NOT((ISBLANK([.W155]))))))+(2*(IF (NOT((ISBLANK([.X155]))))))+(4*(IF (NOT((ISBLANK([.Y155]))))))+(8*(IF (NOT((ISBLANK([.Z155]))))))+(16*(IF (NOT((ISBLANK([.AA155])))))+(32*(IF (NOT((ISBLANK([.AB155]))))))+(64*(IF (NOT((ISBLANK([.AC155]))))))+(128*(IF (NOT((ISBLANK([.AD155]))))))+(256*(IF (NOT((ISBLANK([.AE155]))))))+(512*(IF (NOT((ISBLANK([.AF155]))))))+(1024*(IF (NOT((ISBLANK([.AG155]))))))+(2048*(IF (NOT((ISBLANK([.AH155])))))))" office:value-type="float" office:value="0" calcext:value-type="float">
            <text:p>0</text:p>
          </table:table-cell>
          <table:table-cell table:style-name="ce7" office:value-type="string" calcext:value-type="string">
            <text:p>Eenjarig</text:p>
          </table:table-cell>
          <table:table-cell table:number-columns-repeated="4"/>
          <table:table-cell office:value-type="string" calcext:value-type="string">
            <text:p>Mei</text:p>
          </table:table-cell>
          <table:table-cell table:number-columns-repeated="1009"/>
        </table:table-row>
        <table:table-row table:style-name="ro1">
          <table:table-cell table:style-name="ce2" office:value-type="float" office:value="3030" calcext:value-type="float">
            <text:p>3030</text:p>
          </table:table-cell>
          <table:table-cell table:style-name="ce2" office:value-type="string" calcext:value-type="string">
            <text:p>Basilicum</text:p>
          </table:table-cell>
          <table:table-cell table:style-name="ce2" office:value-type="string" calcext:value-type="string">
            <text:p>Rood</text:p>
          </table:table-cell>
          <table:table-cell table:style-name="ce2" office:value-type="string" calcext:value-type="string">
            <text:p>Keukenkruiden</text:p>
          </table:table-cell>
          <table:table-cell table:style-name="ce2" table:formula="of:=0.3*0.3" office:value-type="float" office:value="0.09" calcext:value-type="float">
            <text:p>0.09</text:p>
          </table:table-cell>
          <table:table-cell table:style-name="ce2"/>
          <table:table-cell table:style-name="ce7" office:value-type="float" office:value="2.12" calcext:value-type="float">
            <text:p>€ 2.12 </text:p>
          </table:table-cell>
          <table:table-cell table:style-name="ce2" table:formula="of:=(1*(IF (NOT((ISBLANK([.K156]))))))+(2*(IF (NOT((ISBLANK([.L156]))))))+(4*(IF (NOT((ISBLANK([.M156]))))))+(8*(IF (NOT((ISBLANK([.N156]))))))+(16*(IF (NOT((ISBLANK([.O156])))))+(32*(IF (NOT((ISBLANK([.P156]))))))+(64*(IF (NOT((ISBLANK([.Q156]))))))+(128*(IF (NOT((ISBLANK([.R156]))))))+(256*(IF (NOT((ISBLANK([.S156]))))))+(512*(IF (NOT((ISBLANK([.T156]))))))+(1024*(IF (NOT((ISBLANK([.U156]))))))+(2048*(IF (NOT((ISBLANK([.V156])))))))" office:value-type="float" office:value="16" calcext:value-type="float">
            <text:p>16</text:p>
          </table:table-cell>
          <table:table-cell table:style-name="ce2" table:formula="of:=(1*(IF (NOT((ISBLANK([.W156]))))))+(2*(IF (NOT((ISBLANK([.X156]))))))+(4*(IF (NOT((ISBLANK([.Y156]))))))+(8*(IF (NOT((ISBLANK([.Z156]))))))+(16*(IF (NOT((ISBLANK([.AA156])))))+(32*(IF (NOT((ISBLANK([.AB156]))))))+(64*(IF (NOT((ISBLANK([.AC156]))))))+(128*(IF (NOT((ISBLANK([.AD156]))))))+(256*(IF (NOT((ISBLANK([.AE156]))))))+(512*(IF (NOT((ISBLANK([.AF156]))))))+(1024*(IF (NOT((ISBLANK([.AG156]))))))+(2048*(IF (NOT((ISBLANK([.AH156])))))))" office:value-type="float" office:value="0" calcext:value-type="float">
            <text:p>0</text:p>
          </table:table-cell>
          <table:table-cell table:style-name="ce7" office:value-type="string" calcext:value-type="string">
            <text:p>Eenjarig</text:p>
          </table:table-cell>
          <table:table-cell table:number-columns-repeated="4"/>
          <table:table-cell office:value-type="string" calcext:value-type="string">
            <text:p>Mei</text:p>
          </table:table-cell>
          <table:table-cell table:number-columns-repeated="1009"/>
        </table:table-row>
        <table:table-row table:style-name="ro1">
          <table:table-cell table:style-name="ce2" office:value-type="float" office:value="3035" calcext:value-type="float">
            <text:p>3035</text:p>
          </table:table-cell>
          <table:table-cell table:style-name="ce2" office:value-type="string" calcext:value-type="string">
            <text:p>Basilicum</text:p>
          </table:table-cell>
          <table:table-cell table:style-name="ce2" office:value-type="string" calcext:value-type="string">
            <text:p>Kaneel</text:p>
          </table:table-cell>
          <table:table-cell table:style-name="ce2" office:value-type="string" calcext:value-type="string">
            <text:p>Keukenkruiden</text:p>
          </table:table-cell>
          <table:table-cell table:style-name="ce2" table:formula="of:=0.3*0.3" office:value-type="float" office:value="0.09" calcext:value-type="float">
            <text:p>0.09</text:p>
          </table:table-cell>
          <table:table-cell table:style-name="ce2"/>
          <table:table-cell table:style-name="ce7" office:value-type="float" office:value="2.12" calcext:value-type="float">
            <text:p>€ 2.12 </text:p>
          </table:table-cell>
          <table:table-cell table:style-name="ce2" table:formula="of:=(1*(IF (NOT((ISBLANK([.K157]))))))+(2*(IF (NOT((ISBLANK([.L157]))))))+(4*(IF (NOT((ISBLANK([.M157]))))))+(8*(IF (NOT((ISBLANK([.N157]))))))+(16*(IF (NOT((ISBLANK([.O157])))))+(32*(IF (NOT((ISBLANK([.P157]))))))+(64*(IF (NOT((ISBLANK([.Q157]))))))+(128*(IF (NOT((ISBLANK([.R157]))))))+(256*(IF (NOT((ISBLANK([.S157]))))))+(512*(IF (NOT((ISBLANK([.T157]))))))+(1024*(IF (NOT((ISBLANK([.U157]))))))+(2048*(IF (NOT((ISBLANK([.V157])))))))" office:value-type="float" office:value="16" calcext:value-type="float">
            <text:p>16</text:p>
          </table:table-cell>
          <table:table-cell table:style-name="ce2" table:formula="of:=(1*(IF (NOT((ISBLANK([.W157]))))))+(2*(IF (NOT((ISBLANK([.X157]))))))+(4*(IF (NOT((ISBLANK([.Y157]))))))+(8*(IF (NOT((ISBLANK([.Z157]))))))+(16*(IF (NOT((ISBLANK([.AA157])))))+(32*(IF (NOT((ISBLANK([.AB157]))))))+(64*(IF (NOT((ISBLANK([.AC157]))))))+(128*(IF (NOT((ISBLANK([.AD157]))))))+(256*(IF (NOT((ISBLANK([.AE157]))))))+(512*(IF (NOT((ISBLANK([.AF157]))))))+(1024*(IF (NOT((ISBLANK([.AG157]))))))+(2048*(IF (NOT((ISBLANK([.AH157])))))))" office:value-type="float" office:value="0" calcext:value-type="float">
            <text:p>0</text:p>
          </table:table-cell>
          <table:table-cell table:style-name="ce7"/>
          <table:table-cell table:number-columns-repeated="4"/>
          <table:table-cell office:value-type="string" calcext:value-type="string">
            <text:p>Mei</text:p>
          </table:table-cell>
          <table:table-cell table:number-columns-repeated="1009"/>
        </table:table-row>
        <table:table-row table:style-name="ro1">
          <table:table-cell table:style-name="ce2" office:value-type="float" office:value="3040" calcext:value-type="float">
            <text:p>3040</text:p>
          </table:table-cell>
          <table:table-cell table:style-name="ce2" office:value-type="string" calcext:value-type="string">
            <text:p>Bieslook, fijne </text:p>
          </table:table-cell>
          <table:table-cell table:style-name="ce2"/>
          <table:table-cell table:style-name="ce2" office:value-type="string" calcext:value-type="string">
            <text:p>Keukenkruiden</text:p>
          </table:table-cell>
          <table:table-cell table:style-name="ce2" table:formula="of:=0.2*0.2" office:value-type="float" office:value="0.04" calcext:value-type="float">
            <text:p>0.04</text:p>
          </table:table-cell>
          <table:table-cell table:style-name="ce2"/>
          <table:table-cell table:style-name="ce7" office:value-type="float" office:value="2.12" calcext:value-type="float">
            <text:p>€ 2.12 </text:p>
          </table:table-cell>
          <table:table-cell table:style-name="ce2" table:formula="of:=(1*(IF (NOT((ISBLANK([.K158]))))))+(2*(IF (NOT((ISBLANK([.L158]))))))+(4*(IF (NOT((ISBLANK([.M158]))))))+(8*(IF (NOT((ISBLANK([.N158]))))))+(16*(IF (NOT((ISBLANK([.O158])))))+(32*(IF (NOT((ISBLANK([.P158]))))))+(64*(IF (NOT((ISBLANK([.Q158]))))))+(128*(IF (NOT((ISBLANK([.R158]))))))+(256*(IF (NOT((ISBLANK([.S158]))))))+(512*(IF (NOT((ISBLANK([.T158]))))))+(1024*(IF (NOT((ISBLANK([.U158]))))))+(2048*(IF (NOT((ISBLANK([.V158])))))))" office:value-type="float" office:value="4092" calcext:value-type="float">
            <text:p>4092</text:p>
          </table:table-cell>
          <table:table-cell table:style-name="ce2" table:formula="of:=(1*(IF (NOT((ISBLANK([.W158]))))))+(2*(IF (NOT((ISBLANK([.X158]))))))+(4*(IF (NOT((ISBLANK([.Y158]))))))+(8*(IF (NOT((ISBLANK([.Z158]))))))+(16*(IF (NOT((ISBLANK([.AA158])))))+(32*(IF (NOT((ISBLANK([.AB158]))))))+(64*(IF (NOT((ISBLANK([.AC158]))))))+(128*(IF (NOT((ISBLANK([.AD158]))))))+(256*(IF (NOT((ISBLANK([.AE158]))))))+(512*(IF (NOT((ISBLANK([.AF158]))))))+(1024*(IF (NOT((ISBLANK([.AG158]))))))+(2048*(IF (NOT((ISBLANK([.AH158])))))))" office:value-type="float" office:value="0" calcext:value-type="float">
            <text:p>0</text:p>
          </table:table-cell>
          <table:table-cell table:style-name="ce7" office:value-type="string" calcext:value-type="string">
            <text:p>Meerjarig</text:p>
          </table:table-cell>
          <table:table-cell table:number-columns-repeated="2"/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table:number-columns-repeated="1002"/>
        </table:table-row>
        <table:table-row table:style-name="ro1">
          <table:table-cell table:style-name="ce2" office:value-type="float" office:value="3050" calcext:value-type="float">
            <text:p>3050</text:p>
          </table:table-cell>
          <table:table-cell table:style-name="ce2" office:value-type="string" calcext:value-type="string">
            <text:p>Bonenkruid</text:p>
          </table:table-cell>
          <table:table-cell table:style-name="ce2"/>
          <table:table-cell table:style-name="ce2" office:value-type="string" calcext:value-type="string">
            <text:p>Keukenkruiden</text:p>
          </table:table-cell>
          <table:table-cell table:style-name="ce2" table:formula="of:=0.2*0.3" office:value-type="float" office:value="0.06" calcext:value-type="float">
            <text:p>0.06</text:p>
          </table:table-cell>
          <table:table-cell table:style-name="ce2"/>
          <table:table-cell table:style-name="ce7" office:value-type="float" office:value="2.12" calcext:value-type="float">
            <text:p>€ 2.12 </text:p>
          </table:table-cell>
          <table:table-cell table:style-name="ce2" table:formula="of:=(1*(IF (NOT((ISBLANK([.K159]))))))+(2*(IF (NOT((ISBLANK([.L159]))))))+(4*(IF (NOT((ISBLANK([.M159]))))))+(8*(IF (NOT((ISBLANK([.N159]))))))+(16*(IF (NOT((ISBLANK([.O159])))))+(32*(IF (NOT((ISBLANK([.P159]))))))+(64*(IF (NOT((ISBLANK([.Q159]))))))+(128*(IF (NOT((ISBLANK([.R159]))))))+(256*(IF (NOT((ISBLANK([.S159]))))))+(512*(IF (NOT((ISBLANK([.T159]))))))+(1024*(IF (NOT((ISBLANK([.U159]))))))+(2048*(IF (NOT((ISBLANK([.V159])))))))" office:value-type="float" office:value="56" calcext:value-type="float">
            <text:p>56</text:p>
          </table:table-cell>
          <table:table-cell table:style-name="ce2" table:formula="of:=(1*(IF (NOT((ISBLANK([.W159]))))))+(2*(IF (NOT((ISBLANK([.X159]))))))+(4*(IF (NOT((ISBLANK([.Y159]))))))+(8*(IF (NOT((ISBLANK([.Z159]))))))+(16*(IF (NOT((ISBLANK([.AA159])))))+(32*(IF (NOT((ISBLANK([.AB159]))))))+(64*(IF (NOT((ISBLANK([.AC159]))))))+(128*(IF (NOT((ISBLANK([.AD159]))))))+(256*(IF (NOT((ISBLANK([.AE159]))))))+(512*(IF (NOT((ISBLANK([.AF159]))))))+(1024*(IF (NOT((ISBLANK([.AG159]))))))+(2048*(IF (NOT((ISBLANK([.AH159])))))))" office:value-type="float" office:value="0" calcext:value-type="float">
            <text:p>0</text:p>
          </table:table-cell>
          <table:table-cell table:style-name="ce7" office:value-type="string" calcext:value-type="string">
            <text:p>Eenjarig</text:p>
          </table:table-cell>
          <table:table-cell table:number-columns-repeated="3"/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table:number-columns-repeated="1008"/>
        </table:table-row>
        <table:table-row table:style-name="ro1">
          <table:table-cell table:style-name="ce2" office:value-type="float" office:value="3060" calcext:value-type="float">
            <text:p>3060</text:p>
          </table:table-cell>
          <table:table-cell table:style-name="ce2" office:value-type="string" calcext:value-type="string">
            <text:p>Chinese bieslook</text:p>
          </table:table-cell>
          <table:table-cell table:style-name="ce2"/>
          <table:table-cell table:style-name="ce2" office:value-type="string" calcext:value-type="string">
            <text:p>Keukenkruiden</text:p>
          </table:table-cell>
          <table:table-cell table:style-name="ce2" table:formula="of:=0.25*0.2" office:value-type="float" office:value="0.05" calcext:value-type="float">
            <text:p>0.05</text:p>
          </table:table-cell>
          <table:table-cell table:style-name="ce2"/>
          <table:table-cell table:style-name="ce7" office:value-type="float" office:value="2.12" calcext:value-type="float">
            <text:p>€ 2.12 </text:p>
          </table:table-cell>
          <table:table-cell table:style-name="ce2" table:formula="of:=(1*(IF (NOT((ISBLANK([.K160]))))))+(2*(IF (NOT((ISBLANK([.L160]))))))+(4*(IF (NOT((ISBLANK([.M160]))))))+(8*(IF (NOT((ISBLANK([.N160]))))))+(16*(IF (NOT((ISBLANK([.O160])))))+(32*(IF (NOT((ISBLANK([.P160]))))))+(64*(IF (NOT((ISBLANK([.Q160]))))))+(128*(IF (NOT((ISBLANK([.R160]))))))+(256*(IF (NOT((ISBLANK([.S160]))))))+(512*(IF (NOT((ISBLANK([.T160]))))))+(1024*(IF (NOT((ISBLANK([.U160]))))))+(2048*(IF (NOT((ISBLANK([.V160])))))))" office:value-type="float" office:value="4064" calcext:value-type="float">
            <text:p>4064</text:p>
          </table:table-cell>
          <table:table-cell table:style-name="ce2" table:formula="of:=(1*(IF (NOT((ISBLANK([.W160]))))))+(2*(IF (NOT((ISBLANK([.X160]))))))+(4*(IF (NOT((ISBLANK([.Y160]))))))+(8*(IF (NOT((ISBLANK([.Z160]))))))+(16*(IF (NOT((ISBLANK([.AA160])))))+(32*(IF (NOT((ISBLANK([.AB160]))))))+(64*(IF (NOT((ISBLANK([.AC160]))))))+(128*(IF (NOT((ISBLANK([.AD160]))))))+(256*(IF (NOT((ISBLANK([.AE160]))))))+(512*(IF (NOT((ISBLANK([.AF160]))))))+(1024*(IF (NOT((ISBLANK([.AG160]))))))+(2048*(IF (NOT((ISBLANK([.AH160])))))))" office:value-type="float" office:value="0" calcext:value-type="float">
            <text:p>0</text:p>
          </table:table-cell>
          <table:table-cell table:style-name="ce7" office:value-type="string" calcext:value-type="string">
            <text:p>Meerjarig</text:p>
          </table:table-cell>
          <table:table-cell table:number-columns-repeated="5"/>
          <table:table-cell office:value-type="string" calcext:value-type="string">
            <text:p>Jun</text:p>
          </table:table-cell>
          <table:table-cell table:style-name="ce10" office:value-type="string" calcext:value-type="string">
            <text:p>Jul</text:p>
          </table:table-cell>
          <table:table-cell table:style-name="ce10" office:value-type="string" calcext:value-type="string">
            <text:p>Aug</text:p>
          </table:table-cell>
          <table:table-cell table:style-name="ce10" office:value-type="string" calcext:value-type="string">
            <text:p>Sep</text:p>
          </table:table-cell>
          <table:table-cell table:style-name="ce10" office:value-type="string" calcext:value-type="string">
            <text:p>Okt</text:p>
          </table:table-cell>
          <table:table-cell table:style-name="ce10" office:value-type="string" calcext:value-type="string">
            <text:p>Nov</text:p>
          </table:table-cell>
          <table:table-cell table:style-name="ce10" office:value-type="string" calcext:value-type="string">
            <text:p>Dec</text:p>
          </table:table-cell>
          <table:table-cell table:number-columns-repeated="1002"/>
        </table:table-row>
        <table:table-row table:style-name="ro1">
          <table:table-cell table:style-name="ce2" office:value-type="float" office:value="3080" calcext:value-type="float">
            <text:p>3080</text:p>
          </table:table-cell>
          <table:table-cell table:style-name="ce2" office:value-type="string" calcext:value-type="string">
            <text:p>Citroenmelisse</text:p>
          </table:table-cell>
          <table:table-cell table:style-name="ce2"/>
          <table:table-cell table:style-name="ce2" office:value-type="string" calcext:value-type="string">
            <text:p>Keukenkruiden</text:p>
          </table:table-cell>
          <table:table-cell table:style-name="ce2" table:formula="of:=0.3*0.4" office:value-type="float" office:value="0.12" calcext:value-type="float">
            <text:p>0.12</text:p>
          </table:table-cell>
          <table:table-cell table:style-name="ce2"/>
          <table:table-cell table:style-name="ce7" office:value-type="float" office:value="2.12" calcext:value-type="float">
            <text:p>€ 2.12 </text:p>
          </table:table-cell>
          <table:table-cell table:style-name="ce2" table:formula="of:=(1*(IF (NOT((ISBLANK([.K161]))))))+(2*(IF (NOT((ISBLANK([.L161]))))))+(4*(IF (NOT((ISBLANK([.M161]))))))+(8*(IF (NOT((ISBLANK([.N161]))))))+(16*(IF (NOT((ISBLANK([.O161])))))+(32*(IF (NOT((ISBLANK([.P161]))))))+(64*(IF (NOT((ISBLANK([.Q161]))))))+(128*(IF (NOT((ISBLANK([.R161]))))))+(256*(IF (NOT((ISBLANK([.S161]))))))+(512*(IF (NOT((ISBLANK([.T161]))))))+(1024*(IF (NOT((ISBLANK([.U161]))))))+(2048*(IF (NOT((ISBLANK([.V161])))))))" office:value-type="float" office:value="16" calcext:value-type="float">
            <text:p>16</text:p>
          </table:table-cell>
          <table:table-cell table:style-name="ce2" table:formula="of:=(1*(IF (NOT((ISBLANK([.W161]))))))+(2*(IF (NOT((ISBLANK([.X161]))))))+(4*(IF (NOT((ISBLANK([.Y161]))))))+(8*(IF (NOT((ISBLANK([.Z161]))))))+(16*(IF (NOT((ISBLANK([.AA161])))))+(32*(IF (NOT((ISBLANK([.AB161]))))))+(64*(IF (NOT((ISBLANK([.AC161]))))))+(128*(IF (NOT((ISBLANK([.AD161]))))))+(256*(IF (NOT((ISBLANK([.AE161]))))))+(512*(IF (NOT((ISBLANK([.AF161]))))))+(1024*(IF (NOT((ISBLANK([.AG161]))))))+(2048*(IF (NOT((ISBLANK([.AH161])))))))" office:value-type="float" office:value="0" calcext:value-type="float">
            <text:p>0</text:p>
          </table:table-cell>
          <table:table-cell table:style-name="ce7" office:value-type="string" calcext:value-type="string">
            <text:p>Meerjarig</text:p>
          </table:table-cell>
          <table:table-cell table:number-columns-repeated="4"/>
          <table:table-cell office:value-type="string" calcext:value-type="string">
            <text:p>Mei</text:p>
          </table:table-cell>
          <table:table-cell table:number-columns-repeated="1009"/>
        </table:table-row>
        <table:table-row table:style-name="ro1">
          <table:table-cell table:style-name="ce2" office:value-type="float" office:value="3090" calcext:value-type="float">
            <text:p>3090</text:p>
          </table:table-cell>
          <table:table-cell table:style-name="ce2" office:value-type="string" calcext:value-type="string">
            <text:p>Dille</text:p>
          </table:table-cell>
          <table:table-cell table:style-name="ce2"/>
          <table:table-cell table:style-name="ce2" office:value-type="string" calcext:value-type="string">
            <text:p>Keukenkruiden</text:p>
          </table:table-cell>
          <table:table-cell table:style-name="ce2" table:formula="of:=0.2*0.2" office:value-type="float" office:value="0.04" calcext:value-type="float">
            <text:p>0.04</text:p>
          </table:table-cell>
          <table:table-cell table:style-name="ce2"/>
          <table:table-cell table:style-name="ce7" office:value-type="float" office:value="2.12" calcext:value-type="float">
            <text:p>€ 2.12 </text:p>
          </table:table-cell>
          <table:table-cell table:style-name="ce2" table:formula="of:=(1*(IF (NOT((ISBLANK([.K162]))))))+(2*(IF (NOT((ISBLANK([.L162]))))))+(4*(IF (NOT((ISBLANK([.M162]))))))+(8*(IF (NOT((ISBLANK([.N162]))))))+(16*(IF (NOT((ISBLANK([.O162])))))+(32*(IF (NOT((ISBLANK([.P162]))))))+(64*(IF (NOT((ISBLANK([.Q162]))))))+(128*(IF (NOT((ISBLANK([.R162]))))))+(256*(IF (NOT((ISBLANK([.S162]))))))+(512*(IF (NOT((ISBLANK([.T162]))))))+(1024*(IF (NOT((ISBLANK([.U162]))))))+(2048*(IF (NOT((ISBLANK([.V162])))))))" office:value-type="float" office:value="4095" calcext:value-type="float">
            <text:p>4095</text:p>
          </table:table-cell>
          <table:table-cell table:style-name="ce2" table:formula="of:=(1*(IF (NOT((ISBLANK([.W162]))))))+(2*(IF (NOT((ISBLANK([.X162]))))))+(4*(IF (NOT((ISBLANK([.Y162]))))))+(8*(IF (NOT((ISBLANK([.Z162]))))))+(16*(IF (NOT((ISBLANK([.AA162])))))+(32*(IF (NOT((ISBLANK([.AB162]))))))+(64*(IF (NOT((ISBLANK([.AC162]))))))+(128*(IF (NOT((ISBLANK([.AD162]))))))+(256*(IF (NOT((ISBLANK([.AE162]))))))+(512*(IF (NOT((ISBLANK([.AF162]))))))+(1024*(IF (NOT((ISBLANK([.AG162]))))))+(2048*(IF (NOT((ISBLANK([.AH162])))))))" office:value-type="float" office:value="0" calcext:value-type="float">
            <text:p>0</text:p>
          </table:table-cell>
          <table:table-cell table:style-name="ce7"/>
          <table:table-cell table:style-name="ce10" office:value-type="string" calcext:value-type="string">
            <text:p>Jan</text:p>
          </table:table-cell>
          <table:table-cell table:style-name="ce10" office:value-type="string" calcext:value-type="string">
            <text:p>Feb </text:p>
          </table:table-cell>
          <table:table-cell table:style-name="ce10" office:value-type="string" calcext:value-type="string">
            <text:p>Mrt</text:p>
          </table:table-cell>
          <table:table-cell table:style-name="ce10" office:value-type="string" calcext:value-type="string">
            <text:p>Apr</text:p>
          </table:table-cell>
          <table:table-cell table:style-name="ce10" office:value-type="string" calcext:value-type="string">
            <text:p>Mei</text:p>
          </table:table-cell>
          <table:table-cell table:style-name="ce10" office:value-type="string" calcext:value-type="string">
            <text:p>Jun</text:p>
          </table:table-cell>
          <table:table-cell table:style-name="ce10" office:value-type="string" calcext:value-type="string">
            <text:p>Jul</text:p>
          </table:table-cell>
          <table:table-cell table:style-name="ce10" office:value-type="string" calcext:value-type="string">
            <text:p>Aug</text:p>
          </table:table-cell>
          <table:table-cell table:style-name="ce10" office:value-type="string" calcext:value-type="string">
            <text:p>Sep</text:p>
          </table:table-cell>
          <table:table-cell table:style-name="ce10" office:value-type="string" calcext:value-type="string">
            <text:p>Okt</text:p>
          </table:table-cell>
          <table:table-cell table:style-name="ce10" office:value-type="string" calcext:value-type="string">
            <text:p>Nov</text:p>
          </table:table-cell>
          <table:table-cell table:style-name="ce10" office:value-type="string" calcext:value-type="string">
            <text:p>Dec</text:p>
          </table:table-cell>
          <table:table-cell table:number-columns-repeated="1002"/>
        </table:table-row>
        <table:table-row table:style-name="ro1">
          <table:table-cell table:style-name="ce2" office:value-type="float" office:value="3110" calcext:value-type="float">
            <text:p>3110</text:p>
          </table:table-cell>
          <table:table-cell table:style-name="ce2" office:value-type="string" calcext:value-type="string">
            <text:p>Hyssop</text:p>
          </table:table-cell>
          <table:table-cell table:style-name="ce2"/>
          <table:table-cell table:style-name="ce2" office:value-type="string" calcext:value-type="string">
            <text:p>Keukenkruiden</text:p>
          </table:table-cell>
          <table:table-cell table:style-name="ce2" table:formula="of:=0.3*0.3" office:value-type="float" office:value="0.09" calcext:value-type="float">
            <text:p>0.09</text:p>
          </table:table-cell>
          <table:table-cell table:style-name="ce2"/>
          <table:table-cell table:style-name="ce7" office:value-type="float" office:value="2.12" calcext:value-type="float">
            <text:p>€ 2.12 </text:p>
          </table:table-cell>
          <table:table-cell table:style-name="ce2" table:formula="of:=(1*(IF (NOT((ISBLANK([.K163]))))))+(2*(IF (NOT((ISBLANK([.L163]))))))+(4*(IF (NOT((ISBLANK([.M163]))))))+(8*(IF (NOT((ISBLANK([.N163]))))))+(16*(IF (NOT((ISBLANK([.O163])))))+(32*(IF (NOT((ISBLANK([.P163]))))))+(64*(IF (NOT((ISBLANK([.Q163]))))))+(128*(IF (NOT((ISBLANK([.R163]))))))+(256*(IF (NOT((ISBLANK([.S163]))))))+(512*(IF (NOT((ISBLANK([.T163]))))))+(1024*(IF (NOT((ISBLANK([.U163]))))))+(2048*(IF (NOT((ISBLANK([.V163])))))))" office:value-type="float" office:value="56" calcext:value-type="float">
            <text:p>56</text:p>
          </table:table-cell>
          <table:table-cell table:style-name="ce2" table:formula="of:=(1*(IF (NOT((ISBLANK([.W163]))))))+(2*(IF (NOT((ISBLANK([.X163]))))))+(4*(IF (NOT((ISBLANK([.Y163]))))))+(8*(IF (NOT((ISBLANK([.Z163]))))))+(16*(IF (NOT((ISBLANK([.AA163])))))+(32*(IF (NOT((ISBLANK([.AB163]))))))+(64*(IF (NOT((ISBLANK([.AC163]))))))+(128*(IF (NOT((ISBLANK([.AD163]))))))+(256*(IF (NOT((ISBLANK([.AE163]))))))+(512*(IF (NOT((ISBLANK([.AF163]))))))+(1024*(IF (NOT((ISBLANK([.AG163]))))))+(2048*(IF (NOT((ISBLANK([.AH163])))))))" office:value-type="float" office:value="0" calcext:value-type="float">
            <text:p>0</text:p>
          </table:table-cell>
          <table:table-cell table:style-name="ce7" office:value-type="string" calcext:value-type="string">
            <text:p>Meerjarig</text:p>
          </table:table-cell>
          <table:table-cell table:number-columns-repeated="3"/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table:number-columns-repeated="1008"/>
        </table:table-row>
        <table:table-row table:style-name="ro1">
          <table:table-cell table:style-name="ce2" office:value-type="float" office:value="3120" calcext:value-type="float">
            <text:p>3120</text:p>
          </table:table-cell>
          <table:table-cell table:style-name="ce2" office:value-type="string" calcext:value-type="string">
            <text:p>Karwij</text:p>
          </table:table-cell>
          <table:table-cell table:style-name="ce2"/>
          <table:table-cell table:style-name="ce2" office:value-type="string" calcext:value-type="string">
            <text:p>Keukenkruiden</text:p>
          </table:table-cell>
          <table:table-cell table:style-name="ce2" table:formula="of:=0.325*0.15" office:value-type="float" office:value="0.04875" calcext:value-type="float">
            <text:p>0.04875</text:p>
          </table:table-cell>
          <table:table-cell table:style-name="ce2"/>
          <table:table-cell table:style-name="ce7" office:value-type="float" office:value="2.12" calcext:value-type="float">
            <text:p>€ 2.12 </text:p>
          </table:table-cell>
          <table:table-cell table:style-name="ce2" table:formula="of:=(1*(IF (NOT((ISBLANK([.K164]))))))+(2*(IF (NOT((ISBLANK([.L164]))))))+(4*(IF (NOT((ISBLANK([.M164]))))))+(8*(IF (NOT((ISBLANK([.N164]))))))+(16*(IF (NOT((ISBLANK([.O164])))))+(32*(IF (NOT((ISBLANK([.P164]))))))+(64*(IF (NOT((ISBLANK([.Q164]))))))+(128*(IF (NOT((ISBLANK([.R164]))))))+(256*(IF (NOT((ISBLANK([.S164]))))))+(512*(IF (NOT((ISBLANK([.T164]))))))+(1024*(IF (NOT((ISBLANK([.U164]))))))+(2048*(IF (NOT((ISBLANK([.V164])))))))" office:value-type="float" office:value="24" calcext:value-type="float">
            <text:p>24</text:p>
          </table:table-cell>
          <table:table-cell table:style-name="ce2" table:formula="of:=(1*(IF (NOT((ISBLANK([.W164]))))))+(2*(IF (NOT((ISBLANK([.X164]))))))+(4*(IF (NOT((ISBLANK([.Y164]))))))+(8*(IF (NOT((ISBLANK([.Z164]))))))+(16*(IF (NOT((ISBLANK([.AA164])))))+(32*(IF (NOT((ISBLANK([.AB164]))))))+(64*(IF (NOT((ISBLANK([.AC164]))))))+(128*(IF (NOT((ISBLANK([.AD164]))))))+(256*(IF (NOT((ISBLANK([.AE164]))))))+(512*(IF (NOT((ISBLANK([.AF164]))))))+(1024*(IF (NOT((ISBLANK([.AG164]))))))+(2048*(IF (NOT((ISBLANK([.AH164])))))))" office:value-type="float" office:value="0" calcext:value-type="float">
            <text:p>0</text:p>
          </table:table-cell>
          <table:table-cell table:style-name="ce7" office:value-type="string" calcext:value-type="string">
            <text:p>Tweejarig</text:p>
          </table:table-cell>
          <table:table-cell table:number-columns-repeated="3"/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table:number-columns-repeated="1009"/>
        </table:table-row>
        <table:table-row table:style-name="ro1">
          <table:table-cell table:style-name="ce2" office:value-type="float" office:value="3130" calcext:value-type="float">
            <text:p>3130</text:p>
          </table:table-cell>
          <table:table-cell table:style-name="ce2" office:value-type="string" calcext:value-type="string">
            <text:p>Kervel</text:p>
          </table:table-cell>
          <table:table-cell table:style-name="ce2" office:value-type="string" calcext:value-type="string">
            <text:p>Fijne Krul</text:p>
          </table:table-cell>
          <table:table-cell table:style-name="ce2" office:value-type="string" calcext:value-type="string">
            <text:p>Keukenkruiden</text:p>
          </table:table-cell>
          <table:table-cell table:style-name="ce2" table:number-columns-repeated="2"/>
          <table:table-cell table:style-name="ce7" office:value-type="float" office:value="2.12" calcext:value-type="float">
            <text:p>€ 2.12 </text:p>
          </table:table-cell>
          <table:table-cell table:style-name="ce2" table:formula="of:=(1*(IF (NOT((ISBLANK([.K165]))))))+(2*(IF (NOT((ISBLANK([.L165]))))))+(4*(IF (NOT((ISBLANK([.M165]))))))+(8*(IF (NOT((ISBLANK([.N165]))))))+(16*(IF (NOT((ISBLANK([.O165])))))+(32*(IF (NOT((ISBLANK([.P165]))))))+(64*(IF (NOT((ISBLANK([.Q165]))))))+(128*(IF (NOT((ISBLANK([.R165]))))))+(256*(IF (NOT((ISBLANK([.S165]))))))+(512*(IF (NOT((ISBLANK([.T165]))))))+(1024*(IF (NOT((ISBLANK([.U165]))))))+(2048*(IF (NOT((ISBLANK([.V165])))))))" office:value-type="float" office:value="252" calcext:value-type="float">
            <text:p>252</text:p>
          </table:table-cell>
          <table:table-cell table:style-name="ce2" table:formula="of:=(1*(IF (NOT((ISBLANK([.W165]))))))+(2*(IF (NOT((ISBLANK([.X165]))))))+(4*(IF (NOT((ISBLANK([.Y165]))))))+(8*(IF (NOT((ISBLANK([.Z165]))))))+(16*(IF (NOT((ISBLANK([.AA165])))))+(32*(IF (NOT((ISBLANK([.AB165]))))))+(64*(IF (NOT((ISBLANK([.AC165]))))))+(128*(IF (NOT((ISBLANK([.AD165]))))))+(256*(IF (NOT((ISBLANK([.AE165]))))))+(512*(IF (NOT((ISBLANK([.AF165]))))))+(1024*(IF (NOT((ISBLANK([.AG165]))))))+(2048*(IF (NOT((ISBLANK([.AH165])))))))" office:value-type="float" office:value="4095" calcext:value-type="float">
            <text:p>4095</text:p>
          </table:table-cell>
          <table:table-cell table:style-name="ce7" office:value-type="string" calcext:value-type="string">
            <text:p>Eenjarig</text:p>
          </table:table-cell>
          <table:table-cell table:number-columns-repeated="2"/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table:number-columns-repeated="4"/>
          <table:table-cell office:value-type="string" calcext:value-type="string">
            <text:p>Jan</text:p>
          </table:table-cell>
          <table:table-cell office:value-type="string" calcext:value-type="string">
            <text:p>Feb 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table:number-columns-repeated="990"/>
        </table:table-row>
        <table:table-row table:style-name="ro1">
          <table:table-cell table:style-name="ce2" office:value-type="float" office:value="3135" calcext:value-type="float">
            <text:p>3135</text:p>
          </table:table-cell>
          <table:table-cell table:style-name="ce2" office:value-type="string" calcext:value-type="string">
            <text:p>Kervel</text:p>
          </table:table-cell>
          <table:table-cell table:style-name="ce2" office:value-type="string" calcext:value-type="string">
            <text:p>Massa</text:p>
          </table:table-cell>
          <table:table-cell table:style-name="ce2" office:value-type="string" calcext:value-type="string">
            <text:p>Keukenkruiden</text:p>
          </table:table-cell>
          <table:table-cell table:style-name="ce2" table:number-columns-repeated="2"/>
          <table:table-cell table:style-name="ce7" office:value-type="float" office:value="2.12" calcext:value-type="float">
            <text:p>€ 2.12 </text:p>
          </table:table-cell>
          <table:table-cell table:style-name="ce2" table:formula="of:=(1*(IF (NOT((ISBLANK([.K166]))))))+(2*(IF (NOT((ISBLANK([.L166]))))))+(4*(IF (NOT((ISBLANK([.M166]))))))+(8*(IF (NOT((ISBLANK([.N166]))))))+(16*(IF (NOT((ISBLANK([.O166])))))+(32*(IF (NOT((ISBLANK([.P166]))))))+(64*(IF (NOT((ISBLANK([.Q166]))))))+(128*(IF (NOT((ISBLANK([.R166]))))))+(256*(IF (NOT((ISBLANK([.S166]))))))+(512*(IF (NOT((ISBLANK([.T166]))))))+(1024*(IF (NOT((ISBLANK([.U166]))))))+(2048*(IF (NOT((ISBLANK([.V166])))))))" office:value-type="float" office:value="252" calcext:value-type="float">
            <text:p>252</text:p>
          </table:table-cell>
          <table:table-cell table:style-name="ce2" table:formula="of:=(1*(IF (NOT((ISBLANK([.W166]))))))+(2*(IF (NOT((ISBLANK([.X166]))))))+(4*(IF (NOT((ISBLANK([.Y166]))))))+(8*(IF (NOT((ISBLANK([.Z166]))))))+(16*(IF (NOT((ISBLANK([.AA166])))))+(32*(IF (NOT((ISBLANK([.AB166]))))))+(64*(IF (NOT((ISBLANK([.AC166]))))))+(128*(IF (NOT((ISBLANK([.AD166]))))))+(256*(IF (NOT((ISBLANK([.AE166]))))))+(512*(IF (NOT((ISBLANK([.AF166]))))))+(1024*(IF (NOT((ISBLANK([.AG166]))))))+(2048*(IF (NOT((ISBLANK([.AH166])))))))" office:value-type="float" office:value="4095" calcext:value-type="float">
            <text:p>4095</text:p>
          </table:table-cell>
          <table:table-cell table:style-name="ce7"/>
          <table:table-cell table:number-columns-repeated="2"/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table:number-columns-repeated="4"/>
          <table:table-cell office:value-type="string" calcext:value-type="string">
            <text:p>Jan</text:p>
          </table:table-cell>
          <table:table-cell office:value-type="string" calcext:value-type="string">
            <text:p>Feb 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table:number-columns-repeated="990"/>
        </table:table-row>
        <table:table-row table:style-name="ro1">
          <table:table-cell table:style-name="ce2" office:value-type="float" office:value="3140" calcext:value-type="float">
            <text:p>3140</text:p>
          </table:table-cell>
          <table:table-cell table:style-name="ce2" office:value-type="string" calcext:value-type="string">
            <text:p>Komkommerkruid </text:p>
          </table:table-cell>
          <table:table-cell table:style-name="ce2"/>
          <table:table-cell table:style-name="ce2" office:value-type="string" calcext:value-type="string">
            <text:p>Keukenkruiden</text:p>
          </table:table-cell>
          <table:table-cell table:style-name="ce2" table:formula="of:=0.3*0.3" office:value-type="float" office:value="0.09" calcext:value-type="float">
            <text:p>0.09</text:p>
          </table:table-cell>
          <table:table-cell table:style-name="ce2"/>
          <table:table-cell table:style-name="ce7" office:value-type="float" office:value="2.12" calcext:value-type="float">
            <text:p>€ 2.12 </text:p>
          </table:table-cell>
          <table:table-cell table:style-name="ce2" table:formula="of:=(1*(IF (NOT((ISBLANK([.K167]))))))+(2*(IF (NOT((ISBLANK([.L167]))))))+(4*(IF (NOT((ISBLANK([.M167]))))))+(8*(IF (NOT((ISBLANK([.N167]))))))+(16*(IF (NOT((ISBLANK([.O167])))))+(32*(IF (NOT((ISBLANK([.P167]))))))+(64*(IF (NOT((ISBLANK([.Q167]))))))+(128*(IF (NOT((ISBLANK([.R167]))))))+(256*(IF (NOT((ISBLANK([.S167]))))))+(512*(IF (NOT((ISBLANK([.T167]))))))+(1024*(IF (NOT((ISBLANK([.U167]))))))+(2048*(IF (NOT((ISBLANK([.V167])))))))" office:value-type="float" office:value="4092" calcext:value-type="float">
            <text:p>4092</text:p>
          </table:table-cell>
          <table:table-cell table:style-name="ce2" table:formula="of:=(1*(IF (NOT((ISBLANK([.W167]))))))+(2*(IF (NOT((ISBLANK([.X167]))))))+(4*(IF (NOT((ISBLANK([.Y167]))))))+(8*(IF (NOT((ISBLANK([.Z167]))))))+(16*(IF (NOT((ISBLANK([.AA167])))))+(32*(IF (NOT((ISBLANK([.AB167]))))))+(64*(IF (NOT((ISBLANK([.AC167]))))))+(128*(IF (NOT((ISBLANK([.AD167]))))))+(256*(IF (NOT((ISBLANK([.AE167]))))))+(512*(IF (NOT((ISBLANK([.AF167]))))))+(1024*(IF (NOT((ISBLANK([.AG167]))))))+(2048*(IF (NOT((ISBLANK([.AH167])))))))" office:value-type="float" office:value="0" calcext:value-type="float">
            <text:p>0</text:p>
          </table:table-cell>
          <table:table-cell table:style-name="ce7" office:value-type="string" calcext:value-type="string">
            <text:p>Eenjarig</text:p>
          </table:table-cell>
          <table:table-cell table:number-columns-repeated="2"/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table:number-columns-repeated="1002"/>
        </table:table-row>
        <table:table-row table:style-name="ro1">
          <table:table-cell table:style-name="ce2" office:value-type="float" office:value="3150" calcext:value-type="float">
            <text:p>3150</text:p>
          </table:table-cell>
          <table:table-cell table:style-name="ce2" office:value-type="string" calcext:value-type="string">
            <text:p>Koriander</text:p>
          </table:table-cell>
          <table:table-cell table:style-name="ce2"/>
          <table:table-cell table:style-name="ce2" office:value-type="string" calcext:value-type="string">
            <text:p>Keukenkruiden</text:p>
          </table:table-cell>
          <table:table-cell table:style-name="ce2" table:formula="of:=0.3*0.1" office:value-type="float" office:value="0.03" calcext:value-type="float">
            <text:p>0.03</text:p>
          </table:table-cell>
          <table:table-cell table:style-name="ce2"/>
          <table:table-cell table:style-name="ce7" office:value-type="float" office:value="2.12" calcext:value-type="float">
            <text:p>€ 2.12 </text:p>
          </table:table-cell>
          <table:table-cell table:style-name="ce2" table:formula="of:=(1*(IF (NOT((ISBLANK([.K168]))))))+(2*(IF (NOT((ISBLANK([.L168]))))))+(4*(IF (NOT((ISBLANK([.M168]))))))+(8*(IF (NOT((ISBLANK([.N168]))))))+(16*(IF (NOT((ISBLANK([.O168])))))+(32*(IF (NOT((ISBLANK([.P168]))))))+(64*(IF (NOT((ISBLANK([.Q168]))))))+(128*(IF (NOT((ISBLANK([.R168]))))))+(256*(IF (NOT((ISBLANK([.S168]))))))+(512*(IF (NOT((ISBLANK([.T168]))))))+(1024*(IF (NOT((ISBLANK([.U168]))))))+(2048*(IF (NOT((ISBLANK([.V168])))))))" office:value-type="float" office:value="24" calcext:value-type="float">
            <text:p>24</text:p>
          </table:table-cell>
          <table:table-cell table:style-name="ce2" table:formula="of:=(1*(IF (NOT((ISBLANK([.W168]))))))+(2*(IF (NOT((ISBLANK([.X168]))))))+(4*(IF (NOT((ISBLANK([.Y168]))))))+(8*(IF (NOT((ISBLANK([.Z168]))))))+(16*(IF (NOT((ISBLANK([.AA168])))))+(32*(IF (NOT((ISBLANK([.AB168]))))))+(64*(IF (NOT((ISBLANK([.AC168]))))))+(128*(IF (NOT((ISBLANK([.AD168]))))))+(256*(IF (NOT((ISBLANK([.AE168]))))))+(512*(IF (NOT((ISBLANK([.AF168]))))))+(1024*(IF (NOT((ISBLANK([.AG168]))))))+(2048*(IF (NOT((ISBLANK([.AH168])))))))" office:value-type="float" office:value="0" calcext:value-type="float">
            <text:p>0</text:p>
          </table:table-cell>
          <table:table-cell table:style-name="ce7" office:value-type="string" calcext:value-type="string">
            <text:p>Eenjarig</text:p>
          </table:table-cell>
          <table:table-cell table:number-columns-repeated="3"/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table:number-columns-repeated="1009"/>
        </table:table-row>
        <table:table-row table:style-name="ro1">
          <table:table-cell table:style-name="ce2" office:value-type="float" office:value="3160" calcext:value-type="float">
            <text:p>3160</text:p>
          </table:table-cell>
          <table:table-cell table:style-name="ce2" office:value-type="string" calcext:value-type="string">
            <text:p>Lavas</text:p>
          </table:table-cell>
          <table:table-cell table:style-name="ce2"/>
          <table:table-cell table:style-name="ce2" office:value-type="string" calcext:value-type="string">
            <text:p>Keukenkruiden</text:p>
          </table:table-cell>
          <table:table-cell table:style-name="ce2" table:formula="of:=0.6*0.6" office:value-type="float" office:value="0.36" calcext:value-type="float">
            <text:p>0.36</text:p>
          </table:table-cell>
          <table:table-cell table:style-name="ce2"/>
          <table:table-cell table:style-name="ce7" office:value-type="float" office:value="2.12" calcext:value-type="float">
            <text:p>€ 2.12 </text:p>
          </table:table-cell>
          <table:table-cell table:style-name="ce2" table:formula="of:=(1*(IF (NOT((ISBLANK([.K169]))))))+(2*(IF (NOT((ISBLANK([.L169]))))))+(4*(IF (NOT((ISBLANK([.M169]))))))+(8*(IF (NOT((ISBLANK([.N169]))))))+(16*(IF (NOT((ISBLANK([.O169])))))+(32*(IF (NOT((ISBLANK([.P169]))))))+(64*(IF (NOT((ISBLANK([.Q169]))))))+(128*(IF (NOT((ISBLANK([.R169]))))))+(256*(IF (NOT((ISBLANK([.S169]))))))+(512*(IF (NOT((ISBLANK([.T169]))))))+(1024*(IF (NOT((ISBLANK([.U169]))))))+(2048*(IF (NOT((ISBLANK([.V169])))))))" office:value-type="float" office:value="60" calcext:value-type="float">
            <text:p>60</text:p>
          </table:table-cell>
          <table:table-cell table:style-name="ce2" table:formula="of:=(1*(IF (NOT((ISBLANK([.W169]))))))+(2*(IF (NOT((ISBLANK([.X169]))))))+(4*(IF (NOT((ISBLANK([.Y169]))))))+(8*(IF (NOT((ISBLANK([.Z169]))))))+(16*(IF (NOT((ISBLANK([.AA169])))))+(32*(IF (NOT((ISBLANK([.AB169]))))))+(64*(IF (NOT((ISBLANK([.AC169]))))))+(128*(IF (NOT((ISBLANK([.AD169]))))))+(256*(IF (NOT((ISBLANK([.AE169]))))))+(512*(IF (NOT((ISBLANK([.AF169]))))))+(1024*(IF (NOT((ISBLANK([.AG169]))))))+(2048*(IF (NOT((ISBLANK([.AH169])))))))" office:value-type="float" office:value="0" calcext:value-type="float">
            <text:p>0</text:p>
          </table:table-cell>
          <table:table-cell table:style-name="ce7" office:value-type="string" calcext:value-type="string">
            <text:p>Meerjarig</text:p>
          </table:table-cell>
          <table:table-cell table:number-columns-repeated="2"/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table:number-columns-repeated="1008"/>
        </table:table-row>
        <table:table-row table:style-name="ro1">
          <table:table-cell table:style-name="ce2" office:value-type="float" office:value="3170" calcext:value-type="float">
            <text:p>3170</text:p>
          </table:table-cell>
          <table:table-cell table:style-name="ce2" office:value-type="string" calcext:value-type="string">
            <text:p>Lavendel</text:p>
          </table:table-cell>
          <table:table-cell table:style-name="ce2"/>
          <table:table-cell table:style-name="ce2" office:value-type="string" calcext:value-type="string">
            <text:p>Keukenkruiden</text:p>
          </table:table-cell>
          <table:table-cell table:style-name="ce2" table:formula="of:=0.5*0.5" office:value-type="float" office:value="0.25" calcext:value-type="float">
            <text:p>0.25</text:p>
          </table:table-cell>
          <table:table-cell table:style-name="ce2"/>
          <table:table-cell table:style-name="ce7" office:value-type="float" office:value="2.12" calcext:value-type="float">
            <text:p>€ 2.12 </text:p>
          </table:table-cell>
          <table:table-cell table:style-name="ce2" table:formula="of:=(1*(IF (NOT((ISBLANK([.K170]))))))+(2*(IF (NOT((ISBLANK([.L170]))))))+(4*(IF (NOT((ISBLANK([.M170]))))))+(8*(IF (NOT((ISBLANK([.N170]))))))+(16*(IF (NOT((ISBLANK([.O170])))))+(32*(IF (NOT((ISBLANK([.P170]))))))+(64*(IF (NOT((ISBLANK([.Q170]))))))+(128*(IF (NOT((ISBLANK([.R170]))))))+(256*(IF (NOT((ISBLANK([.S170]))))))+(512*(IF (NOT((ISBLANK([.T170]))))))+(1024*(IF (NOT((ISBLANK([.U170]))))))+(2048*(IF (NOT((ISBLANK([.V170])))))))" office:value-type="float" office:value="14" calcext:value-type="float">
            <text:p>14</text:p>
          </table:table-cell>
          <table:table-cell table:style-name="ce2" table:formula="of:=(1*(IF (NOT((ISBLANK([.W170]))))))+(2*(IF (NOT((ISBLANK([.X170]))))))+(4*(IF (NOT((ISBLANK([.Y170]))))))+(8*(IF (NOT((ISBLANK([.Z170]))))))+(16*(IF (NOT((ISBLANK([.AA170])))))+(32*(IF (NOT((ISBLANK([.AB170]))))))+(64*(IF (NOT((ISBLANK([.AC170]))))))+(128*(IF (NOT((ISBLANK([.AD170]))))))+(256*(IF (NOT((ISBLANK([.AE170]))))))+(512*(IF (NOT((ISBLANK([.AF170]))))))+(1024*(IF (NOT((ISBLANK([.AG170]))))))+(2048*(IF (NOT((ISBLANK([.AH170])))))))" office:value-type="float" office:value="192" calcext:value-type="float">
            <text:p>192</text:p>
          </table:table-cell>
          <table:table-cell table:style-name="ce7" office:value-type="string" calcext:value-type="string">
            <text:p>Meerjarig</text:p>
          </table:table-cell>
          <table:table-cell/>
          <table:table-cell office:value-type="string" calcext:value-type="string">
            <text:p>Feb 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table:number-columns-repeated="14"/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table:number-columns-repeated="994"/>
        </table:table-row>
        <table:table-row table:style-name="ro1">
          <table:table-cell table:style-name="ce2" office:value-type="float" office:value="3180" calcext:value-type="float">
            <text:p>3180</text:p>
          </table:table-cell>
          <table:table-cell table:style-name="ce2" office:value-type="string" calcext:value-type="string">
            <text:p>Lepelblad</text:p>
          </table:table-cell>
          <table:table-cell table:style-name="ce2"/>
          <table:table-cell table:style-name="ce2" office:value-type="string" calcext:value-type="string">
            <text:p>Keukenkruiden</text:p>
          </table:table-cell>
          <table:table-cell table:style-name="ce2" table:formula="of:=0.15^2" office:value-type="float" office:value="0.0225" calcext:value-type="float">
            <text:p>0.0225</text:p>
          </table:table-cell>
          <table:table-cell table:style-name="ce2"/>
          <table:table-cell table:style-name="ce7" office:value-type="float" office:value="2.12" calcext:value-type="float">
            <text:p>€ 2.12 </text:p>
          </table:table-cell>
          <table:table-cell table:style-name="ce2" table:formula="of:=(1*(IF (NOT((ISBLANK([.K171]))))))+(2*(IF (NOT((ISBLANK([.L171]))))))+(4*(IF (NOT((ISBLANK([.M171]))))))+(8*(IF (NOT((ISBLANK([.N171]))))))+(16*(IF (NOT((ISBLANK([.O171])))))+(32*(IF (NOT((ISBLANK([.P171]))))))+(64*(IF (NOT((ISBLANK([.Q171]))))))+(128*(IF (NOT((ISBLANK([.R171]))))))+(256*(IF (NOT((ISBLANK([.S171]))))))+(512*(IF (NOT((ISBLANK([.T171]))))))+(1024*(IF (NOT((ISBLANK([.U171]))))))+(2048*(IF (NOT((ISBLANK([.V171])))))))" office:value-type="float" office:value="384" calcext:value-type="float">
            <text:p>384</text:p>
          </table:table-cell>
          <table:table-cell table:style-name="ce2" table:formula="of:=(1*(IF (NOT((ISBLANK([.W171]))))))+(2*(IF (NOT((ISBLANK([.X171]))))))+(4*(IF (NOT((ISBLANK([.Y171]))))))+(8*(IF (NOT((ISBLANK([.Z171]))))))+(16*(IF (NOT((ISBLANK([.AA171])))))+(32*(IF (NOT((ISBLANK([.AB171]))))))+(64*(IF (NOT((ISBLANK([.AC171]))))))+(128*(IF (NOT((ISBLANK([.AD171]))))))+(256*(IF (NOT((ISBLANK([.AE171]))))))+(512*(IF (NOT((ISBLANK([.AF171]))))))+(1024*(IF (NOT((ISBLANK([.AG171]))))))+(2048*(IF (NOT((ISBLANK([.AH171])))))))" office:value-type="float" office:value="3843" calcext:value-type="float">
            <text:p>3843</text:p>
          </table:table-cell>
          <table:table-cell table:style-name="ce7" office:value-type="string" calcext:value-type="string">
            <text:p>Tweejarig</text:p>
          </table:table-cell>
          <table:table-cell table:number-columns-repeated="7"/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table:number-columns-repeated="3"/>
          <table:table-cell office:value-type="string" calcext:value-type="string">
            <text:p>Jan</text:p>
          </table:table-cell>
          <table:table-cell office:value-type="string" calcext:value-type="string">
            <text:p>Feb </text:p>
          </table:table-cell>
          <table:table-cell table:number-columns-repeated="6"/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table:number-columns-repeated="990"/>
        </table:table-row>
        <table:table-row table:style-name="ro1">
          <table:table-cell table:style-name="ce2" office:value-type="float" office:value="3190" calcext:value-type="float">
            <text:p>3190</text:p>
          </table:table-cell>
          <table:table-cell table:style-name="ce2" office:value-type="string" calcext:value-type="string">
            <text:p>Marjolein, wilde </text:p>
          </table:table-cell>
          <table:table-cell table:style-name="ce2"/>
          <table:table-cell table:style-name="ce2" office:value-type="string" calcext:value-type="string">
            <text:p>Keukenkruiden</text:p>
          </table:table-cell>
          <table:table-cell table:style-name="ce2" table:formula="of:=0.4*0.4" office:value-type="float" office:value="0.16" calcext:value-type="float">
            <text:p>0.16</text:p>
          </table:table-cell>
          <table:table-cell table:style-name="ce2"/>
          <table:table-cell table:style-name="ce7" office:value-type="float" office:value="2.12" calcext:value-type="float">
            <text:p>€ 2.12 </text:p>
          </table:table-cell>
          <table:table-cell table:style-name="ce2" table:formula="of:=(1*(IF (NOT((ISBLANK([.K172]))))))+(2*(IF (NOT((ISBLANK([.L172]))))))+(4*(IF (NOT((ISBLANK([.M172]))))))+(8*(IF (NOT((ISBLANK([.N172]))))))+(16*(IF (NOT((ISBLANK([.O172])))))+(32*(IF (NOT((ISBLANK([.P172]))))))+(64*(IF (NOT((ISBLANK([.Q172]))))))+(128*(IF (NOT((ISBLANK([.R172]))))))+(256*(IF (NOT((ISBLANK([.S172]))))))+(512*(IF (NOT((ISBLANK([.T172]))))))+(1024*(IF (NOT((ISBLANK([.U172]))))))+(2048*(IF (NOT((ISBLANK([.V172])))))))" office:value-type="float" office:value="16" calcext:value-type="float">
            <text:p>16</text:p>
          </table:table-cell>
          <table:table-cell table:style-name="ce2" table:formula="of:=(1*(IF (NOT((ISBLANK([.W172]))))))+(2*(IF (NOT((ISBLANK([.X172]))))))+(4*(IF (NOT((ISBLANK([.Y172]))))))+(8*(IF (NOT((ISBLANK([.Z172]))))))+(16*(IF (NOT((ISBLANK([.AA172])))))+(32*(IF (NOT((ISBLANK([.AB172]))))))+(64*(IF (NOT((ISBLANK([.AC172]))))))+(128*(IF (NOT((ISBLANK([.AD172]))))))+(256*(IF (NOT((ISBLANK([.AE172]))))))+(512*(IF (NOT((ISBLANK([.AF172]))))))+(1024*(IF (NOT((ISBLANK([.AG172]))))))+(2048*(IF (NOT((ISBLANK([.AH172])))))))" office:value-type="float" office:value="0" calcext:value-type="float">
            <text:p>0</text:p>
          </table:table-cell>
          <table:table-cell table:style-name="ce7" office:value-type="string" calcext:value-type="string">
            <text:p>Meerjarig</text:p>
          </table:table-cell>
          <table:table-cell table:number-columns-repeated="4"/>
          <table:table-cell office:value-type="string" calcext:value-type="string">
            <text:p>Mei</text:p>
          </table:table-cell>
          <table:table-cell table:number-columns-repeated="1009"/>
        </table:table-row>
        <table:table-row table:style-name="ro1">
          <table:table-cell table:style-name="ce2" office:value-type="float" office:value="3195" calcext:value-type="float">
            <text:p>3195</text:p>
          </table:table-cell>
          <table:table-cell table:style-name="ce2" office:value-type="string" calcext:value-type="string">
            <text:p>Peterselie </text:p>
          </table:table-cell>
          <table:table-cell table:style-name="ce2" office:value-type="string" calcext:value-type="string">
            <text:p>Gigante d’ Italia</text:p>
          </table:table-cell>
          <table:table-cell table:style-name="ce2" office:value-type="string" calcext:value-type="string">
            <text:p>Keukenkruiden</text:p>
          </table:table-cell>
          <table:table-cell table:style-name="ce2" table:number-columns-repeated="2"/>
          <table:table-cell table:style-name="ce7" office:value-type="float" office:value="2.12" calcext:value-type="float">
            <text:p>€ 2.12 </text:p>
          </table:table-cell>
          <table:table-cell table:style-name="ce2" table:formula="of:=(1*(IF (NOT((ISBLANK([.K173]))))))+(2*(IF (NOT((ISBLANK([.L173]))))))+(4*(IF (NOT((ISBLANK([.M173]))))))+(8*(IF (NOT((ISBLANK([.N173]))))))+(16*(IF (NOT((ISBLANK([.O173])))))+(32*(IF (NOT((ISBLANK([.P173]))))))+(64*(IF (NOT((ISBLANK([.Q173]))))))+(128*(IF (NOT((ISBLANK([.R173]))))))+(256*(IF (NOT((ISBLANK([.S173]))))))+(512*(IF (NOT((ISBLANK([.T173]))))))+(1024*(IF (NOT((ISBLANK([.U173]))))))+(2048*(IF (NOT((ISBLANK([.V173])))))))" office:value-type="float" office:value="0" calcext:value-type="float">
            <text:p>0</text:p>
          </table:table-cell>
          <table:table-cell table:style-name="ce2" table:formula="of:=(1*(IF (NOT((ISBLANK([.W173]))))))+(2*(IF (NOT((ISBLANK([.X173]))))))+(4*(IF (NOT((ISBLANK([.Y173]))))))+(8*(IF (NOT((ISBLANK([.Z173]))))))+(16*(IF (NOT((ISBLANK([.AA173])))))+(32*(IF (NOT((ISBLANK([.AB173]))))))+(64*(IF (NOT((ISBLANK([.AC173]))))))+(128*(IF (NOT((ISBLANK([.AD173]))))))+(256*(IF (NOT((ISBLANK([.AE173]))))))+(512*(IF (NOT((ISBLANK([.AF173]))))))+(1024*(IF (NOT((ISBLANK([.AG173]))))))+(2048*(IF (NOT((ISBLANK([.AH173])))))))" office:value-type="float" office:value="0" calcext:value-type="float">
            <text:p>0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2" office:value-type="float" office:value="3197" calcext:value-type="float">
            <text:p>3197</text:p>
          </table:table-cell>
          <table:table-cell table:style-name="ce2" office:value-type="string" calcext:value-type="string">
            <text:p>Peterselie </text:p>
          </table:table-cell>
          <table:table-cell table:style-name="ce2" office:value-type="string" calcext:value-type="string">
            <text:p>Gewone snij</text:p>
          </table:table-cell>
          <table:table-cell table:style-name="ce2" office:value-type="string" calcext:value-type="string">
            <text:p>Keukenkruiden</text:p>
          </table:table-cell>
          <table:table-cell table:style-name="ce2" table:number-columns-repeated="2"/>
          <table:table-cell table:style-name="ce7" office:value-type="float" office:value="2.12" calcext:value-type="float">
            <text:p>€ 2.12 </text:p>
          </table:table-cell>
          <table:table-cell table:style-name="ce2" table:formula="of:=(1*(IF (NOT((ISBLANK([.K174]))))))+(2*(IF (NOT((ISBLANK([.L174]))))))+(4*(IF (NOT((ISBLANK([.M174]))))))+(8*(IF (NOT((ISBLANK([.N174]))))))+(16*(IF (NOT((ISBLANK([.O174])))))+(32*(IF (NOT((ISBLANK([.P174]))))))+(64*(IF (NOT((ISBLANK([.Q174]))))))+(128*(IF (NOT((ISBLANK([.R174]))))))+(256*(IF (NOT((ISBLANK([.S174]))))))+(512*(IF (NOT((ISBLANK([.T174]))))))+(1024*(IF (NOT((ISBLANK([.U174]))))))+(2048*(IF (NOT((ISBLANK([.V174])))))))" office:value-type="float" office:value="0" calcext:value-type="float">
            <text:p>0</text:p>
          </table:table-cell>
          <table:table-cell table:style-name="ce2" table:formula="of:=(1*(IF (NOT((ISBLANK([.W174]))))))+(2*(IF (NOT((ISBLANK([.X174]))))))+(4*(IF (NOT((ISBLANK([.Y174]))))))+(8*(IF (NOT((ISBLANK([.Z174]))))))+(16*(IF (NOT((ISBLANK([.AA174])))))+(32*(IF (NOT((ISBLANK([.AB174]))))))+(64*(IF (NOT((ISBLANK([.AC174]))))))+(128*(IF (NOT((ISBLANK([.AD174]))))))+(256*(IF (NOT((ISBLANK([.AE174]))))))+(512*(IF (NOT((ISBLANK([.AF174]))))))+(1024*(IF (NOT((ISBLANK([.AG174]))))))+(2048*(IF (NOT((ISBLANK([.AH174])))))))" office:value-type="float" office:value="0" calcext:value-type="float">
            <text:p>0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2" office:value-type="float" office:value="3200" calcext:value-type="float">
            <text:p>3200</text:p>
          </table:table-cell>
          <table:table-cell table:style-name="ce2" office:value-type="string" calcext:value-type="string">
            <text:p>Peterselie </text:p>
          </table:table-cell>
          <table:table-cell table:style-name="ce2" office:value-type="string" calcext:value-type="string">
            <text:p>Moskrul 2</text:p>
          </table:table-cell>
          <table:table-cell table:style-name="ce2" office:value-type="string" calcext:value-type="string">
            <text:p>Keukenkruiden</text:p>
          </table:table-cell>
          <table:table-cell table:style-name="ce2" table:number-columns-repeated="2"/>
          <table:table-cell table:style-name="ce7" office:value-type="float" office:value="2.12" calcext:value-type="float">
            <text:p>€ 2.12 </text:p>
          </table:table-cell>
          <table:table-cell table:style-name="ce2" table:formula="of:=(1*(IF (NOT((ISBLANK([.K175]))))))+(2*(IF (NOT((ISBLANK([.L175]))))))+(4*(IF (NOT((ISBLANK([.M175]))))))+(8*(IF (NOT((ISBLANK([.N175]))))))+(16*(IF (NOT((ISBLANK([.O175])))))+(32*(IF (NOT((ISBLANK([.P175]))))))+(64*(IF (NOT((ISBLANK([.Q175]))))))+(128*(IF (NOT((ISBLANK([.R175]))))))+(256*(IF (NOT((ISBLANK([.S175]))))))+(512*(IF (NOT((ISBLANK([.T175]))))))+(1024*(IF (NOT((ISBLANK([.U175]))))))+(2048*(IF (NOT((ISBLANK([.V175])))))))" office:value-type="float" office:value="0" calcext:value-type="float">
            <text:p>0</text:p>
          </table:table-cell>
          <table:table-cell table:style-name="ce2" table:formula="of:=(1*(IF (NOT((ISBLANK([.W175]))))))+(2*(IF (NOT((ISBLANK([.X175]))))))+(4*(IF (NOT((ISBLANK([.Y175]))))))+(8*(IF (NOT((ISBLANK([.Z175]))))))+(16*(IF (NOT((ISBLANK([.AA175])))))+(32*(IF (NOT((ISBLANK([.AB175]))))))+(64*(IF (NOT((ISBLANK([.AC175]))))))+(128*(IF (NOT((ISBLANK([.AD175]))))))+(256*(IF (NOT((ISBLANK([.AE175]))))))+(512*(IF (NOT((ISBLANK([.AF175]))))))+(1024*(IF (NOT((ISBLANK([.AG175]))))))+(2048*(IF (NOT((ISBLANK([.AH175])))))))" office:value-type="float" office:value="0" calcext:value-type="float">
            <text:p>0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2" office:value-type="float" office:value="3220" calcext:value-type="float">
            <text:p>3220</text:p>
          </table:table-cell>
          <table:table-cell table:style-name="ce2" office:value-type="string" calcext:value-type="string">
            <text:p>Pimpernel, kleine </text:p>
          </table:table-cell>
          <table:table-cell table:style-name="ce2"/>
          <table:table-cell table:style-name="ce2" office:value-type="string" calcext:value-type="string">
            <text:p>Keukenkruiden</text:p>
          </table:table-cell>
          <table:table-cell table:style-name="ce2" table:formula="of:=0.3^2" office:value-type="float" office:value="0.09" calcext:value-type="float">
            <text:p>0.09</text:p>
          </table:table-cell>
          <table:table-cell table:style-name="ce2"/>
          <table:table-cell table:style-name="ce7" office:value-type="float" office:value="2.12" calcext:value-type="float">
            <text:p>€ 2.12 </text:p>
          </table:table-cell>
          <table:table-cell table:style-name="ce2" table:formula="of:=(1*(IF (NOT((ISBLANK([.K176]))))))+(2*(IF (NOT((ISBLANK([.L176]))))))+(4*(IF (NOT((ISBLANK([.M176]))))))+(8*(IF (NOT((ISBLANK([.N176]))))))+(16*(IF (NOT((ISBLANK([.O176])))))+(32*(IF (NOT((ISBLANK([.P176]))))))+(64*(IF (NOT((ISBLANK([.Q176]))))))+(128*(IF (NOT((ISBLANK([.R176]))))))+(256*(IF (NOT((ISBLANK([.S176]))))))+(512*(IF (NOT((ISBLANK([.T176]))))))+(1024*(IF (NOT((ISBLANK([.U176]))))))+(2048*(IF (NOT((ISBLANK([.V176])))))))" office:value-type="float" office:value="56" calcext:value-type="float">
            <text:p>56</text:p>
          </table:table-cell>
          <table:table-cell table:style-name="ce2" table:formula="of:=(1*(IF (NOT((ISBLANK([.W176]))))))+(2*(IF (NOT((ISBLANK([.X176]))))))+(4*(IF (NOT((ISBLANK([.Y176]))))))+(8*(IF (NOT((ISBLANK([.Z176]))))))+(16*(IF (NOT((ISBLANK([.AA176])))))+(32*(IF (NOT((ISBLANK([.AB176]))))))+(64*(IF (NOT((ISBLANK([.AC176]))))))+(128*(IF (NOT((ISBLANK([.AD176]))))))+(256*(IF (NOT((ISBLANK([.AE176]))))))+(512*(IF (NOT((ISBLANK([.AF176]))))))+(1024*(IF (NOT((ISBLANK([.AG176]))))))+(2048*(IF (NOT((ISBLANK([.AH176])))))))" office:value-type="float" office:value="0" calcext:value-type="float">
            <text:p>0</text:p>
          </table:table-cell>
          <table:table-cell table:style-name="ce7" office:value-type="string" calcext:value-type="string">
            <text:p>Meerjarig</text:p>
          </table:table-cell>
          <table:table-cell table:number-columns-repeated="3"/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table:number-columns-repeated="1008"/>
        </table:table-row>
        <table:table-row table:style-name="ro1">
          <table:table-cell table:style-name="ce2" office:value-type="float" office:value="3245" calcext:value-type="float">
            <text:p>3245</text:p>
          </table:table-cell>
          <table:table-cell table:style-name="ce2" office:value-type="string" calcext:value-type="string">
            <text:p>Rozemarijn</text:p>
          </table:table-cell>
          <table:table-cell table:style-name="ce2"/>
          <table:table-cell table:style-name="ce2" office:value-type="string" calcext:value-type="string">
            <text:p>Keukenkruiden</text:p>
          </table:table-cell>
          <table:table-cell table:style-name="ce2" table:number-columns-repeated="2"/>
          <table:table-cell table:style-name="ce7" office:value-type="float" office:value="2.12" calcext:value-type="float">
            <text:p>€ 2.12 </text:p>
          </table:table-cell>
          <table:table-cell table:style-name="ce2" table:formula="of:=(1*(IF (NOT((ISBLANK([.K177]))))))+(2*(IF (NOT((ISBLANK([.L177]))))))+(4*(IF (NOT((ISBLANK([.M177]))))))+(8*(IF (NOT((ISBLANK([.N177]))))))+(16*(IF (NOT((ISBLANK([.O177])))))+(32*(IF (NOT((ISBLANK([.P177]))))))+(64*(IF (NOT((ISBLANK([.Q177]))))))+(128*(IF (NOT((ISBLANK([.R177]))))))+(256*(IF (NOT((ISBLANK([.S177]))))))+(512*(IF (NOT((ISBLANK([.T177]))))))+(1024*(IF (NOT((ISBLANK([.U177]))))))+(2048*(IF (NOT((ISBLANK([.V177])))))))" office:value-type="float" office:value="4095" calcext:value-type="float">
            <text:p>4095</text:p>
          </table:table-cell>
          <table:table-cell table:style-name="ce2" table:formula="of:=(1*(IF (NOT((ISBLANK([.W177]))))))+(2*(IF (NOT((ISBLANK([.X177]))))))+(4*(IF (NOT((ISBLANK([.Y177]))))))+(8*(IF (NOT((ISBLANK([.Z177]))))))+(16*(IF (NOT((ISBLANK([.AA177])))))+(32*(IF (NOT((ISBLANK([.AB177]))))))+(64*(IF (NOT((ISBLANK([.AC177]))))))+(128*(IF (NOT((ISBLANK([.AD177]))))))+(256*(IF (NOT((ISBLANK([.AE177]))))))+(512*(IF (NOT((ISBLANK([.AF177]))))))+(1024*(IF (NOT((ISBLANK([.AG177]))))))+(2048*(IF (NOT((ISBLANK([.AH177])))))))" office:value-type="float" office:value="4095" calcext:value-type="float">
            <text:p>4095</text:p>
          </table:table-cell>
          <table:table-cell table:style-name="ce7" office:value-type="string" calcext:value-type="string">
            <text:p>Meerjarig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eb 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eb 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table:number-columns-repeated="990"/>
        </table:table-row>
        <table:table-row table:style-name="ro1">
          <table:table-cell table:style-name="ce2" office:value-type="float" office:value="3250" calcext:value-type="float">
            <text:p>3250</text:p>
          </table:table-cell>
          <table:table-cell table:style-name="ce2" office:value-type="string" calcext:value-type="string">
            <text:p>Salie</text:p>
          </table:table-cell>
          <table:table-cell table:style-name="ce2"/>
          <table:table-cell table:style-name="ce2" office:value-type="string" calcext:value-type="string">
            <text:p>Keukenkruiden</text:p>
          </table:table-cell>
          <table:table-cell table:style-name="ce2" table:formula="of:=0.4^2" office:value-type="float" office:value="0.16" calcext:value-type="float">
            <text:p>0.16</text:p>
          </table:table-cell>
          <table:table-cell table:style-name="ce2"/>
          <table:table-cell table:style-name="ce7" office:value-type="float" office:value="2.12" calcext:value-type="float">
            <text:p>€ 2.12 </text:p>
          </table:table-cell>
          <table:table-cell table:style-name="ce2" table:formula="of:=(1*(IF (NOT((ISBLANK([.K178]))))))+(2*(IF (NOT((ISBLANK([.L178]))))))+(4*(IF (NOT((ISBLANK([.M178]))))))+(8*(IF (NOT((ISBLANK([.N178]))))))+(16*(IF (NOT((ISBLANK([.O178])))))+(32*(IF (NOT((ISBLANK([.P178]))))))+(64*(IF (NOT((ISBLANK([.Q178]))))))+(128*(IF (NOT((ISBLANK([.R178]))))))+(256*(IF (NOT((ISBLANK([.S178]))))))+(512*(IF (NOT((ISBLANK([.T178]))))))+(1024*(IF (NOT((ISBLANK([.U178]))))))+(2048*(IF (NOT((ISBLANK([.V178])))))))" office:value-type="float" office:value="24" calcext:value-type="float">
            <text:p>24</text:p>
          </table:table-cell>
          <table:table-cell table:style-name="ce2" table:formula="of:=(1*(IF (NOT((ISBLANK([.W178]))))))+(2*(IF (NOT((ISBLANK([.X178]))))))+(4*(IF (NOT((ISBLANK([.Y178]))))))+(8*(IF (NOT((ISBLANK([.Z178]))))))+(16*(IF (NOT((ISBLANK([.AA178])))))+(32*(IF (NOT((ISBLANK([.AB178]))))))+(64*(IF (NOT((ISBLANK([.AC178]))))))+(128*(IF (NOT((ISBLANK([.AD178]))))))+(256*(IF (NOT((ISBLANK([.AE178]))))))+(512*(IF (NOT((ISBLANK([.AF178]))))))+(1024*(IF (NOT((ISBLANK([.AG178]))))))+(2048*(IF (NOT((ISBLANK([.AH178])))))))" office:value-type="float" office:value="0" calcext:value-type="float">
            <text:p>0</text:p>
          </table:table-cell>
          <table:table-cell table:style-name="ce7" office:value-type="string" calcext:value-type="string">
            <text:p>Meerjarig</text:p>
          </table:table-cell>
          <table:table-cell table:number-columns-repeated="3"/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table:number-columns-repeated="1009"/>
        </table:table-row>
        <table:table-row table:style-name="ro1">
          <table:table-cell table:style-name="ce2" office:value-type="float" office:value="3260" calcext:value-type="float">
            <text:p>3260</text:p>
          </table:table-cell>
          <table:table-cell table:style-name="ce2" office:value-type="string" calcext:value-type="string">
            <text:p>Snijselderij </text:p>
          </table:table-cell>
          <table:table-cell table:style-name="ce2" office:value-type="string" calcext:value-type="string">
            <text:p>Gewone Snij</text:p>
          </table:table-cell>
          <table:table-cell table:style-name="ce2" office:value-type="string" calcext:value-type="string">
            <text:p>Keukenkruiden</text:p>
          </table:table-cell>
          <table:table-cell table:style-name="ce2" table:number-columns-repeated="2"/>
          <table:table-cell table:style-name="ce7" office:value-type="float" office:value="2.12" calcext:value-type="float">
            <text:p>€ 2.12 </text:p>
          </table:table-cell>
          <table:table-cell table:style-name="ce2" table:formula="of:=(1*(IF (NOT((ISBLANK([.K179]))))))+(2*(IF (NOT((ISBLANK([.L179]))))))+(4*(IF (NOT((ISBLANK([.M179]))))))+(8*(IF (NOT((ISBLANK([.N179]))))))+(16*(IF (NOT((ISBLANK([.O179])))))+(32*(IF (NOT((ISBLANK([.P179]))))))+(64*(IF (NOT((ISBLANK([.Q179]))))))+(128*(IF (NOT((ISBLANK([.R179]))))))+(256*(IF (NOT((ISBLANK([.S179]))))))+(512*(IF (NOT((ISBLANK([.T179]))))))+(1024*(IF (NOT((ISBLANK([.U179]))))))+(2048*(IF (NOT((ISBLANK([.V179])))))))" office:value-type="float" office:value="0" calcext:value-type="float">
            <text:p>0</text:p>
          </table:table-cell>
          <table:table-cell table:style-name="ce2" table:formula="of:=(1*(IF (NOT((ISBLANK([.W179]))))))+(2*(IF (NOT((ISBLANK([.X179]))))))+(4*(IF (NOT((ISBLANK([.Y179]))))))+(8*(IF (NOT((ISBLANK([.Z179]))))))+(16*(IF (NOT((ISBLANK([.AA179])))))+(32*(IF (NOT((ISBLANK([.AB179]))))))+(64*(IF (NOT((ISBLANK([.AC179]))))))+(128*(IF (NOT((ISBLANK([.AD179]))))))+(256*(IF (NOT((ISBLANK([.AE179]))))))+(512*(IF (NOT((ISBLANK([.AF179]))))))+(1024*(IF (NOT((ISBLANK([.AG179]))))))+(2048*(IF (NOT((ISBLANK([.AH179])))))))" office:value-type="float" office:value="0" calcext:value-type="float">
            <text:p>0</text:p>
          </table:table-cell>
          <table:table-cell table:style-name="ce7"/>
          <table:table-cell table:number-columns-repeated="1014"/>
        </table:table-row>
        <table:table-row table:style-name="ro1">
          <table:table-cell table:style-name="ce2" office:value-type="float" office:value="3270" calcext:value-type="float">
            <text:p>3270</text:p>
          </table:table-cell>
          <table:table-cell table:style-name="ce2" office:value-type="string" calcext:value-type="string">
            <text:p>Tijm</text:p>
          </table:table-cell>
          <table:table-cell table:style-name="ce2"/>
          <table:table-cell table:style-name="ce2" office:value-type="string" calcext:value-type="string">
            <text:p>Keukenkruiden</text:p>
          </table:table-cell>
          <table:table-cell table:style-name="ce2" table:formula="of:=0.3*0.15" office:value-type="float" office:value="0.045" calcext:value-type="float">
            <text:p>0.045</text:p>
          </table:table-cell>
          <table:table-cell table:style-name="ce2"/>
          <table:table-cell table:style-name="ce7" office:value-type="float" office:value="2.12" calcext:value-type="float">
            <text:p>€ 2.12 </text:p>
          </table:table-cell>
          <table:table-cell table:style-name="ce2" table:formula="of:=(1*(IF (NOT((ISBLANK([.K180]))))))+(2*(IF (NOT((ISBLANK([.L180]))))))+(4*(IF (NOT((ISBLANK([.M180]))))))+(8*(IF (NOT((ISBLANK([.N180]))))))+(16*(IF (NOT((ISBLANK([.O180])))))+(32*(IF (NOT((ISBLANK([.P180]))))))+(64*(IF (NOT((ISBLANK([.Q180]))))))+(128*(IF (NOT((ISBLANK([.R180]))))))+(256*(IF (NOT((ISBLANK([.S180]))))))+(512*(IF (NOT((ISBLANK([.T180]))))))+(1024*(IF (NOT((ISBLANK([.U180]))))))+(2048*(IF (NOT((ISBLANK([.V180])))))))" office:value-type="float" office:value="136" calcext:value-type="float">
            <text:p>136</text:p>
          </table:table-cell>
          <table:table-cell table:style-name="ce2" table:formula="of:=(1*(IF (NOT((ISBLANK([.W180]))))))+(2*(IF (NOT((ISBLANK([.X180]))))))+(4*(IF (NOT((ISBLANK([.Y180]))))))+(8*(IF (NOT((ISBLANK([.Z180]))))))+(16*(IF (NOT((ISBLANK([.AA180])))))+(32*(IF (NOT((ISBLANK([.AB180]))))))+(64*(IF (NOT((ISBLANK([.AC180]))))))+(128*(IF (NOT((ISBLANK([.AD180]))))))+(256*(IF (NOT((ISBLANK([.AE180]))))))+(512*(IF (NOT((ISBLANK([.AF180]))))))+(1024*(IF (NOT((ISBLANK([.AG180]))))))+(2048*(IF (NOT((ISBLANK([.AH180])))))))" office:value-type="float" office:value="0" calcext:value-type="float">
            <text:p>0</text:p>
          </table:table-cell>
          <table:table-cell table:style-name="ce7" office:value-type="string" calcext:value-type="string">
            <text:p>Meerjarig</text:p>
          </table:table-cell>
          <table:table-cell table:number-columns-repeated="3"/>
          <table:table-cell office:value-type="string" calcext:value-type="string">
            <text:p>Apr</text:p>
          </table:table-cell>
          <table:table-cell table:number-columns-repeated="3"/>
          <table:table-cell office:value-type="string" calcext:value-type="string">
            <text:p>Aug</text:p>
          </table:table-cell>
          <table:table-cell table:number-columns-repeated="1006"/>
        </table:table-row>
        <table:table-row table:style-name="ro1">
          <table:table-cell table:style-name="ce2" office:value-type="float" office:value="3280" calcext:value-type="float">
            <text:p>3280</text:p>
          </table:table-cell>
          <table:table-cell table:style-name="ce2" office:value-type="string" calcext:value-type="string">
            <text:p>Venkel</text:p>
          </table:table-cell>
          <table:table-cell table:style-name="ce2"/>
          <table:table-cell table:style-name="ce2" office:value-type="string" calcext:value-type="string">
            <text:p>Keukenkruiden</text:p>
          </table:table-cell>
          <table:table-cell table:style-name="ce2" table:formula="of:=0.45*0.4" office:value-type="float" office:value="0.18" calcext:value-type="float">
            <text:p>0.18</text:p>
          </table:table-cell>
          <table:table-cell table:style-name="ce2"/>
          <table:table-cell table:style-name="ce7" office:value-type="float" office:value="2.12" calcext:value-type="float">
            <text:p>€ 2.12 </text:p>
          </table:table-cell>
          <table:table-cell table:style-name="ce2" table:formula="of:=(1*(IF (NOT((ISBLANK([.K181]))))))+(2*(IF (NOT((ISBLANK([.L181]))))))+(4*(IF (NOT((ISBLANK([.M181]))))))+(8*(IF (NOT((ISBLANK([.N181]))))))+(16*(IF (NOT((ISBLANK([.O181])))))+(32*(IF (NOT((ISBLANK([.P181]))))))+(64*(IF (NOT((ISBLANK([.Q181]))))))+(128*(IF (NOT((ISBLANK([.R181]))))))+(256*(IF (NOT((ISBLANK([.S181]))))))+(512*(IF (NOT((ISBLANK([.T181]))))))+(1024*(IF (NOT((ISBLANK([.U181]))))))+(2048*(IF (NOT((ISBLANK([.V181])))))))" office:value-type="float" office:value="60" calcext:value-type="float">
            <text:p>60</text:p>
          </table:table-cell>
          <table:table-cell table:style-name="ce2" table:formula="of:=(1*(IF (NOT((ISBLANK([.W181]))))))+(2*(IF (NOT((ISBLANK([.X181]))))))+(4*(IF (NOT((ISBLANK([.Y181]))))))+(8*(IF (NOT((ISBLANK([.Z181]))))))+(16*(IF (NOT((ISBLANK([.AA181])))))+(32*(IF (NOT((ISBLANK([.AB181]))))))+(64*(IF (NOT((ISBLANK([.AC181]))))))+(128*(IF (NOT((ISBLANK([.AD181]))))))+(256*(IF (NOT((ISBLANK([.AE181]))))))+(512*(IF (NOT((ISBLANK([.AF181]))))))+(1024*(IF (NOT((ISBLANK([.AG181]))))))+(2048*(IF (NOT((ISBLANK([.AH181])))))))" office:value-type="float" office:value="0" calcext:value-type="float">
            <text:p>0</text:p>
          </table:table-cell>
          <table:table-cell table:style-name="ce7" office:value-type="string" calcext:value-type="string">
            <text:p>Meerjarig</text:p>
          </table:table-cell>
          <table:table-cell table:number-columns-repeated="2"/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table:number-columns-repeated="1008"/>
        </table:table-row>
        <table:table-row table:style-name="ro1">
          <table:table-cell table:style-name="ce2" office:value-type="float" office:value="3290" calcext:value-type="float">
            <text:p>3290</text:p>
          </table:table-cell>
          <table:table-cell table:style-name="ce2" office:value-type="string" calcext:value-type="string">
            <text:p>Waterkers</text:p>
          </table:table-cell>
          <table:table-cell table:style-name="ce2"/>
          <table:table-cell table:style-name="ce2" office:value-type="string" calcext:value-type="string">
            <text:p>Keukenkruiden</text:p>
          </table:table-cell>
          <table:table-cell table:style-name="ce2" table:formula="of:=0.1*0.15" office:value-type="float" office:value="0.015" calcext:value-type="float">
            <text:p>0.015</text:p>
          </table:table-cell>
          <table:table-cell table:style-name="ce2"/>
          <table:table-cell table:style-name="ce7" office:value-type="float" office:value="2.12" calcext:value-type="float">
            <text:p>€ 2.12 </text:p>
          </table:table-cell>
          <table:table-cell table:style-name="ce2" table:formula="of:=(1*(IF (NOT((ISBLANK([.K182]))))))+(2*(IF (NOT((ISBLANK([.L182]))))))+(4*(IF (NOT((ISBLANK([.M182]))))))+(8*(IF (NOT((ISBLANK([.N182]))))))+(16*(IF (NOT((ISBLANK([.O182])))))+(32*(IF (NOT((ISBLANK([.P182]))))))+(64*(IF (NOT((ISBLANK([.Q182]))))))+(128*(IF (NOT((ISBLANK([.R182]))))))+(256*(IF (NOT((ISBLANK([.S182]))))))+(512*(IF (NOT((ISBLANK([.T182]))))))+(1024*(IF (NOT((ISBLANK([.U182]))))))+(2048*(IF (NOT((ISBLANK([.V182])))))))" office:value-type="float" office:value="124" calcext:value-type="float">
            <text:p>124</text:p>
          </table:table-cell>
          <table:table-cell table:style-name="ce2" table:formula="of:=(1*(IF (NOT((ISBLANK([.W182]))))))+(2*(IF (NOT((ISBLANK([.X182]))))))+(4*(IF (NOT((ISBLANK([.Y182]))))))+(8*(IF (NOT((ISBLANK([.Z182]))))))+(16*(IF (NOT((ISBLANK([.AA182])))))+(32*(IF (NOT((ISBLANK([.AB182]))))))+(64*(IF (NOT((ISBLANK([.AC182]))))))+(128*(IF (NOT((ISBLANK([.AD182]))))))+(256*(IF (NOT((ISBLANK([.AE182]))))))+(512*(IF (NOT((ISBLANK([.AF182]))))))+(1024*(IF (NOT((ISBLANK([.AG182]))))))+(2048*(IF (NOT((ISBLANK([.AH182])))))))" office:value-type="float" office:value="0" calcext:value-type="float">
            <text:p>0</text:p>
          </table:table-cell>
          <table:table-cell table:style-name="ce7" office:value-type="string" calcext:value-type="string">
            <text:p>Meerjarig</text:p>
          </table:table-cell>
          <table:table-cell table:number-columns-repeated="2"/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table:number-columns-repeated="1007"/>
        </table:table-row>
        <table:table-row table:style-name="ro1">
          <table:table-cell table:style-name="ce2" office:value-type="float" office:value="3295" calcext:value-type="float">
            <text:p>3295</text:p>
          </table:table-cell>
          <table:table-cell table:style-name="ce2" office:value-type="string" calcext:value-type="string">
            <text:p>Winterkers</text:p>
          </table:table-cell>
          <table:table-cell table:style-name="ce2"/>
          <table:table-cell table:style-name="ce2" office:value-type="string" calcext:value-type="string">
            <text:p>Keukenkruiden</text:p>
          </table:table-cell>
          <table:table-cell table:style-name="ce2" table:formula="of:=0.25^2" office:value-type="float" office:value="0.0625" calcext:value-type="float">
            <text:p>0.0625</text:p>
          </table:table-cell>
          <table:table-cell table:style-name="ce2"/>
          <table:table-cell table:style-name="ce7" office:value-type="float" office:value="2.12" calcext:value-type="float">
            <text:p>€ 2.12 </text:p>
          </table:table-cell>
          <table:table-cell table:style-name="ce2" table:formula="of:=(1*(IF (NOT((ISBLANK([.K183]))))))+(2*(IF (NOT((ISBLANK([.L183]))))))+(4*(IF (NOT((ISBLANK([.M183]))))))+(8*(IF (NOT((ISBLANK([.N183]))))))+(16*(IF (NOT((ISBLANK([.O183])))))+(32*(IF (NOT((ISBLANK([.P183]))))))+(64*(IF (NOT((ISBLANK([.Q183]))))))+(128*(IF (NOT((ISBLANK([.R183]))))))+(256*(IF (NOT((ISBLANK([.S183]))))))+(512*(IF (NOT((ISBLANK([.T183]))))))+(1024*(IF (NOT((ISBLANK([.U183]))))))+(2048*(IF (NOT((ISBLANK([.V183])))))))" office:value-type="float" office:value="384" calcext:value-type="float">
            <text:p>384</text:p>
          </table:table-cell>
          <table:table-cell table:style-name="ce2" table:formula="of:=(1*(IF (NOT((ISBLANK([.W183]))))))+(2*(IF (NOT((ISBLANK([.X183]))))))+(4*(IF (NOT((ISBLANK([.Y183]))))))+(8*(IF (NOT((ISBLANK([.Z183]))))))+(16*(IF (NOT((ISBLANK([.AA183])))))+(32*(IF (NOT((ISBLANK([.AB183]))))))+(64*(IF (NOT((ISBLANK([.AC183]))))))+(128*(IF (NOT((ISBLANK([.AD183]))))))+(256*(IF (NOT((ISBLANK([.AE183]))))))+(512*(IF (NOT((ISBLANK([.AF183]))))))+(1024*(IF (NOT((ISBLANK([.AG183]))))))+(2048*(IF (NOT((ISBLANK([.AH183])))))))" office:value-type="float" office:value="0" calcext:value-type="float">
            <text:p>0</text:p>
          </table:table-cell>
          <table:table-cell table:style-name="ce7" office:value-type="string" calcext:value-type="string">
            <text:p>Tweejarig</text:p>
          </table:table-cell>
          <table:table-cell table:number-columns-repeated="7"/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table:number-columns-repeated="1005"/>
        </table:table-row>
        <table:table-row table:style-name="ro1">
          <table:table-cell table:style-name="ce2" office:value-type="float" office:value="3300" calcext:value-type="float">
            <text:p>3300</text:p>
          </table:table-cell>
          <table:table-cell table:style-name="ce2" office:value-type="string" calcext:value-type="string">
            <text:p>Wijnruit</text:p>
          </table:table-cell>
          <table:table-cell table:style-name="ce2"/>
          <table:table-cell table:style-name="ce2" office:value-type="string" calcext:value-type="string">
            <text:p>Keukenkruiden</text:p>
          </table:table-cell>
          <table:table-cell table:style-name="ce2" table:formula="of:=0.35^2" office:value-type="float" office:value="0.1225" calcext:value-type="float">
            <text:p>0.1225</text:p>
          </table:table-cell>
          <table:table-cell table:style-name="ce2"/>
          <table:table-cell table:style-name="ce7" office:value-type="float" office:value="2.12" calcext:value-type="float">
            <text:p>€ 2.12 </text:p>
          </table:table-cell>
          <table:table-cell table:style-name="ce2" table:formula="of:=(1*(IF (NOT((ISBLANK([.K184]))))))+(2*(IF (NOT((ISBLANK([.L184]))))))+(4*(IF (NOT((ISBLANK([.M184]))))))+(8*(IF (NOT((ISBLANK([.N184]))))))+(16*(IF (NOT((ISBLANK([.O184])))))+(32*(IF (NOT((ISBLANK([.P184]))))))+(64*(IF (NOT((ISBLANK([.Q184]))))))+(128*(IF (NOT((ISBLANK([.R184]))))))+(256*(IF (NOT((ISBLANK([.S184]))))))+(512*(IF (NOT((ISBLANK([.T184]))))))+(1024*(IF (NOT((ISBLANK([.U184]))))))+(2048*(IF (NOT((ISBLANK([.V184])))))))" office:value-type="float" office:value="12" calcext:value-type="float">
            <text:p>12</text:p>
          </table:table-cell>
          <table:table-cell table:style-name="ce2" table:formula="of:=(1*(IF (NOT((ISBLANK([.W184]))))))+(2*(IF (NOT((ISBLANK([.X184]))))))+(4*(IF (NOT((ISBLANK([.Y184]))))))+(8*(IF (NOT((ISBLANK([.Z184]))))))+(16*(IF (NOT((ISBLANK([.AA184])))))+(32*(IF (NOT((ISBLANK([.AB184]))))))+(64*(IF (NOT((ISBLANK([.AC184]))))))+(128*(IF (NOT((ISBLANK([.AD184]))))))+(256*(IF (NOT((ISBLANK([.AE184]))))))+(512*(IF (NOT((ISBLANK([.AF184]))))))+(1024*(IF (NOT((ISBLANK([.AG184]))))))+(2048*(IF (NOT((ISBLANK([.AH184])))))))" office:value-type="float" office:value="0" calcext:value-type="float">
            <text:p>0</text:p>
          </table:table-cell>
          <table:table-cell table:style-name="ce7"/>
          <table:table-cell table:number-columns-repeated="2"/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table:number-columns-repeated="1010"/>
        </table:table-row>
        <table:table-row table:style-name="ro1">
          <table:table-cell table:style-name="ce2" office:value-type="float" office:value="3310" calcext:value-type="float">
            <text:p>3310</text:p>
          </table:table-cell>
          <table:table-cell table:style-name="ce2" office:value-type="string" calcext:value-type="string">
            <text:p>Tuinzuring</text:p>
          </table:table-cell>
          <table:table-cell table:style-name="ce2"/>
          <table:table-cell table:style-name="ce2" office:value-type="string" calcext:value-type="string">
            <text:p>Keukenkruiden</text:p>
          </table:table-cell>
          <table:table-cell table:style-name="ce2" table:formula="of:=0.3^2" office:value-type="float" office:value="0.09" calcext:value-type="float">
            <text:p>0.09</text:p>
          </table:table-cell>
          <table:table-cell table:style-name="ce2"/>
          <table:table-cell table:style-name="ce7" office:value-type="float" office:value="2.12" calcext:value-type="float">
            <text:p>€ 2.12 </text:p>
          </table:table-cell>
          <table:table-cell table:style-name="ce2" table:formula="of:=(1*(IF (NOT((ISBLANK([.K185]))))))+(2*(IF (NOT((ISBLANK([.L185]))))))+(4*(IF (NOT((ISBLANK([.M185]))))))+(8*(IF (NOT((ISBLANK([.N185]))))))+(16*(IF (NOT((ISBLANK([.O185])))))+(32*(IF (NOT((ISBLANK([.P185]))))))+(64*(IF (NOT((ISBLANK([.Q185]))))))+(128*(IF (NOT((ISBLANK([.R185]))))))+(256*(IF (NOT((ISBLANK([.S185]))))))+(512*(IF (NOT((ISBLANK([.T185]))))))+(1024*(IF (NOT((ISBLANK([.U185]))))))+(2048*(IF (NOT((ISBLANK([.V185])))))))" office:value-type="float" office:value="204" calcext:value-type="float">
            <text:p>204</text:p>
          </table:table-cell>
          <table:table-cell table:style-name="ce2" table:formula="of:=(1*(IF (NOT((ISBLANK([.W185]))))))+(2*(IF (NOT((ISBLANK([.X185]))))))+(4*(IF (NOT((ISBLANK([.Y185]))))))+(8*(IF (NOT((ISBLANK([.Z185]))))))+(16*(IF (NOT((ISBLANK([.AA185])))))+(32*(IF (NOT((ISBLANK([.AB185]))))))+(64*(IF (NOT((ISBLANK([.AC185]))))))+(128*(IF (NOT((ISBLANK([.AD185]))))))+(256*(IF (NOT((ISBLANK([.AE185]))))))+(512*(IF (NOT((ISBLANK([.AF185]))))))+(1024*(IF (NOT((ISBLANK([.AG185]))))))+(2048*(IF (NOT((ISBLANK([.AH185])))))))" office:value-type="float" office:value="0" calcext:value-type="float">
            <text:p>0</text:p>
          </table:table-cell>
          <table:table-cell table:style-name="ce7" office:value-type="string" calcext:value-type="string">
            <text:p>Meerjarig</text:p>
          </table:table-cell>
          <table:table-cell table:number-columns-repeated="2"/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table:number-columns-repeated="2"/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table:number-columns-repeated="1006"/>
        </table:table-row>
        <table:table-row table:style-name="ro1">
          <table:table-cell table:style-name="ce2" office:value-type="float" office:value="3320" calcext:value-type="float">
            <text:p>3320</text:p>
          </table:table-cell>
          <table:table-cell table:style-name="ce2" office:value-type="string" calcext:value-type="string">
            <text:p>Spinaziezuring</text:p>
          </table:table-cell>
          <table:table-cell table:style-name="ce2"/>
          <table:table-cell table:style-name="ce2" office:value-type="string" calcext:value-type="string">
            <text:p>Keukenkruiden</text:p>
          </table:table-cell>
          <table:table-cell table:style-name="ce2" table:formula="of:=0.35^2" office:value-type="float" office:value="0.1225" calcext:value-type="float">
            <text:p>0.1225</text:p>
          </table:table-cell>
          <table:table-cell table:style-name="ce2"/>
          <table:table-cell table:style-name="ce7" office:value-type="float" office:value="2.12" calcext:value-type="float">
            <text:p>€ 2.12 </text:p>
          </table:table-cell>
          <table:table-cell table:style-name="ce2" table:formula="of:=(1*(IF (NOT((ISBLANK([.K186]))))))+(2*(IF (NOT((ISBLANK([.L186]))))))+(4*(IF (NOT((ISBLANK([.M186]))))))+(8*(IF (NOT((ISBLANK([.N186]))))))+(16*(IF (NOT((ISBLANK([.O186])))))+(32*(IF (NOT((ISBLANK([.P186]))))))+(64*(IF (NOT((ISBLANK([.Q186]))))))+(128*(IF (NOT((ISBLANK([.R186]))))))+(256*(IF (NOT((ISBLANK([.S186]))))))+(512*(IF (NOT((ISBLANK([.T186]))))))+(1024*(IF (NOT((ISBLANK([.U186]))))))+(2048*(IF (NOT((ISBLANK([.V186])))))))" office:value-type="float" office:value="136" calcext:value-type="float">
            <text:p>136</text:p>
          </table:table-cell>
          <table:table-cell table:style-name="ce2" table:formula="of:=(1*(IF (NOT((ISBLANK([.W186]))))))+(2*(IF (NOT((ISBLANK([.X186]))))))+(4*(IF (NOT((ISBLANK([.Y186]))))))+(8*(IF (NOT((ISBLANK([.Z186]))))))+(16*(IF (NOT((ISBLANK([.AA186])))))+(32*(IF (NOT((ISBLANK([.AB186]))))))+(64*(IF (NOT((ISBLANK([.AC186]))))))+(128*(IF (NOT((ISBLANK([.AD186]))))))+(256*(IF (NOT((ISBLANK([.AE186]))))))+(512*(IF (NOT((ISBLANK([.AF186]))))))+(1024*(IF (NOT((ISBLANK([.AG186]))))))+(2048*(IF (NOT((ISBLANK([.AH186])))))))" office:value-type="float" office:value="0" calcext:value-type="float">
            <text:p>0</text:p>
          </table:table-cell>
          <table:table-cell table:style-name="ce7" office:value-type="string" calcext:value-type="string">
            <text:p>Meerjarig</text:p>
          </table:table-cell>
          <table:table-cell table:number-columns-repeated="3"/>
          <table:table-cell office:value-type="string" calcext:value-type="string">
            <text:p>Apr</text:p>
          </table:table-cell>
          <table:table-cell table:number-columns-repeated="3"/>
          <table:table-cell office:value-type="string" calcext:value-type="string">
            <text:p>Aug</text:p>
          </table:table-cell>
          <table:table-cell table:number-columns-repeated="1006"/>
        </table:table-row>
        <table:table-row table:style-name="ro1">
          <table:table-cell table:style-name="ce2" office:value-type="float" office:value="4070" calcext:value-type="float">
            <text:p>4070</text:p>
          </table:table-cell>
          <table:table-cell table:style-name="ce2" office:value-type="string" calcext:value-type="string">
            <text:p>Boekweit</text:p>
          </table:table-cell>
          <table:table-cell table:style-name="ce2"/>
          <table:table-cell table:style-name="ce2" office:value-type="string" calcext:value-type="string">
            <text:p>Groenbemesters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7" office:value-type="float" office:value="2.39" calcext:value-type="float">
            <text:p>€ 2.39 </text:p>
          </table:table-cell>
          <table:table-cell table:style-name="ce2" table:formula="of:=(1*(IF (NOT((ISBLANK([.K187]))))))+(2*(IF (NOT((ISBLANK([.L187]))))))+(4*(IF (NOT((ISBLANK([.M187]))))))+(8*(IF (NOT((ISBLANK([.N187]))))))+(16*(IF (NOT((ISBLANK([.O187])))))+(32*(IF (NOT((ISBLANK([.P187]))))))+(64*(IF (NOT((ISBLANK([.Q187]))))))+(128*(IF (NOT((ISBLANK([.R187]))))))+(256*(IF (NOT((ISBLANK([.S187]))))))+(512*(IF (NOT((ISBLANK([.T187]))))))+(1024*(IF (NOT((ISBLANK([.U187]))))))+(2048*(IF (NOT((ISBLANK([.V187])))))))" office:value-type="float" office:value="4095" calcext:value-type="float">
            <text:p>4095</text:p>
          </table:table-cell>
          <table:table-cell table:style-name="ce2" table:formula="of:=(1*(IF (NOT((ISBLANK([.W187]))))))+(2*(IF (NOT((ISBLANK([.X187]))))))+(4*(IF (NOT((ISBLANK([.Y187]))))))+(8*(IF (NOT((ISBLANK([.Z187]))))))+(16*(IF (NOT((ISBLANK([.AA187])))))+(32*(IF (NOT((ISBLANK([.AB187]))))))+(64*(IF (NOT((ISBLANK([.AC187]))))))+(128*(IF (NOT((ISBLANK([.AD187]))))))+(256*(IF (NOT((ISBLANK([.AE187]))))))+(512*(IF (NOT((ISBLANK([.AF187]))))))+(1024*(IF (NOT((ISBLANK([.AG187]))))))+(2048*(IF (NOT((ISBLANK([.AH187])))))))" office:value-type="float" office:value="4095" calcext:value-type="float">
            <text:p>4095</text:p>
          </table:table-cell>
          <table:table-cell table:style-name="ce7"/>
          <table:table-cell office:value-type="string" calcext:value-type="string">
            <text:p>Jan</text:p>
          </table:table-cell>
          <table:table-cell office:value-type="string" calcext:value-type="string">
            <text:p>Feb 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eb 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table:number-columns-repeated="990"/>
        </table:table-row>
        <table:table-row table:style-name="ro1">
          <table:table-cell table:style-name="ce2" office:value-type="float" office:value="4010" calcext:value-type="float">
            <text:p>4010</text:p>
          </table:table-cell>
          <table:table-cell table:style-name="ce2" office:value-type="string" calcext:value-type="string">
            <text:p>Blauwe lupine</text:p>
          </table:table-cell>
          <table:table-cell table:style-name="ce2"/>
          <table:table-cell table:style-name="ce2" office:value-type="string" calcext:value-type="string">
            <text:p>Groenbemesters</text:p>
          </table:table-cell>
          <table:table-cell table:style-name="ce2" table:number-columns-repeated="2"/>
          <table:table-cell table:style-name="ce7" office:value-type="float" office:value="2.39" calcext:value-type="float">
            <text:p>€ 2.39 </text:p>
          </table:table-cell>
          <table:table-cell table:style-name="ce2" table:formula="of:=(1*(IF (NOT((ISBLANK([.K188]))))))+(2*(IF (NOT((ISBLANK([.L188]))))))+(4*(IF (NOT((ISBLANK([.M188]))))))+(8*(IF (NOT((ISBLANK([.N188]))))))+(16*(IF (NOT((ISBLANK([.O188])))))+(32*(IF (NOT((ISBLANK([.P188]))))))+(64*(IF (NOT((ISBLANK([.Q188]))))))+(128*(IF (NOT((ISBLANK([.R188]))))))+(256*(IF (NOT((ISBLANK([.S188]))))))+(512*(IF (NOT((ISBLANK([.T188]))))))+(1024*(IF (NOT((ISBLANK([.U188]))))))+(2048*(IF (NOT((ISBLANK([.V188])))))))" office:value-type="float" office:value="4095" calcext:value-type="float">
            <text:p>4095</text:p>
          </table:table-cell>
          <table:table-cell table:style-name="ce2" table:formula="of:=(1*(IF (NOT((ISBLANK([.W188]))))))+(2*(IF (NOT((ISBLANK([.X188]))))))+(4*(IF (NOT((ISBLANK([.Y188]))))))+(8*(IF (NOT((ISBLANK([.Z188]))))))+(16*(IF (NOT((ISBLANK([.AA188])))))+(32*(IF (NOT((ISBLANK([.AB188]))))))+(64*(IF (NOT((ISBLANK([.AC188]))))))+(128*(IF (NOT((ISBLANK([.AD188]))))))+(256*(IF (NOT((ISBLANK([.AE188]))))))+(512*(IF (NOT((ISBLANK([.AF188]))))))+(1024*(IF (NOT((ISBLANK([.AG188]))))))+(2048*(IF (NOT((ISBLANK([.AH188])))))))" office:value-type="float" office:value="4095" calcext:value-type="float">
            <text:p>4095</text:p>
          </table:table-cell>
          <table:table-cell table:style-name="ce7"/>
          <table:table-cell office:value-type="string" calcext:value-type="string">
            <text:p>Jan</text:p>
          </table:table-cell>
          <table:table-cell office:value-type="string" calcext:value-type="string">
            <text:p>Feb 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eb 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table:number-columns-repeated="990"/>
        </table:table-row>
        <table:table-row table:style-name="ro1">
          <table:table-cell table:style-name="ce2" office:value-type="float" office:value="4040" calcext:value-type="float">
            <text:p>4040</text:p>
          </table:table-cell>
          <table:table-cell table:style-name="ce2" office:value-type="string" calcext:value-type="string">
            <text:p>Gele mosterd</text:p>
          </table:table-cell>
          <table:table-cell table:style-name="ce2"/>
          <table:table-cell table:style-name="ce2" office:value-type="string" calcext:value-type="string">
            <text:p>Groenbemesters</text:p>
          </table:table-cell>
          <table:table-cell table:style-name="ce2" table:number-columns-repeated="2"/>
          <table:table-cell table:style-name="ce7" office:value-type="float" office:value="2.39" calcext:value-type="float">
            <text:p>€ 2.39 </text:p>
          </table:table-cell>
          <table:table-cell table:style-name="ce2" table:formula="of:=(1*(IF (NOT((ISBLANK([.K189]))))))+(2*(IF (NOT((ISBLANK([.L189]))))))+(4*(IF (NOT((ISBLANK([.M189]))))))+(8*(IF (NOT((ISBLANK([.N189]))))))+(16*(IF (NOT((ISBLANK([.O189])))))+(32*(IF (NOT((ISBLANK([.P189]))))))+(64*(IF (NOT((ISBLANK([.Q189]))))))+(128*(IF (NOT((ISBLANK([.R189]))))))+(256*(IF (NOT((ISBLANK([.S189]))))))+(512*(IF (NOT((ISBLANK([.T189]))))))+(1024*(IF (NOT((ISBLANK([.U189]))))))+(2048*(IF (NOT((ISBLANK([.V189])))))))" office:value-type="float" office:value="4095" calcext:value-type="float">
            <text:p>4095</text:p>
          </table:table-cell>
          <table:table-cell table:style-name="ce2" table:formula="of:=(1*(IF (NOT((ISBLANK([.W189]))))))+(2*(IF (NOT((ISBLANK([.X189]))))))+(4*(IF (NOT((ISBLANK([.Y189]))))))+(8*(IF (NOT((ISBLANK([.Z189]))))))+(16*(IF (NOT((ISBLANK([.AA189])))))+(32*(IF (NOT((ISBLANK([.AB189]))))))+(64*(IF (NOT((ISBLANK([.AC189]))))))+(128*(IF (NOT((ISBLANK([.AD189]))))))+(256*(IF (NOT((ISBLANK([.AE189]))))))+(512*(IF (NOT((ISBLANK([.AF189]))))))+(1024*(IF (NOT((ISBLANK([.AG189]))))))+(2048*(IF (NOT((ISBLANK([.AH189])))))))" office:value-type="float" office:value="4095" calcext:value-type="float">
            <text:p>4095</text:p>
          </table:table-cell>
          <table:table-cell table:style-name="ce7"/>
          <table:table-cell office:value-type="string" calcext:value-type="string">
            <text:p>Jan</text:p>
          </table:table-cell>
          <table:table-cell office:value-type="string" calcext:value-type="string">
            <text:p>Feb 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eb 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table:number-columns-repeated="990"/>
        </table:table-row>
        <table:table-row table:style-name="ro1">
          <table:table-cell table:style-name="ce2" office:value-type="float" office:value="4080" calcext:value-type="float">
            <text:p>4080</text:p>
          </table:table-cell>
          <table:table-cell table:style-name="ce2" office:value-type="string" calcext:value-type="string">
            <text:p>Incarnaatklaver</text:p>
          </table:table-cell>
          <table:table-cell table:style-name="ce2"/>
          <table:table-cell table:style-name="ce2" office:value-type="string" calcext:value-type="string">
            <text:p>Groenbemesters</text:p>
          </table:table-cell>
          <table:table-cell table:style-name="ce2" table:number-columns-repeated="2"/>
          <table:table-cell table:style-name="ce7" office:value-type="float" office:value="3.45" calcext:value-type="float">
            <text:p>€ 3.45 </text:p>
          </table:table-cell>
          <table:table-cell table:style-name="ce2" table:formula="of:=(1*(IF (NOT((ISBLANK([.K190]))))))+(2*(IF (NOT((ISBLANK([.L190]))))))+(4*(IF (NOT((ISBLANK([.M190]))))))+(8*(IF (NOT((ISBLANK([.N190]))))))+(16*(IF (NOT((ISBLANK([.O190])))))+(32*(IF (NOT((ISBLANK([.P190]))))))+(64*(IF (NOT((ISBLANK([.Q190]))))))+(128*(IF (NOT((ISBLANK([.R190]))))))+(256*(IF (NOT((ISBLANK([.S190]))))))+(512*(IF (NOT((ISBLANK([.T190]))))))+(1024*(IF (NOT((ISBLANK([.U190]))))))+(2048*(IF (NOT((ISBLANK([.V190])))))))" office:value-type="float" office:value="4095" calcext:value-type="float">
            <text:p>4095</text:p>
          </table:table-cell>
          <table:table-cell table:style-name="ce2" table:formula="of:=(1*(IF (NOT((ISBLANK([.W190]))))))+(2*(IF (NOT((ISBLANK([.X190]))))))+(4*(IF (NOT((ISBLANK([.Y190]))))))+(8*(IF (NOT((ISBLANK([.Z190]))))))+(16*(IF (NOT((ISBLANK([.AA190])))))+(32*(IF (NOT((ISBLANK([.AB190]))))))+(64*(IF (NOT((ISBLANK([.AC190]))))))+(128*(IF (NOT((ISBLANK([.AD190]))))))+(256*(IF (NOT((ISBLANK([.AE190]))))))+(512*(IF (NOT((ISBLANK([.AF190]))))))+(1024*(IF (NOT((ISBLANK([.AG190]))))))+(2048*(IF (NOT((ISBLANK([.AH190])))))))" office:value-type="float" office:value="4095" calcext:value-type="float">
            <text:p>4095</text:p>
          </table:table-cell>
          <table:table-cell table:style-name="ce7"/>
          <table:table-cell office:value-type="string" calcext:value-type="string">
            <text:p>Jan</text:p>
          </table:table-cell>
          <table:table-cell office:value-type="string" calcext:value-type="string">
            <text:p>Feb 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eb 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table:number-columns-repeated="990"/>
        </table:table-row>
        <table:table-row table:style-name="ro1">
          <table:table-cell table:style-name="ce2" office:value-type="float" office:value="4100" calcext:value-type="float">
            <text:p>4100</text:p>
          </table:table-cell>
          <table:table-cell table:style-name="ce2" office:value-type="string" calcext:value-type="string">
            <text:p>Japanse haver</text:p>
          </table:table-cell>
          <table:table-cell table:style-name="ce2"/>
          <table:table-cell table:style-name="ce2" office:value-type="string" calcext:value-type="string">
            <text:p>Groenbemesters</text:p>
          </table:table-cell>
          <table:table-cell table:style-name="ce2" table:number-columns-repeated="2"/>
          <table:table-cell table:style-name="ce7" office:value-type="float" office:value="2.39" calcext:value-type="float">
            <text:p>€ 2.39 </text:p>
          </table:table-cell>
          <table:table-cell table:style-name="ce2" table:formula="of:=(1*(IF (NOT((ISBLANK([.K191]))))))+(2*(IF (NOT((ISBLANK([.L191]))))))+(4*(IF (NOT((ISBLANK([.M191]))))))+(8*(IF (NOT((ISBLANK([.N191]))))))+(16*(IF (NOT((ISBLANK([.O191])))))+(32*(IF (NOT((ISBLANK([.P191]))))))+(64*(IF (NOT((ISBLANK([.Q191]))))))+(128*(IF (NOT((ISBLANK([.R191]))))))+(256*(IF (NOT((ISBLANK([.S191]))))))+(512*(IF (NOT((ISBLANK([.T191]))))))+(1024*(IF (NOT((ISBLANK([.U191]))))))+(2048*(IF (NOT((ISBLANK([.V191])))))))" office:value-type="float" office:value="4095" calcext:value-type="float">
            <text:p>4095</text:p>
          </table:table-cell>
          <table:table-cell table:style-name="ce2" table:formula="of:=(1*(IF (NOT((ISBLANK([.W191]))))))+(2*(IF (NOT((ISBLANK([.X191]))))))+(4*(IF (NOT((ISBLANK([.Y191]))))))+(8*(IF (NOT((ISBLANK([.Z191]))))))+(16*(IF (NOT((ISBLANK([.AA191])))))+(32*(IF (NOT((ISBLANK([.AB191]))))))+(64*(IF (NOT((ISBLANK([.AC191]))))))+(128*(IF (NOT((ISBLANK([.AD191]))))))+(256*(IF (NOT((ISBLANK([.AE191]))))))+(512*(IF (NOT((ISBLANK([.AF191]))))))+(1024*(IF (NOT((ISBLANK([.AG191]))))))+(2048*(IF (NOT((ISBLANK([.AH191])))))))" office:value-type="float" office:value="4095" calcext:value-type="float">
            <text:p>4095</text:p>
          </table:table-cell>
          <table:table-cell table:style-name="ce7"/>
          <table:table-cell office:value-type="string" calcext:value-type="string">
            <text:p>Jan</text:p>
          </table:table-cell>
          <table:table-cell office:value-type="string" calcext:value-type="string">
            <text:p>Feb 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eb 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table:number-columns-repeated="990"/>
        </table:table-row>
        <table:table-row table:style-name="ro1">
          <table:table-cell table:style-name="ce2" office:value-type="float" office:value="4050" calcext:value-type="float">
            <text:p>4050</text:p>
          </table:table-cell>
          <table:table-cell table:style-name="ce2" office:value-type="string" calcext:value-type="string">
            <text:p>Phacelia</text:p>
          </table:table-cell>
          <table:table-cell table:style-name="ce2"/>
          <table:table-cell table:style-name="ce2" office:value-type="string" calcext:value-type="string">
            <text:p>Groenbemesters</text:p>
          </table:table-cell>
          <table:table-cell table:style-name="ce2" table:number-columns-repeated="2"/>
          <table:table-cell table:style-name="ce7" office:value-type="float" office:value="2.39" calcext:value-type="float">
            <text:p>€ 2.39 </text:p>
          </table:table-cell>
          <table:table-cell table:style-name="ce2" table:formula="of:=(1*(IF (NOT((ISBLANK([.K192]))))))+(2*(IF (NOT((ISBLANK([.L192]))))))+(4*(IF (NOT((ISBLANK([.M192]))))))+(8*(IF (NOT((ISBLANK([.N192]))))))+(16*(IF (NOT((ISBLANK([.O192])))))+(32*(IF (NOT((ISBLANK([.P192]))))))+(64*(IF (NOT((ISBLANK([.Q192]))))))+(128*(IF (NOT((ISBLANK([.R192]))))))+(256*(IF (NOT((ISBLANK([.S192]))))))+(512*(IF (NOT((ISBLANK([.T192]))))))+(1024*(IF (NOT((ISBLANK([.U192]))))))+(2048*(IF (NOT((ISBLANK([.V192])))))))" office:value-type="float" office:value="4095" calcext:value-type="float">
            <text:p>4095</text:p>
          </table:table-cell>
          <table:table-cell table:style-name="ce2" table:formula="of:=(1*(IF (NOT((ISBLANK([.W192]))))))+(2*(IF (NOT((ISBLANK([.X192]))))))+(4*(IF (NOT((ISBLANK([.Y192]))))))+(8*(IF (NOT((ISBLANK([.Z192]))))))+(16*(IF (NOT((ISBLANK([.AA192])))))+(32*(IF (NOT((ISBLANK([.AB192]))))))+(64*(IF (NOT((ISBLANK([.AC192]))))))+(128*(IF (NOT((ISBLANK([.AD192]))))))+(256*(IF (NOT((ISBLANK([.AE192]))))))+(512*(IF (NOT((ISBLANK([.AF192]))))))+(1024*(IF (NOT((ISBLANK([.AG192]))))))+(2048*(IF (NOT((ISBLANK([.AH192])))))))" office:value-type="float" office:value="4095" calcext:value-type="float">
            <text:p>4095</text:p>
          </table:table-cell>
          <table:table-cell table:style-name="ce7"/>
          <table:table-cell office:value-type="string" calcext:value-type="string">
            <text:p>Jan</text:p>
          </table:table-cell>
          <table:table-cell office:value-type="string" calcext:value-type="string">
            <text:p>Feb 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eb 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table:number-columns-repeated="990"/>
        </table:table-row>
        <table:table-row table:style-name="ro1">
          <table:table-cell table:style-name="ce2" office:value-type="float" office:value="4060" calcext:value-type="float">
            <text:p>4060</text:p>
          </table:table-cell>
          <table:table-cell table:style-name="ce2" office:value-type="string" calcext:value-type="string">
            <text:p>Serradella</text:p>
          </table:table-cell>
          <table:table-cell table:style-name="ce2"/>
          <table:table-cell table:style-name="ce2" office:value-type="string" calcext:value-type="string">
            <text:p>Groenbemesters</text:p>
          </table:table-cell>
          <table:table-cell table:style-name="ce2" table:number-columns-repeated="2"/>
          <table:table-cell table:style-name="ce7" office:value-type="float" office:value="2.39" calcext:value-type="float">
            <text:p>€ 2.39 </text:p>
          </table:table-cell>
          <table:table-cell table:style-name="ce2" table:formula="of:=(1*(IF (NOT((ISBLANK([.K193]))))))+(2*(IF (NOT((ISBLANK([.L193]))))))+(4*(IF (NOT((ISBLANK([.M193]))))))+(8*(IF (NOT((ISBLANK([.N193]))))))+(16*(IF (NOT((ISBLANK([.O193])))))+(32*(IF (NOT((ISBLANK([.P193]))))))+(64*(IF (NOT((ISBLANK([.Q193]))))))+(128*(IF (NOT((ISBLANK([.R193]))))))+(256*(IF (NOT((ISBLANK([.S193]))))))+(512*(IF (NOT((ISBLANK([.T193]))))))+(1024*(IF (NOT((ISBLANK([.U193]))))))+(2048*(IF (NOT((ISBLANK([.V193])))))))" office:value-type="float" office:value="4095" calcext:value-type="float">
            <text:p>4095</text:p>
          </table:table-cell>
          <table:table-cell table:style-name="ce2" table:formula="of:=(1*(IF (NOT((ISBLANK([.W193]))))))+(2*(IF (NOT((ISBLANK([.X193]))))))+(4*(IF (NOT((ISBLANK([.Y193]))))))+(8*(IF (NOT((ISBLANK([.Z193]))))))+(16*(IF (NOT((ISBLANK([.AA193])))))+(32*(IF (NOT((ISBLANK([.AB193]))))))+(64*(IF (NOT((ISBLANK([.AC193]))))))+(128*(IF (NOT((ISBLANK([.AD193]))))))+(256*(IF (NOT((ISBLANK([.AE193]))))))+(512*(IF (NOT((ISBLANK([.AF193]))))))+(1024*(IF (NOT((ISBLANK([.AG193]))))))+(2048*(IF (NOT((ISBLANK([.AH193])))))))" office:value-type="float" office:value="4095" calcext:value-type="float">
            <text:p>4095</text:p>
          </table:table-cell>
          <table:table-cell table:style-name="ce7"/>
          <table:table-cell office:value-type="string" calcext:value-type="string">
            <text:p>Jan</text:p>
          </table:table-cell>
          <table:table-cell office:value-type="string" calcext:value-type="string">
            <text:p>Feb 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eb 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table:number-columns-repeated="990"/>
        </table:table-row>
        <table:table-row table:style-name="ro1">
          <table:table-cell table:style-name="ce2" office:value-type="float" office:value="4090" calcext:value-type="float">
            <text:p>4090</text:p>
          </table:table-cell>
          <table:table-cell table:style-name="ce2" office:value-type="string" calcext:value-type="string">
            <text:p>Winterrogge</text:p>
          </table:table-cell>
          <table:table-cell table:style-name="ce2"/>
          <table:table-cell table:style-name="ce2" office:value-type="string" calcext:value-type="string">
            <text:p>Groenbemesters</text:p>
          </table:table-cell>
          <table:table-cell table:style-name="ce2" table:number-columns-repeated="2"/>
          <table:table-cell table:style-name="ce7" office:value-type="float" office:value="2.39" calcext:value-type="float">
            <text:p>€ 2.39 </text:p>
          </table:table-cell>
          <table:table-cell table:style-name="ce2" table:formula="of:=(1*(IF (NOT((ISBLANK([.K194]))))))+(2*(IF (NOT((ISBLANK([.L194]))))))+(4*(IF (NOT((ISBLANK([.M194]))))))+(8*(IF (NOT((ISBLANK([.N194]))))))+(16*(IF (NOT((ISBLANK([.O194])))))+(32*(IF (NOT((ISBLANK([.P194]))))))+(64*(IF (NOT((ISBLANK([.Q194]))))))+(128*(IF (NOT((ISBLANK([.R194]))))))+(256*(IF (NOT((ISBLANK([.S194]))))))+(512*(IF (NOT((ISBLANK([.T194]))))))+(1024*(IF (NOT((ISBLANK([.U194]))))))+(2048*(IF (NOT((ISBLANK([.V194])))))))" office:value-type="float" office:value="4095" calcext:value-type="float">
            <text:p>4095</text:p>
          </table:table-cell>
          <table:table-cell table:style-name="ce2" table:formula="of:=(1*(IF (NOT((ISBLANK([.W194]))))))+(2*(IF (NOT((ISBLANK([.X194]))))))+(4*(IF (NOT((ISBLANK([.Y194]))))))+(8*(IF (NOT((ISBLANK([.Z194]))))))+(16*(IF (NOT((ISBLANK([.AA194])))))+(32*(IF (NOT((ISBLANK([.AB194]))))))+(64*(IF (NOT((ISBLANK([.AC194]))))))+(128*(IF (NOT((ISBLANK([.AD194]))))))+(256*(IF (NOT((ISBLANK([.AE194]))))))+(512*(IF (NOT((ISBLANK([.AF194]))))))+(1024*(IF (NOT((ISBLANK([.AG194]))))))+(2048*(IF (NOT((ISBLANK([.AH194])))))))" office:value-type="float" office:value="4095" calcext:value-type="float">
            <text:p>4095</text:p>
          </table:table-cell>
          <table:table-cell table:style-name="ce7"/>
          <table:table-cell office:value-type="string" calcext:value-type="string">
            <text:p>Jan</text:p>
          </table:table-cell>
          <table:table-cell office:value-type="string" calcext:value-type="string">
            <text:p>Feb 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eb 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table:number-columns-repeated="990"/>
        </table:table-row>
        <table:table-row table:style-name="ro1">
          <table:table-cell table:style-name="ce2" office:value-type="float" office:value="9000" calcext:value-type="float">
            <text:p>9000</text:p>
          </table:table-cell>
          <table:table-cell table:style-name="ce2" office:value-type="string" calcext:value-type="string">
            <text:p>Kiemschaaltje (incl. 19% BTW)</text:p>
          </table:table-cell>
          <table:table-cell table:style-name="ce2"/>
          <table:table-cell table:style-name="ce2" office:value-type="string" calcext:value-type="string">
            <text:p>Kiemgroenten</text:p>
          </table:table-cell>
          <table:table-cell table:style-name="ce2" table:number-columns-repeated="2"/>
          <table:table-cell table:style-name="ce7" office:value-type="float" office:value="8.95" calcext:value-type="float">
            <text:p>€ 8.95 </text:p>
          </table:table-cell>
          <table:table-cell table:style-name="ce2" table:formula="of:=(1*(IF (NOT((ISBLANK([.K195]))))))+(2*(IF (NOT((ISBLANK([.L195]))))))+(4*(IF (NOT((ISBLANK([.M195]))))))+(8*(IF (NOT((ISBLANK([.N195]))))))+(16*(IF (NOT((ISBLANK([.O195])))))+(32*(IF (NOT((ISBLANK([.P195]))))))+(64*(IF (NOT((ISBLANK([.Q195]))))))+(128*(IF (NOT((ISBLANK([.R195]))))))+(256*(IF (NOT((ISBLANK([.S195]))))))+(512*(IF (NOT((ISBLANK([.T195]))))))+(1024*(IF (NOT((ISBLANK([.U195]))))))+(2048*(IF (NOT((ISBLANK([.V195])))))))" office:value-type="float" office:value="4095" calcext:value-type="float">
            <text:p>4095</text:p>
          </table:table-cell>
          <table:table-cell table:style-name="ce2" table:formula="of:=(1*(IF (NOT((ISBLANK([.W195]))))))+(2*(IF (NOT((ISBLANK([.X195]))))))+(4*(IF (NOT((ISBLANK([.Y195]))))))+(8*(IF (NOT((ISBLANK([.Z195]))))))+(16*(IF (NOT((ISBLANK([.AA195])))))+(32*(IF (NOT((ISBLANK([.AB195]))))))+(64*(IF (NOT((ISBLANK([.AC195]))))))+(128*(IF (NOT((ISBLANK([.AD195]))))))+(256*(IF (NOT((ISBLANK([.AE195]))))))+(512*(IF (NOT((ISBLANK([.AF195]))))))+(1024*(IF (NOT((ISBLANK([.AG195]))))))+(2048*(IF (NOT((ISBLANK([.AH195])))))))" office:value-type="float" office:value="4095" calcext:value-type="float">
            <text:p>4095</text:p>
          </table:table-cell>
          <table:table-cell table:style-name="ce7"/>
          <table:table-cell office:value-type="string" calcext:value-type="string">
            <text:p>Jan</text:p>
          </table:table-cell>
          <table:table-cell office:value-type="string" calcext:value-type="string">
            <text:p>Feb 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eb 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table:number-columns-repeated="990"/>
        </table:table-row>
        <table:table-row table:style-name="ro1">
          <table:table-cell table:style-name="ce2" office:value-type="float" office:value="9060" calcext:value-type="float">
            <text:p>9060</text:p>
          </table:table-cell>
          <table:table-cell table:style-name="ce2" office:value-type="string" calcext:value-type="string">
            <text:p>Alfalfa</text:p>
          </table:table-cell>
          <table:table-cell table:style-name="ce2"/>
          <table:table-cell table:style-name="ce2" office:value-type="string" calcext:value-type="string">
            <text:p>Kiemgroenten</text:p>
          </table:table-cell>
          <table:table-cell table:style-name="ce2" table:number-columns-repeated="2"/>
          <table:table-cell table:style-name="ce7" office:value-type="float" office:value="3.18" calcext:value-type="float">
            <text:p>€ 3.18 </text:p>
          </table:table-cell>
          <table:table-cell table:style-name="ce2" table:formula="of:=(1*(IF (NOT((ISBLANK([.K196]))))))+(2*(IF (NOT((ISBLANK([.L196]))))))+(4*(IF (NOT((ISBLANK([.M196]))))))+(8*(IF (NOT((ISBLANK([.N196]))))))+(16*(IF (NOT((ISBLANK([.O196])))))+(32*(IF (NOT((ISBLANK([.P196]))))))+(64*(IF (NOT((ISBLANK([.Q196]))))))+(128*(IF (NOT((ISBLANK([.R196]))))))+(256*(IF (NOT((ISBLANK([.S196]))))))+(512*(IF (NOT((ISBLANK([.T196]))))))+(1024*(IF (NOT((ISBLANK([.U196]))))))+(2048*(IF (NOT((ISBLANK([.V196])))))))" office:value-type="float" office:value="4095" calcext:value-type="float">
            <text:p>4095</text:p>
          </table:table-cell>
          <table:table-cell table:style-name="ce2" table:formula="of:=(1*(IF (NOT((ISBLANK([.W196]))))))+(2*(IF (NOT((ISBLANK([.X196]))))))+(4*(IF (NOT((ISBLANK([.Y196]))))))+(8*(IF (NOT((ISBLANK([.Z196]))))))+(16*(IF (NOT((ISBLANK([.AA196])))))+(32*(IF (NOT((ISBLANK([.AB196]))))))+(64*(IF (NOT((ISBLANK([.AC196]))))))+(128*(IF (NOT((ISBLANK([.AD196]))))))+(256*(IF (NOT((ISBLANK([.AE196]))))))+(512*(IF (NOT((ISBLANK([.AF196]))))))+(1024*(IF (NOT((ISBLANK([.AG196]))))))+(2048*(IF (NOT((ISBLANK([.AH196])))))))" office:value-type="float" office:value="4095" calcext:value-type="float">
            <text:p>4095</text:p>
          </table:table-cell>
          <table:table-cell table:style-name="ce7"/>
          <table:table-cell office:value-type="string" calcext:value-type="string">
            <text:p>Jan</text:p>
          </table:table-cell>
          <table:table-cell office:value-type="string" calcext:value-type="string">
            <text:p>Feb 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eb 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table:number-columns-repeated="990"/>
        </table:table-row>
        <table:table-row table:style-name="ro1">
          <table:table-cell table:style-name="ce2" office:value-type="float" office:value="9030" calcext:value-type="float">
            <text:p>9030</text:p>
          </table:table-cell>
          <table:table-cell table:style-name="ce2" office:value-type="string" calcext:value-type="string">
            <text:p>Broccolikers</text:p>
          </table:table-cell>
          <table:table-cell table:style-name="ce2"/>
          <table:table-cell table:style-name="ce2" office:value-type="string" calcext:value-type="string">
            <text:p>Kiemgroenten</text:p>
          </table:table-cell>
          <table:table-cell table:style-name="ce2" table:number-columns-repeated="2"/>
          <table:table-cell table:style-name="ce7" office:value-type="float" office:value="3.18" calcext:value-type="float">
            <text:p>€ 3.18 </text:p>
          </table:table-cell>
          <table:table-cell table:style-name="ce2" table:formula="of:=(1*(IF (NOT((ISBLANK([.K197]))))))+(2*(IF (NOT((ISBLANK([.L197]))))))+(4*(IF (NOT((ISBLANK([.M197]))))))+(8*(IF (NOT((ISBLANK([.N197]))))))+(16*(IF (NOT((ISBLANK([.O197])))))+(32*(IF (NOT((ISBLANK([.P197]))))))+(64*(IF (NOT((ISBLANK([.Q197]))))))+(128*(IF (NOT((ISBLANK([.R197]))))))+(256*(IF (NOT((ISBLANK([.S197]))))))+(512*(IF (NOT((ISBLANK([.T197]))))))+(1024*(IF (NOT((ISBLANK([.U197]))))))+(2048*(IF (NOT((ISBLANK([.V197])))))))" office:value-type="float" office:value="4095" calcext:value-type="float">
            <text:p>4095</text:p>
          </table:table-cell>
          <table:table-cell table:style-name="ce2" table:formula="of:=(1*(IF (NOT((ISBLANK([.W197]))))))+(2*(IF (NOT((ISBLANK([.X197]))))))+(4*(IF (NOT((ISBLANK([.Y197]))))))+(8*(IF (NOT((ISBLANK([.Z197]))))))+(16*(IF (NOT((ISBLANK([.AA197])))))+(32*(IF (NOT((ISBLANK([.AB197]))))))+(64*(IF (NOT((ISBLANK([.AC197]))))))+(128*(IF (NOT((ISBLANK([.AD197]))))))+(256*(IF (NOT((ISBLANK([.AE197]))))))+(512*(IF (NOT((ISBLANK([.AF197]))))))+(1024*(IF (NOT((ISBLANK([.AG197]))))))+(2048*(IF (NOT((ISBLANK([.AH197])))))))" office:value-type="float" office:value="4095" calcext:value-type="float">
            <text:p>4095</text:p>
          </table:table-cell>
          <table:table-cell table:style-name="ce7"/>
          <table:table-cell office:value-type="string" calcext:value-type="string">
            <text:p>Jan</text:p>
          </table:table-cell>
          <table:table-cell office:value-type="string" calcext:value-type="string">
            <text:p>Feb 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eb 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table:number-columns-repeated="990"/>
        </table:table-row>
        <table:table-row table:style-name="ro1">
          <table:table-cell table:style-name="ce2" office:value-type="float" office:value="9035" calcext:value-type="float">
            <text:p>9035</text:p>
          </table:table-cell>
          <table:table-cell table:style-name="ce2" office:value-type="string" calcext:value-type="string">
            <text:p>Chinese bieslook kiem</text:p>
          </table:table-cell>
          <table:table-cell table:style-name="ce2"/>
          <table:table-cell table:style-name="ce2" office:value-type="string" calcext:value-type="string">
            <text:p>Kiemgroenten</text:p>
          </table:table-cell>
          <table:table-cell table:style-name="ce2" table:number-columns-repeated="2"/>
          <table:table-cell table:style-name="ce7" office:value-type="float" office:value="3.18" calcext:value-type="float">
            <text:p>€ 3.18 </text:p>
          </table:table-cell>
          <table:table-cell table:style-name="ce2" table:formula="of:=(1*(IF (NOT((ISBLANK([.K198]))))))+(2*(IF (NOT((ISBLANK([.L198]))))))+(4*(IF (NOT((ISBLANK([.M198]))))))+(8*(IF (NOT((ISBLANK([.N198]))))))+(16*(IF (NOT((ISBLANK([.O198])))))+(32*(IF (NOT((ISBLANK([.P198]))))))+(64*(IF (NOT((ISBLANK([.Q198]))))))+(128*(IF (NOT((ISBLANK([.R198]))))))+(256*(IF (NOT((ISBLANK([.S198]))))))+(512*(IF (NOT((ISBLANK([.T198]))))))+(1024*(IF (NOT((ISBLANK([.U198]))))))+(2048*(IF (NOT((ISBLANK([.V198])))))))" office:value-type="float" office:value="4095" calcext:value-type="float">
            <text:p>4095</text:p>
          </table:table-cell>
          <table:table-cell table:style-name="ce2" table:formula="of:=(1*(IF (NOT((ISBLANK([.W198]))))))+(2*(IF (NOT((ISBLANK([.X198]))))))+(4*(IF (NOT((ISBLANK([.Y198]))))))+(8*(IF (NOT((ISBLANK([.Z198]))))))+(16*(IF (NOT((ISBLANK([.AA198])))))+(32*(IF (NOT((ISBLANK([.AB198]))))))+(64*(IF (NOT((ISBLANK([.AC198]))))))+(128*(IF (NOT((ISBLANK([.AD198]))))))+(256*(IF (NOT((ISBLANK([.AE198]))))))+(512*(IF (NOT((ISBLANK([.AF198]))))))+(1024*(IF (NOT((ISBLANK([.AG198]))))))+(2048*(IF (NOT((ISBLANK([.AH198])))))))" office:value-type="float" office:value="4095" calcext:value-type="float">
            <text:p>4095</text:p>
          </table:table-cell>
          <table:table-cell table:style-name="ce7"/>
          <table:table-cell office:value-type="string" calcext:value-type="string">
            <text:p>Jan</text:p>
          </table:table-cell>
          <table:table-cell office:value-type="string" calcext:value-type="string">
            <text:p>Feb 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eb 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table:number-columns-repeated="990"/>
        </table:table-row>
        <table:table-row table:style-name="ro1">
          <table:table-cell table:style-name="ce2" office:value-type="float" office:value="9037" calcext:value-type="float">
            <text:p>9037</text:p>
          </table:table-cell>
          <table:table-cell table:style-name="ce2" office:value-type="string" calcext:value-type="string">
            <text:p>Fenegriek spruitgroente</text:p>
          </table:table-cell>
          <table:table-cell table:style-name="ce2"/>
          <table:table-cell table:style-name="ce2" office:value-type="string" calcext:value-type="string">
            <text:p>Kiemgroenten</text:p>
          </table:table-cell>
          <table:table-cell table:style-name="ce2" table:number-columns-repeated="2"/>
          <table:table-cell table:style-name="ce7" office:value-type="float" office:value="3.18" calcext:value-type="float">
            <text:p>€ 3.18 </text:p>
          </table:table-cell>
          <table:table-cell table:style-name="ce2" table:formula="of:=(1*(IF (NOT((ISBLANK([.K199]))))))+(2*(IF (NOT((ISBLANK([.L199]))))))+(4*(IF (NOT((ISBLANK([.M199]))))))+(8*(IF (NOT((ISBLANK([.N199]))))))+(16*(IF (NOT((ISBLANK([.O199])))))+(32*(IF (NOT((ISBLANK([.P199]))))))+(64*(IF (NOT((ISBLANK([.Q199]))))))+(128*(IF (NOT((ISBLANK([.R199]))))))+(256*(IF (NOT((ISBLANK([.S199]))))))+(512*(IF (NOT((ISBLANK([.T199]))))))+(1024*(IF (NOT((ISBLANK([.U199]))))))+(2048*(IF (NOT((ISBLANK([.V199])))))))" office:value-type="float" office:value="4095" calcext:value-type="float">
            <text:p>4095</text:p>
          </table:table-cell>
          <table:table-cell table:style-name="ce2" table:formula="of:=(1*(IF (NOT((ISBLANK([.W199]))))))+(2*(IF (NOT((ISBLANK([.X199]))))))+(4*(IF (NOT((ISBLANK([.Y199]))))))+(8*(IF (NOT((ISBLANK([.Z199]))))))+(16*(IF (NOT((ISBLANK([.AA199])))))+(32*(IF (NOT((ISBLANK([.AB199]))))))+(64*(IF (NOT((ISBLANK([.AC199]))))))+(128*(IF (NOT((ISBLANK([.AD199]))))))+(256*(IF (NOT((ISBLANK([.AE199]))))))+(512*(IF (NOT((ISBLANK([.AF199]))))))+(1024*(IF (NOT((ISBLANK([.AG199]))))))+(2048*(IF (NOT((ISBLANK([.AH199])))))))" office:value-type="float" office:value="4095" calcext:value-type="float">
            <text:p>4095</text:p>
          </table:table-cell>
          <table:table-cell table:style-name="ce7"/>
          <table:table-cell office:value-type="string" calcext:value-type="string">
            <text:p>Jan</text:p>
          </table:table-cell>
          <table:table-cell office:value-type="string" calcext:value-type="string">
            <text:p>Feb 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eb 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table:number-columns-repeated="990"/>
        </table:table-row>
        <table:table-row table:style-name="ro1">
          <table:table-cell table:style-name="ce2" office:value-type="float" office:value="9050" calcext:value-type="float">
            <text:p>9050</text:p>
          </table:table-cell>
          <table:table-cell table:style-name="ce2" office:value-type="string" calcext:value-type="string">
            <text:p>Mosterdkers</text:p>
          </table:table-cell>
          <table:table-cell table:style-name="ce2"/>
          <table:table-cell table:style-name="ce2" office:value-type="string" calcext:value-type="string">
            <text:p>Kiemgroenten</text:p>
          </table:table-cell>
          <table:table-cell table:style-name="ce2" table:number-columns-repeated="2"/>
          <table:table-cell table:style-name="ce7" office:value-type="float" office:value="2.12" calcext:value-type="float">
            <text:p>€ 2.12 </text:p>
          </table:table-cell>
          <table:table-cell table:style-name="ce2" table:formula="of:=(1*(IF (NOT((ISBLANK([.K200]))))))+(2*(IF (NOT((ISBLANK([.L200]))))))+(4*(IF (NOT((ISBLANK([.M200]))))))+(8*(IF (NOT((ISBLANK([.N200]))))))+(16*(IF (NOT((ISBLANK([.O200])))))+(32*(IF (NOT((ISBLANK([.P200]))))))+(64*(IF (NOT((ISBLANK([.Q200]))))))+(128*(IF (NOT((ISBLANK([.R200]))))))+(256*(IF (NOT((ISBLANK([.S200]))))))+(512*(IF (NOT((ISBLANK([.T200]))))))+(1024*(IF (NOT((ISBLANK([.U200]))))))+(2048*(IF (NOT((ISBLANK([.V200])))))))" office:value-type="float" office:value="4095" calcext:value-type="float">
            <text:p>4095</text:p>
          </table:table-cell>
          <table:table-cell table:style-name="ce2" table:formula="of:=(1*(IF (NOT((ISBLANK([.W200]))))))+(2*(IF (NOT((ISBLANK([.X200]))))))+(4*(IF (NOT((ISBLANK([.Y200]))))))+(8*(IF (NOT((ISBLANK([.Z200]))))))+(16*(IF (NOT((ISBLANK([.AA200])))))+(32*(IF (NOT((ISBLANK([.AB200]))))))+(64*(IF (NOT((ISBLANK([.AC200]))))))+(128*(IF (NOT((ISBLANK([.AD200]))))))+(256*(IF (NOT((ISBLANK([.AE200]))))))+(512*(IF (NOT((ISBLANK([.AF200]))))))+(1024*(IF (NOT((ISBLANK([.AG200]))))))+(2048*(IF (NOT((ISBLANK([.AH200])))))))" office:value-type="float" office:value="4095" calcext:value-type="float">
            <text:p>4095</text:p>
          </table:table-cell>
          <table:table-cell table:style-name="ce7"/>
          <table:table-cell office:value-type="string" calcext:value-type="string">
            <text:p>Jan</text:p>
          </table:table-cell>
          <table:table-cell office:value-type="string" calcext:value-type="string">
            <text:p>Feb 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eb 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table:number-columns-repeated="990"/>
        </table:table-row>
        <table:table-row table:style-name="ro1">
          <table:table-cell table:style-name="ce2" office:value-type="float" office:value="9040" calcext:value-type="float">
            <text:p>9040</text:p>
          </table:table-cell>
          <table:table-cell table:style-name="ce2" office:value-type="string" calcext:value-type="string">
            <text:p>Radijkskers</text:p>
          </table:table-cell>
          <table:table-cell table:style-name="ce2"/>
          <table:table-cell table:style-name="ce2" office:value-type="string" calcext:value-type="string">
            <text:p>Kiemgroenten</text:p>
          </table:table-cell>
          <table:table-cell table:style-name="ce2" table:number-columns-repeated="2"/>
          <table:table-cell table:style-name="ce7" office:value-type="float" office:value="3.18" calcext:value-type="float">
            <text:p>€ 3.18 </text:p>
          </table:table-cell>
          <table:table-cell table:style-name="ce2" table:formula="of:=(1*(IF (NOT((ISBLANK([.K201]))))))+(2*(IF (NOT((ISBLANK([.L201]))))))+(4*(IF (NOT((ISBLANK([.M201]))))))+(8*(IF (NOT((ISBLANK([.N201]))))))+(16*(IF (NOT((ISBLANK([.O201])))))+(32*(IF (NOT((ISBLANK([.P201]))))))+(64*(IF (NOT((ISBLANK([.Q201]))))))+(128*(IF (NOT((ISBLANK([.R201]))))))+(256*(IF (NOT((ISBLANK([.S201]))))))+(512*(IF (NOT((ISBLANK([.T201]))))))+(1024*(IF (NOT((ISBLANK([.U201]))))))+(2048*(IF (NOT((ISBLANK([.V201])))))))" office:value-type="float" office:value="4095" calcext:value-type="float">
            <text:p>4095</text:p>
          </table:table-cell>
          <table:table-cell table:style-name="ce2" table:formula="of:=(1*(IF (NOT((ISBLANK([.W201]))))))+(2*(IF (NOT((ISBLANK([.X201]))))))+(4*(IF (NOT((ISBLANK([.Y201]))))))+(8*(IF (NOT((ISBLANK([.Z201]))))))+(16*(IF (NOT((ISBLANK([.AA201])))))+(32*(IF (NOT((ISBLANK([.AB201]))))))+(64*(IF (NOT((ISBLANK([.AC201]))))))+(128*(IF (NOT((ISBLANK([.AD201]))))))+(256*(IF (NOT((ISBLANK([.AE201]))))))+(512*(IF (NOT((ISBLANK([.AF201]))))))+(1024*(IF (NOT((ISBLANK([.AG201]))))))+(2048*(IF (NOT((ISBLANK([.AH201])))))))" office:value-type="float" office:value="4095" calcext:value-type="float">
            <text:p>4095</text:p>
          </table:table-cell>
          <table:table-cell table:style-name="ce7"/>
          <table:table-cell office:value-type="string" calcext:value-type="string">
            <text:p>Jan</text:p>
          </table:table-cell>
          <table:table-cell office:value-type="string" calcext:value-type="string">
            <text:p>Feb 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eb 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table:number-columns-repeated="990"/>
        </table:table-row>
        <table:table-row table:style-name="ro1">
          <table:table-cell table:style-name="ce2" office:value-type="float" office:value="9045" calcext:value-type="float">
            <text:p>9045</text:p>
          </table:table-cell>
          <table:table-cell table:style-name="ce2" office:value-type="string" calcext:value-type="string">
            <text:p>Rode kool kiem</text:p>
          </table:table-cell>
          <table:table-cell table:style-name="ce2"/>
          <table:table-cell table:style-name="ce2" office:value-type="string" calcext:value-type="string">
            <text:p>Kiemgroenten</text:p>
          </table:table-cell>
          <table:table-cell table:style-name="ce2" table:number-columns-repeated="2"/>
          <table:table-cell table:style-name="ce7" office:value-type="float" office:value="3.18" calcext:value-type="float">
            <text:p>€ 3.18 </text:p>
          </table:table-cell>
          <table:table-cell table:style-name="ce2" table:formula="of:=(1*(IF (NOT((ISBLANK([.K202]))))))+(2*(IF (NOT((ISBLANK([.L202]))))))+(4*(IF (NOT((ISBLANK([.M202]))))))+(8*(IF (NOT((ISBLANK([.N202]))))))+(16*(IF (NOT((ISBLANK([.O202])))))+(32*(IF (NOT((ISBLANK([.P202]))))))+(64*(IF (NOT((ISBLANK([.Q202]))))))+(128*(IF (NOT((ISBLANK([.R202]))))))+(256*(IF (NOT((ISBLANK([.S202]))))))+(512*(IF (NOT((ISBLANK([.T202]))))))+(1024*(IF (NOT((ISBLANK([.U202]))))))+(2048*(IF (NOT((ISBLANK([.V202])))))))" office:value-type="float" office:value="4095" calcext:value-type="float">
            <text:p>4095</text:p>
          </table:table-cell>
          <table:table-cell table:style-name="ce2" table:formula="of:=(1*(IF (NOT((ISBLANK([.W202]))))))+(2*(IF (NOT((ISBLANK([.X202]))))))+(4*(IF (NOT((ISBLANK([.Y202]))))))+(8*(IF (NOT((ISBLANK([.Z202]))))))+(16*(IF (NOT((ISBLANK([.AA202])))))+(32*(IF (NOT((ISBLANK([.AB202]))))))+(64*(IF (NOT((ISBLANK([.AC202]))))))+(128*(IF (NOT((ISBLANK([.AD202]))))))+(256*(IF (NOT((ISBLANK([.AE202]))))))+(512*(IF (NOT((ISBLANK([.AF202]))))))+(1024*(IF (NOT((ISBLANK([.AG202]))))))+(2048*(IF (NOT((ISBLANK([.AH202])))))))" office:value-type="float" office:value="4095" calcext:value-type="float">
            <text:p>4095</text:p>
          </table:table-cell>
          <table:table-cell table:style-name="ce7"/>
          <table:table-cell office:value-type="string" calcext:value-type="string">
            <text:p>Jan</text:p>
          </table:table-cell>
          <table:table-cell office:value-type="string" calcext:value-type="string">
            <text:p>Feb 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eb 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table:number-columns-repeated="990"/>
        </table:table-row>
        <table:table-row table:style-name="ro1">
          <table:table-cell table:style-name="ce2" office:value-type="float" office:value="9020" calcext:value-type="float">
            <text:p>9020</text:p>
          </table:table-cell>
          <table:table-cell table:style-name="ce2" office:value-type="string" calcext:value-type="string">
            <text:p>Rucolakers</text:p>
          </table:table-cell>
          <table:table-cell table:style-name="ce2"/>
          <table:table-cell table:style-name="ce2" office:value-type="string" calcext:value-type="string">
            <text:p>Kiemgroenten</text:p>
          </table:table-cell>
          <table:table-cell table:style-name="ce2" table:number-columns-repeated="2"/>
          <table:table-cell table:style-name="ce7" office:value-type="float" office:value="3.18" calcext:value-type="float">
            <text:p>€ 3.18 </text:p>
          </table:table-cell>
          <table:table-cell table:style-name="ce2" table:formula="of:=(1*(IF (NOT((ISBLANK([.K203]))))))+(2*(IF (NOT((ISBLANK([.L203]))))))+(4*(IF (NOT((ISBLANK([.M203]))))))+(8*(IF (NOT((ISBLANK([.N203]))))))+(16*(IF (NOT((ISBLANK([.O203])))))+(32*(IF (NOT((ISBLANK([.P203]))))))+(64*(IF (NOT((ISBLANK([.Q203]))))))+(128*(IF (NOT((ISBLANK([.R203]))))))+(256*(IF (NOT((ISBLANK([.S203]))))))+(512*(IF (NOT((ISBLANK([.T203]))))))+(1024*(IF (NOT((ISBLANK([.U203]))))))+(2048*(IF (NOT((ISBLANK([.V203])))))))" office:value-type="float" office:value="4095" calcext:value-type="float">
            <text:p>4095</text:p>
          </table:table-cell>
          <table:table-cell table:style-name="ce2" table:formula="of:=(1*(IF (NOT((ISBLANK([.W203]))))))+(2*(IF (NOT((ISBLANK([.X203]))))))+(4*(IF (NOT((ISBLANK([.Y203]))))))+(8*(IF (NOT((ISBLANK([.Z203]))))))+(16*(IF (NOT((ISBLANK([.AA203])))))+(32*(IF (NOT((ISBLANK([.AB203]))))))+(64*(IF (NOT((ISBLANK([.AC203]))))))+(128*(IF (NOT((ISBLANK([.AD203]))))))+(256*(IF (NOT((ISBLANK([.AE203]))))))+(512*(IF (NOT((ISBLANK([.AF203]))))))+(1024*(IF (NOT((ISBLANK([.AG203]))))))+(2048*(IF (NOT((ISBLANK([.AH203])))))))" office:value-type="float" office:value="4095" calcext:value-type="float">
            <text:p>4095</text:p>
          </table:table-cell>
          <table:table-cell table:style-name="ce7"/>
          <table:table-cell office:value-type="string" calcext:value-type="string">
            <text:p>Jan</text:p>
          </table:table-cell>
          <table:table-cell office:value-type="string" calcext:value-type="string">
            <text:p>Feb 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eb 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table:number-columns-repeated="990"/>
        </table:table-row>
        <table:table-row table:style-name="ro1">
          <table:table-cell table:style-name="ce2" office:value-type="float" office:value="9010" calcext:value-type="float">
            <text:p>9010</text:p>
          </table:table-cell>
          <table:table-cell table:style-name="ce2" office:value-type="string" calcext:value-type="string">
            <text:p>Tuinkers</text:p>
          </table:table-cell>
          <table:table-cell table:style-name="ce2"/>
          <table:table-cell table:style-name="ce2" office:value-type="string" calcext:value-type="string">
            <text:p>Kiemgroenten</text:p>
          </table:table-cell>
          <table:table-cell table:style-name="ce2" table:number-columns-repeated="2"/>
          <table:table-cell table:style-name="ce7" office:value-type="float" office:value="2.39" calcext:value-type="float">
            <text:p>€ 2.39 </text:p>
          </table:table-cell>
          <table:table-cell table:style-name="ce2" table:formula="of:=(1*(IF (NOT((ISBLANK([.K204]))))))+(2*(IF (NOT((ISBLANK([.L204]))))))+(4*(IF (NOT((ISBLANK([.M204]))))))+(8*(IF (NOT((ISBLANK([.N204]))))))+(16*(IF (NOT((ISBLANK([.O204])))))+(32*(IF (NOT((ISBLANK([.P204]))))))+(64*(IF (NOT((ISBLANK([.Q204]))))))+(128*(IF (NOT((ISBLANK([.R204]))))))+(256*(IF (NOT((ISBLANK([.S204]))))))+(512*(IF (NOT((ISBLANK([.T204]))))))+(1024*(IF (NOT((ISBLANK([.U204]))))))+(2048*(IF (NOT((ISBLANK([.V204])))))))" office:value-type="float" office:value="4095" calcext:value-type="float">
            <text:p>4095</text:p>
          </table:table-cell>
          <table:table-cell table:style-name="ce2" table:formula="of:=(1*(IF (NOT((ISBLANK([.W204]))))))+(2*(IF (NOT((ISBLANK([.X204]))))))+(4*(IF (NOT((ISBLANK([.Y204]))))))+(8*(IF (NOT((ISBLANK([.Z204]))))))+(16*(IF (NOT((ISBLANK([.AA204])))))+(32*(IF (NOT((ISBLANK([.AB204]))))))+(64*(IF (NOT((ISBLANK([.AC204]))))))+(128*(IF (NOT((ISBLANK([.AD204]))))))+(256*(IF (NOT((ISBLANK([.AE204]))))))+(512*(IF (NOT((ISBLANK([.AF204]))))))+(1024*(IF (NOT((ISBLANK([.AG204]))))))+(2048*(IF (NOT((ISBLANK([.AH204])))))))" office:value-type="float" office:value="4095" calcext:value-type="float">
            <text:p>4095</text:p>
          </table:table-cell>
          <table:table-cell table:style-name="ce7"/>
          <table:table-cell office:value-type="string" calcext:value-type="string">
            <text:p>Jan</text:p>
          </table:table-cell>
          <table:table-cell office:value-type="string" calcext:value-type="string">
            <text:p>Feb 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eb 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table:number-columns-repeated="990"/>
        </table:table-row>
        <table:table-row table:style-name="ro1">
          <table:table-cell table:style-name="ce2" office:value-type="float" office:value="9015" calcext:value-type="float">
            <text:p>9015</text:p>
          </table:table-cell>
          <table:table-cell table:style-name="ce2" office:value-type="string" calcext:value-type="string">
            <text:p>Tuinkers, grootbladig</text:p>
          </table:table-cell>
          <table:table-cell table:style-name="ce2"/>
          <table:table-cell table:style-name="ce2" office:value-type="string" calcext:value-type="string">
            <text:p>Kiemgroenten</text:p>
          </table:table-cell>
          <table:table-cell table:style-name="ce2" table:number-columns-repeated="2"/>
          <table:table-cell table:style-name="ce7" office:value-type="float" office:value="2.39" calcext:value-type="float">
            <text:p>€ 2.39 </text:p>
          </table:table-cell>
          <table:table-cell table:style-name="ce2" table:formula="of:=(1*(IF (NOT((ISBLANK([.K205]))))))+(2*(IF (NOT((ISBLANK([.L205]))))))+(4*(IF (NOT((ISBLANK([.M205]))))))+(8*(IF (NOT((ISBLANK([.N205]))))))+(16*(IF (NOT((ISBLANK([.O205])))))+(32*(IF (NOT((ISBLANK([.P205]))))))+(64*(IF (NOT((ISBLANK([.Q205]))))))+(128*(IF (NOT((ISBLANK([.R205]))))))+(256*(IF (NOT((ISBLANK([.S205]))))))+(512*(IF (NOT((ISBLANK([.T205]))))))+(1024*(IF (NOT((ISBLANK([.U205]))))))+(2048*(IF (NOT((ISBLANK([.V205])))))))" office:value-type="float" office:value="4095" calcext:value-type="float">
            <text:p>4095</text:p>
          </table:table-cell>
          <table:table-cell table:style-name="ce2" table:formula="of:=(1*(IF (NOT((ISBLANK([.W205]))))))+(2*(IF (NOT((ISBLANK([.X205]))))))+(4*(IF (NOT((ISBLANK([.Y205]))))))+(8*(IF (NOT((ISBLANK([.Z205]))))))+(16*(IF (NOT((ISBLANK([.AA205])))))+(32*(IF (NOT((ISBLANK([.AB205]))))))+(64*(IF (NOT((ISBLANK([.AC205]))))))+(128*(IF (NOT((ISBLANK([.AD205]))))))+(256*(IF (NOT((ISBLANK([.AE205]))))))+(512*(IF (NOT((ISBLANK([.AF205]))))))+(1024*(IF (NOT((ISBLANK([.AG205]))))))+(2048*(IF (NOT((ISBLANK([.AH205])))))))" office:value-type="float" office:value="4095" calcext:value-type="float">
            <text:p>4095</text:p>
          </table:table-cell>
          <table:table-cell table:style-name="ce7"/>
          <table:table-cell office:value-type="string" calcext:value-type="string">
            <text:p>Jan</text:p>
          </table:table-cell>
          <table:table-cell office:value-type="string" calcext:value-type="string">
            <text:p>Feb 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eb 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table:number-columns-repeated="990"/>
        </table:table-row>
        <table:table-row table:style-name="ro1">
          <table:table-cell table:style-name="ce2" office:value-type="float" office:value="9070" calcext:value-type="float">
            <text:p>9070</text:p>
          </table:table-cell>
          <table:table-cell table:style-name="ce2" office:value-type="string" calcext:value-type="string">
            <text:p>Zonnebloem</text:p>
          </table:table-cell>
          <table:table-cell table:style-name="ce2"/>
          <table:table-cell table:style-name="ce2" office:value-type="string" calcext:value-type="string">
            <text:p>Kiemgroenten</text:p>
          </table:table-cell>
          <table:table-cell table:style-name="ce2" table:number-columns-repeated="2"/>
          <table:table-cell table:style-name="ce7" office:value-type="float" office:value="3.18" calcext:value-type="float">
            <text:p>€ 3.18 </text:p>
          </table:table-cell>
          <table:table-cell table:style-name="ce2" table:formula="of:=(1*(IF (NOT((ISBLANK([.K206]))))))+(2*(IF (NOT((ISBLANK([.L206]))))))+(4*(IF (NOT((ISBLANK([.M206]))))))+(8*(IF (NOT((ISBLANK([.N206]))))))+(16*(IF (NOT((ISBLANK([.O206])))))+(32*(IF (NOT((ISBLANK([.P206]))))))+(64*(IF (NOT((ISBLANK([.Q206]))))))+(128*(IF (NOT((ISBLANK([.R206]))))))+(256*(IF (NOT((ISBLANK([.S206]))))))+(512*(IF (NOT((ISBLANK([.T206]))))))+(1024*(IF (NOT((ISBLANK([.U206]))))))+(2048*(IF (NOT((ISBLANK([.V206])))))))" office:value-type="float" office:value="4095" calcext:value-type="float">
            <text:p>4095</text:p>
          </table:table-cell>
          <table:table-cell table:style-name="ce2" table:formula="of:=(1*(IF (NOT((ISBLANK([.W206]))))))+(2*(IF (NOT((ISBLANK([.X206]))))))+(4*(IF (NOT((ISBLANK([.Y206]))))))+(8*(IF (NOT((ISBLANK([.Z206]))))))+(16*(IF (NOT((ISBLANK([.AA206])))))+(32*(IF (NOT((ISBLANK([.AB206]))))))+(64*(IF (NOT((ISBLANK([.AC206]))))))+(128*(IF (NOT((ISBLANK([.AD206]))))))+(256*(IF (NOT((ISBLANK([.AE206]))))))+(512*(IF (NOT((ISBLANK([.AF206]))))))+(1024*(IF (NOT((ISBLANK([.AG206]))))))+(2048*(IF (NOT((ISBLANK([.AH206])))))))" office:value-type="float" office:value="4095" calcext:value-type="float">
            <text:p>4095</text:p>
          </table:table-cell>
          <table:table-cell table:style-name="ce7"/>
          <table:table-cell office:value-type="string" calcext:value-type="string">
            <text:p>Jan</text:p>
          </table:table-cell>
          <table:table-cell office:value-type="string" calcext:value-type="string">
            <text:p>Feb 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eb 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Apr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un</text:p>
          </table:table-cell>
          <table:table-cell office:value-type="string" calcext:value-type="string">
            <text:p>Jul</text:p>
          </table:table-cell>
          <table:table-cell office:value-type="string" calcext:value-type="string">
            <text:p>Aug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Okt</text:p>
          </table:table-cell>
          <table:table-cell office:value-type="string" calcext:value-type="string">
            <text:p>Nov</text:p>
          </table:table-cell>
          <table:table-cell office:value-type="string" calcext:value-type="string">
            <text:p>Dec</text:p>
          </table:table-cell>
          <table:table-cell table:number-columns-repeated="990"/>
        </table:table-row>
        <table:table-row table:style-name="ro1" table:number-rows-repeated="1048355">
          <table:table-cell table:number-columns-repeated="1024"/>
        </table:table-row>
        <table:table-row table:style-name="ro1" table:number-rows-repeated="14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</table:table>
      <table:named-expressions/>
      <table:database-ranges>
        <table:database-range table:name="__Anonymous_Sheet_DB__0" table:target-range-address="Planteninformatie.A1:Planteninformatie.T48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number:number-style style:name="N10000" number:language="en">
      <number:number number:min-integer-digits="1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0120P0" style:volatile="true" number:language="en">
      <number:number number:decimal-places="0" number:min-integer-digits="1" number:grouping="true"/>
    </number:number-style>
    <number:number-style style:name="N10120" number:language="en">
      <number:text>-</number:text>
      <number:number number:decimal-places="0" number:min-integer-digits="1" number:grouping="true"/>
      <style:map style:condition="value()&gt;=0" style:apply-style-name="N10120P0"/>
    </number:number-style>
    <number:number-style style:name="N10121P0" style:volatile="true" number:language="en">
      <number:number number:decimal-places="0" number:min-integer-digits="1" number:grouping="true"/>
    </number:number-style>
    <number:number-style style:name="N10121" number:language="en">
      <style:text-properties fo:color="#ff0000"/>
      <number:text>-</number:text>
      <number:number number:decimal-places="0" number:min-integer-digits="1" number:grouping="true"/>
      <style:map style:condition="value()&gt;=0" style:apply-style-name="N10121P0"/>
    </number:number-style>
    <number:number-style style:name="N10122P0" style:volatile="true" number:language="en">
      <number:number number:decimal-places="2" number:min-integer-digits="1" number:grouping="true"/>
    </number:number-style>
    <number:number-style style:name="N10122" number:language="en">
      <number:text>-</number:text>
      <number:number number:decimal-places="2" number:min-integer-digits="1" number:grouping="true"/>
      <style:map style:condition="value()&gt;=0" style:apply-style-name="N10122P0"/>
    </number:number-style>
    <number:number-style style:name="N10123P0" style:volatile="true" number:language="en">
      <number:number number:decimal-places="2" number:min-integer-digits="1" number:grouping="true"/>
    </number:number-style>
    <number:number-style style:name="N10123" number:language="en">
      <style:text-properties fo:color="#ff0000"/>
      <number:text>-</number:text>
      <number:number number:decimal-places="2" number:min-integer-digits="1" number:grouping="true"/>
      <style:map style:condition="value()&gt;=0" style:apply-style-name="N10123P0"/>
    </number:number-style>
    <number:number-style style:name="N10127P0" style:volatile="true" number:language="en">
      <number:number number:decimal-places="0" number:min-integer-digits="1" number:grouping="true"/>
      <number:text> </number:text>
    </number:number-style>
    <number:number-style style:name="N10127P1" style:volatile="true" number:language="en">
      <number:text>-</number:text>
      <number:number number:decimal-places="0" number:min-integer-digits="1" number:grouping="true"/>
      <number:text> </number:text>
    </number:number-style>
    <number:number-style style:name="N10127P2" style:volatile="true" number:language="en">
      <number:text> - </number:text>
    </number:number-style>
    <number:text-style style:name="N10127" number:language="en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>
      <number:number number:decimal-places="2" number:min-integer-digits="1" number:grouping="true"/>
      <number:text> </number:text>
    </number:number-style>
    <number:number-style style:name="N10131P1" style:volatile="true" number:language="en">
      <number:text>-</number:text>
      <number:number number:decimal-places="2" number:min-integer-digits="1" number:grouping="true"/>
      <number:text> </number:text>
    </number:number-style>
    <number:number-style style:name="N10131P2" style:volatile="true" number:language="en">
      <number:text> -</number:text>
      <number:number number:decimal-places="0" number:min-integer-digits="0"/>
      <number:text> </number:text>
    </number:number-style>
    <number:text-style style:name="N10131" number:language="en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time-style style:name="N10132" number:language="en">
      <number:minutes number:style="long"/>
      <number:text>:</number:text>
      <number:seconds number:style="long"/>
    </number:time-style>
    <number:time-style style:name="N10133" number:language="e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4" number:language="en">
      <number:minutes number:style="long"/>
      <number:text>:</number:text>
      <number:seconds number:style="long" number:decimal-places="1"/>
    </number:time-style>
    <number:number-style style:name="N10135" number:language="en">
      <number:scientific-number number:decimal-places="1" number:min-integer-digits="3" number:min-exponent-digits="1"/>
    </number:number-style>
    <number:number-style style:name="N10136" number:language="en">
      <number:number number:decimal-places="1" number:min-integer-digits="1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7">00/00/0000</text:date>, <text:time style:data-style-name="N2" text:time-value="19:16:31.1789922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isa Achterberg</meta:initial-creator>
    <meta:creation-date>2014-02-23T19:57:31</meta:creation-date>
    <dc:date>2014-11-17T20:03:17.280938284</dc:date>
    <meta:editing-duration>P50DT13H4M53S</meta:editing-duration>
    <meta:editing-cycles>28</meta:editing-cycles>
    <meta:generator>LibreOffice/4.2.7.2$Linux_x86 LibreOffice_project/420m0$Build-2</meta:generator>
    <meta:document-statistic meta:table-count="1" meta:cell-count="3402" meta:object-count="0"/>
  </office:meta>
</office:document-meta>
</file>